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5043in"/>
    </style:style>
    <style:style style:name="co11" style:family="table-column">
      <style:table-column-properties fo:break-before="auto" style:column-width="1.5575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1.47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nopad3" table:style-name="ta1">
        <table:shapes>
          <draw:frame draw:z-index="0" draw:style-name="gr1" draw:text-style-name="P1" svg:width="6.2992in" svg:height="3.5449in" svg:x="1.8661in" svg:y="3.3988in">
            <draw:object draw:notify-on-update-of-ranges="tfootnopad3.A1:tfootnopad3.A1 tfootnopad3.B1:tfootnopad3.NB1 tfootnopad3.A6:tfootnopad3.A6 tfootnopad3.B6:tfootnopad3.NB6 tfootnopad3.A8:tfootnopad3.A8 tfootnopad3.B8:tfootnopad3.N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8" table:number-columns-repeated="4" table:default-cell-style-name="Default"/>
        <table:table-column table:style-name="co7" table:number-columns-repeated="20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15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number-columns-repeated="33" table:default-cell-style-name="Default"/>
        <table:table-column table:style-name="co2" table:default-cell-style-name="Default"/>
        <table:table-column table:style-name="co7" table:number-columns-repeated="20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15" table:number-columns-repeated="47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45252227783" calcext:value-type="float">
            <text:p>0.066714525222778</text:p>
          </table:table-cell>
          <table:table-cell office:value-type="float" office:value="0.100071430206299" calcext:value-type="float">
            <text:p>0.100071430206299</text:p>
          </table:table-cell>
          <table:table-cell office:value-type="float" office:value="0.16678524017334" calcext:value-type="float">
            <text:p>0.16678524017334</text:p>
          </table:table-cell>
          <table:table-cell office:value-type="float" office:value="0.20014214515686" calcext:value-type="float">
            <text:p>0.20014214515686</text:p>
          </table:table-cell>
          <table:table-cell office:value-type="float" office:value="0.23349928855896" calcext:value-type="float">
            <text:p>0.23349928855896</text:p>
          </table:table-cell>
          <table:table-cell office:value-type="float" office:value="0.26685643196106" calcext:value-type="float">
            <text:p>0.26685643196106</text:p>
          </table:table-cell>
          <table:table-cell office:value-type="float" office:value="0.30021333694458" calcext:value-type="float">
            <text:p>0.30021333694458</text:p>
          </table:table-cell>
          <table:table-cell office:value-type="float" office:value="0.366927146911621" calcext:value-type="float">
            <text:p>0.366927146911621</text:p>
          </table:table-cell>
          <table:table-cell office:value-type="float" office:value="0.400284051895142" calcext:value-type="float">
            <text:p>0.400284051895142</text:p>
          </table:table-cell>
          <table:table-cell office:value-type="float" office:value="0.433640956878662" calcext:value-type="float">
            <text:p>0.433640956878662</text:p>
          </table:table-cell>
          <table:table-cell office:value-type="float" office:value="0.466997861862183" calcext:value-type="float">
            <text:p>0.466997861862183</text:p>
          </table:table-cell>
          <table:table-cell office:value-type="float" office:value="0.533711910247803" calcext:value-type="float">
            <text:p>0.533711910247803</text:p>
          </table:table-cell>
          <table:table-cell office:value-type="float" office:value="0.567068815231323" calcext:value-type="float">
            <text:p>0.567068815231323</text:p>
          </table:table-cell>
          <table:table-cell office:value-type="float" office:value="0.600425481796265" calcext:value-type="float">
            <text:p>0.600425481796265</text:p>
          </table:table-cell>
          <table:table-cell office:value-type="float" office:value="0.633782386779785" calcext:value-type="float">
            <text:p>0.633782386779785</text:p>
          </table:table-cell>
          <table:table-cell office:value-type="float" office:value="0.700496196746826" calcext:value-type="float">
            <text:p>0.700496196746826</text:p>
          </table:table-cell>
          <table:table-cell office:value-type="float" office:value="0.733853101730347" calcext:value-type="float">
            <text:p>0.733853101730347</text:p>
          </table:table-cell>
          <table:table-cell office:value-type="float" office:value="0.767210006713867" calcext:value-type="float">
            <text:p>0.767210006713867</text:p>
          </table:table-cell>
          <table:table-cell office:value-type="float" office:value="0.800566911697388" calcext:value-type="float">
            <text:p>0.800566911697388</text:p>
          </table:table-cell>
          <table:table-cell office:value-type="float" office:value="0.833923816680908" calcext:value-type="float">
            <text:p>0.833923816680908</text:p>
          </table:table-cell>
          <table:table-cell office:value-type="float" office:value="0.900637626647949" calcext:value-type="float">
            <text:p>0.900637626647949</text:p>
          </table:table-cell>
          <table:table-cell office:value-type="float" office:value="0.933994293212891" calcext:value-type="float">
            <text:p>0.933994293212891</text:p>
          </table:table-cell>
          <table:table-cell office:value-type="float" office:value="0.967351198196411" calcext:value-type="float">
            <text:p>0.967351198196411</text:p>
          </table:table-cell>
          <table:table-cell office:value-type="float" office:value="1.03406476974487" calcext:value-type="float">
            <text:p>1.03406476974487</text:p>
          </table:table-cell>
          <table:table-cell office:value-type="float" office:value="1.06742119789124" calcext:value-type="float">
            <text:p>1.06742119789124</text:p>
          </table:table-cell>
          <table:table-cell office:value-type="float" office:value="1.10077810287476" calcext:value-type="float">
            <text:p>1.10077810287476</text:p>
          </table:table-cell>
          <table:table-cell office:value-type="float" office:value="1.13413453102112" calcext:value-type="float">
            <text:p>1.13413453102112</text:p>
          </table:table-cell>
          <table:table-cell office:value-type="float" office:value="1.16749095916748" calcext:value-type="float">
            <text:p>1.16749095916748</text:p>
          </table:table-cell>
          <table:table-cell office:value-type="float" office:value="1.20084738731384" calcext:value-type="float">
            <text:p>1.20084738731384</text:p>
          </table:table-cell>
          <table:table-cell office:value-type="float" office:value="1.23420381546021" calcext:value-type="float">
            <text:p>1.23420381546021</text:p>
          </table:table-cell>
          <table:table-cell office:value-type="float" office:value="1.26756024360657" calcext:value-type="float">
            <text:p>1.26756024360657</text:p>
          </table:table-cell>
          <table:table-cell office:value-type="float" office:value="1.33427309989929" calcext:value-type="float">
            <text:p>1.33427309989929</text:p>
          </table:table-cell>
          <table:table-cell office:value-type="float" office:value="1.40098595619202" calcext:value-type="float">
            <text:p>1.40098595619202</text:p>
          </table:table-cell>
          <table:table-cell office:value-type="float" office:value="1.46769881248474" calcext:value-type="float">
            <text:p>1.46769881248474</text:p>
          </table:table-cell>
          <table:table-cell office:value-type="float" office:value="1.53441166877747" calcext:value-type="float">
            <text:p>1.53441166877747</text:p>
          </table:table-cell>
          <table:table-cell office:value-type="float" office:value="1.60112452507019" calcext:value-type="float">
            <text:p>1.60112452507019</text:p>
          </table:table-cell>
          <table:table-cell office:value-type="float" office:value="1.66783738136292" calcext:value-type="float">
            <text:p>1.66783738136292</text:p>
          </table:table-cell>
          <table:table-cell office:value-type="float" office:value="1.70119380950928" calcext:value-type="float">
            <text:p>1.70119380950928</text:p>
          </table:table-cell>
          <table:table-cell office:value-type="float" office:value="1.73454999923706" calcext:value-type="float">
            <text:p>1.73454999923706</text:p>
          </table:table-cell>
          <table:table-cell office:value-type="float" office:value="1.83461904525757" calcext:value-type="float">
            <text:p>1.83461904525757</text:p>
          </table:table-cell>
          <table:table-cell office:value-type="float" office:value="1.90133166313171" calcext:value-type="float">
            <text:p>1.90133166313171</text:p>
          </table:table-cell>
          <table:table-cell office:value-type="float" office:value="2.00140047073364" calcext:value-type="float">
            <text:p>2.00140047073364</text:p>
          </table:table-cell>
          <table:table-cell office:value-type="float" office:value="2.06811451911926" calcext:value-type="float">
            <text:p>2.06811451911926</text:p>
          </table:table-cell>
          <table:table-cell office:value-type="float" office:value="2.10147190093994" calcext:value-type="float">
            <text:p>2.10147190093994</text:p>
          </table:table-cell>
          <table:table-cell office:value-type="float" office:value="2.13482904434204" calcext:value-type="float">
            <text:p>2.13482904434204</text:p>
          </table:table-cell>
          <table:table-cell office:value-type="float" office:value="2.16818642616272" calcext:value-type="float">
            <text:p>2.16818642616272</text:p>
          </table:table-cell>
          <table:table-cell office:value-type="float" office:value="2.2015438079834" calcext:value-type="float">
            <text:p>2.2015438079834</text:p>
          </table:table-cell>
          <table:table-cell office:value-type="float" office:value="2.26825881004333" calcext:value-type="float">
            <text:p>2.26825881004333</text:p>
          </table:table-cell>
          <table:table-cell office:value-type="float" office:value="2.33497333526611" calcext:value-type="float">
            <text:p>2.33497333526611</text:p>
          </table:table-cell>
          <table:table-cell office:value-type="float" office:value="2.40168809890747" calcext:value-type="float">
            <text:p>2.40168809890747</text:p>
          </table:table-cell>
          <table:table-cell office:value-type="float" office:value="2.46840310096741" calcext:value-type="float">
            <text:p>2.46840310096741</text:p>
          </table:table-cell>
          <table:table-cell office:value-type="float" office:value="2.50176024436951" calcext:value-type="float">
            <text:p>2.50176024436951</text:p>
          </table:table-cell>
          <table:table-cell office:value-type="float" office:value="2.56847500801086" calcext:value-type="float">
            <text:p>2.56847500801086</text:p>
          </table:table-cell>
          <table:table-cell office:value-type="float" office:value="2.60183238983154" calcext:value-type="float">
            <text:p>2.60183238983154</text:p>
          </table:table-cell>
          <table:table-cell office:value-type="float" office:value="2.66854691505432" calcext:value-type="float">
            <text:p>2.66854691505432</text:p>
          </table:table-cell>
          <table:table-cell office:value-type="float" office:value="2.73526191711426" calcext:value-type="float">
            <text:p>2.73526191711426</text:p>
          </table:table-cell>
          <table:table-cell office:value-type="float" office:value="2.90204858779907" calcext:value-type="float">
            <text:p>2.90204858779907</text:p>
          </table:table-cell>
          <table:table-cell office:value-type="float" office:value="3.03547787666321" calcext:value-type="float">
            <text:p>3.03547787666321</text:p>
          </table:table-cell>
          <table:table-cell office:value-type="float" office:value="3.06883478164673" calcext:value-type="float">
            <text:p>3.06883478164673</text:p>
          </table:table-cell>
          <table:table-cell office:value-type="float" office:value="3.10219144821167" calcext:value-type="float">
            <text:p>3.10219144821167</text:p>
          </table:table-cell>
          <table:table-cell office:value-type="float" office:value="3.13554859161377" calcext:value-type="float">
            <text:p>3.13554859161377</text:p>
          </table:table-cell>
          <table:table-cell office:value-type="float" office:value="3.20226240158081" calcext:value-type="float">
            <text:p>3.20226240158081</text:p>
          </table:table-cell>
          <table:table-cell office:value-type="float" office:value="3.23561930656433" calcext:value-type="float">
            <text:p>3.23561930656433</text:p>
          </table:table-cell>
          <table:table-cell office:value-type="float" office:value="3.30233287811279" calcext:value-type="float">
            <text:p>3.30233287811279</text:p>
          </table:table-cell>
          <table:table-cell office:value-type="float" office:value="3.4691174030304" calcext:value-type="float">
            <text:p>3.4691174030304</text:p>
          </table:table-cell>
          <table:table-cell office:value-type="float" office:value="3.50247430801392" calcext:value-type="float">
            <text:p>3.50247430801392</text:p>
          </table:table-cell>
          <table:table-cell office:value-type="float" office:value="3.53583121299744" calcext:value-type="float">
            <text:p>3.53583121299744</text:p>
          </table:table-cell>
          <table:table-cell office:value-type="float" office:value="3.76932907104492" calcext:value-type="float">
            <text:p>3.76932907104492</text:p>
          </table:table-cell>
          <table:table-cell office:value-type="float" office:value="3.8693995475769" calcext:value-type="float">
            <text:p>3.8693995475769</text:p>
          </table:table-cell>
          <table:table-cell office:value-type="float" office:value="3.93611335754395" calcext:value-type="float">
            <text:p>3.93611335754395</text:p>
          </table:table-cell>
          <table:table-cell office:value-type="float" office:value="4.00282716751099" calcext:value-type="float">
            <text:p>4.00282716751099</text:p>
          </table:table-cell>
          <table:table-cell office:value-type="float" office:value="4.06954121589661" calcext:value-type="float">
            <text:p>4.06954121589661</text:p>
          </table:table-cell>
          <table:table-cell office:value-type="float" office:value="4.10289859771729" calcext:value-type="float">
            <text:p>4.10289859771729</text:p>
          </table:table-cell>
          <table:table-cell office:value-type="float" office:value="4.236328125" calcext:value-type="float">
            <text:p>4.236328125</text:p>
          </table:table-cell>
          <table:table-cell office:value-type="float" office:value="4.2696852684021" calcext:value-type="float">
            <text:p>4.2696852684021</text:p>
          </table:table-cell>
          <table:table-cell office:value-type="float" office:value="4.30304265022278" calcext:value-type="float">
            <text:p>4.30304265022278</text:p>
          </table:table-cell>
          <table:table-cell office:value-type="float" office:value="4.33640003204346" calcext:value-type="float">
            <text:p>4.33640003204346</text:p>
          </table:table-cell>
          <table:table-cell office:value-type="float" office:value="4.36975717544556" calcext:value-type="float">
            <text:p>4.36975717544556</text:p>
          </table:table-cell>
          <table:table-cell office:value-type="float" office:value="4.43647217750549" calcext:value-type="float">
            <text:p>4.43647217750549</text:p>
          </table:table-cell>
          <table:table-cell office:value-type="float" office:value="4.46982955932617" calcext:value-type="float">
            <text:p>4.46982955932617</text:p>
          </table:table-cell>
          <table:table-cell office:value-type="float" office:value="4.50318694114685" calcext:value-type="float">
            <text:p>4.50318694114685</text:p>
          </table:table-cell>
          <table:table-cell office:value-type="float" office:value="4.60325884819031" calcext:value-type="float">
            <text:p>4.60325884819031</text:p>
          </table:table-cell>
          <table:table-cell office:value-type="float" office:value="4.66997385025024" calcext:value-type="float">
            <text:p>4.66997385025024</text:p>
          </table:table-cell>
          <table:table-cell office:value-type="float" office:value="4.73668837547302" calcext:value-type="float">
            <text:p>4.73668837547302</text:p>
          </table:table-cell>
          <table:table-cell office:value-type="float" office:value="4.80340313911438" calcext:value-type="float">
            <text:p>4.80340313911438</text:p>
          </table:table-cell>
          <table:table-cell office:value-type="float" office:value="4.87011814117432" calcext:value-type="float">
            <text:p>4.87011814117432</text:p>
          </table:table-cell>
          <table:table-cell office:value-type="float" office:value="4.903475522995" calcext:value-type="float">
            <text:p>4.903475522995</text:p>
          </table:table-cell>
          <table:table-cell office:value-type="float" office:value="4.93683290481567" calcext:value-type="float">
            <text:p>4.93683290481567</text:p>
          </table:table-cell>
          <table:table-cell office:value-type="float" office:value="5.00354766845703" calcext:value-type="float">
            <text:p>5.00354766845703</text:p>
          </table:table-cell>
          <table:table-cell office:value-type="float" office:value="5.03690552711487" calcext:value-type="float">
            <text:p>5.03690552711487</text:p>
          </table:table-cell>
          <table:table-cell office:value-type="float" office:value="5.07026314735413" calcext:value-type="float">
            <text:p>5.07026314735413</text:p>
          </table:table-cell>
          <table:table-cell office:value-type="float" office:value="5.10362076759338" calcext:value-type="float">
            <text:p>5.10362076759338</text:p>
          </table:table-cell>
          <table:table-cell office:value-type="float" office:value="5.13697838783264" calcext:value-type="float">
            <text:p>5.13697838783264</text:p>
          </table:table-cell>
          <table:table-cell office:value-type="float" office:value="5.20369386672974" calcext:value-type="float">
            <text:p>5.20369386672974</text:p>
          </table:table-cell>
          <table:table-cell office:value-type="float" office:value="5.27040934562683" calcext:value-type="float">
            <text:p>5.27040934562683</text:p>
          </table:table-cell>
          <table:table-cell office:value-type="float" office:value="5.47055554389954" calcext:value-type="float">
            <text:p>5.47055554389954</text:p>
          </table:table-cell>
          <table:table-cell office:value-type="float" office:value="5.50391340255737" calcext:value-type="float">
            <text:p>5.50391340255737</text:p>
          </table:table-cell>
          <table:table-cell office:value-type="float" office:value="5.53727126121521" calcext:value-type="float">
            <text:p>5.53727126121521</text:p>
          </table:table-cell>
          <table:table-cell office:value-type="float" office:value="5.60398674011231" calcext:value-type="float">
            <text:p>5.60398674011231</text:p>
          </table:table-cell>
          <table:table-cell office:value-type="float" office:value="5.6707022190094" calcext:value-type="float">
            <text:p>5.6707022190094</text:p>
          </table:table-cell>
          <table:table-cell office:value-type="float" office:value="5.73741817474365" calcext:value-type="float">
            <text:p>5.73741817474365</text:p>
          </table:table-cell>
          <table:table-cell office:value-type="float" office:value="5.80413365364075" calcext:value-type="float">
            <text:p>5.80413365364075</text:p>
          </table:table-cell>
          <table:table-cell office:value-type="float" office:value="5.87084937095642" calcext:value-type="float">
            <text:p>5.87084937095642</text:p>
          </table:table-cell>
          <table:table-cell office:value-type="float" office:value="6.03764176368713" calcext:value-type="float">
            <text:p>6.03764176368713</text:p>
          </table:table-cell>
          <table:table-cell office:value-type="float" office:value="6.33789300918579" calcext:value-type="float">
            <text:p>6.33789300918579</text:p>
          </table:table-cell>
          <table:table-cell office:value-type="float" office:value="6.40461564064026" calcext:value-type="float">
            <text:p>6.40461564064026</text:p>
          </table:table-cell>
          <table:table-cell office:value-type="float" office:value="6.43797731399536" calcext:value-type="float">
            <text:p>6.43797731399536</text:p>
          </table:table-cell>
          <table:table-cell office:value-type="float" office:value="6.50470018386841" calcext:value-type="float">
            <text:p>6.50470018386841</text:p>
          </table:table-cell>
          <table:table-cell office:value-type="float" office:value="6.57142353057861" calcext:value-type="float">
            <text:p>6.57142353057861</text:p>
          </table:table-cell>
          <table:table-cell office:value-type="float" office:value="6.60478496551514" calcext:value-type="float">
            <text:p>6.60478496551514</text:p>
          </table:table-cell>
          <table:table-cell office:value-type="float" office:value="6.63814663887024" calcext:value-type="float">
            <text:p>6.63814663887024</text:p>
          </table:table-cell>
          <table:table-cell office:value-type="float" office:value="6.93840312957764" calcext:value-type="float">
            <text:p>6.93840312957764</text:p>
          </table:table-cell>
          <table:table-cell office:value-type="float" office:value="7.00512719154358" calcext:value-type="float">
            <text:p>7.00512719154358</text:p>
          </table:table-cell>
          <table:table-cell office:value-type="float" office:value="7.07184362411499" calcext:value-type="float">
            <text:p>7.07184362411499</text:p>
          </table:table-cell>
          <table:table-cell office:value-type="float" office:value="7.17191863059998" calcext:value-type="float">
            <text:p>7.17191863059998</text:p>
          </table:table-cell>
          <table:table-cell office:value-type="float" office:value="7.23863506317139" calcext:value-type="float">
            <text:p>7.23863506317139</text:p>
          </table:table-cell>
          <table:table-cell office:value-type="float" office:value="7.30535197257996" calcext:value-type="float">
            <text:p>7.30535197257996</text:p>
          </table:table-cell>
          <table:table-cell office:value-type="float" office:value="7.37206840515137" calcext:value-type="float">
            <text:p>7.37206840515137</text:p>
          </table:table-cell>
          <table:table-cell office:value-type="float" office:value="7.47214341163635" calcext:value-type="float">
            <text:p>7.47214341163635</text:p>
          </table:table-cell>
          <table:table-cell office:value-type="float" office:value="7.50550174713135" calcext:value-type="float">
            <text:p>7.50550174713135</text:p>
          </table:table-cell>
          <table:table-cell office:value-type="float" office:value="7.57221865653992" calcext:value-type="float">
            <text:p>7.57221865653992</text:p>
          </table:table-cell>
          <table:table-cell office:value-type="float" office:value="7.60557699203491" calcext:value-type="float">
            <text:p>7.60557699203491</text:p>
          </table:table-cell>
          <table:table-cell office:value-type="float" office:value="7.63893556594849" calcext:value-type="float">
            <text:p>7.63893556594849</text:p>
          </table:table-cell>
          <table:table-cell office:value-type="float" office:value="7.67229390144348" calcext:value-type="float">
            <text:p>7.67229390144348</text:p>
          </table:table-cell>
          <table:table-cell office:value-type="float" office:value="7.70565223693848" calcext:value-type="float">
            <text:p>7.70565223693848</text:p>
          </table:table-cell>
          <table:table-cell office:value-type="float" office:value="7.73901057243347" calcext:value-type="float">
            <text:p>7.73901057243347</text:p>
          </table:table-cell>
          <table:table-cell office:value-type="float" office:value="7.77236914634705" calcext:value-type="float">
            <text:p>7.77236914634705</text:p>
          </table:table-cell>
          <table:table-cell office:value-type="float" office:value="7.83908605575562" calcext:value-type="float">
            <text:p>7.83908605575562</text:p>
          </table:table-cell>
          <table:table-cell office:value-type="float" office:value="8.07259202003479" calcext:value-type="float">
            <text:p>8.07259202003479</text:p>
          </table:table-cell>
          <table:table-cell office:value-type="float" office:value="8.10594868659973" calcext:value-type="float">
            <text:p>8.10594868659973</text:p>
          </table:table-cell>
          <table:table-cell office:value-type="float" office:value="8.17266201972961" calcext:value-type="float">
            <text:p>8.17266201972961</text:p>
          </table:table-cell>
          <table:table-cell office:value-type="float" office:value="8.23937559127808" calcext:value-type="float">
            <text:p>8.23937559127808</text:p>
          </table:table-cell>
          <table:table-cell office:value-type="float" office:value="8.30608892440796" calcext:value-type="float">
            <text:p>8.30608892440796</text:p>
          </table:table-cell>
          <table:table-cell office:value-type="float" office:value="8.372802734375" calcext:value-type="float">
            <text:p>8.372802734375</text:p>
          </table:table-cell>
          <table:table-cell office:value-type="float" office:value="8.43951606750488" calcext:value-type="float">
            <text:p>8.43951606750488</text:p>
          </table:table-cell>
          <table:table-cell office:value-type="float" office:value="8.50622940063477" calcext:value-type="float">
            <text:p>8.50622940063477</text:p>
          </table:table-cell>
          <table:table-cell office:value-type="float" office:value="8.60629940032959" calcext:value-type="float">
            <text:p>8.60629940032959</text:p>
          </table:table-cell>
          <table:table-cell office:value-type="float" office:value="8.67301273345947" calcext:value-type="float">
            <text:p>8.67301273345947</text:p>
          </table:table-cell>
          <table:table-cell office:value-type="float" office:value="8.70636963844299" calcext:value-type="float">
            <text:p>8.70636963844299</text:p>
          </table:table-cell>
          <table:table-cell office:value-type="float" office:value="8.90650939941406" calcext:value-type="float">
            <text:p>8.90650939941406</text:p>
          </table:table-cell>
          <table:table-cell office:value-type="float" office:value="8.93986582756043" calcext:value-type="float">
            <text:p>8.93986582756043</text:p>
          </table:table-cell>
          <table:table-cell office:value-type="float" office:value="8.97322249412537" calcext:value-type="float">
            <text:p>8.97322249412537</text:p>
          </table:table-cell>
          <table:table-cell office:value-type="float" office:value="9.00657916069031" calcext:value-type="float">
            <text:p>9.00657916069031</text:p>
          </table:table-cell>
          <table:table-cell office:value-type="float" office:value="9.03993630409241" calcext:value-type="float">
            <text:p>9.03993630409241</text:p>
          </table:table-cell>
          <table:table-cell office:value-type="float" office:value="9.10665035247803" calcext:value-type="float">
            <text:p>9.10665035247803</text:p>
          </table:table-cell>
          <table:table-cell office:value-type="float" office:value="9.14000725746155" calcext:value-type="float">
            <text:p>9.14000725746155</text:p>
          </table:table-cell>
          <table:table-cell office:value-type="float" office:value="9.17336440086365" calcext:value-type="float">
            <text:p>9.17336440086365</text:p>
          </table:table-cell>
          <table:table-cell office:value-type="float" office:value="9.24007821083069" calcext:value-type="float">
            <text:p>9.24007821083069</text:p>
          </table:table-cell>
          <table:table-cell office:value-type="float" office:value="9.54029130935669" calcext:value-type="float">
            <text:p>9.54029130935669</text:p>
          </table:table-cell>
          <table:table-cell office:value-type="float" office:value="9.57364845275879" calcext:value-type="float">
            <text:p>9.57364845275879</text:p>
          </table:table-cell>
          <table:table-cell office:value-type="float" office:value="9.64036250114441" calcext:value-type="float">
            <text:p>9.64036250114441</text:p>
          </table:table-cell>
          <table:table-cell office:value-type="float" office:value="9.67371940612793" calcext:value-type="float">
            <text:p>9.67371940612793</text:p>
          </table:table-cell>
          <table:table-cell office:value-type="float" office:value="9.70707631111145" calcext:value-type="float">
            <text:p>9.70707631111145</text:p>
          </table:table-cell>
          <table:table-cell office:value-type="float" office:value="9.77379012107849" calcext:value-type="float">
            <text:p>9.77379012107849</text:p>
          </table:table-cell>
          <table:table-cell office:value-type="float" office:value="9.80714702606201" calcext:value-type="float">
            <text:p>9.80714702606201</text:p>
          </table:table-cell>
          <table:table-cell office:value-type="float" office:value="9.90721821784973" calcext:value-type="float">
            <text:p>9.90721821784973</text:p>
          </table:table-cell>
          <table:table-cell office:value-type="float" office:value="9.97393202781677" calcext:value-type="float">
            <text:p>9.97393202781677</text:p>
          </table:table-cell>
          <table:table-cell office:value-type="float" office:value="10.0072889328003" calcext:value-type="float">
            <text:p>10.0072889328003</text:p>
          </table:table-cell>
          <table:table-cell office:value-type="float" office:value="10.0740048885345" calcext:value-type="float">
            <text:p>10.0740048885345</text:p>
          </table:table-cell>
          <table:table-cell office:value-type="float" office:value="10.1407203674316" calcext:value-type="float">
            <text:p>10.1407203674316</text:p>
          </table:table-cell>
          <table:table-cell office:value-type="float" office:value="10.2074360847473" calcext:value-type="float">
            <text:p>10.2074360847473</text:p>
          </table:table-cell>
          <table:table-cell office:value-type="float" office:value="10.2407941818237" calcext:value-type="float">
            <text:p>10.2407941818237</text:p>
          </table:table-cell>
          <table:table-cell office:value-type="float" office:value="10.3075098991394" calcext:value-type="float">
            <text:p>10.3075098991394</text:p>
          </table:table-cell>
          <table:table-cell office:value-type="float" office:value="10.3742258548737" calcext:value-type="float">
            <text:p>10.3742258548737</text:p>
          </table:table-cell>
          <table:table-cell office:value-type="float" office:value="10.4075837135315" calcext:value-type="float">
            <text:p>10.4075837135315</text:p>
          </table:table-cell>
          <table:table-cell office:value-type="float" office:value="10.4742991924286" calcext:value-type="float">
            <text:p>10.4742991924286</text:p>
          </table:table-cell>
          <table:table-cell office:value-type="float" office:value="10.5743730068207" calcext:value-type="float">
            <text:p>10.5743730068207</text:p>
          </table:table-cell>
          <table:table-cell office:value-type="float" office:value="10.6410887241364" calcext:value-type="float">
            <text:p>10.6410887241364</text:p>
          </table:table-cell>
          <table:table-cell office:value-type="float" office:value="10.6744465827942" calcext:value-type="float">
            <text:p>10.6744465827942</text:p>
          </table:table-cell>
          <table:table-cell office:value-type="float" office:value="10.7411625385284" calcext:value-type="float">
            <text:p>10.7411625385284</text:p>
          </table:table-cell>
          <table:table-cell office:value-type="float" office:value="10.7745203971863" calcext:value-type="float">
            <text:p>10.7745203971863</text:p>
          </table:table-cell>
          <table:table-cell office:value-type="float" office:value="10.8078782558441" calcext:value-type="float">
            <text:p>10.8078782558441</text:p>
          </table:table-cell>
          <table:table-cell office:value-type="float" office:value="10.8745942115784" calcext:value-type="float">
            <text:p>10.8745942115784</text:p>
          </table:table-cell>
          <table:table-cell office:value-type="float" office:value="10.941309928894" calcext:value-type="float">
            <text:p>10.941309928894</text:p>
          </table:table-cell>
          <table:table-cell office:value-type="float" office:value="11.0080258846283" calcext:value-type="float">
            <text:p>11.0080258846283</text:p>
          </table:table-cell>
          <table:table-cell office:value-type="float" office:value="11.0747408866882" calcext:value-type="float">
            <text:p>11.0747408866882</text:p>
          </table:table-cell>
          <table:table-cell office:value-type="float" office:value="11.2081708908081" calcext:value-type="float">
            <text:p>11.2081708908081</text:p>
          </table:table-cell>
          <table:table-cell office:value-type="float" office:value="11.274885892868" calcext:value-type="float">
            <text:p>11.274885892868</text:p>
          </table:table-cell>
          <table:table-cell office:value-type="float" office:value="11.341600894928" calcext:value-type="float">
            <text:p>11.341600894928</text:p>
          </table:table-cell>
          <table:table-cell office:value-type="float" office:value="11.3749585151672" calcext:value-type="float">
            <text:p>11.3749585151672</text:p>
          </table:table-cell>
          <table:table-cell office:value-type="float" office:value="11.4083161354065" calcext:value-type="float">
            <text:p>11.4083161354065</text:p>
          </table:table-cell>
          <table:table-cell office:value-type="float" office:value="11.4416735172272" calcext:value-type="float">
            <text:p>11.4416735172272</text:p>
          </table:table-cell>
          <table:table-cell office:value-type="float" office:value="11.4750308990479" calcext:value-type="float">
            <text:p>11.4750308990479</text:p>
          </table:table-cell>
          <table:table-cell office:value-type="float" office:value="11.5083885192871" calcext:value-type="float">
            <text:p>11.5083885192871</text:p>
          </table:table-cell>
          <table:table-cell office:value-type="float" office:value="11.5417459011078" calcext:value-type="float">
            <text:p>11.5417459011078</text:p>
          </table:table-cell>
          <table:table-cell office:value-type="float" office:value="11.6084611415863" calcext:value-type="float">
            <text:p>11.6084611415863</text:p>
          </table:table-cell>
          <table:table-cell office:value-type="float" office:value="11.641818523407" calcext:value-type="float">
            <text:p>11.641818523407</text:p>
          </table:table-cell>
          <table:table-cell office:value-type="float" office:value="11.7085335254669" calcext:value-type="float">
            <text:p>11.7085335254669</text:p>
          </table:table-cell>
          <table:table-cell office:value-type="float" office:value="11.7418909072876" calcext:value-type="float">
            <text:p>11.7418909072876</text:p>
          </table:table-cell>
          <table:table-cell office:value-type="float" office:value="11.7752485275269" calcext:value-type="float">
            <text:p>11.7752485275269</text:p>
          </table:table-cell>
          <table:table-cell office:value-type="float" office:value="11.8086061477661" calcext:value-type="float">
            <text:p>11.8086061477661</text:p>
          </table:table-cell>
          <table:table-cell office:value-type="float" office:value="12.0754654407501" calcext:value-type="float">
            <text:p>12.0754654407501</text:p>
          </table:table-cell>
          <table:table-cell office:value-type="float" office:value="12.1421799659729" calcext:value-type="float">
            <text:p>12.1421799659729</text:p>
          </table:table-cell>
          <table:table-cell office:value-type="float" office:value="12.2088947296143" calcext:value-type="float">
            <text:p>12.2088947296143</text:p>
          </table:table-cell>
          <table:table-cell office:value-type="float" office:value="12.275609254837" calcext:value-type="float">
            <text:p>12.275609254837</text:p>
          </table:table-cell>
          <table:table-cell office:value-type="float" office:value="12.3423237800598" calcext:value-type="float">
            <text:p>12.3423237800598</text:p>
          </table:table-cell>
          <table:table-cell office:value-type="float" office:value="12.3756814002991" calcext:value-type="float">
            <text:p>12.3756814002991</text:p>
          </table:table-cell>
          <table:table-cell office:value-type="float" office:value="12.4423956871033" calcext:value-type="float">
            <text:p>12.4423956871033</text:p>
          </table:table-cell>
          <table:table-cell office:value-type="float" office:value="12.5424675941467" calcext:value-type="float">
            <text:p>12.5424675941467</text:p>
          </table:table-cell>
          <table:table-cell office:value-type="float" office:value="12.5758249759674" calcext:value-type="float">
            <text:p>12.5758249759674</text:p>
          </table:table-cell>
          <table:table-cell office:value-type="float" office:value="12.6425395011902" calcext:value-type="float">
            <text:p>12.6425395011902</text:p>
          </table:table-cell>
          <table:table-cell office:value-type="float" office:value="12.6758966445923" calcext:value-type="float">
            <text:p>12.6758966445923</text:p>
          </table:table-cell>
          <table:table-cell office:value-type="float" office:value="12.7426111698151" calcext:value-type="float">
            <text:p>12.7426111698151</text:p>
          </table:table-cell>
          <table:table-cell office:value-type="float" office:value="12.8093256950378" calcext:value-type="float">
            <text:p>12.8093256950378</text:p>
          </table:table-cell>
          <table:table-cell office:value-type="float" office:value="12.8760402202606" calcext:value-type="float">
            <text:p>12.8760402202606</text:p>
          </table:table-cell>
          <table:table-cell office:value-type="float" office:value="12.9427545070648" calcext:value-type="float">
            <text:p>12.9427545070648</text:p>
          </table:table-cell>
          <table:table-cell office:value-type="float" office:value="13.2763197422028" calcext:value-type="float">
            <text:p>13.2763197422028</text:p>
          </table:table-cell>
          <table:table-cell office:value-type="float" office:value="13.3430323600769" calcext:value-type="float">
            <text:p>13.3430323600769</text:p>
          </table:table-cell>
          <table:table-cell office:value-type="float" office:value="13.4097449779511" calcext:value-type="float">
            <text:p>13.4097449779511</text:p>
          </table:table-cell>
          <table:table-cell office:value-type="float" office:value="13.4431011676788" calcext:value-type="float">
            <text:p>13.4431011676788</text:p>
          </table:table-cell>
          <table:table-cell office:value-type="float" office:value="13.509813785553" calcext:value-type="float">
            <text:p>13.509813785553</text:p>
          </table:table-cell>
          <table:table-cell office:value-type="float" office:value="13.5431699752808" calcext:value-type="float">
            <text:p>13.5431699752808</text:p>
          </table:table-cell>
          <table:table-cell office:value-type="float" office:value="13.6432387828827" calcext:value-type="float">
            <text:p>13.6432387828827</text:p>
          </table:table-cell>
          <table:table-cell office:value-type="float" office:value="13.7099511623383" calcext:value-type="float">
            <text:p>13.7099511623383</text:p>
          </table:table-cell>
          <table:table-cell office:value-type="float" office:value="13.743307352066" calcext:value-type="float">
            <text:p>13.743307352066</text:p>
          </table:table-cell>
          <table:table-cell office:value-type="float" office:value="13.7766635417938" calcext:value-type="float">
            <text:p>13.7766635417938</text:p>
          </table:table-cell>
          <table:table-cell office:value-type="float" office:value="13.8433759212494" calcext:value-type="float">
            <text:p>13.8433759212494</text:p>
          </table:table-cell>
          <table:table-cell office:value-type="float" office:value="14.0435135364532" calcext:value-type="float">
            <text:p>14.0435135364532</text:p>
          </table:table-cell>
          <table:table-cell office:value-type="float" office:value="14.1102278232574" calcext:value-type="float">
            <text:p>14.1102278232574</text:p>
          </table:table-cell>
          <table:table-cell office:value-type="float" office:value="14.1769423484802" calcext:value-type="float">
            <text:p>14.1769423484802</text:p>
          </table:table-cell>
          <table:table-cell office:value-type="float" office:value="14.2102994918823" calcext:value-type="float">
            <text:p>14.2102994918823</text:p>
          </table:table-cell>
          <table:table-cell office:value-type="float" office:value="14.2436566352844" calcext:value-type="float">
            <text:p>14.2436566352844</text:p>
          </table:table-cell>
          <table:table-cell office:value-type="float" office:value="14.3103709220886" calcext:value-type="float">
            <text:p>14.3103709220886</text:p>
          </table:table-cell>
          <table:table-cell office:value-type="float" office:value="14.3437280654907" calcext:value-type="float">
            <text:p>14.3437280654907</text:p>
          </table:table-cell>
          <table:table-cell office:value-type="float" office:value="14.3770852088928" calcext:value-type="float">
            <text:p>14.3770852088928</text:p>
          </table:table-cell>
          <table:table-cell office:value-type="float" office:value="14.6772994995117" calcext:value-type="float">
            <text:p>14.6772994995117</text:p>
          </table:table-cell>
          <table:table-cell office:value-type="float" office:value="14.7440137863159" calcext:value-type="float">
            <text:p>14.7440137863159</text:p>
          </table:table-cell>
          <table:table-cell office:value-type="float" office:value="14.8107280731201" calcext:value-type="float">
            <text:p>14.8107280731201</text:p>
          </table:table-cell>
          <table:table-cell office:value-type="float" office:value="14.8440854549408" calcext:value-type="float">
            <text:p>14.8440854549408</text:p>
          </table:table-cell>
          <table:table-cell office:value-type="float" office:value="14.9107995033264" calcext:value-type="float">
            <text:p>14.9107995033264</text:p>
          </table:table-cell>
          <table:table-cell office:value-type="float" office:value="14.9441566467285" calcext:value-type="float">
            <text:p>14.9441566467285</text:p>
          </table:table-cell>
          <table:table-cell office:value-type="float" office:value="14.9775137901306" calcext:value-type="float">
            <text:p>14.9775137901306</text:p>
          </table:table-cell>
          <table:table-cell office:value-type="float" office:value="15.0775856971741" calcext:value-type="float">
            <text:p>15.0775856971741</text:p>
          </table:table-cell>
          <table:table-cell office:value-type="float" office:value="15.1109430789948" calcext:value-type="float">
            <text:p>15.1109430789948</text:p>
          </table:table-cell>
          <table:table-cell office:value-type="float" office:value="15.1776576042175" calcext:value-type="float">
            <text:p>15.1776576042175</text:p>
          </table:table-cell>
          <table:table-cell office:value-type="float" office:value="15.2443721294403" calcext:value-type="float">
            <text:p>15.2443721294403</text:p>
          </table:table-cell>
          <table:table-cell office:value-type="float" office:value="15.277729511261" calcext:value-type="float">
            <text:p>15.277729511261</text:p>
          </table:table-cell>
          <table:table-cell office:value-type="float" office:value="15.3444442749023" calcext:value-type="float">
            <text:p>15.3444442749023</text:p>
          </table:table-cell>
          <table:table-cell office:value-type="float" office:value="15.4111588001251" calcext:value-type="float">
            <text:p>15.4111588001251</text:p>
          </table:table-cell>
          <table:table-cell office:value-type="float" office:value="15.4778733253479" calcext:value-type="float">
            <text:p>15.4778733253479</text:p>
          </table:table-cell>
          <table:table-cell office:value-type="float" office:value="15.5112307071686" calcext:value-type="float">
            <text:p>15.5112307071686</text:p>
          </table:table-cell>
          <table:table-cell office:value-type="float" office:value="15.5779454708099" calcext:value-type="float">
            <text:p>15.5779454708099</text:p>
          </table:table-cell>
          <table:table-cell office:value-type="float" office:value="15.6446599960327" calcext:value-type="float">
            <text:p>15.6446599960327</text:p>
          </table:table-cell>
          <table:table-cell office:value-type="float" office:value="15.7447321414948" calcext:value-type="float">
            <text:p>15.7447321414948</text:p>
          </table:table-cell>
          <table:table-cell office:value-type="float" office:value="15.8114466667175" calcext:value-type="float">
            <text:p>15.8114466667175</text:p>
          </table:table-cell>
          <table:table-cell office:value-type="float" office:value="15.8448038101196" calcext:value-type="float">
            <text:p>15.8448038101196</text:p>
          </table:table-cell>
          <table:table-cell office:value-type="float" office:value="15.911518573761" calcext:value-type="float">
            <text:p>15.911518573761</text:p>
          </table:table-cell>
          <table:table-cell office:value-type="float" office:value="15.9448759555817" calcext:value-type="float">
            <text:p>15.9448759555817</text:p>
          </table:table-cell>
          <table:table-cell office:value-type="float" office:value="16.0115904808044" calcext:value-type="float">
            <text:p>16.0115904808044</text:p>
          </table:table-cell>
          <table:table-cell office:value-type="float" office:value="16.0783047676086" calcext:value-type="float">
            <text:p>16.0783047676086</text:p>
          </table:table-cell>
          <table:table-cell office:value-type="float" office:value="16.1116616725922" calcext:value-type="float">
            <text:p>16.1116616725922</text:p>
          </table:table-cell>
          <table:table-cell office:value-type="float" office:value="16.1783761978149" calcext:value-type="float">
            <text:p>16.1783761978149</text:p>
          </table:table-cell>
          <table:table-cell office:value-type="float" office:value="16.211733341217" calcext:value-type="float">
            <text:p>16.211733341217</text:p>
          </table:table-cell>
          <table:table-cell office:value-type="float" office:value="16.2784473896027" calcext:value-type="float">
            <text:p>16.2784473896027</text:p>
          </table:table-cell>
          <table:table-cell office:value-type="float" office:value="16.3451616764069" calcext:value-type="float">
            <text:p>16.3451616764069</text:p>
          </table:table-cell>
          <table:table-cell office:value-type="float" office:value="16.4118759632111" calcext:value-type="float">
            <text:p>16.4118759632111</text:p>
          </table:table-cell>
          <table:table-cell office:value-type="float" office:value="16.4452331066132" calcext:value-type="float">
            <text:p>16.4452331066132</text:p>
          </table:table-cell>
          <table:table-cell office:value-type="float" office:value="16.4785902500153" calcext:value-type="float">
            <text:p>16.4785902500153</text:p>
          </table:table-cell>
          <table:table-cell office:value-type="float" office:value="16.5119473934174" calcext:value-type="float">
            <text:p>16.5119473934174</text:p>
          </table:table-cell>
          <table:table-cell office:value-type="float" office:value="16.5453042984009" calcext:value-type="float">
            <text:p>16.5453042984009</text:p>
          </table:table-cell>
          <table:table-cell office:value-type="float" office:value="16.578661441803" calcext:value-type="float">
            <text:p>16.578661441803</text:p>
          </table:table-cell>
          <table:table-cell office:value-type="float" office:value="16.6120188236237" calcext:value-type="float">
            <text:p>16.6120188236237</text:p>
          </table:table-cell>
          <table:table-cell office:value-type="float" office:value="16.6787328720093" calcext:value-type="float">
            <text:p>16.6787328720093</text:p>
          </table:table-cell>
          <table:table-cell office:value-type="float" office:value="16.7120900154114" calcext:value-type="float">
            <text:p>16.7120900154114</text:p>
          </table:table-cell>
          <table:table-cell office:value-type="float" office:value="16.778804063797" calcext:value-type="float">
            <text:p>16.778804063797</text:p>
          </table:table-cell>
          <table:table-cell office:value-type="float" office:value="16.8121612071991" calcext:value-type="float">
            <text:p>16.8121612071991</text:p>
          </table:table-cell>
          <table:table-cell office:value-type="float" office:value="16.8788754940033" calcext:value-type="float">
            <text:p>16.8788754940033</text:p>
          </table:table-cell>
          <table:table-cell office:value-type="float" office:value="16.9455895423889" calcext:value-type="float">
            <text:p>16.9455895423889</text:p>
          </table:table-cell>
          <table:table-cell office:value-type="float" office:value="17.2458064556122" calcext:value-type="float">
            <text:p>17.2458064556122</text:p>
          </table:table-cell>
          <table:table-cell office:value-type="float" office:value="17.2791640758514" calcext:value-type="float">
            <text:p>17.2791640758514</text:p>
          </table:table-cell>
          <table:table-cell office:value-type="float" office:value="17.3125216960907" calcext:value-type="float">
            <text:p>17.3125216960907</text:p>
          </table:table-cell>
          <table:table-cell office:value-type="float" office:value="17.3792366981506" calcext:value-type="float">
            <text:p>17.3792366981506</text:p>
          </table:table-cell>
          <table:table-cell office:value-type="float" office:value="17.445951461792" calcext:value-type="float">
            <text:p>17.445951461792</text:p>
          </table:table-cell>
          <table:table-cell office:value-type="float" office:value="17.5126667022705" calcext:value-type="float">
            <text:p>17.5126667022705</text:p>
          </table:table-cell>
          <table:table-cell office:value-type="float" office:value="17.646096944809" calcext:value-type="float">
            <text:p>17.646096944809</text:p>
          </table:table-cell>
          <table:table-cell office:value-type="float" office:value="17.7128119468689" calcext:value-type="float">
            <text:p>17.7128119468689</text:p>
          </table:table-cell>
          <table:table-cell office:value-type="float" office:value="17.7461693286896" calcext:value-type="float">
            <text:p>17.7461693286896</text:p>
          </table:table-cell>
          <table:table-cell office:value-type="float" office:value="17.7795269489288" calcext:value-type="float">
            <text:p>17.7795269489288</text:p>
          </table:table-cell>
          <table:table-cell office:value-type="float" office:value="17.8128843307495" calcext:value-type="float">
            <text:p>17.8128843307495</text:p>
          </table:table-cell>
          <table:table-cell office:value-type="float" office:value="17.8462419509888" calcext:value-type="float">
            <text:p>17.8462419509888</text:p>
          </table:table-cell>
          <table:table-cell office:value-type="float" office:value="17.9129569530487" calcext:value-type="float">
            <text:p>17.9129569530487</text:p>
          </table:table-cell>
          <table:table-cell office:value-type="float" office:value="17.9796719551086" calcext:value-type="float">
            <text:p>17.9796719551086</text:p>
          </table:table-cell>
          <table:table-cell office:value-type="float" office:value="18.0130293369293" calcext:value-type="float">
            <text:p>18.0130293369293</text:p>
          </table:table-cell>
          <table:table-cell office:value-type="float" office:value="18.0797438621521" calcext:value-type="float">
            <text:p>18.0797438621521</text:p>
          </table:table-cell>
          <table:table-cell office:value-type="float" office:value="18.1464583873749" calcext:value-type="float">
            <text:p>18.1464583873749</text:p>
          </table:table-cell>
          <table:table-cell office:value-type="float" office:value="18.2131726741791" calcext:value-type="float">
            <text:p>18.2131726741791</text:p>
          </table:table-cell>
          <table:table-cell office:value-type="float" office:value="18.2465300559998" calcext:value-type="float">
            <text:p>18.2465300559998</text:p>
          </table:table-cell>
          <table:table-cell office:value-type="float" office:value="18.2798871994019" calcext:value-type="float">
            <text:p>18.2798871994019</text:p>
          </table:table-cell>
          <table:table-cell office:value-type="float" office:value="18.313244342804" calcext:value-type="float">
            <text:p>18.313244342804</text:p>
          </table:table-cell>
          <table:table-cell office:value-type="float" office:value="18.3799586296082" calcext:value-type="float">
            <text:p>18.3799586296082</text:p>
          </table:table-cell>
          <table:table-cell office:value-type="float" office:value="18.4133157730103" calcext:value-type="float">
            <text:p>18.4133157730103</text:p>
          </table:table-cell>
          <table:table-cell office:value-type="float" office:value="18.5133876800537" calcext:value-type="float">
            <text:p>18.5133876800537</text:p>
          </table:table-cell>
          <table:table-cell office:value-type="float" office:value="18.5801019668579" calcext:value-type="float">
            <text:p>18.5801019668579</text:p>
          </table:table-cell>
          <table:table-cell office:value-type="float" office:value="18.6468162536621" calcext:value-type="float">
            <text:p>18.6468162536621</text:p>
          </table:table-cell>
          <table:table-cell office:value-type="float" office:value="18.7135307788849" calcext:value-type="float">
            <text:p>18.7135307788849</text:p>
          </table:table-cell>
          <table:table-cell office:value-type="float" office:value="18.7802450656891" calcext:value-type="float">
            <text:p>18.7802450656891</text:p>
          </table:table-cell>
          <table:table-cell office:value-type="float" office:value="18.8469595909119" calcext:value-type="float">
            <text:p>18.8469595909119</text:p>
          </table:table-cell>
          <table:table-cell office:value-type="float" office:value="18.9136738777161" calcext:value-type="float">
            <text:p>18.9136738777161</text:p>
          </table:table-cell>
          <table:table-cell office:value-type="float" office:value="18.9470312595367" calcext:value-type="float">
            <text:p>18.9470312595367</text:p>
          </table:table-cell>
          <table:table-cell office:value-type="float" office:value="19.0471022129059" calcext:value-type="float">
            <text:p>19.0471022129059</text:p>
          </table:table-cell>
          <table:table-cell office:value-type="float" office:value="19.1138155460358" calcext:value-type="float">
            <text:p>19.1138155460358</text:p>
          </table:table-cell>
          <table:table-cell office:value-type="float" office:value="19.1805291175842" calcext:value-type="float">
            <text:p>19.1805291175842</text:p>
          </table:table-cell>
          <table:table-cell office:value-type="float" office:value="19.2472426891327" calcext:value-type="float">
            <text:p>19.2472426891327</text:p>
          </table:table-cell>
          <table:table-cell office:value-type="float" office:value="19.3139560222626" calcext:value-type="float">
            <text:p>19.3139560222626</text:p>
          </table:table-cell>
          <table:table-cell office:value-type="float" office:value="19.3473126888275" calcext:value-type="float">
            <text:p>19.3473126888275</text:p>
          </table:table-cell>
          <table:table-cell office:value-type="float" office:value="19.4140257835388" calcext:value-type="float">
            <text:p>19.4140257835388</text:p>
          </table:table-cell>
          <table:table-cell office:value-type="float" office:value="19.4473824501038" calcext:value-type="float">
            <text:p>19.4473824501038</text:p>
          </table:table-cell>
          <table:table-cell office:value-type="float" office:value="19.4807391166687" calcext:value-type="float">
            <text:p>19.4807391166687</text:p>
          </table:table-cell>
          <table:table-cell office:value-type="float" office:value="19.5474524497986" calcext:value-type="float">
            <text:p>19.5474524497986</text:p>
          </table:table-cell>
          <table:table-cell office:value-type="float" office:value="19.5808091163635" calcext:value-type="float">
            <text:p>19.5808091163635</text:p>
          </table:table-cell>
          <table:table-cell office:value-type="float" office:value="19.6475224494934" calcext:value-type="float">
            <text:p>19.6475224494934</text:p>
          </table:table-cell>
          <table:table-cell office:value-type="float" office:value="19.6808791160584" calcext:value-type="float">
            <text:p>19.6808791160584</text:p>
          </table:table-cell>
          <table:table-cell office:value-type="float" office:value="19.7475922107697" calcext:value-type="float">
            <text:p>19.7475922107697</text:p>
          </table:table-cell>
          <table:table-cell office:value-type="float" office:value="19.814305305481" calcext:value-type="float">
            <text:p>19.814305305481</text:p>
          </table:table-cell>
          <table:table-cell office:value-type="float" office:value="19.8810184001923" calcext:value-type="float">
            <text:p>19.8810184001923</text:p>
          </table:table-cell>
          <table:table-cell office:value-type="float" office:value="19.9143750667572" calcext:value-type="float">
            <text:p>19.9143750667572</text:p>
          </table:table-cell>
          <table:table-cell office:value-type="float" office:value="19.9810883998871" calcext:value-type="float">
            <text:p>19.9810883998871</text:p>
          </table:table-cell>
          <table:table-cell office:value-type="float" office:value="20.0478022098541" calcext:value-type="float">
            <text:p>20.0478022098541</text:p>
          </table:table-cell>
          <table:table-cell office:value-type="float" office:value="20.1145164966583" calcext:value-type="float">
            <text:p>20.1145164966583</text:p>
          </table:table-cell>
          <table:table-cell office:value-type="float" office:value="20.2152833938599" calcext:value-type="float">
            <text:p>20.2152833938599</text:p>
          </table:table-cell>
          <table:table-cell office:value-type="float" office:value="20.2488751411438" calcext:value-type="float">
            <text:p>20.2488751411438</text:p>
          </table:table-cell>
          <table:table-cell office:value-type="float" office:value="20.2824683189392" calcext:value-type="float">
            <text:p>20.2824683189392</text:p>
          </table:table-cell>
          <table:table-cell office:value-type="float" office:value="20.3160631656647" calcext:value-type="float">
            <text:p>20.3160631656647</text:p>
          </table:table-cell>
          <table:table-cell office:value-type="float" office:value="20.3496594429016" calcext:value-type="float">
            <text:p>20.3496594429016</text:p>
          </table:table-cell>
          <table:table-cell office:value-type="float" office:value="20.3832569122314" calcext:value-type="float">
            <text:p>20.3832569122314</text:p>
          </table:table-cell>
          <table:table-cell office:value-type="float" office:value="20.4168562889099" calcext:value-type="float">
            <text:p>20.4168562889099</text:p>
          </table:table-cell>
          <table:table-cell office:value-type="float" office:value="20.4504568576813" calcext:value-type="float">
            <text:p>20.4504568576813</text:p>
          </table:table-cell>
          <table:table-cell office:value-type="float" office:value="20.4840590953827" calcext:value-type="float">
            <text:p>20.4840590953827</text:p>
          </table:table-cell>
          <table:table-cell office:value-type="float" office:value="20.5176627635956" calcext:value-type="float">
            <text:p>20.5176627635956</text:p>
          </table:table-cell>
          <table:table-cell office:value-type="float" office:value="20.5512676239014" calcext:value-type="float">
            <text:p>20.5512676239014</text:p>
          </table:table-cell>
          <table:table-cell office:value-type="float" office:value="20.6184823513031" calcext:value-type="float">
            <text:p>20.6184823513031</text:p>
          </table:table-cell>
          <table:table-cell office:value-type="float" office:value="20.6520917415619" calcext:value-type="float">
            <text:p>20.6520917415619</text:p>
          </table:table-cell>
          <table:table-cell office:value-type="float" office:value="20.7529292106628" calcext:value-type="float">
            <text:p>20.7529292106628</text:p>
          </table:table-cell>
          <table:table-cell office:value-type="float" office:value="20.8201613426208" calcext:value-type="float">
            <text:p>20.8201613426208</text:p>
          </table:table-cell>
          <table:table-cell office:value-type="float" office:value="20.8873994350433" calcext:value-type="float">
            <text:p>20.8873994350433</text:p>
          </table:table-cell>
          <table:table-cell office:value-type="float" office:value="20.9546434879303" calcext:value-type="float">
            <text:p>20.9546434879303</text:p>
          </table:table-cell>
          <table:table-cell office:value-type="float" office:value="21.0218932628632" calcext:value-type="float">
            <text:p>21.0218932628632</text:p>
          </table:table-cell>
          <table:table-cell office:value-type="float" office:value="21.0555205345154" calcext:value-type="float">
            <text:p>21.0555205345154</text:p>
          </table:table-cell>
          <table:table-cell office:value-type="float" office:value="21.1227731704712" calcext:value-type="float">
            <text:p>21.1227731704712</text:p>
          </table:table-cell>
          <table:table-cell office:value-type="float" office:value="21.1561069488525" calcext:value-type="float">
            <text:p>21.1561069488525</text:p>
          </table:table-cell>
          <table:table-cell office:value-type="float" office:value="21.2227733135223" calcext:value-type="float">
            <text:p>21.2227733135223</text:p>
          </table:table-cell>
          <table:table-cell office:value-type="float" office:value="21.289439201355" calcext:value-type="float">
            <text:p>21.289439201355</text:p>
          </table:table-cell>
          <table:table-cell office:value-type="float" office:value="21.3561041355133" calcext:value-type="float">
            <text:p>21.3561041355133</text:p>
          </table:table-cell>
          <table:table-cell office:value-type="float" office:value="21.3894362449646" calcext:value-type="float">
            <text:p>21.3894362449646</text:p>
          </table:table-cell>
          <table:table-cell office:value-type="float" office:value="21.45609998703" calcext:value-type="float">
            <text:p>21.45609998703</text:p>
          </table:table-cell>
          <table:table-cell office:value-type="float" office:value="21.4894316196442" calcext:value-type="float">
            <text:p>21.4894316196442</text:p>
          </table:table-cell>
          <table:table-cell office:value-type="float" office:value="21.5227627754211" calcext:value-type="float">
            <text:p>21.5227627754211</text:p>
          </table:table-cell>
          <table:table-cell office:value-type="float" office:value="21.5560939311981" calcext:value-type="float">
            <text:p>21.5560939311981</text:p>
          </table:table-cell>
          <table:table-cell office:value-type="float" office:value="21.5894246101379" calcext:value-type="float">
            <text:p>21.5894246101379</text:p>
          </table:table-cell>
          <table:table-cell office:value-type="float" office:value="21.6227555274963" calcext:value-type="float">
            <text:p>21.6227555274963</text:p>
          </table:table-cell>
          <table:table-cell office:value-type="float" office:value="21.6560862064362" calcext:value-type="float">
            <text:p>21.6560862064362</text:p>
          </table:table-cell>
          <table:table-cell office:value-type="float" office:value="21.6894164085388" calcext:value-type="float">
            <text:p>21.6894164085388</text:p>
          </table:table-cell>
          <table:table-cell office:value-type="float" office:value="21.756076335907" calcext:value-type="float">
            <text:p>21.756076335907</text:p>
          </table:table-cell>
          <table:table-cell office:value-type="float" office:value="21.7894058227539" calcext:value-type="float">
            <text:p>21.7894058227539</text:p>
          </table:table-cell>
          <table:table-cell office:value-type="float" office:value="21.8560645580292" calcext:value-type="float">
            <text:p>21.8560645580292</text:p>
          </table:table-cell>
          <table:table-cell office:value-type="float" office:value="21.8893938064575" calcext:value-type="float">
            <text:p>21.8893938064575</text:p>
          </table:table-cell>
          <table:table-cell office:value-type="float" office:value="21.9227225780487" calcext:value-type="float">
            <text:p>21.9227225780487</text:p>
          </table:table-cell>
          <table:table-cell office:value-type="float" office:value="21.9893796443939" calcext:value-type="float">
            <text:p>21.9893796443939</text:p>
          </table:table-cell>
          <table:table-cell office:value-type="float" office:value="22.0560357570648" calcext:value-type="float">
            <text:p>22.0560357570648</text:p>
          </table:table-cell>
          <table:table-cell office:value-type="float" office:value="22.1226923465729" calcext:value-type="float">
            <text:p>22.1226923465729</text:p>
          </table:table-cell>
          <table:table-cell office:value-type="float" office:value="22.1560273170471" calcext:value-type="float">
            <text:p>22.1560273170471</text:p>
          </table:table-cell>
          <table:table-cell office:value-type="float" office:value="22.1893620491028" calcext:value-type="float">
            <text:p>22.1893620491028</text:p>
          </table:table-cell>
          <table:table-cell office:value-type="float" office:value="22.2226967811584" calcext:value-type="float">
            <text:p>22.2226967811584</text:p>
          </table:table-cell>
          <table:table-cell office:value-type="float" office:value="22.2560307979584" calcext:value-type="float">
            <text:p>22.2560307979584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4083882792839" calcext:value-type="float">
            <text:p>0.154083882792839</text:p>
          </table:table-cell>
          <table:table-cell office:value-type="float" office:value="0.154061464895908" calcext:value-type="float">
            <text:p>0.154061464895908</text:p>
          </table:table-cell>
          <table:table-cell office:value-type="float" office:value="0.154085632037281" calcext:value-type="float">
            <text:p>0.154085632037281</text:p>
          </table:table-cell>
          <table:table-cell office:value-type="float" office:value="0.153996009136434" calcext:value-type="float">
            <text:p>0.153996009136434</text:p>
          </table:table-cell>
          <table:table-cell office:value-type="float" office:value="0.15406103153073" calcext:value-type="float">
            <text:p>0.15406103153073</text:p>
          </table:table-cell>
          <table:table-cell office:value-type="float" office:value="0.15405698054247" calcext:value-type="float">
            <text:p>0.15405698054247</text:p>
          </table:table-cell>
          <table:table-cell office:value-type="float" office:value="0.154041758075029" calcext:value-type="float">
            <text:p>0.154041758075029</text:p>
          </table:table-cell>
          <table:table-cell office:value-type="float" office:value="0.154120198705808" calcext:value-type="float">
            <text:p>0.154120198705808</text:p>
          </table:table-cell>
          <table:table-cell office:value-type="float" office:value="0.153945006056307" calcext:value-type="float">
            <text:p>0.153945006056307</text:p>
          </table:table-cell>
          <table:table-cell office:value-type="float" office:value="0.154089563876291" calcext:value-type="float">
            <text:p>0.154089563876291</text:p>
          </table:table-cell>
          <table:table-cell office:value-type="float" office:value="0.154037641606596" calcext:value-type="float">
            <text:p>0.154037641606596</text:p>
          </table:table-cell>
          <table:table-cell office:value-type="float" office:value="0.154121843343796" calcext:value-type="float">
            <text:p>0.154121843343796</text:p>
          </table:table-cell>
          <table:table-cell office:value-type="float" office:value="0.153947932696223" calcext:value-type="float">
            <text:p>0.153947932696223</text:p>
          </table:table-cell>
          <table:table-cell office:value-type="float" office:value="0.153972169335257" calcext:value-type="float">
            <text:p>0.153972169335257</text:p>
          </table:table-cell>
          <table:table-cell office:value-type="float" office:value="0.153936947600437" calcext:value-type="float">
            <text:p>0.153936947600437</text:p>
          </table:table-cell>
          <table:table-cell office:value-type="float" office:value="0.153916173935827" calcext:value-type="float">
            <text:p>0.153916173935827</text:p>
          </table:table-cell>
          <table:table-cell office:value-type="float" office:value="0.154020319984901" calcext:value-type="float">
            <text:p>0.154020319984901</text:p>
          </table:table-cell>
          <table:table-cell office:value-type="float" office:value="0.153959823249096" calcext:value-type="float">
            <text:p>0.153959823249096</text:p>
          </table:table-cell>
          <table:table-cell office:value-type="float" office:value="0.15398306406932" calcext:value-type="float">
            <text:p>0.15398306406932</text:p>
          </table:table-cell>
          <table:table-cell office:value-type="float" office:value="0.154082746589528" calcext:value-type="float">
            <text:p>0.154082746589528</text:p>
          </table:table-cell>
          <table:table-cell office:value-type="float" office:value="0.15387146372471" calcext:value-type="float">
            <text:p>0.15387146372471</text:p>
          </table:table-cell>
          <table:table-cell office:value-type="float" office:value="0.15407748087297" calcext:value-type="float">
            <text:p>0.15407748087297</text:p>
          </table:table-cell>
          <table:table-cell office:value-type="float" office:value="0.154034910894363" calcext:value-type="float">
            <text:p>0.154034910894363</text:p>
          </table:table-cell>
          <table:table-cell office:value-type="float" office:value="0.153962683358326" calcext:value-type="float">
            <text:p>0.153962683358326</text:p>
          </table:table-cell>
          <table:table-cell office:value-type="float" office:value="0.154029242174889" calcext:value-type="float">
            <text:p>0.154029242174889</text:p>
          </table:table-cell>
          <table:table-cell office:value-type="float" office:value="0.154128957411715" calcext:value-type="float">
            <text:p>0.154128957411715</text:p>
          </table:table-cell>
          <table:table-cell office:value-type="float" office:value="0.154149272847374" calcext:value-type="float">
            <text:p>0.154149272847374</text:p>
          </table:table-cell>
          <table:table-cell office:value-type="float" office:value="0.154082190244115" calcext:value-type="float">
            <text:p>0.154082190244115</text:p>
          </table:table-cell>
          <table:table-cell office:value-type="float" office:value="0.154169266388292" calcext:value-type="float">
            <text:p>0.154169266388292</text:p>
          </table:table-cell>
          <table:table-cell office:value-type="float" office:value="0.153958502926306" calcext:value-type="float">
            <text:p>0.153958502926306</text:p>
          </table:table-cell>
          <table:table-cell office:value-type="float" office:value="0.154122023027396" calcext:value-type="float">
            <text:p>0.154122023027396</text:p>
          </table:table-cell>
          <table:table-cell office:value-type="float" office:value="0.153958305442813" calcext:value-type="float">
            <text:p>0.153958305442813</text:p>
          </table:table-cell>
          <table:table-cell office:value-type="float" office:value="0.154002744335738" calcext:value-type="float">
            <text:p>0.154002744335738</text:p>
          </table:table-cell>
          <table:table-cell office:value-type="float" office:value="0.153958199534135" calcext:value-type="float">
            <text:p>0.153958199534135</text:p>
          </table:table-cell>
          <table:table-cell office:value-type="float" office:value="0.154043807424879" calcext:value-type="float">
            <text:p>0.154043807424879</text:p>
          </table:table-cell>
          <table:table-cell office:value-type="float" office:value="0.154166245532952" calcext:value-type="float">
            <text:p>0.154166245532952</text:p>
          </table:table-cell>
          <table:table-cell office:value-type="float" office:value="0.154022942045112" calcext:value-type="float">
            <text:p>0.154022942045112</text:p>
          </table:table-cell>
          <table:table-cell office:value-type="float" office:value="0.153901668470915" calcext:value-type="float">
            <text:p>0.153901668470915</text:p>
          </table:table-cell>
          <table:table-cell office:value-type="float" office:value="0.154075425248126" calcext:value-type="float">
            <text:p>0.154075425248126</text:p>
          </table:table-cell>
          <table:table-cell office:value-type="float" office:value="0.154158328581438" calcext:value-type="float">
            <text:p>0.154158328581438</text:p>
          </table:table-cell>
          <table:table-cell office:value-type="float" office:value="0.153988931058313" calcext:value-type="float">
            <text:p>0.153988931058313</text:p>
          </table:table-cell>
          <table:table-cell office:value-type="float" office:value="0.154002475572674" calcext:value-type="float">
            <text:p>0.154002475572674</text:p>
          </table:table-cell>
          <table:table-cell office:value-type="float" office:value="0.154031689037733" calcext:value-type="float">
            <text:p>0.154031689037733</text:p>
          </table:table-cell>
          <table:table-cell office:value-type="float" office:value="0.153923554787975" calcext:value-type="float">
            <text:p>0.153923554787975</text:p>
          </table:table-cell>
          <table:table-cell office:value-type="float" office:value="0.1536520915518" calcext:value-type="float">
            <text:p>0.1536520915518</text:p>
          </table:table-cell>
          <table:table-cell office:value-type="float" office:value="0.153665142918865" calcext:value-type="float">
            <text:p>0.153665142918865</text:p>
          </table:table-cell>
          <table:table-cell office:value-type="float" office:value="0.153567602277487" calcext:value-type="float">
            <text:p>0.153567602277487</text:p>
          </table:table-cell>
          <table:table-cell office:value-type="float" office:value="0.153427787490513" calcext:value-type="float">
            <text:p>0.153427787490513</text:p>
          </table:table-cell>
          <table:table-cell office:value-type="float" office:value="0.153788828843979" calcext:value-type="float">
            <text:p>0.153788828843979</text:p>
          </table:table-cell>
          <table:table-cell office:value-type="float" office:value="0.154021518996868" calcext:value-type="float">
            <text:p>0.154021518996868</text:p>
          </table:table-cell>
          <table:table-cell office:value-type="float" office:value="0.153292558561707" calcext:value-type="float">
            <text:p>0.153292558561707</text:p>
          </table:table-cell>
          <table:table-cell office:value-type="float" office:value="0.152704933637356" calcext:value-type="float">
            <text:p>0.152704933637356</text:p>
          </table:table-cell>
          <table:table-cell office:value-type="float" office:value="0.152206077012036" calcext:value-type="float">
            <text:p>0.152206077012036</text:p>
          </table:table-cell>
          <table:table-cell office:value-type="float" office:value="0.14982137375984" calcext:value-type="float">
            <text:p>0.14982137375984</text:p>
          </table:table-cell>
          <table:table-cell office:value-type="float" office:value="0.147932064382037" calcext:value-type="float">
            <text:p>0.147932064382037</text:p>
          </table:table-cell>
          <table:table-cell office:value-type="float" office:value="0.150053536827904" calcext:value-type="float">
            <text:p>0.150053536827904</text:p>
          </table:table-cell>
          <table:table-cell office:value-type="float" office:value="0.162188475918699" calcext:value-type="float">
            <text:p>0.162188475918699</text:p>
          </table:table-cell>
          <table:table-cell office:value-type="float" office:value="0.194638345469679" calcext:value-type="float">
            <text:p>0.194638345469679</text:p>
          </table:table-cell>
          <table:table-cell office:value-type="float" office:value="0.188350294638409" calcext:value-type="float">
            <text:p>0.188350294638409</text:p>
          </table:table-cell>
          <table:table-cell office:value-type="float" office:value="0.187488282594459" calcext:value-type="float">
            <text:p>0.187488282594459</text:p>
          </table:table-cell>
          <table:table-cell office:value-type="float" office:value="0.183823091740009" calcext:value-type="float">
            <text:p>0.183823091740009</text:p>
          </table:table-cell>
          <table:table-cell office:value-type="float" office:value="0.184038922192726" calcext:value-type="float">
            <text:p>0.184038922192726</text:p>
          </table:table-cell>
          <table:table-cell office:value-type="float" office:value="0.186028159272965" calcext:value-type="float">
            <text:p>0.186028159272965</text:p>
          </table:table-cell>
          <table:table-cell office:value-type="float" office:value="0.183945101535436" calcext:value-type="float">
            <text:p>0.183945101535436</text:p>
          </table:table-cell>
          <table:table-cell office:value-type="float" office:value="0.17903554451053" calcext:value-type="float">
            <text:p>0.17903554451053</text:p>
          </table:table-cell>
          <table:table-cell office:value-type="float" office:value="0.193158821416889" calcext:value-type="float">
            <text:p>0.193158821416889</text:p>
          </table:table-cell>
          <table:table-cell office:value-type="float" office:value="0.188044973780483" calcext:value-type="float">
            <text:p>0.188044973780483</text:p>
          </table:table-cell>
          <table:table-cell office:value-type="float" office:value="0.18474031555048" calcext:value-type="float">
            <text:p>0.18474031555048</text:p>
          </table:table-cell>
          <table:table-cell office:value-type="float" office:value="0.14924394049707" calcext:value-type="float">
            <text:p>0.14924394049707</text:p>
          </table:table-cell>
          <table:table-cell office:value-type="float" office:value="0.158250971392107" calcext:value-type="float">
            <text:p>0.158250971392107</text:p>
          </table:table-cell>
          <table:table-cell office:value-type="float" office:value="0.156788535835199" calcext:value-type="float">
            <text:p>0.156788535835199</text:p>
          </table:table-cell>
          <table:table-cell office:value-type="float" office:value="0.154935985954318" calcext:value-type="float">
            <text:p>0.154935985954318</text:p>
          </table:table-cell>
          <table:table-cell office:value-type="float" office:value="0.151684368004695" calcext:value-type="float">
            <text:p>0.151684368004695</text:p>
          </table:table-cell>
          <table:table-cell office:value-type="float" office:value="0.160349645169406" calcext:value-type="float">
            <text:p>0.160349645169406</text:p>
          </table:table-cell>
          <table:table-cell office:value-type="float" office:value="0.12821521064764" calcext:value-type="float">
            <text:p>0.12821521064764</text:p>
          </table:table-cell>
          <table:table-cell office:value-type="float" office:value="0.12153008670672" calcext:value-type="float">
            <text:p>0.12153008670672</text:p>
          </table:table-cell>
          <table:table-cell office:value-type="float" office:value="0.115781806995489" calcext:value-type="float">
            <text:p>0.115781806995489</text:p>
          </table:table-cell>
          <table:table-cell office:value-type="float" office:value="0.110915184449606" calcext:value-type="float">
            <text:p>0.110915184449606</text:p>
          </table:table-cell>
          <table:table-cell office:value-type="float" office:value="0.111290193548031" calcext:value-type="float">
            <text:p>0.111290193548031</text:p>
          </table:table-cell>
          <table:table-cell office:value-type="float" office:value="0.110437821744425" calcext:value-type="float">
            <text:p>0.110437821744425</text:p>
          </table:table-cell>
          <table:table-cell office:value-type="float" office:value="0.109319097119969" calcext:value-type="float">
            <text:p>0.109319097119969</text:p>
          </table:table-cell>
          <table:table-cell office:value-type="float" office:value="0.106628824846198" calcext:value-type="float">
            <text:p>0.106628824846198</text:p>
          </table:table-cell>
          <table:table-cell office:value-type="float" office:value="0.118849091093618" calcext:value-type="float">
            <text:p>0.118849091093618</text:p>
          </table:table-cell>
          <table:table-cell office:value-type="float" office:value="0.123945985703654" calcext:value-type="float">
            <text:p>0.123945985703654</text:p>
          </table:table-cell>
          <table:table-cell office:value-type="float" office:value="0.137948533452232" calcext:value-type="float">
            <text:p>0.137948533452232</text:p>
          </table:table-cell>
          <table:table-cell office:value-type="float" office:value="0.151213110911977" calcext:value-type="float">
            <text:p>0.151213110911977</text:p>
          </table:table-cell>
          <table:table-cell office:value-type="float" office:value="0.158400587208412" calcext:value-type="float">
            <text:p>0.158400587208412</text:p>
          </table:table-cell>
          <table:table-cell office:value-type="float" office:value="0.162176352666761" calcext:value-type="float">
            <text:p>0.162176352666761</text:p>
          </table:table-cell>
          <table:table-cell office:value-type="float" office:value="0.165613343170286" calcext:value-type="float">
            <text:p>0.165613343170286</text:p>
          </table:table-cell>
          <table:table-cell office:value-type="float" office:value="0.162463508439259" calcext:value-type="float">
            <text:p>0.162463508439259</text:p>
          </table:table-cell>
          <table:table-cell office:value-type="float" office:value="0.159689320763308" calcext:value-type="float">
            <text:p>0.159689320763308</text:p>
          </table:table-cell>
          <table:table-cell office:value-type="float" office:value="0.156201377848887" calcext:value-type="float">
            <text:p>0.156201377848887</text:p>
          </table:table-cell>
          <table:table-cell office:value-type="float" office:value="0.150253576127363" calcext:value-type="float">
            <text:p>0.150253576127363</text:p>
          </table:table-cell>
          <table:table-cell office:value-type="float" office:value="0.143393298060619" calcext:value-type="float">
            <text:p>0.143393298060619</text:p>
          </table:table-cell>
          <table:table-cell office:value-type="float" office:value="0.132984236223917" calcext:value-type="float">
            <text:p>0.132984236223917</text:p>
          </table:table-cell>
          <table:table-cell office:value-type="float" office:value="0.134326138238191" calcext:value-type="float">
            <text:p>0.134326138238191</text:p>
          </table:table-cell>
          <table:table-cell office:value-type="float" office:value="0.17940613090654" calcext:value-type="float">
            <text:p>0.17940613090654</text:p>
          </table:table-cell>
          <table:table-cell office:value-type="float" office:value="0.186098253624678" calcext:value-type="float">
            <text:p>0.186098253624678</text:p>
          </table:table-cell>
          <table:table-cell office:value-type="float" office:value="0.191287599355363" calcext:value-type="float">
            <text:p>0.191287599355363</text:p>
          </table:table-cell>
          <table:table-cell office:value-type="float" office:value="0.177792339234269" calcext:value-type="float">
            <text:p>0.177792339234269</text:p>
          </table:table-cell>
          <table:table-cell office:value-type="float" office:value="0.176170526801002" calcext:value-type="float">
            <text:p>0.176170526801002</text:p>
          </table:table-cell>
          <table:table-cell office:value-type="float" office:value="0.177159481569622" calcext:value-type="float">
            <text:p>0.177159481569622</text:p>
          </table:table-cell>
          <table:table-cell office:value-type="float" office:value="0.178078460956707" calcext:value-type="float">
            <text:p>0.178078460956707</text:p>
          </table:table-cell>
          <table:table-cell office:value-type="float" office:value="0.181362792618397" calcext:value-type="float">
            <text:p>0.181362792618397</text:p>
          </table:table-cell>
          <table:table-cell office:value-type="float" office:value="0.185166145587985" calcext:value-type="float">
            <text:p>0.185166145587985</text:p>
          </table:table-cell>
          <table:table-cell office:value-type="float" office:value="0.141510775776109" calcext:value-type="float">
            <text:p>0.141510775776109</text:p>
          </table:table-cell>
          <table:table-cell office:value-type="float" office:value="0.142666013490242" calcext:value-type="float">
            <text:p>0.142666013490242</text:p>
          </table:table-cell>
          <table:table-cell office:value-type="float" office:value="0.145647019647127" calcext:value-type="float">
            <text:p>0.145647019647127</text:p>
          </table:table-cell>
          <table:table-cell office:value-type="float" office:value="0.143705095362176" calcext:value-type="float">
            <text:p>0.143705095362176</text:p>
          </table:table-cell>
          <table:table-cell office:value-type="float" office:value="0.145860805478053" calcext:value-type="float">
            <text:p>0.145860805478053</text:p>
          </table:table-cell>
          <table:table-cell office:value-type="float" office:value="0.145085540971206" calcext:value-type="float">
            <text:p>0.145085540971206</text:p>
          </table:table-cell>
          <table:table-cell office:value-type="float" office:value="0.145050449860061" calcext:value-type="float">
            <text:p>0.145050449860061</text:p>
          </table:table-cell>
          <table:table-cell office:value-type="float" office:value="0.112436416875742" calcext:value-type="float">
            <text:p>0.112436416875742</text:p>
          </table:table-cell>
          <table:table-cell office:value-type="float" office:value="0.106851746378092" calcext:value-type="float">
            <text:p>0.106851746378092</text:p>
          </table:table-cell>
          <table:table-cell office:value-type="float" office:value="0.10154326315164" calcext:value-type="float">
            <text:p>0.10154326315164</text:p>
          </table:table-cell>
          <table:table-cell office:value-type="float" office:value="0.101170739305443" calcext:value-type="float">
            <text:p>0.101170739305443</text:p>
          </table:table-cell>
          <table:table-cell office:value-type="float" office:value="0.103868316292843" calcext:value-type="float">
            <text:p>0.103868316292843</text:p>
          </table:table-cell>
          <table:table-cell office:value-type="float" office:value="0.111394321616004" calcext:value-type="float">
            <text:p>0.111394321616004</text:p>
          </table:table-cell>
          <table:table-cell office:value-type="float" office:value="0.123572379389716" calcext:value-type="float">
            <text:p>0.123572379389716</text:p>
          </table:table-cell>
          <table:table-cell office:value-type="float" office:value="0.139181811979216" calcext:value-type="float">
            <text:p>0.139181811979216</text:p>
          </table:table-cell>
          <table:table-cell office:value-type="float" office:value="0.141365467427175" calcext:value-type="float">
            <text:p>0.141365467427175</text:p>
          </table:table-cell>
          <table:table-cell office:value-type="float" office:value="0.142118208879505" calcext:value-type="float">
            <text:p>0.142118208879505</text:p>
          </table:table-cell>
          <table:table-cell office:value-type="float" office:value="0.13987431148979" calcext:value-type="float">
            <text:p>0.13987431148979</text:p>
          </table:table-cell>
          <table:table-cell office:value-type="float" office:value="0.137270739868274" calcext:value-type="float">
            <text:p>0.137270739868274</text:p>
          </table:table-cell>
          <table:table-cell office:value-type="float" office:value="0.131060256575947" calcext:value-type="float">
            <text:p>0.131060256575947</text:p>
          </table:table-cell>
          <table:table-cell office:value-type="float" office:value="0.123544887944555" calcext:value-type="float">
            <text:p>0.123544887944555</text:p>
          </table:table-cell>
          <table:table-cell office:value-type="float" office:value="0.116561145862549" calcext:value-type="float">
            <text:p>0.116561145862549</text:p>
          </table:table-cell>
          <table:table-cell office:value-type="float" office:value="0.109504450976205" calcext:value-type="float">
            <text:p>0.109504450976205</text:p>
          </table:table-cell>
          <table:table-cell office:value-type="float" office:value="0.110878918298988" calcext:value-type="float">
            <text:p>0.110878918298988</text:p>
          </table:table-cell>
          <table:table-cell office:value-type="float" office:value="0.191613638378516" calcext:value-type="float">
            <text:p>0.191613638378516</text:p>
          </table:table-cell>
          <table:table-cell office:value-type="float" office:value="0.193757162141872" calcext:value-type="float">
            <text:p>0.193757162141872</text:p>
          </table:table-cell>
          <table:table-cell office:value-type="float" office:value="0.189417379372324" calcext:value-type="float">
            <text:p>0.189417379372324</text:p>
          </table:table-cell>
          <table:table-cell office:value-type="float" office:value="0.187951992640242" calcext:value-type="float">
            <text:p>0.187951992640242</text:p>
          </table:table-cell>
          <table:table-cell office:value-type="float" office:value="0.186230615174781" calcext:value-type="float">
            <text:p>0.186230615174781</text:p>
          </table:table-cell>
          <table:table-cell office:value-type="float" office:value="0.186992097184152" calcext:value-type="float">
            <text:p>0.186992097184152</text:p>
          </table:table-cell>
          <table:table-cell office:value-type="float" office:value="0.185919331028236" calcext:value-type="float">
            <text:p>0.185919331028236</text:p>
          </table:table-cell>
          <table:table-cell office:value-type="float" office:value="0.191057477699708" calcext:value-type="float">
            <text:p>0.191057477699708</text:p>
          </table:table-cell>
          <table:table-cell office:value-type="float" office:value="0.197934503015648" calcext:value-type="float">
            <text:p>0.197934503015648</text:p>
          </table:table-cell>
          <table:table-cell office:value-type="float" office:value="0.186992532634929" calcext:value-type="float">
            <text:p>0.186992532634929</text:p>
          </table:table-cell>
          <table:table-cell office:value-type="float" office:value="0.181470418568244" calcext:value-type="float">
            <text:p>0.181470418568244</text:p>
          </table:table-cell>
          <table:table-cell office:value-type="float" office:value="0.148199149096809" calcext:value-type="float">
            <text:p>0.148199149096809</text:p>
          </table:table-cell>
          <table:table-cell office:value-type="float" office:value="0.147512445093684" calcext:value-type="float">
            <text:p>0.147512445093684</text:p>
          </table:table-cell>
          <table:table-cell office:value-type="float" office:value="0.148169421525683" calcext:value-type="float">
            <text:p>0.148169421525683</text:p>
          </table:table-cell>
          <table:table-cell office:value-type="float" office:value="0.150466798622905" calcext:value-type="float">
            <text:p>0.150466798622905</text:p>
          </table:table-cell>
          <table:table-cell office:value-type="float" office:value="0.151670412648464" calcext:value-type="float">
            <text:p>0.151670412648464</text:p>
          </table:table-cell>
          <table:table-cell office:value-type="float" office:value="0.153347480500999" calcext:value-type="float">
            <text:p>0.153347480500999</text:p>
          </table:table-cell>
          <table:table-cell office:value-type="float" office:value="0.151574559022031" calcext:value-type="float">
            <text:p>0.151574559022031</text:p>
          </table:table-cell>
          <table:table-cell office:value-type="float" office:value="0.150519547716657" calcext:value-type="float">
            <text:p>0.150519547716657</text:p>
          </table:table-cell>
          <table:table-cell office:value-type="float" office:value="0.153801329040624" calcext:value-type="float">
            <text:p>0.153801329040624</text:p>
          </table:table-cell>
          <table:table-cell office:value-type="float" office:value="0.104565734245245" calcext:value-type="float">
            <text:p>0.104565734245245</text:p>
          </table:table-cell>
          <table:table-cell office:value-type="float" office:value="0.103562728457908" calcext:value-type="float">
            <text:p>0.103562728457908</text:p>
          </table:table-cell>
          <table:table-cell office:value-type="float" office:value="0.102326423194026" calcext:value-type="float">
            <text:p>0.102326423194026</text:p>
          </table:table-cell>
          <table:table-cell office:value-type="float" office:value="0.097755992081476" calcext:value-type="float">
            <text:p>0.097755992081476</text:p>
          </table:table-cell>
          <table:table-cell office:value-type="float" office:value="0.0970199600610652" calcext:value-type="float">
            <text:p>0.097019960061065</text:p>
          </table:table-cell>
          <table:table-cell office:value-type="float" office:value="0.105168510086986" calcext:value-type="float">
            <text:p>0.105168510086986</text:p>
          </table:table-cell>
          <table:table-cell office:value-type="float" office:value="0.108750676772079" calcext:value-type="float">
            <text:p>0.108750676772079</text:p>
          </table:table-cell>
          <table:table-cell office:value-type="float" office:value="0.113843908774224" calcext:value-type="float">
            <text:p>0.113843908774224</text:p>
          </table:table-cell>
          <table:table-cell office:value-type="float" office:value="0.126376886660086" calcext:value-type="float">
            <text:p>0.126376886660086</text:p>
          </table:table-cell>
          <table:table-cell office:value-type="float" office:value="0.128279006142241" calcext:value-type="float">
            <text:p>0.128279006142241</text:p>
          </table:table-cell>
          <table:table-cell office:value-type="float" office:value="0.138207833515066" calcext:value-type="float">
            <text:p>0.138207833515066</text:p>
          </table:table-cell>
          <table:table-cell office:value-type="float" office:value="0.144042949178433" calcext:value-type="float">
            <text:p>0.144042949178433</text:p>
          </table:table-cell>
          <table:table-cell office:value-type="float" office:value="0.142983443096303" calcext:value-type="float">
            <text:p>0.142983443096303</text:p>
          </table:table-cell>
          <table:table-cell office:value-type="float" office:value="0.142418657943406" calcext:value-type="float">
            <text:p>0.142418657943406</text:p>
          </table:table-cell>
          <table:table-cell office:value-type="float" office:value="0.128464628759995" calcext:value-type="float">
            <text:p>0.128464628759995</text:p>
          </table:table-cell>
          <table:table-cell office:value-type="float" office:value="0.121953105741304" calcext:value-type="float">
            <text:p>0.121953105741304</text:p>
          </table:table-cell>
          <table:table-cell office:value-type="float" office:value="0.128306149462909" calcext:value-type="float">
            <text:p>0.128306149462909</text:p>
          </table:table-cell>
          <table:table-cell office:value-type="float" office:value="0.141749831793615" calcext:value-type="float">
            <text:p>0.141749831793615</text:p>
          </table:table-cell>
          <table:table-cell office:value-type="float" office:value="0.167049991072925" calcext:value-type="float">
            <text:p>0.167049991072925</text:p>
          </table:table-cell>
          <table:table-cell office:value-type="float" office:value="0.184338334168773" calcext:value-type="float">
            <text:p>0.184338334168773</text:p>
          </table:table-cell>
          <table:table-cell office:value-type="float" office:value="0.191064950648958" calcext:value-type="float">
            <text:p>0.191064950648958</text:p>
          </table:table-cell>
          <table:table-cell office:value-type="float" office:value="0.185160555118362" calcext:value-type="float">
            <text:p>0.185160555118362</text:p>
          </table:table-cell>
          <table:table-cell office:value-type="float" office:value="0.183662239904561" calcext:value-type="float">
            <text:p>0.183662239904561</text:p>
          </table:table-cell>
          <table:table-cell office:value-type="float" office:value="0.181955164673829" calcext:value-type="float">
            <text:p>0.181955164673829</text:p>
          </table:table-cell>
          <table:table-cell office:value-type="float" office:value="0.181058601510659" calcext:value-type="float">
            <text:p>0.181058601510659</text:p>
          </table:table-cell>
          <table:table-cell office:value-type="float" office:value="0.181061548890776" calcext:value-type="float">
            <text:p>0.181061548890776</text:p>
          </table:table-cell>
          <table:table-cell office:value-type="float" office:value="0.178349113405237" calcext:value-type="float">
            <text:p>0.178349113405237</text:p>
          </table:table-cell>
          <table:table-cell office:value-type="float" office:value="0.178580998202854" calcext:value-type="float">
            <text:p>0.178580998202854</text:p>
          </table:table-cell>
          <table:table-cell office:value-type="float" office:value="0.186724904677456" calcext:value-type="float">
            <text:p>0.186724904677456</text:p>
          </table:table-cell>
          <table:table-cell office:value-type="float" office:value="0.182484301955168" calcext:value-type="float">
            <text:p>0.182484301955168</text:p>
          </table:table-cell>
          <table:table-cell office:value-type="float" office:value="0.182787767328974" calcext:value-type="float">
            <text:p>0.182787767328974</text:p>
          </table:table-cell>
          <table:table-cell office:value-type="float" office:value="0.182852102131525" calcext:value-type="float">
            <text:p>0.182852102131525</text:p>
          </table:table-cell>
          <table:table-cell office:value-type="float" office:value="0.18336674293881" calcext:value-type="float">
            <text:p>0.18336674293881</text:p>
          </table:table-cell>
          <table:table-cell office:value-type="float" office:value="0.184274490270264" calcext:value-type="float">
            <text:p>0.184274490270264</text:p>
          </table:table-cell>
          <table:table-cell office:value-type="float" office:value="0.185616050816821" calcext:value-type="float">
            <text:p>0.185616050816821</text:p>
          </table:table-cell>
          <table:table-cell office:value-type="float" office:value="0.187440023640724" calcext:value-type="float">
            <text:p>0.187440023640724</text:p>
          </table:table-cell>
          <table:table-cell office:value-type="float" office:value="0.189263719507194" calcext:value-type="float">
            <text:p>0.189263719507194</text:p>
          </table:table-cell>
          <table:table-cell office:value-type="float" office:value="0.19202006132431" calcext:value-type="float">
            <text:p>0.19202006132431</text:p>
          </table:table-cell>
          <table:table-cell office:value-type="float" office:value="0.192637841366375" calcext:value-type="float">
            <text:p>0.192637841366375</text:p>
          </table:table-cell>
          <table:table-cell office:value-type="float" office:value="0.195067282467458" calcext:value-type="float">
            <text:p>0.195067282467458</text:p>
          </table:table-cell>
          <table:table-cell office:value-type="float" office:value="0.196939030561196" calcext:value-type="float">
            <text:p>0.196939030561196</text:p>
          </table:table-cell>
          <table:table-cell office:value-type="float" office:value="0.196443826692304" calcext:value-type="float">
            <text:p>0.196443826692304</text:p>
          </table:table-cell>
          <table:table-cell office:value-type="float" office:value="0.193962989051876" calcext:value-type="float">
            <text:p>0.193962989051876</text:p>
          </table:table-cell>
          <table:table-cell office:value-type="float" office:value="0.137208903612645" calcext:value-type="float">
            <text:p>0.137208903612645</text:p>
          </table:table-cell>
          <table:table-cell office:value-type="float" office:value="0.135770447214185" calcext:value-type="float">
            <text:p>0.135770447214185</text:p>
          </table:table-cell>
          <table:table-cell office:value-type="float" office:value="0.132799177348213" calcext:value-type="float">
            <text:p>0.132799177348213</text:p>
          </table:table-cell>
          <table:table-cell office:value-type="float" office:value="0.128521108218244" calcext:value-type="float">
            <text:p>0.128521108218244</text:p>
          </table:table-cell>
          <table:table-cell office:value-type="float" office:value="0.125462895311882" calcext:value-type="float">
            <text:p>0.125462895311882</text:p>
          </table:table-cell>
          <table:table-cell office:value-type="float" office:value="0.123330372193038" calcext:value-type="float">
            <text:p>0.123330372193038</text:p>
          </table:table-cell>
          <table:table-cell office:value-type="float" office:value="0.117929574448641" calcext:value-type="float">
            <text:p>0.117929574448641</text:p>
          </table:table-cell>
          <table:table-cell office:value-type="float" office:value="0.127694577176202" calcext:value-type="float">
            <text:p>0.127694577176202</text:p>
          </table:table-cell>
          <table:table-cell office:value-type="float" office:value="0.130299250667551" calcext:value-type="float">
            <text:p>0.130299250667551</text:p>
          </table:table-cell>
          <table:table-cell office:value-type="float" office:value="0.136404733049894" calcext:value-type="float">
            <text:p>0.136404733049894</text:p>
          </table:table-cell>
          <table:table-cell office:value-type="float" office:value="0.138199370759145" calcext:value-type="float">
            <text:p>0.138199370759145</text:p>
          </table:table-cell>
          <table:table-cell office:value-type="float" office:value="0.136890652828363" calcext:value-type="float">
            <text:p>0.136890652828363</text:p>
          </table:table-cell>
          <table:table-cell office:value-type="float" office:value="0.129900847978557" calcext:value-type="float">
            <text:p>0.129900847978557</text:p>
          </table:table-cell>
          <table:table-cell office:value-type="float" office:value="0.115988924123253" calcext:value-type="float">
            <text:p>0.115988924123253</text:p>
          </table:table-cell>
          <table:table-cell office:value-type="float" office:value="0.106807597432067" calcext:value-type="float">
            <text:p>0.106807597432067</text:p>
          </table:table-cell>
          <table:table-cell office:value-type="float" office:value="0.214537310145613" calcext:value-type="float">
            <text:p>0.214537310145613</text:p>
          </table:table-cell>
          <table:table-cell office:value-type="float" office:value="0.209909400016676" calcext:value-type="float">
            <text:p>0.209909400016676</text:p>
          </table:table-cell>
          <table:table-cell office:value-type="float" office:value="0.205576495605915" calcext:value-type="float">
            <text:p>0.205576495605915</text:p>
          </table:table-cell>
          <table:table-cell office:value-type="float" office:value="0.206672595956607" calcext:value-type="float">
            <text:p>0.206672595956607</text:p>
          </table:table-cell>
          <table:table-cell office:value-type="float" office:value="0.203890838210078" calcext:value-type="float">
            <text:p>0.203890838210078</text:p>
          </table:table-cell>
          <table:table-cell office:value-type="float" office:value="0.203072309490774" calcext:value-type="float">
            <text:p>0.203072309490774</text:p>
          </table:table-cell>
          <table:table-cell office:value-type="float" office:value="0.202295368981737" calcext:value-type="float">
            <text:p>0.202295368981737</text:p>
          </table:table-cell>
          <table:table-cell office:value-type="float" office:value="0.208868682179164" calcext:value-type="float">
            <text:p>0.208868682179164</text:p>
          </table:table-cell>
          <table:table-cell office:value-type="float" office:value="0.208307696630382" calcext:value-type="float">
            <text:p>0.208307696630382</text:p>
          </table:table-cell>
          <table:table-cell office:value-type="float" office:value="0.213163011701913" calcext:value-type="float">
            <text:p>0.213163011701913</text:p>
          </table:table-cell>
          <table:table-cell office:value-type="float" office:value="0.208755471175121" calcext:value-type="float">
            <text:p>0.208755471175121</text:p>
          </table:table-cell>
          <table:table-cell office:value-type="float" office:value="0.156278960130884" calcext:value-type="float">
            <text:p>0.156278960130884</text:p>
          </table:table-cell>
          <table:table-cell office:value-type="float" office:value="0.162572072015245" calcext:value-type="float">
            <text:p>0.162572072015245</text:p>
          </table:table-cell>
          <table:table-cell office:value-type="float" office:value="0.168998135323038" calcext:value-type="float">
            <text:p>0.168998135323038</text:p>
          </table:table-cell>
          <table:table-cell office:value-type="float" office:value="0.170834096816642" calcext:value-type="float">
            <text:p>0.170834096816642</text:p>
          </table:table-cell>
          <table:table-cell office:value-type="float" office:value="0.173063071692138" calcext:value-type="float">
            <text:p>0.173063071692138</text:p>
          </table:table-cell>
          <table:table-cell office:value-type="float" office:value="0.176148578376213" calcext:value-type="float">
            <text:p>0.176148578376213</text:p>
          </table:table-cell>
          <table:table-cell office:value-type="float" office:value="0.175898460806697" calcext:value-type="float">
            <text:p>0.175898460806697</text:p>
          </table:table-cell>
          <table:table-cell office:value-type="float" office:value="0.174649563397958" calcext:value-type="float">
            <text:p>0.174649563397958</text:p>
          </table:table-cell>
          <table:table-cell office:value-type="float" office:value="0.10818337559993" calcext:value-type="float">
            <text:p>0.10818337559993</text:p>
          </table:table-cell>
          <table:table-cell office:value-type="float" office:value="0.107038012395109" calcext:value-type="float">
            <text:p>0.107038012395109</text:p>
          </table:table-cell>
          <table:table-cell office:value-type="float" office:value="0.103691023133751" calcext:value-type="float">
            <text:p>0.103691023133751</text:p>
          </table:table-cell>
          <table:table-cell office:value-type="float" office:value="0.100959075234511" calcext:value-type="float">
            <text:p>0.100959075234511</text:p>
          </table:table-cell>
          <table:table-cell office:value-type="float" office:value="0.105585309567175" calcext:value-type="float">
            <text:p>0.105585309567175</text:p>
          </table:table-cell>
          <table:table-cell office:value-type="float" office:value="0.108823764577549" calcext:value-type="float">
            <text:p>0.108823764577549</text:p>
          </table:table-cell>
          <table:table-cell office:value-type="float" office:value="0.111489059366209" calcext:value-type="float">
            <text:p>0.111489059366209</text:p>
          </table:table-cell>
          <table:table-cell office:value-type="float" office:value="0.121838942803559" calcext:value-type="float">
            <text:p>0.121838942803559</text:p>
          </table:table-cell>
          <table:table-cell office:value-type="float" office:value="0.123520865494627" calcext:value-type="float">
            <text:p>0.123520865494627</text:p>
          </table:table-cell>
          <table:table-cell office:value-type="float" office:value="0.135920218450116" calcext:value-type="float">
            <text:p>0.135920218450116</text:p>
          </table:table-cell>
          <table:table-cell office:value-type="float" office:value="0.147740397402496" calcext:value-type="float">
            <text:p>0.147740397402496</text:p>
          </table:table-cell>
          <table:table-cell office:value-type="float" office:value="0.151540878288421" calcext:value-type="float">
            <text:p>0.151540878288421</text:p>
          </table:table-cell>
          <table:table-cell office:value-type="float" office:value="0.154018546096427" calcext:value-type="float">
            <text:p>0.154018546096427</text:p>
          </table:table-cell>
          <table:table-cell office:value-type="float" office:value="0.152293805196255" calcext:value-type="float">
            <text:p>0.152293805196255</text:p>
          </table:table-cell>
          <table:table-cell office:value-type="float" office:value="0.136181476059152" calcext:value-type="float">
            <text:p>0.136181476059152</text:p>
          </table:table-cell>
          <table:table-cell office:value-type="float" office:value="0.13276409188611" calcext:value-type="float">
            <text:p>0.13276409188611</text:p>
          </table:table-cell>
          <table:table-cell office:value-type="float" office:value="0.132961169425271" calcext:value-type="float">
            <text:p>0.132961169425271</text:p>
          </table:table-cell>
          <table:table-cell office:value-type="float" office:value="0.141854712633512" calcext:value-type="float">
            <text:p>0.141854712633512</text:p>
          </table:table-cell>
          <table:table-cell office:value-type="float" office:value="0.161290764534174" calcext:value-type="float">
            <text:p>0.161290764534174</text:p>
          </table:table-cell>
          <table:table-cell office:value-type="float" office:value="0.177600796872029" calcext:value-type="float">
            <text:p>0.177600796872029</text:p>
          </table:table-cell>
          <table:table-cell office:value-type="float" office:value="0.177042199914677" calcext:value-type="float">
            <text:p>0.177042199914677</text:p>
          </table:table-cell>
          <table:table-cell office:value-type="float" office:value="0.170467607354544" calcext:value-type="float">
            <text:p>0.170467607354544</text:p>
          </table:table-cell>
          <table:table-cell office:value-type="float" office:value="0.169099668694157" calcext:value-type="float">
            <text:p>0.169099668694157</text:p>
          </table:table-cell>
          <table:table-cell office:value-type="float" office:value="0.169725216166908" calcext:value-type="float">
            <text:p>0.169725216166908</text:p>
          </table:table-cell>
          <table:table-cell office:value-type="float" office:value="0.170475809069471" calcext:value-type="float">
            <text:p>0.170475809069471</text:p>
          </table:table-cell>
          <table:table-cell office:value-type="float" office:value="0.171028769556168" calcext:value-type="float">
            <text:p>0.171028769556168</text:p>
          </table:table-cell>
          <table:table-cell office:value-type="float" office:value="0.169069865727552" calcext:value-type="float">
            <text:p>0.169069865727552</text:p>
          </table:table-cell>
          <table:table-cell office:value-type="float" office:value="0.168512620142653" calcext:value-type="float">
            <text:p>0.168512620142653</text:p>
          </table:table-cell>
          <table:table-cell office:value-type="float" office:value="0.172042869094204" calcext:value-type="float">
            <text:p>0.172042869094204</text:p>
          </table:table-cell>
          <table:table-cell office:value-type="float" office:value="0.176687515143054" calcext:value-type="float">
            <text:p>0.176687515143054</text:p>
          </table:table-cell>
          <table:table-cell office:value-type="float" office:value="0.176305116901406" calcext:value-type="float">
            <text:p>0.176305116901406</text:p>
          </table:table-cell>
          <table:table-cell office:value-type="float" office:value="0.175738689666682" calcext:value-type="float">
            <text:p>0.175738689666682</text:p>
          </table:table-cell>
          <table:table-cell office:value-type="float" office:value="0.174604778342059" calcext:value-type="float">
            <text:p>0.174604778342059</text:p>
          </table:table-cell>
          <table:table-cell office:value-type="float" office:value="0.174041648600112" calcext:value-type="float">
            <text:p>0.174041648600112</text:p>
          </table:table-cell>
          <table:table-cell office:value-type="float" office:value="0.175158989689233" calcext:value-type="float">
            <text:p>0.175158989689233</text:p>
          </table:table-cell>
          <table:table-cell office:value-type="float" office:value="0.173702117433966" calcext:value-type="float">
            <text:p>0.173702117433966</text:p>
          </table:table-cell>
          <table:table-cell office:value-type="float" office:value="0.174570691417046" calcext:value-type="float">
            <text:p>0.174570691417046</text:p>
          </table:table-cell>
          <table:table-cell office:value-type="float" office:value="0.177525237545844" calcext:value-type="float">
            <text:p>0.177525237545844</text:p>
          </table:table-cell>
          <table:table-cell office:value-type="float" office:value="0.179892787862487" calcext:value-type="float">
            <text:p>0.179892787862487</text:p>
          </table:table-cell>
          <table:table-cell office:value-type="float" office:value="0.186866626805641" calcext:value-type="float">
            <text:p>0.186866626805641</text:p>
          </table:table-cell>
          <table:table-cell office:value-type="float" office:value="0.187390608652228" calcext:value-type="float">
            <text:p>0.187390608652228</text:p>
          </table:table-cell>
          <table:table-cell office:value-type="float" office:value="0.184555506584937" calcext:value-type="float">
            <text:p>0.184555506584937</text:p>
          </table:table-cell>
          <table:table-cell office:value-type="float" office:value="0.182054324382417" calcext:value-type="float">
            <text:p>0.182054324382417</text:p>
          </table:table-cell>
          <table:table-cell office:value-type="float" office:value="0.121376105775247" calcext:value-type="float">
            <text:p>0.121376105775247</text:p>
          </table:table-cell>
          <table:table-cell office:value-type="float" office:value="0.117032210051314" calcext:value-type="float">
            <text:p>0.117032210051314</text:p>
          </table:table-cell>
          <table:table-cell office:value-type="float" office:value="0.117057527873196" calcext:value-type="float">
            <text:p>0.117057527873196</text:p>
          </table:table-cell>
          <table:table-cell office:value-type="float" office:value="0.112879816041462" calcext:value-type="float">
            <text:p>0.112879816041462</text:p>
          </table:table-cell>
          <table:table-cell office:value-type="float" office:value="0.10763596146412" calcext:value-type="float">
            <text:p>0.10763596146412</text:p>
          </table:table-cell>
          <table:table-cell office:value-type="float" office:value="0.11260353762282" calcext:value-type="float">
            <text:p>0.11260353762282</text:p>
          </table:table-cell>
          <table:table-cell office:value-type="float" office:value="0.117696228545587" calcext:value-type="float">
            <text:p>0.117696228545587</text:p>
          </table:table-cell>
          <table:table-cell office:value-type="float" office:value="0.129960685597564" calcext:value-type="float">
            <text:p>0.129960685597564</text:p>
          </table:table-cell>
          <table:table-cell office:value-type="float" office:value="0.134293156058372" calcext:value-type="float">
            <text:p>0.134293156058372</text:p>
          </table:table-cell>
          <table:table-cell office:value-type="float" office:value="0.141572260851645" calcext:value-type="float">
            <text:p>0.141572260851645</text:p>
          </table:table-cell>
          <table:table-cell office:value-type="float" office:value="0.143497209659132" calcext:value-type="float">
            <text:p>0.143497209659132</text:p>
          </table:table-cell>
          <table:table-cell office:value-type="float" office:value="0.146509584659072" calcext:value-type="float">
            <text:p>0.146509584659072</text:p>
          </table:table-cell>
          <table:table-cell office:value-type="float" office:value="0.146647228719557" calcext:value-type="float">
            <text:p>0.146647228719557</text:p>
          </table:table-cell>
          <table:table-cell office:value-type="float" office:value="0.139199007543775" calcext:value-type="float">
            <text:p>0.139199007543775</text:p>
          </table:table-cell>
          <table:table-cell office:value-type="float" office:value="0.135040411788524" calcext:value-type="float">
            <text:p>0.135040411788524</text:p>
          </table:table-cell>
          <table:table-cell office:value-type="float" office:value="0.128993102554034" calcext:value-type="float">
            <text:p>0.128993102554034</text:p>
          </table:table-cell>
          <table:table-cell office:value-type="float" office:value="0.121573302936218" calcext:value-type="float">
            <text:p>0.121573302936218</text:p>
          </table:table-cell>
          <table:table-cell office:value-type="float" office:value="0.116886723324179" calcext:value-type="float">
            <text:p>0.116886723324179</text:p>
          </table:table-cell>
          <table:table-cell office:value-type="float" office:value="0.118581534301463" calcext:value-type="float">
            <text:p>0.118581534301463</text:p>
          </table:table-cell>
          <table:table-cell office:value-type="float" office:value="0.118635225380229" calcext:value-type="float">
            <text:p>0.118635225380229</text:p>
          </table:table-cell>
          <table:table-cell office:value-type="float" office:value="0.119162062587892" calcext:value-type="float">
            <text:p>0.119162062587892</text:p>
          </table:table-cell>
          <table:table-cell office:value-type="float" office:value="0.120554645754642" calcext:value-type="float">
            <text:p>0.120554645754642</text:p>
          </table:table-cell>
          <table:table-cell office:value-type="float" office:value="0.120583194677355" calcext:value-type="float">
            <text:p>0.120583194677355</text:p>
          </table:table-cell>
          <table:table-cell office:value-type="float" office:value="0.120164400614133" calcext:value-type="float">
            <text:p>0.120164400614133</text:p>
          </table:table-cell>
          <table:table-cell office:value-type="float" office:value="0.119544436841216" calcext:value-type="float">
            <text:p>0.119544436841216</text:p>
          </table:table-cell>
          <table:table-cell office:value-type="float" office:value="0.119346902393017" calcext:value-type="float">
            <text:p>0.119346902393017</text:p>
          </table:table-cell>
          <table:table-cell office:value-type="float" office:value="0.119390788187753" calcext:value-type="float">
            <text:p>0.119390788187753</text:p>
          </table:table-cell>
          <table:table-cell office:value-type="float" office:value="0.119672098800987" calcext:value-type="float">
            <text:p>0.119672098800987</text:p>
          </table:table-cell>
          <table:table-cell office:value-type="float" office:value="0.119708910338859" calcext:value-type="float">
            <text:p>0.119708910338859</text:p>
          </table:table-cell>
          <table:table-cell office:value-type="float" office:value="0.119385609213219" calcext:value-type="float">
            <text:p>0.119385609213219</text:p>
          </table:table-cell>
          <table:table-cell office:value-type="float" office:value="0.119460418702339" calcext:value-type="float">
            <text:p>0.119460418702339</text:p>
          </table:table-cell>
          <table:table-cell office:value-type="float" office:value="0.11937814830029" calcext:value-type="float">
            <text:p>0.11937814830029</text:p>
          </table:table-cell>
          <table:table-cell office:value-type="float" office:value="0.119330268104788" calcext:value-type="float">
            <text:p>0.119330268104788</text:p>
          </table:table-cell>
          <table:table-cell office:value-type="float" office:value="0.11942236627434" calcext:value-type="float">
            <text:p>0.11942236627434</text:p>
          </table:table-cell>
          <table:table-cell office:value-type="float" office:value="0.119307599654372" calcext:value-type="float">
            <text:p>0.119307599654372</text:p>
          </table:table-cell>
          <table:table-cell office:value-type="float" office:value="0.119463025625626" calcext:value-type="float">
            <text:p>0.119463025625626</text:p>
          </table:table-cell>
          <table:table-cell office:value-type="float" office:value="0.119418543170754" calcext:value-type="float">
            <text:p>0.119418543170754</text:p>
          </table:table-cell>
          <table:table-cell office:value-type="float" office:value="0.11935081283295" calcext:value-type="float">
            <text:p>0.11935081283295</text:p>
          </table:table-cell>
          <table:table-cell office:value-type="float" office:value="0.119395070805726" calcext:value-type="float">
            <text:p>0.119395070805726</text:p>
          </table:table-cell>
          <table:table-cell office:value-type="float" office:value="0.119320275340936" calcext:value-type="float">
            <text:p>0.119320275340936</text:p>
          </table:table-cell>
          <table:table-cell office:value-type="float" office:value="0.119363153161203" calcext:value-type="float">
            <text:p>0.119363153161203</text:p>
          </table:table-cell>
          <table:table-cell office:value-type="float" office:value="0.119515209952762" calcext:value-type="float">
            <text:p>0.119515209952762</text:p>
          </table:table-cell>
          <table:table-cell office:value-type="float" office:value="0.119448886917873" calcext:value-type="float">
            <text:p>0.119448886917873</text:p>
          </table:table-cell>
          <table:table-cell office:value-type="float" office:value="0.119442231074103" calcext:value-type="float">
            <text:p>0.119442231074103</text:p>
          </table:table-cell>
          <table:table-cell office:value-type="float" office:value="0.119499454960554" calcext:value-type="float">
            <text:p>0.119499454960554</text:p>
          </table:table-cell>
          <table:table-cell office:value-type="float" office:value="0.119370304956867" calcext:value-type="float">
            <text:p>0.119370304956867</text:p>
          </table:table-cell>
          <table:table-cell office:value-type="float" office:value="0.119439857386065" calcext:value-type="float">
            <text:p>0.119439857386065</text:p>
          </table:table-cell>
          <table:table-cell office:value-type="float" office:value="0.119359214095946" calcext:value-type="float">
            <text:p>0.119359214095946</text:p>
          </table:table-cell>
          <table:table-cell office:value-type="float" office:value="0.119469799234885" calcext:value-type="float">
            <text:p>0.119469799234885</text:p>
          </table:table-cell>
          <table:table-cell office:value-type="float" office:value="0.119445258985616" calcext:value-type="float">
            <text:p>0.119445258985616</text:p>
          </table:table-cell>
          <table:table-cell office:value-type="float" office:value="0.11936400522926" calcext:value-type="float">
            <text:p>0.11936400522926</text:p>
          </table:table-cell>
          <table:table-cell office:value-type="float" office:value="0.119446999070601" calcext:value-type="float">
            <text:p>0.119446999070601</text:p>
          </table:table-cell>
          <table:table-cell office:value-type="float" office:value="0.119313402605055" calcext:value-type="float">
            <text:p>0.119313402605055</text:p>
          </table:table-cell>
          <table:table-cell office:value-type="float" office:value="0.119420501784536" calcext:value-type="float">
            <text:p>0.119420501784536</text:p>
          </table:table-cell>
          <table:table-cell office:value-type="float" office:value="0.119441377838243" calcext:value-type="float">
            <text:p>0.119441377838243</text:p>
          </table:table-cell>
          <table:table-cell office:value-type="float" office:value="0.119495932077612" calcext:value-type="float">
            <text:p>0.119495932077612</text:p>
          </table:table-cell>
          <table:table-cell office:value-type="float" office:value="0.119538981861026" calcext:value-type="float">
            <text:p>0.119538981861026</text:p>
          </table:table-cell>
          <table:table-cell office:value-type="float" office:value="0.119497327529609" calcext:value-type="float">
            <text:p>0.119497327529609</text:p>
          </table:table-cell>
          <table:table-cell office:value-type="float" office:value="0.119471026922168" calcext:value-type="float">
            <text:p>0.119471026922168</text:p>
          </table:table-cell>
          <table:table-cell office:value-type="float" office:value="0.119469159507203" calcext:value-type="float">
            <text:p>0.119469159507203</text:p>
          </table:table-cell>
          <table:table-cell office:value-type="float" office:value="0.119512141258917" calcext:value-type="float">
            <text:p>0.119512141258917</text:p>
          </table:table-cell>
          <table:table-cell office:value-type="float" office:value="0.119482868920771" calcext:value-type="float">
            <text:p>0.119482868920771</text:p>
          </table:table-cell>
          <table:table-cell office:value-type="float" office:value="0.119492807757743" calcext:value-type="float">
            <text:p>0.119492807757743</text:p>
          </table:table-cell>
          <table:table-cell office:value-type="float" office:value="0.119580786382882" calcext:value-type="float">
            <text:p>0.119580786382882</text:p>
          </table:table-cell>
          <table:table-cell office:value-type="float" office:value="0.119512179251395" calcext:value-type="float">
            <text:p>0.119512179251395</text:p>
          </table:table-cell>
          <table:table-cell office:value-type="float" office:value="0.119376198406221" calcext:value-type="float">
            <text:p>0.119376198406221</text:p>
          </table:table-cell>
          <table:table-cell office:value-type="float" office:value="0.11949488510203" calcext:value-type="float">
            <text:p>0.11949488510203</text:p>
          </table:table-cell>
          <table:table-cell office:value-type="float" office:value="0.119564051734183" calcext:value-type="float">
            <text:p>0.119564051734183</text:p>
          </table:table-cell>
          <table:table-cell office:value-type="float" office:value="0.119537673545447" calcext:value-type="float">
            <text:p>0.119537673545447</text:p>
          </table:table-cell>
          <table:table-cell office:value-type="float" office:value="0.119529927001037" calcext:value-type="float">
            <text:p>0.119529927001037</text:p>
          </table:table-cell>
          <table:table-cell office:value-type="float" office:value="0.119434415584002" calcext:value-type="float">
            <text:p>0.119434415584002</text:p>
          </table:table-cell>
          <table:table-cell office:value-type="float" office:value="0.119423434814182" calcext:value-type="float">
            <text:p>0.119423434814182</text:p>
          </table:table-cell>
          <table:table-cell office:value-type="float" office:value="0.1193477789027" calcext:value-type="float">
            <text:p>0.1193477789027</text:p>
          </table:table-cell>
          <table:table-cell office:value-type="float" office:value="0.119558277027399" calcext:value-type="float">
            <text:p>0.119558277027399</text:p>
          </table:table-cell>
          <table:table-cell office:value-type="float" office:value="0.119491793636108" calcext:value-type="float">
            <text:p>0.119491793636108</text:p>
          </table:table-cell>
          <table:table-cell office:value-type="float" office:value="0.119375971051713" calcext:value-type="float">
            <text:p>0.119375971051713</text:p>
          </table:table-cell>
          <table:table-cell office:value-type="float" office:value="0.119461587338131" calcext:value-type="float">
            <text:p>0.119461587338131</text:p>
          </table:table-cell>
          <table:table-cell office:value-type="float" office:value="0.119514515743152" calcext:value-type="float">
            <text:p>0.119514515743152</text:p>
          </table:table-cell>
          <table:table-cell office:value-type="float" office:value="0.119478662420157" calcext:value-type="float">
            <text:p>0.119478662420157</text:p>
          </table:table-cell>
          <table:table-cell office:value-type="float" office:value="0.119512817241728" calcext:value-type="float">
            <text:p>0.119512817241728</text:p>
          </table:table-cell>
          <table:table-cell office:value-type="float" office:value="0.11946481541202" calcext:value-type="float">
            <text:p>0.11946481541202</text:p>
          </table:table-cell>
          <table:table-cell office:value-type="float" office:value="0.119475710313035" calcext:value-type="float">
            <text:p>0.119475710313035</text:p>
          </table:table-cell>
          <table:table-cell office:value-type="float" office:value="0.119522379138296" calcext:value-type="float">
            <text:p>0.119522379138296</text:p>
          </table:table-cell>
          <table:table-cell office:value-type="float" office:value="0.11942131152847" calcext:value-type="float">
            <text:p>0.11942131152847</text:p>
          </table:table-cell>
          <table:table-cell office:value-type="float" office:value="0.119407367635121" calcext:value-type="float">
            <text:p>0.119407367635121</text:p>
          </table:table-cell>
          <table:table-cell office:value-type="float" office:value="0.119514018496242" calcext:value-type="float">
            <text:p>0.119514018496242</text:p>
          </table:table-cell>
          <table:table-cell office:value-type="float" office:value="0.119426087269703" calcext:value-type="float">
            <text:p>0.119426087269703</text:p>
          </table:table-cell>
          <table:table-cell office:value-type="float" office:value="0.119363747489744" calcext:value-type="float">
            <text:p>0.119363747489744</text:p>
          </table:table-cell>
          <table:table-cell office:value-type="float" office:value="0.119550183671282" calcext:value-type="float">
            <text:p>0.119550183671282</text:p>
          </table:table-cell>
          <table:table-cell office:value-type="float" office:value="0.119409464879594" calcext:value-type="float">
            <text:p>0.119409464879594</text:p>
          </table:table-cell>
          <table:table-cell office:value-type="float" office:value="0.11949788722312" calcext:value-type="float">
            <text:p>0.11949788722312</text:p>
          </table:table-cell>
          <table:table-cell office:value-type="float" office:value="0.11955749389761" calcext:value-type="float">
            <text:p>0.11955749389761</text:p>
          </table:table-cell>
          <table:table-cell office:value-type="float" office:value="0.119607117589568" calcext:value-type="float">
            <text:p>0.119607117589568</text:p>
          </table:table-cell>
          <table:table-cell office:value-type="float" office:value="0.119512616284511" calcext:value-type="float">
            <text:p>0.119512616284511</text:p>
          </table:table-cell>
          <table:table-cell office:value-type="float" office:value="0.119522921503475" calcext:value-type="float">
            <text:p>0.119522921503475</text:p>
          </table:table-cell>
          <table:table-cell office:value-type="float" office:value="0.11951277750758" calcext:value-type="float">
            <text:p>0.11951277750758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02433569627981" calcext:value-type="float">
            <text:p>-0.010243356962798</text:p>
          </table:table-cell>
          <table:table-cell office:value-type="float" office:value="-0.0102514626258758" calcext:value-type="float">
            <text:p>-0.010251462625876</text:p>
          </table:table-cell>
          <table:table-cell office:value-type="float" office:value="-0.0102561892219168" calcext:value-type="float">
            <text:p>-0.010256189221917</text:p>
          </table:table-cell>
          <table:table-cell office:value-type="float" office:value="-0.0102361955676695" calcext:value-type="float">
            <text:p>-0.01023619556767</text:p>
          </table:table-cell>
          <table:table-cell office:value-type="float" office:value="-0.0102434584260492" calcext:value-type="float">
            <text:p>-0.010243458426049</text:p>
          </table:table-cell>
          <table:table-cell office:value-type="float" office:value="-0.0102560068965538" calcext:value-type="float">
            <text:p>-0.010256006896554</text:p>
          </table:table-cell>
          <table:table-cell office:value-type="float" office:value="-0.0102565367386313" calcext:value-type="float">
            <text:p>-0.010256536738631</text:p>
          </table:table-cell>
          <table:table-cell office:value-type="float" office:value="-0.0102508825622102" calcext:value-type="float">
            <text:p>-0.01025088256221</text:p>
          </table:table-cell>
          <table:table-cell office:value-type="float" office:value="-0.0102421434527956" calcext:value-type="float">
            <text:p>-0.010242143452796</text:p>
          </table:table-cell>
          <table:table-cell office:value-type="float" office:value="-0.0102481344818701" calcext:value-type="float">
            <text:p>-0.01024813448187</text:p>
          </table:table-cell>
          <table:table-cell office:value-type="float" office:value="-0.010243217369944" calcext:value-type="float">
            <text:p>-0.010243217369944</text:p>
          </table:table-cell>
          <table:table-cell office:value-type="float" office:value="-0.0102455524757336" calcext:value-type="float">
            <text:p>-0.010245552475734</text:p>
          </table:table-cell>
          <table:table-cell office:value-type="float" office:value="-0.0102469143712172" calcext:value-type="float">
            <text:p>-0.010246914371217</text:p>
          </table:table-cell>
          <table:table-cell office:value-type="float" office:value="-0.0102386070313658" calcext:value-type="float">
            <text:p>-0.010238607031366</text:p>
          </table:table-cell>
          <table:table-cell office:value-type="float" office:value="-0.0102521859679894" calcext:value-type="float">
            <text:p>-0.010252185967989</text:p>
          </table:table-cell>
          <table:table-cell office:value-type="float" office:value="-0.010240105185737" calcext:value-type="float">
            <text:p>-0.010240105185737</text:p>
          </table:table-cell>
          <table:table-cell office:value-type="float" office:value="-0.0102368571679901" calcext:value-type="float">
            <text:p>-0.01023685716799</text:p>
          </table:table-cell>
          <table:table-cell office:value-type="float" office:value="-0.0102426979191534" calcext:value-type="float">
            <text:p>-0.010242697919153</text:p>
          </table:table-cell>
          <table:table-cell office:value-type="float" office:value="-0.0102320193490701" calcext:value-type="float">
            <text:p>-0.01023201934907</text:p>
          </table:table-cell>
          <table:table-cell office:value-type="float" office:value="-0.010248441601637" calcext:value-type="float">
            <text:p>-0.010248441601637</text:p>
          </table:table-cell>
          <table:table-cell office:value-type="float" office:value="-0.0102410491857097" calcext:value-type="float">
            <text:p>-0.01024104918571</text:p>
          </table:table-cell>
          <table:table-cell office:value-type="float" office:value="-0.0102608804625883" calcext:value-type="float">
            <text:p>-0.010260880462588</text:p>
          </table:table-cell>
          <table:table-cell office:value-type="float" office:value="-0.0102470985131561" calcext:value-type="float">
            <text:p>-0.010247098513156</text:p>
          </table:table-cell>
          <table:table-cell office:value-type="float" office:value="-0.010242287236005" calcext:value-type="float">
            <text:p>-0.010242287236005</text:p>
          </table:table-cell>
          <table:table-cell office:value-type="float" office:value="-0.0102458032493633" calcext:value-type="float">
            <text:p>-0.010245803249363</text:p>
          </table:table-cell>
          <table:table-cell office:value-type="float" office:value="-0.0102628044644391" calcext:value-type="float">
            <text:p>-0.010262804464439</text:p>
          </table:table-cell>
          <table:table-cell office:value-type="float" office:value="-0.0102552638270431" calcext:value-type="float">
            <text:p>-0.010255263827043</text:p>
          </table:table-cell>
          <table:table-cell office:value-type="float" office:value="-0.0102556850136242" calcext:value-type="float">
            <text:p>-0.010255685013624</text:p>
          </table:table-cell>
          <table:table-cell office:value-type="float" office:value="-0.0102482095548755" calcext:value-type="float">
            <text:p>-0.010248209554876</text:p>
          </table:table-cell>
          <table:table-cell office:value-type="float" office:value="-0.0102338570190739" calcext:value-type="float">
            <text:p>-0.010233857019074</text:p>
          </table:table-cell>
          <table:table-cell office:value-type="float" office:value="-0.0102511616568153" calcext:value-type="float">
            <text:p>-0.010251161656815</text:p>
          </table:table-cell>
          <table:table-cell office:value-type="float" office:value="-0.0102440131296634" calcext:value-type="float">
            <text:p>-0.010244013129663</text:p>
          </table:table-cell>
          <table:table-cell office:value-type="float" office:value="-0.010241798529964" calcext:value-type="float">
            <text:p>-0.010241798529964</text:p>
          </table:table-cell>
          <table:table-cell office:value-type="float" office:value="-0.0102416514222581" calcext:value-type="float">
            <text:p>-0.010241651422258</text:p>
          </table:table-cell>
          <table:table-cell office:value-type="float" office:value="-0.0102531697909227" calcext:value-type="float">
            <text:p>-0.010253169790923</text:p>
          </table:table-cell>
          <table:table-cell office:value-type="float" office:value="-0.0102569638287013" calcext:value-type="float">
            <text:p>-0.010256963828701</text:p>
          </table:table-cell>
          <table:table-cell office:value-type="float" office:value="-0.0102388141549825" calcext:value-type="float">
            <text:p>-0.010238814154983</text:p>
          </table:table-cell>
          <table:table-cell office:value-type="float" office:value="-0.0102345493968459" calcext:value-type="float">
            <text:p>-0.010234549396846</text:p>
          </table:table-cell>
          <table:table-cell office:value-type="float" office:value="-0.0102481728443564" calcext:value-type="float">
            <text:p>-0.010248172844356</text:p>
          </table:table-cell>
          <table:table-cell office:value-type="float" office:value="-0.0102418944347977" calcext:value-type="float">
            <text:p>-0.010241894434798</text:p>
          </table:table-cell>
          <table:table-cell office:value-type="float" office:value="-0.0102402505439277" calcext:value-type="float">
            <text:p>-0.010240250543928</text:p>
          </table:table-cell>
          <table:table-cell office:value-type="float" office:value="-0.0102428740709338" calcext:value-type="float">
            <text:p>-0.010242874070934</text:p>
          </table:table-cell>
          <table:table-cell office:value-type="float" office:value="-0.0102434698886925" calcext:value-type="float">
            <text:p>-0.010243469888693</text:p>
          </table:table-cell>
          <table:table-cell office:value-type="float" office:value="-0.0100948956184992" calcext:value-type="float">
            <text:p>-0.010094895618499</text:p>
          </table:table-cell>
          <table:table-cell office:value-type="float" office:value="-0.0100168066916851" calcext:value-type="float">
            <text:p>-0.010016806691685</text:p>
          </table:table-cell>
          <table:table-cell office:value-type="float" office:value="-0.0100341817517764" calcext:value-type="float">
            <text:p>-0.010034181751776</text:p>
          </table:table-cell>
          <table:table-cell office:value-type="float" office:value="-0.00999705600590874" calcext:value-type="float">
            <text:p>-0.009997056005909</text:p>
          </table:table-cell>
          <table:table-cell office:value-type="float" office:value="-0.00979766858379115" calcext:value-type="float">
            <text:p>-0.009797668583791</text:p>
          </table:table-cell>
          <table:table-cell office:value-type="float" office:value="-0.0100837386872188" calcext:value-type="float">
            <text:p>-0.010083738687219</text:p>
          </table:table-cell>
          <table:table-cell office:value-type="float" office:value="-0.0110823831990916" calcext:value-type="float">
            <text:p>-0.011082383199092</text:p>
          </table:table-cell>
          <table:table-cell office:value-type="float" office:value="-0.0118081719793006" calcext:value-type="float">
            <text:p>-0.011808171979301</text:p>
          </table:table-cell>
          <table:table-cell office:value-type="float" office:value="-0.0119235590021317" calcext:value-type="float">
            <text:p>-0.011923559002132</text:p>
          </table:table-cell>
          <table:table-cell office:value-type="float" office:value="-0.0116416138606078" calcext:value-type="float">
            <text:p>-0.011641613860608</text:p>
          </table:table-cell>
          <table:table-cell office:value-type="float" office:value="-0.010759126899672" calcext:value-type="float">
            <text:p>-0.010759126899672</text:p>
          </table:table-cell>
          <table:table-cell office:value-type="float" office:value="-0.00955264694354119" calcext:value-type="float">
            <text:p>-0.009552646943541</text:p>
          </table:table-cell>
          <table:table-cell office:value-type="float" office:value="-0.0131746031410634" calcext:value-type="float">
            <text:p>-0.013174603141063</text:p>
          </table:table-cell>
          <table:table-cell office:value-type="float" office:value="-0.0252050148512193" calcext:value-type="float">
            <text:p>-0.025205014851219</text:p>
          </table:table-cell>
          <table:table-cell office:value-type="float" office:value="-0.0319072499920189" calcext:value-type="float">
            <text:p>-0.031907249992019</text:p>
          </table:table-cell>
          <table:table-cell office:value-type="float" office:value="-0.0520901429984007" calcext:value-type="float">
            <text:p>-0.052090142998401</text:p>
          </table:table-cell>
          <table:table-cell office:value-type="float" office:value="-0.0546326353736531" calcext:value-type="float">
            <text:p>-0.054632635373653</text:p>
          </table:table-cell>
          <table:table-cell office:value-type="float" office:value="-0.0547507743144615" calcext:value-type="float">
            <text:p>-0.054750774314462</text:p>
          </table:table-cell>
          <table:table-cell office:value-type="float" office:value="-0.0541964129269427" calcext:value-type="float">
            <text:p>-0.054196412926943</text:p>
          </table:table-cell>
          <table:table-cell office:value-type="float" office:value="-0.0519013296779792" calcext:value-type="float">
            <text:p>-0.051901329677979</text:p>
          </table:table-cell>
          <table:table-cell office:value-type="float" office:value="-0.0515342020246233" calcext:value-type="float">
            <text:p>-0.051534202024623</text:p>
          </table:table-cell>
          <table:table-cell office:value-type="float" office:value="-0.0508768487867317" calcext:value-type="float">
            <text:p>-0.050876848786732</text:p>
          </table:table-cell>
          <table:table-cell office:value-type="float" office:value="-0.0234807599432595" calcext:value-type="float">
            <text:p>-0.02348075994326</text:p>
          </table:table-cell>
          <table:table-cell office:value-type="float" office:value="-0.0241669973134433" calcext:value-type="float">
            <text:p>-0.024166997313443</text:p>
          </table:table-cell>
          <table:table-cell office:value-type="float" office:value="-0.0198965441031308" calcext:value-type="float">
            <text:p>-0.019896544103131</text:p>
          </table:table-cell>
          <table:table-cell office:value-type="float" office:value="-0.01655845361633" calcext:value-type="float">
            <text:p>-0.01655845361633</text:p>
          </table:table-cell>
          <table:table-cell office:value-type="float" office:value="-0.0103976212712925" calcext:value-type="float">
            <text:p>-0.010397621271293</text:p>
          </table:table-cell>
          <table:table-cell office:value-type="float" office:value="-0.00797970738335018" calcext:value-type="float">
            <text:p>-0.00797970738335</text:p>
          </table:table-cell>
          <table:table-cell office:value-type="float" office:value="-0.00684637405384635" calcext:value-type="float">
            <text:p>-0.006846374053846</text:p>
          </table:table-cell>
          <table:table-cell office:value-type="float" office:value="-0.00497573561355302" calcext:value-type="float">
            <text:p>-0.004975735613553</text:p>
          </table:table-cell>
          <table:table-cell office:value-type="float" office:value="-0.00750811741351716" calcext:value-type="float">
            <text:p>-0.007508117413517</text:p>
          </table:table-cell>
          <table:table-cell office:value-type="float" office:value="-0.0390538587099994" calcext:value-type="float">
            <text:p>-0.039053858709999</text:p>
          </table:table-cell>
          <table:table-cell office:value-type="float" office:value="-0.0428196604623329" calcext:value-type="float">
            <text:p>-0.042819660462333</text:p>
          </table:table-cell>
          <table:table-cell office:value-type="float" office:value="-0.0467111626437539" calcext:value-type="float">
            <text:p>-0.046711162643754</text:p>
          </table:table-cell>
          <table:table-cell office:value-type="float" office:value="-0.0473738879212432" calcext:value-type="float">
            <text:p>-0.047373887921243</text:p>
          </table:table-cell>
          <table:table-cell office:value-type="float" office:value="-0.0478582897752674" calcext:value-type="float">
            <text:p>-0.047858289775267</text:p>
          </table:table-cell>
          <table:table-cell office:value-type="float" office:value="-0.0443609916282766" calcext:value-type="float">
            <text:p>-0.044360991628277</text:p>
          </table:table-cell>
          <table:table-cell office:value-type="float" office:value="-0.0407663426738805" calcext:value-type="float">
            <text:p>-0.040766342673881</text:p>
          </table:table-cell>
          <table:table-cell office:value-type="float" office:value="-0.0344563420541253" calcext:value-type="float">
            <text:p>-0.034456342054125</text:p>
          </table:table-cell>
          <table:table-cell office:value-type="float" office:value="-0.0215804794522741" calcext:value-type="float">
            <text:p>-0.021580479452274</text:p>
          </table:table-cell>
          <table:table-cell office:value-type="float" office:value="-0.0127742220763251" calcext:value-type="float">
            <text:p>-0.012774222076325</text:p>
          </table:table-cell>
          <table:table-cell office:value-type="float" office:value="-0.00459606131738215" calcext:value-type="float">
            <text:p>-0.004596061317382</text:p>
          </table:table-cell>
          <table:table-cell office:value-type="float" office:value="-0.0172784129206082" calcext:value-type="float">
            <text:p>-0.017278412920608</text:p>
          </table:table-cell>
          <table:table-cell office:value-type="float" office:value="-0.0174833104203756" calcext:value-type="float">
            <text:p>-0.017483310420376</text:p>
          </table:table-cell>
          <table:table-cell office:value-type="float" office:value="-0.0170318971955608" calcext:value-type="float">
            <text:p>-0.017031897195561</text:p>
          </table:table-cell>
          <table:table-cell office:value-type="float" office:value="-0.016501368544605" calcext:value-type="float">
            <text:p>-0.016501368544605</text:p>
          </table:table-cell>
          <table:table-cell office:value-type="float" office:value="-0.0149907660942801" calcext:value-type="float">
            <text:p>-0.01499076609428</text:p>
          </table:table-cell>
          <table:table-cell office:value-type="float" office:value="-0.0143461878480678" calcext:value-type="float">
            <text:p>-0.014346187848068</text:p>
          </table:table-cell>
          <table:table-cell office:value-type="float" office:value="-0.0129221971508255" calcext:value-type="float">
            <text:p>-0.012922197150826</text:p>
          </table:table-cell>
          <table:table-cell office:value-type="float" office:value="-0.0115994711576724" calcext:value-type="float">
            <text:p>-0.011599471157672</text:p>
          </table:table-cell>
          <table:table-cell office:value-type="float" office:value="-0.0101793600177108" calcext:value-type="float">
            <text:p>-0.010179360017711</text:p>
          </table:table-cell>
          <table:table-cell office:value-type="float" office:value="-0.00714722779956474" calcext:value-type="float">
            <text:p>-0.007147227799565</text:p>
          </table:table-cell>
          <table:table-cell office:value-type="float" office:value="-0.0162042820266526" calcext:value-type="float">
            <text:p>-0.016204282026653</text:p>
          </table:table-cell>
          <table:table-cell office:value-type="float" office:value="-0.029517727263129" calcext:value-type="float">
            <text:p>-0.029517727263129</text:p>
          </table:table-cell>
          <table:table-cell office:value-type="float" office:value="-0.0346360864289053" calcext:value-type="float">
            <text:p>-0.034636086428905</text:p>
          </table:table-cell>
          <table:table-cell office:value-type="float" office:value="-0.0438305621058234" calcext:value-type="float">
            <text:p>-0.043830562105823</text:p>
          </table:table-cell>
          <table:table-cell office:value-type="float" office:value="-0.0495038944828897" calcext:value-type="float">
            <text:p>-0.04950389448289</text:p>
          </table:table-cell>
          <table:table-cell office:value-type="float" office:value="-0.0500607467809235" calcext:value-type="float">
            <text:p>-0.050060746780924</text:p>
          </table:table-cell>
          <table:table-cell office:value-type="float" office:value="-0.0463157013417046" calcext:value-type="float">
            <text:p>-0.046315701341705</text:p>
          </table:table-cell>
          <table:table-cell office:value-type="float" office:value="-0.0448634974480765" calcext:value-type="float">
            <text:p>-0.044863497448077</text:p>
          </table:table-cell>
          <table:table-cell office:value-type="float" office:value="-0.0442765501979048" calcext:value-type="float">
            <text:p>-0.044276550197905</text:p>
          </table:table-cell>
          <table:table-cell office:value-type="float" office:value="-0.0153582685460249" calcext:value-type="float">
            <text:p>-0.015358268546025</text:p>
          </table:table-cell>
          <table:table-cell office:value-type="float" office:value="-0.00700160116661831" calcext:value-type="float">
            <text:p>-0.007001601166618</text:p>
          </table:table-cell>
          <table:table-cell office:value-type="float" office:value="-0.00610700494584602" calcext:value-type="float">
            <text:p>-0.006107004945846</text:p>
          </table:table-cell>
          <table:table-cell office:value-type="float" office:value="-0.0024476722712649" calcext:value-type="float">
            <text:p>-0.002447672271265</text:p>
          </table:table-cell>
          <table:table-cell office:value-type="float" office:value="0.00239798693503641" calcext:value-type="float">
            <text:p>0.002397986935036</text:p>
          </table:table-cell>
          <table:table-cell office:value-type="float" office:value="0.00322521351053683" calcext:value-type="float">
            <text:p>0.003225213510537</text:p>
          </table:table-cell>
          <table:table-cell office:value-type="float" office:value="0.00330136271887856" calcext:value-type="float">
            <text:p>0.003301362718879</text:p>
          </table:table-cell>
          <table:table-cell office:value-type="float" office:value="0.00279698073400074" calcext:value-type="float">
            <text:p>0.002796980734001</text:p>
          </table:table-cell>
          <table:table-cell office:value-type="float" office:value="-0.0418775124041407" calcext:value-type="float">
            <text:p>-0.041877512404141</text:p>
          </table:table-cell>
          <table:table-cell office:value-type="float" office:value="-0.0388107645369923" calcext:value-type="float">
            <text:p>-0.038810764536992</text:p>
          </table:table-cell>
          <table:table-cell office:value-type="float" office:value="-0.029973113608238" calcext:value-type="float">
            <text:p>-0.029973113608238</text:p>
          </table:table-cell>
          <table:table-cell office:value-type="float" office:value="-0.0141265804012335" calcext:value-type="float">
            <text:p>-0.014126580401234</text:p>
          </table:table-cell>
          <table:table-cell office:value-type="float" office:value="-0.00872100346410472" calcext:value-type="float">
            <text:p>-0.008721003464105</text:p>
          </table:table-cell>
          <table:table-cell office:value-type="float" office:value="-0.00345203227242351" calcext:value-type="float">
            <text:p>-0.003452032272424</text:p>
          </table:table-cell>
          <table:table-cell office:value-type="float" office:value="-0.0158043028159002" calcext:value-type="float">
            <text:p>-0.0158043028159</text:p>
          </table:table-cell>
          <table:table-cell office:value-type="float" office:value="-0.0175664657677266" calcext:value-type="float">
            <text:p>-0.017566465767727</text:p>
          </table:table-cell>
          <table:table-cell office:value-type="float" office:value="-0.0162961966778372" calcext:value-type="float">
            <text:p>-0.016296196677837</text:p>
          </table:table-cell>
          <table:table-cell office:value-type="float" office:value="-0.0151066249070631" calcext:value-type="float">
            <text:p>-0.015106624907063</text:p>
          </table:table-cell>
          <table:table-cell office:value-type="float" office:value="-0.0144373663033521" calcext:value-type="float">
            <text:p>-0.014437366303352</text:p>
          </table:table-cell>
          <table:table-cell office:value-type="float" office:value="-0.0134806639065015" calcext:value-type="float">
            <text:p>-0.013480663906502</text:p>
          </table:table-cell>
          <table:table-cell office:value-type="float" office:value="-0.0122864681315982" calcext:value-type="float">
            <text:p>-0.012286468131598</text:p>
          </table:table-cell>
          <table:table-cell office:value-type="float" office:value="-0.0110771255731834" calcext:value-type="float">
            <text:p>-0.011077125573183</text:p>
          </table:table-cell>
          <table:table-cell office:value-type="float" office:value="-0.00997885511762982" calcext:value-type="float">
            <text:p>-0.00997885511763</text:p>
          </table:table-cell>
          <table:table-cell office:value-type="float" office:value="-0.00812058889607864" calcext:value-type="float">
            <text:p>-0.008120588896079</text:p>
          </table:table-cell>
          <table:table-cell office:value-type="float" office:value="-0.0152231932776986" calcext:value-type="float">
            <text:p>-0.015223193277699</text:p>
          </table:table-cell>
          <table:table-cell office:value-type="float" office:value="-0.034311402939638" calcext:value-type="float">
            <text:p>-0.034311402939638</text:p>
          </table:table-cell>
          <table:table-cell office:value-type="float" office:value="-0.0395611327206421" calcext:value-type="float">
            <text:p>-0.039561132720642</text:p>
          </table:table-cell>
          <table:table-cell office:value-type="float" office:value="-0.0476448505307147" calcext:value-type="float">
            <text:p>-0.047644850530715</text:p>
          </table:table-cell>
          <table:table-cell office:value-type="float" office:value="-0.0512628276469524" calcext:value-type="float">
            <text:p>-0.051262827646952</text:p>
          </table:table-cell>
          <table:table-cell office:value-type="float" office:value="-0.0493177812861721" calcext:value-type="float">
            <text:p>-0.049317781286172</text:p>
          </table:table-cell>
          <table:table-cell office:value-type="float" office:value="-0.0473401823502371" calcext:value-type="float">
            <text:p>-0.047340182350237</text:p>
          </table:table-cell>
          <table:table-cell office:value-type="float" office:value="-0.0468597446514628" calcext:value-type="float">
            <text:p>-0.046859744651463</text:p>
          </table:table-cell>
          <table:table-cell office:value-type="float" office:value="-0.0385781289699547" calcext:value-type="float">
            <text:p>-0.038578128969955</text:p>
          </table:table-cell>
          <table:table-cell office:value-type="float" office:value="-0.01950669567223" calcext:value-type="float">
            <text:p>-0.01950669567223</text:p>
          </table:table-cell>
          <table:table-cell office:value-type="float" office:value="-0.0173806360353988" calcext:value-type="float">
            <text:p>-0.017380636035399</text:p>
          </table:table-cell>
          <table:table-cell office:value-type="float" office:value="-0.0150302430306844" calcext:value-type="float">
            <text:p>-0.015030243030684</text:p>
          </table:table-cell>
          <table:table-cell office:value-type="float" office:value="-0.014029779804803" calcext:value-type="float">
            <text:p>-0.014029779804803</text:p>
          </table:table-cell>
          <table:table-cell office:value-type="float" office:value="-0.0127525405842486" calcext:value-type="float">
            <text:p>-0.012752540584249</text:p>
          </table:table-cell>
          <table:table-cell office:value-type="float" office:value="-0.0123250569609415" calcext:value-type="float">
            <text:p>-0.012325056960942</text:p>
          </table:table-cell>
          <table:table-cell office:value-type="float" office:value="-0.0104512396250585" calcext:value-type="float">
            <text:p>-0.010451239625059</text:p>
          </table:table-cell>
          <table:table-cell office:value-type="float" office:value="-0.00738414695195094" calcext:value-type="float">
            <text:p>-0.007384146951951</text:p>
          </table:table-cell>
          <table:table-cell office:value-type="float" office:value="-0.00414329321319954" calcext:value-type="float">
            <text:p>-0.0041432932132</text:p>
          </table:table-cell>
          <table:table-cell office:value-type="float" office:value="-0.00386576283048938" calcext:value-type="float">
            <text:p>-0.003865762830489</text:p>
          </table:table-cell>
          <table:table-cell office:value-type="float" office:value="-0.00402653481284205" calcext:value-type="float">
            <text:p>-0.004026534812842</text:p>
          </table:table-cell>
          <table:table-cell office:value-type="float" office:value="-0.00452517314288046" calcext:value-type="float">
            <text:p>-0.00452517314288</text:p>
          </table:table-cell>
          <table:table-cell office:value-type="float" office:value="-0.0487038272609542" calcext:value-type="float">
            <text:p>-0.048703827260954</text:p>
          </table:table-cell>
          <table:table-cell office:value-type="float" office:value="-0.0484232999575526" calcext:value-type="float">
            <text:p>-0.048423299957553</text:p>
          </table:table-cell>
          <table:table-cell office:value-type="float" office:value="-0.046645141265185" calcext:value-type="float">
            <text:p>-0.046645141265185</text:p>
          </table:table-cell>
          <table:table-cell office:value-type="float" office:value="-0.0415205689014058" calcext:value-type="float">
            <text:p>-0.041520568901406</text:p>
          </table:table-cell>
          <table:table-cell office:value-type="float" office:value="-0.0373929451966176" calcext:value-type="float">
            <text:p>-0.037392945196618</text:p>
          </table:table-cell>
          <table:table-cell office:value-type="float" office:value="-0.0333614909395322" calcext:value-type="float">
            <text:p>-0.033361490939532</text:p>
          </table:table-cell>
          <table:table-cell office:value-type="float" office:value="-0.0317746184149035" calcext:value-type="float">
            <text:p>-0.031774618414904</text:p>
          </table:table-cell>
          <table:table-cell office:value-type="float" office:value="-0.0102409633383698" calcext:value-type="float">
            <text:p>-0.01024096333837</text:p>
          </table:table-cell>
          <table:table-cell office:value-type="float" office:value="-0.0204418190424038" calcext:value-type="float">
            <text:p>-0.020441819042404</text:p>
          </table:table-cell>
          <table:table-cell office:value-type="float" office:value="-0.0213550769037842" calcext:value-type="float">
            <text:p>-0.021355076903784</text:p>
          </table:table-cell>
          <table:table-cell office:value-type="float" office:value="-0.0183523986541651" calcext:value-type="float">
            <text:p>-0.018352398654165</text:p>
          </table:table-cell>
          <table:table-cell office:value-type="float" office:value="-0.018736461772078" calcext:value-type="float">
            <text:p>-0.018736461772078</text:p>
          </table:table-cell>
          <table:table-cell office:value-type="float" office:value="-0.0183950391786518" calcext:value-type="float">
            <text:p>-0.018395039178652</text:p>
          </table:table-cell>
          <table:table-cell office:value-type="float" office:value="-0.0166707014265793" calcext:value-type="float">
            <text:p>-0.016670701426579</text:p>
          </table:table-cell>
          <table:table-cell office:value-type="float" office:value="-0.0104202792554167" calcext:value-type="float">
            <text:p>-0.010420279255417</text:p>
          </table:table-cell>
          <table:table-cell office:value-type="float" office:value="-0.0103951419154224" calcext:value-type="float">
            <text:p>-0.010395141915422</text:p>
          </table:table-cell>
          <table:table-cell office:value-type="float" office:value="-0.0159404945182097" calcext:value-type="float">
            <text:p>-0.01594049451821</text:p>
          </table:table-cell>
          <table:table-cell office:value-type="float" office:value="-0.0282554100031407" calcext:value-type="float">
            <text:p>-0.028255410003141</text:p>
          </table:table-cell>
          <table:table-cell office:value-type="float" office:value="-0.0323073962039999" calcext:value-type="float">
            <text:p>-0.032307396204</text:p>
          </table:table-cell>
          <table:table-cell office:value-type="float" office:value="-0.0330260514768185" calcext:value-type="float">
            <text:p>-0.033026051476819</text:p>
          </table:table-cell>
          <table:table-cell office:value-type="float" office:value="-0.0404226092582245" calcext:value-type="float">
            <text:p>-0.040422609258225</text:p>
          </table:table-cell>
          <table:table-cell office:value-type="float" office:value="-0.0491942755051588" calcext:value-type="float">
            <text:p>-0.049194275505159</text:p>
          </table:table-cell>
          <table:table-cell office:value-type="float" office:value="-0.051281469375296" calcext:value-type="float">
            <text:p>-0.051281469375296</text:p>
          </table:table-cell>
          <table:table-cell office:value-type="float" office:value="-0.0525460944164376" calcext:value-type="float">
            <text:p>-0.052546094416438</text:p>
          </table:table-cell>
          <table:table-cell office:value-type="float" office:value="-0.0519569546468713" calcext:value-type="float">
            <text:p>-0.051956954646871</text:p>
          </table:table-cell>
          <table:table-cell office:value-type="float" office:value="-0.0502104007692371" calcext:value-type="float">
            <text:p>-0.050210400769237</text:p>
          </table:table-cell>
          <table:table-cell office:value-type="float" office:value="-0.0516872225874822" calcext:value-type="float">
            <text:p>-0.051687222587482</text:p>
          </table:table-cell>
          <table:table-cell office:value-type="float" office:value="-0.0489418493155497" calcext:value-type="float">
            <text:p>-0.04894184931555</text:p>
          </table:table-cell>
          <table:table-cell office:value-type="float" office:value="-0.029082963849522" calcext:value-type="float">
            <text:p>-0.029082963849522</text:p>
          </table:table-cell>
          <table:table-cell office:value-type="float" office:value="-0.0195288187445954" calcext:value-type="float">
            <text:p>-0.019528818744595</text:p>
          </table:table-cell>
          <table:table-cell office:value-type="float" office:value="-0.0183681405906097" calcext:value-type="float">
            <text:p>-0.01836814059061</text:p>
          </table:table-cell>
          <table:table-cell office:value-type="float" office:value="-0.0188954054204785" calcext:value-type="float">
            <text:p>-0.018895405420479</text:p>
          </table:table-cell>
          <table:table-cell office:value-type="float" office:value="-0.0195534069276982" calcext:value-type="float">
            <text:p>-0.019553406927698</text:p>
          </table:table-cell>
          <table:table-cell office:value-type="float" office:value="-0.0201967145021457" calcext:value-type="float">
            <text:p>-0.020196714502146</text:p>
          </table:table-cell>
          <table:table-cell office:value-type="float" office:value="-0.0210091571595402" calcext:value-type="float">
            <text:p>-0.02100915715954</text:p>
          </table:table-cell>
          <table:table-cell office:value-type="float" office:value="-0.0215798655563386" calcext:value-type="float">
            <text:p>-0.021579865556339</text:p>
          </table:table-cell>
          <table:table-cell office:value-type="float" office:value="-0.0216363919319033" calcext:value-type="float">
            <text:p>-0.021636391931903</text:p>
          </table:table-cell>
          <table:table-cell office:value-type="float" office:value="-0.0211819585182785" calcext:value-type="float">
            <text:p>-0.021181958518279</text:p>
          </table:table-cell>
          <table:table-cell office:value-type="float" office:value="-0.0202501254821972" calcext:value-type="float">
            <text:p>-0.020250125482197</text:p>
          </table:table-cell>
          <table:table-cell office:value-type="float" office:value="-0.0177271348071917" calcext:value-type="float">
            <text:p>-0.017727134807192</text:p>
          </table:table-cell>
          <table:table-cell office:value-type="float" office:value="-0.0155271811688302" calcext:value-type="float">
            <text:p>-0.01552718116883</text:p>
          </table:table-cell>
          <table:table-cell office:value-type="float" office:value="-0.0130148693321045" calcext:value-type="float">
            <text:p>-0.013014869332105</text:p>
          </table:table-cell>
          <table:table-cell office:value-type="float" office:value="-0.0105706558800457" calcext:value-type="float">
            <text:p>-0.010570655880046</text:p>
          </table:table-cell>
          <table:table-cell office:value-type="float" office:value="-0.0518660826498384" calcext:value-type="float">
            <text:p>-0.051866082649838</text:p>
          </table:table-cell>
          <table:table-cell office:value-type="float" office:value="-0.0504747636452233" calcext:value-type="float">
            <text:p>-0.050474763645223</text:p>
          </table:table-cell>
          <table:table-cell office:value-type="float" office:value="-0.0446411437790057" calcext:value-type="float">
            <text:p>-0.044641143779006</text:p>
          </table:table-cell>
          <table:table-cell office:value-type="float" office:value="-0.0339423872943913" calcext:value-type="float">
            <text:p>-0.033942387294391</text:p>
          </table:table-cell>
          <table:table-cell office:value-type="float" office:value="-0.0229070569553405" calcext:value-type="float">
            <text:p>-0.022907056955341</text:p>
          </table:table-cell>
          <table:table-cell office:value-type="float" office:value="-0.0172302354204188" calcext:value-type="float">
            <text:p>-0.017230235420419</text:p>
          </table:table-cell>
          <table:table-cell office:value-type="float" office:value="-0.0051527696123671" calcext:value-type="float">
            <text:p>-0.005152769612367</text:p>
          </table:table-cell>
          <table:table-cell office:value-type="float" office:value="-0.0225086426873716" calcext:value-type="float">
            <text:p>-0.022508642687372</text:p>
          </table:table-cell>
          <table:table-cell office:value-type="float" office:value="-0.0223675905048699" calcext:value-type="float">
            <text:p>-0.02236759050487</text:p>
          </table:table-cell>
          <table:table-cell office:value-type="float" office:value="-0.0195021233948668" calcext:value-type="float">
            <text:p>-0.019502123394867</text:p>
          </table:table-cell>
          <table:table-cell office:value-type="float" office:value="-0.0185085599091969" calcext:value-type="float">
            <text:p>-0.018508559909197</text:p>
          </table:table-cell>
          <table:table-cell office:value-type="float" office:value="-0.0176906789950492" calcext:value-type="float">
            <text:p>-0.017690678995049</text:p>
          </table:table-cell>
          <table:table-cell office:value-type="float" office:value="-0.0162050259268218" calcext:value-type="float">
            <text:p>-0.016205025926822</text:p>
          </table:table-cell>
          <table:table-cell office:value-type="float" office:value="-0.0139086618269934" calcext:value-type="float">
            <text:p>-0.013908661826993</text:p>
          </table:table-cell>
          <table:table-cell office:value-type="float" office:value="-0.0125784107624283" calcext:value-type="float">
            <text:p>-0.012578410762428</text:p>
          </table:table-cell>
          <table:table-cell office:value-type="float" office:value="-0.0445803576815347" calcext:value-type="float">
            <text:p>-0.044580357681535</text:p>
          </table:table-cell>
          <table:table-cell office:value-type="float" office:value="-0.050233946801589" calcext:value-type="float">
            <text:p>-0.050233946801589</text:p>
          </table:table-cell>
          <table:table-cell office:value-type="float" office:value="-0.0505098132279684" calcext:value-type="float">
            <text:p>-0.050509813227968</text:p>
          </table:table-cell>
          <table:table-cell office:value-type="float" office:value="-0.0503068372873835" calcext:value-type="float">
            <text:p>-0.050306837287384</text:p>
          </table:table-cell>
          <table:table-cell office:value-type="float" office:value="-0.0491135716901352" calcext:value-type="float">
            <text:p>-0.049113571690135</text:p>
          </table:table-cell>
          <table:table-cell office:value-type="float" office:value="-0.0492216679584774" calcext:value-type="float">
            <text:p>-0.049221667958477</text:p>
          </table:table-cell>
          <table:table-cell office:value-type="float" office:value="-0.0474329448616701" calcext:value-type="float">
            <text:p>-0.04743294486167</text:p>
          </table:table-cell>
          <table:table-cell office:value-type="float" office:value="-0.0364382895273384" calcext:value-type="float">
            <text:p>-0.036438289527338</text:p>
          </table:table-cell>
          <table:table-cell office:value-type="float" office:value="-0.0325441253207542" calcext:value-type="float">
            <text:p>-0.032544125320754</text:p>
          </table:table-cell>
          <table:table-cell office:value-type="float" office:value="-0.029020645868401" calcext:value-type="float">
            <text:p>-0.029020645868401</text:p>
          </table:table-cell>
          <table:table-cell office:value-type="float" office:value="-0.0262720790105593" calcext:value-type="float">
            <text:p>-0.026272079010559</text:p>
          </table:table-cell>
          <table:table-cell office:value-type="float" office:value="-0.0185538801119687" calcext:value-type="float">
            <text:p>-0.018553880111969</text:p>
          </table:table-cell>
          <table:table-cell office:value-type="float" office:value="-0.0162728269075768" calcext:value-type="float">
            <text:p>-0.016272826907577</text:p>
          </table:table-cell>
          <table:table-cell office:value-type="float" office:value="-0.0134504292752769" calcext:value-type="float">
            <text:p>-0.013450429275277</text:p>
          </table:table-cell>
          <table:table-cell office:value-type="float" office:value="-0.0119185934639172" calcext:value-type="float">
            <text:p>-0.011918593463917</text:p>
          </table:table-cell>
          <table:table-cell office:value-type="float" office:value="-0.0107843929723163" calcext:value-type="float">
            <text:p>-0.010784392972316</text:p>
          </table:table-cell>
          <table:table-cell office:value-type="float" office:value="-0.0078975854398041" calcext:value-type="float">
            <text:p>-0.007897585439804</text:p>
          </table:table-cell>
          <table:table-cell office:value-type="float" office:value="-0.00725717424749927" calcext:value-type="float">
            <text:p>-0.007257174247499</text:p>
          </table:table-cell>
          <table:table-cell office:value-type="float" office:value="-0.00657878726582735" calcext:value-type="float">
            <text:p>-0.006578787265827</text:p>
          </table:table-cell>
          <table:table-cell office:value-type="float" office:value="-0.0481670853633648" calcext:value-type="float">
            <text:p>-0.048167085363365</text:p>
          </table:table-cell>
          <table:table-cell office:value-type="float" office:value="-0.0469900393052528" calcext:value-type="float">
            <text:p>-0.046990039305253</text:p>
          </table:table-cell>
          <table:table-cell office:value-type="float" office:value="-0.0427369753081702" calcext:value-type="float">
            <text:p>-0.04273697530817</text:p>
          </table:table-cell>
          <table:table-cell office:value-type="float" office:value="-0.0379585583039268" calcext:value-type="float">
            <text:p>-0.037958558303927</text:p>
          </table:table-cell>
          <table:table-cell office:value-type="float" office:value="-0.0311052989826651" calcext:value-type="float">
            <text:p>-0.031105298982665</text:p>
          </table:table-cell>
          <table:table-cell office:value-type="float" office:value="-0.0281783694719097" calcext:value-type="float">
            <text:p>-0.02817836947191</text:p>
          </table:table-cell>
          <table:table-cell office:value-type="float" office:value="-0.0252996740198488" calcext:value-type="float">
            <text:p>-0.025299674019849</text:p>
          </table:table-cell>
          <table:table-cell office:value-type="float" office:value="-0.0138507006572937" calcext:value-type="float">
            <text:p>-0.013850700657294</text:p>
          </table:table-cell>
          <table:table-cell office:value-type="float" office:value="-0.0180357609131733" calcext:value-type="float">
            <text:p>-0.018035760913173</text:p>
          </table:table-cell>
          <table:table-cell office:value-type="float" office:value="-0.0201194920046378" calcext:value-type="float">
            <text:p>-0.020119492004638</text:p>
          </table:table-cell>
          <table:table-cell office:value-type="float" office:value="-0.018119508674694" calcext:value-type="float">
            <text:p>-0.018119508674694</text:p>
          </table:table-cell>
          <table:table-cell office:value-type="float" office:value="-0.0183953619218435" calcext:value-type="float">
            <text:p>-0.018395361921844</text:p>
          </table:table-cell>
          <table:table-cell office:value-type="float" office:value="-0.017943133756966" calcext:value-type="float">
            <text:p>-0.017943133756966</text:p>
          </table:table-cell>
          <table:table-cell office:value-type="float" office:value="-0.0119870319757737" calcext:value-type="float">
            <text:p>-0.011987031975774</text:p>
          </table:table-cell>
          <table:table-cell office:value-type="float" office:value="-0.00494186246169137" calcext:value-type="float">
            <text:p>-0.004941862461691</text:p>
          </table:table-cell>
          <table:table-cell office:value-type="float" office:value="-0.00600868820245738" calcext:value-type="float">
            <text:p>-0.006008688202457</text:p>
          </table:table-cell>
          <table:table-cell office:value-type="float" office:value="-0.0161503634279665" calcext:value-type="float">
            <text:p>-0.016150363427967</text:p>
          </table:table-cell>
          <table:table-cell office:value-type="float" office:value="-0.0281915610138594" calcext:value-type="float">
            <text:p>-0.028191561013859</text:p>
          </table:table-cell>
          <table:table-cell office:value-type="float" office:value="-0.0307586073171487" calcext:value-type="float">
            <text:p>-0.030758607317149</text:p>
          </table:table-cell>
          <table:table-cell office:value-type="float" office:value="-0.0359145333377716" calcext:value-type="float">
            <text:p>-0.035914533337772</text:p>
          </table:table-cell>
          <table:table-cell office:value-type="float" office:value="-0.0428560397558761" calcext:value-type="float">
            <text:p>-0.042856039755876</text:p>
          </table:table-cell>
          <table:table-cell office:value-type="float" office:value="-0.049982388069729" calcext:value-type="float">
            <text:p>-0.049982388069729</text:p>
          </table:table-cell>
          <table:table-cell office:value-type="float" office:value="-0.0513135546511258" calcext:value-type="float">
            <text:p>-0.051313554651126</text:p>
          </table:table-cell>
          <table:table-cell office:value-type="float" office:value="-0.0514750667003735" calcext:value-type="float">
            <text:p>-0.051475066700374</text:p>
          </table:table-cell>
          <table:table-cell office:value-type="float" office:value="-0.0492839759602342" calcext:value-type="float">
            <text:p>-0.049283975960234</text:p>
          </table:table-cell>
          <table:table-cell office:value-type="float" office:value="-0.0497130408346071" calcext:value-type="float">
            <text:p>-0.049713040834607</text:p>
          </table:table-cell>
          <table:table-cell office:value-type="float" office:value="-0.0512998607258419" calcext:value-type="float">
            <text:p>-0.051299860725842</text:p>
          </table:table-cell>
          <table:table-cell office:value-type="float" office:value="-0.0502273954509369" calcext:value-type="float">
            <text:p>-0.050227395450937</text:p>
          </table:table-cell>
          <table:table-cell office:value-type="float" office:value="-0.0422138874366636" calcext:value-type="float">
            <text:p>-0.042213887436664</text:p>
          </table:table-cell>
          <table:table-cell office:value-type="float" office:value="-0.0326534748825208" calcext:value-type="float">
            <text:p>-0.032653474882521</text:p>
          </table:table-cell>
          <table:table-cell office:value-type="float" office:value="-0.0224137435672881" calcext:value-type="float">
            <text:p>-0.022413743567288</text:p>
          </table:table-cell>
          <table:table-cell office:value-type="float" office:value="-0.0183969784016623" calcext:value-type="float">
            <text:p>-0.018396978401662</text:p>
          </table:table-cell>
          <table:table-cell office:value-type="float" office:value="-0.0163024957065983" calcext:value-type="float">
            <text:p>-0.016302495706598</text:p>
          </table:table-cell>
          <table:table-cell office:value-type="float" office:value="-0.0159964513683137" calcext:value-type="float">
            <text:p>-0.015996451368314</text:p>
          </table:table-cell>
          <table:table-cell office:value-type="float" office:value="-0.0160693892346929" calcext:value-type="float">
            <text:p>-0.016069389234693</text:p>
          </table:table-cell>
          <table:table-cell office:value-type="float" office:value="-0.0158307784019407" calcext:value-type="float">
            <text:p>-0.015830778401941</text:p>
          </table:table-cell>
          <table:table-cell office:value-type="float" office:value="-0.0160415996610309" calcext:value-type="float">
            <text:p>-0.016041599661031</text:p>
          </table:table-cell>
          <table:table-cell office:value-type="float" office:value="-0.015765092211736" calcext:value-type="float">
            <text:p>-0.015765092211736</text:p>
          </table:table-cell>
          <table:table-cell office:value-type="float" office:value="-0.0145354688057503" calcext:value-type="float">
            <text:p>-0.01453546880575</text:p>
          </table:table-cell>
          <table:table-cell office:value-type="float" office:value="-0.0108803733267353" calcext:value-type="float">
            <text:p>-0.010880373326735</text:p>
          </table:table-cell>
          <table:table-cell office:value-type="float" office:value="-0.00960696661459858" calcext:value-type="float">
            <text:p>-0.009606966614599</text:p>
          </table:table-cell>
          <table:table-cell office:value-type="float" office:value="-0.00740986276886418" calcext:value-type="float">
            <text:p>-0.007409862768864</text:p>
          </table:table-cell>
          <table:table-cell office:value-type="float" office:value="-0.00630885070714496" calcext:value-type="float">
            <text:p>-0.006308850707145</text:p>
          </table:table-cell>
          <table:table-cell office:value-type="float" office:value="-0.0468848016869748" calcext:value-type="float">
            <text:p>-0.046884801686975</text:p>
          </table:table-cell>
          <table:table-cell office:value-type="float" office:value="-0.0453204376580272" calcext:value-type="float">
            <text:p>-0.045320437658027</text:p>
          </table:table-cell>
          <table:table-cell office:value-type="float" office:value="-0.0434271238007104" calcext:value-type="float">
            <text:p>-0.04342712380071</text:p>
          </table:table-cell>
          <table:table-cell office:value-type="float" office:value="-0.0386818196797971" calcext:value-type="float">
            <text:p>-0.038681819679797</text:p>
          </table:table-cell>
          <table:table-cell office:value-type="float" office:value="-0.028864958266858" calcext:value-type="float">
            <text:p>-0.028864958266858</text:p>
          </table:table-cell>
          <table:table-cell office:value-type="float" office:value="-0.0250290687971983" calcext:value-type="float">
            <text:p>-0.025029068797198</text:p>
          </table:table-cell>
          <table:table-cell office:value-type="float" office:value="-0.0121191739204393" calcext:value-type="float">
            <text:p>-0.012119173920439</text:p>
          </table:table-cell>
          <table:table-cell office:value-type="float" office:value="-0.0201062348762345" calcext:value-type="float">
            <text:p>-0.020106234876235</text:p>
          </table:table-cell>
          <table:table-cell office:value-type="float" office:value="-0.0203849171153395" calcext:value-type="float">
            <text:p>-0.02038491711534</text:p>
          </table:table-cell>
          <table:table-cell office:value-type="float" office:value="-0.0194639351482472" calcext:value-type="float">
            <text:p>-0.019463935148247</text:p>
          </table:table-cell>
          <table:table-cell office:value-type="float" office:value="-0.019089968501437" calcext:value-type="float">
            <text:p>-0.019089968501437</text:p>
          </table:table-cell>
          <table:table-cell office:value-type="float" office:value="-0.0191094953569104" calcext:value-type="float">
            <text:p>-0.01910949535691</text:p>
          </table:table-cell>
          <table:table-cell office:value-type="float" office:value="-0.0191545946649973" calcext:value-type="float">
            <text:p>-0.019154594664997</text:p>
          </table:table-cell>
          <table:table-cell office:value-type="float" office:value="-0.0174739225790781" calcext:value-type="float">
            <text:p>-0.017473922579078</text:p>
          </table:table-cell>
          <table:table-cell office:value-type="float" office:value="-0.0172772115922355" calcext:value-type="float">
            <text:p>-0.017277211592236</text:p>
          </table:table-cell>
          <table:table-cell office:value-type="float" office:value="-0.0175579334753772" calcext:value-type="float">
            <text:p>-0.017557933475377</text:p>
          </table:table-cell>
          <table:table-cell office:value-type="float" office:value="-0.0170987217391718" calcext:value-type="float">
            <text:p>-0.017098721739172</text:p>
          </table:table-cell>
          <table:table-cell office:value-type="float" office:value="-0.0165288481749798" calcext:value-type="float">
            <text:p>-0.01652884817498</text:p>
          </table:table-cell>
          <table:table-cell office:value-type="float" office:value="-0.0168092886892881" calcext:value-type="float">
            <text:p>-0.016809288689288</text:p>
          </table:table-cell>
          <table:table-cell office:value-type="float" office:value="-0.0167423019616059" calcext:value-type="float">
            <text:p>-0.016742301961606</text:p>
          </table:table-cell>
          <table:table-cell office:value-type="float" office:value="-0.0166981649204415" calcext:value-type="float">
            <text:p>-0.016698164920442</text:p>
          </table:table-cell>
          <table:table-cell office:value-type="float" office:value="-0.0168299425213962" calcext:value-type="float">
            <text:p>-0.016829942521396</text:p>
          </table:table-cell>
          <table:table-cell office:value-type="float" office:value="-0.0168378076046957" calcext:value-type="float">
            <text:p>-0.016837807604696</text:p>
          </table:table-cell>
          <table:table-cell office:value-type="float" office:value="-0.0168910028605299" calcext:value-type="float">
            <text:p>-0.01689100286053</text:p>
          </table:table-cell>
          <table:table-cell office:value-type="float" office:value="-0.0168974327170924" calcext:value-type="float">
            <text:p>-0.016897432717092</text:p>
          </table:table-cell>
          <table:table-cell office:value-type="float" office:value="-0.0169164215776221" calcext:value-type="float">
            <text:p>-0.016916421577622</text:p>
          </table:table-cell>
          <table:table-cell office:value-type="float" office:value="-0.0169452687155662" calcext:value-type="float">
            <text:p>-0.016945268715566</text:p>
          </table:table-cell>
          <table:table-cell office:value-type="float" office:value="-0.0169559810539763" calcext:value-type="float">
            <text:p>-0.016955981053976</text:p>
          </table:table-cell>
          <table:table-cell office:value-type="float" office:value="-0.0169748362152727" calcext:value-type="float">
            <text:p>-0.016974836215273</text:p>
          </table:table-cell>
          <table:table-cell office:value-type="float" office:value="-0.0169314922540097" calcext:value-type="float">
            <text:p>-0.01693149225401</text:p>
          </table:table-cell>
          <table:table-cell office:value-type="float" office:value="-0.0169400774954465" calcext:value-type="float">
            <text:p>-0.016940077495447</text:p>
          </table:table-cell>
          <table:table-cell office:value-type="float" office:value="-0.0169210488081517" calcext:value-type="float">
            <text:p>-0.016921048808152</text:p>
          </table:table-cell>
          <table:table-cell office:value-type="float" office:value="-0.0169178222164616" calcext:value-type="float">
            <text:p>-0.016917822216462</text:p>
          </table:table-cell>
          <table:table-cell office:value-type="float" office:value="-0.0169352508050277" calcext:value-type="float">
            <text:p>-0.016935250805028</text:p>
          </table:table-cell>
          <table:table-cell office:value-type="float" office:value="-0.0169288529622066" calcext:value-type="float">
            <text:p>-0.016928852962207</text:p>
          </table:table-cell>
          <table:table-cell office:value-type="float" office:value="-0.0169447028610263" calcext:value-type="float">
            <text:p>-0.016944702861026</text:p>
          </table:table-cell>
          <table:table-cell office:value-type="float" office:value="-0.016926598653796" calcext:value-type="float">
            <text:p>-0.016926598653796</text:p>
          </table:table-cell>
          <table:table-cell office:value-type="float" office:value="-0.0169238588843907" calcext:value-type="float">
            <text:p>-0.016923858884391</text:p>
          </table:table-cell>
          <table:table-cell office:value-type="float" office:value="-0.0169319395495286" calcext:value-type="float">
            <text:p>-0.016931939549529</text:p>
          </table:table-cell>
          <table:table-cell office:value-type="float" office:value="-0.0169246311867904" calcext:value-type="float">
            <text:p>-0.01692463118679</text:p>
          </table:table-cell>
          <table:table-cell office:value-type="float" office:value="-0.0169206418209503" calcext:value-type="float">
            <text:p>-0.01692064182095</text:p>
          </table:table-cell>
          <table:table-cell office:value-type="float" office:value="-0.0169567411649832" calcext:value-type="float">
            <text:p>-0.016956741164983</text:p>
          </table:table-cell>
          <table:table-cell office:value-type="float" office:value="-0.0169217000668727" calcext:value-type="float">
            <text:p>-0.016921700066873</text:p>
          </table:table-cell>
          <table:table-cell office:value-type="float" office:value="-0.0169310070171491" calcext:value-type="float">
            <text:p>-0.016931007017149</text:p>
          </table:table-cell>
          <table:table-cell office:value-type="float" office:value="-0.0169463041185386" calcext:value-type="float">
            <text:p>-0.016946304118539</text:p>
          </table:table-cell>
          <table:table-cell office:value-type="float" office:value="-0.0169185171333933" calcext:value-type="float">
            <text:p>-0.016918517133393</text:p>
          </table:table-cell>
          <table:table-cell office:value-type="float" office:value="-0.0169264081961096" calcext:value-type="float">
            <text:p>-0.01692640819611</text:p>
          </table:table-cell>
          <table:table-cell office:value-type="float" office:value="-0.0169196072851842" calcext:value-type="float">
            <text:p>-0.016919607285184</text:p>
          </table:table-cell>
          <table:table-cell office:value-type="float" office:value="-0.0169295921774872" calcext:value-type="float">
            <text:p>-0.016929592177487</text:p>
          </table:table-cell>
          <table:table-cell office:value-type="float" office:value="-0.016935872128257" calcext:value-type="float">
            <text:p>-0.016935872128257</text:p>
          </table:table-cell>
          <table:table-cell office:value-type="float" office:value="-0.0169292355364822" calcext:value-type="float">
            <text:p>-0.016929235536482</text:p>
          </table:table-cell>
          <table:table-cell office:value-type="float" office:value="-0.0169321499949792" calcext:value-type="float">
            <text:p>-0.016932149994979</text:p>
          </table:table-cell>
          <table:table-cell office:value-type="float" office:value="-0.0169066822413189" calcext:value-type="float">
            <text:p>-0.016906682241319</text:p>
          </table:table-cell>
          <table:table-cell office:value-type="float" office:value="-0.0169301853731627" calcext:value-type="float">
            <text:p>-0.016930185373163</text:p>
          </table:table-cell>
          <table:table-cell office:value-type="float" office:value="-0.016931210257581" calcext:value-type="float">
            <text:p>-0.016931210257581</text:p>
          </table:table-cell>
          <table:table-cell office:value-type="float" office:value="-0.0169388133783419" calcext:value-type="float">
            <text:p>-0.016938813378342</text:p>
          </table:table-cell>
          <table:table-cell office:value-type="float" office:value="-0.0169547893869957" calcext:value-type="float">
            <text:p>-0.016954789386996</text:p>
          </table:table-cell>
          <table:table-cell office:value-type="float" office:value="-0.0169371572178515" calcext:value-type="float">
            <text:p>-0.016937157217852</text:p>
          </table:table-cell>
          <table:table-cell office:value-type="float" office:value="-0.0169316909246065" calcext:value-type="float">
            <text:p>-0.016931690924607</text:p>
          </table:table-cell>
          <table:table-cell office:value-type="float" office:value="-0.0169413234245152" calcext:value-type="float">
            <text:p>-0.016941323424515</text:p>
          </table:table-cell>
          <table:table-cell office:value-type="float" office:value="-0.0169417120166012" calcext:value-type="float">
            <text:p>-0.016941712016601</text:p>
          </table:table-cell>
          <table:table-cell office:value-type="float" office:value="-0.0169395909393276" calcext:value-type="float">
            <text:p>-0.016939590939328</text:p>
          </table:table-cell>
          <table:table-cell office:value-type="float" office:value="-0.0169316573184997" calcext:value-type="float">
            <text:p>-0.0169316573185</text:p>
          </table:table-cell>
          <table:table-cell office:value-type="float" office:value="-0.016949170574287" calcext:value-type="float">
            <text:p>-0.016949170574287</text:p>
          </table:table-cell>
          <table:table-cell office:value-type="float" office:value="-0.0169468867406919" calcext:value-type="float">
            <text:p>-0.016946886740692</text:p>
          </table:table-cell>
          <table:table-cell office:value-type="float" office:value="-0.0169379376540403" calcext:value-type="float">
            <text:p>-0.01693793765404</text:p>
          </table:table-cell>
          <table:table-cell office:value-type="float" office:value="-0.0169440646830493" calcext:value-type="float">
            <text:p>-0.016944064683049</text:p>
          </table:table-cell>
          <table:table-cell office:value-type="float" office:value="-0.0169543337678218" calcext:value-type="float">
            <text:p>-0.016954333767822</text:p>
          </table:table-cell>
          <table:table-cell office:value-type="float" office:value="-0.0169346441585135" calcext:value-type="float">
            <text:p>-0.016934644158514</text:p>
          </table:table-cell>
          <table:table-cell office:value-type="float" office:value="-0.0169586582758989" calcext:value-type="float">
            <text:p>-0.016958658275899</text:p>
          </table:table-cell>
          <table:table-cell office:value-type="float" office:value="-0.0169356372776824" calcext:value-type="float">
            <text:p>-0.016935637277682</text:p>
          </table:table-cell>
          <table:table-cell office:value-type="float" office:value="-0.0169282253986851" calcext:value-type="float">
            <text:p>-0.016928225398685</text:p>
          </table:table-cell>
          <table:table-cell office:value-type="float" office:value="-0.0169150750471749" calcext:value-type="float">
            <text:p>-0.016915075047175</text:p>
          </table:table-cell>
          <table:table-cell office:value-type="float" office:value="-0.0169650067750879" calcext:value-type="float">
            <text:p>-0.016965006775088</text:p>
          </table:table-cell>
          <table:table-cell office:value-type="float" office:value="-0.0169579806526929" calcext:value-type="float">
            <text:p>-0.016957980652693</text:p>
          </table:table-cell>
          <table:table-cell office:value-type="float" office:value="-0.0169279361399241" calcext:value-type="float">
            <text:p>-0.016927936139924</text:p>
          </table:table-cell>
          <table:table-cell office:value-type="float" office:value="-0.0169441765643629" calcext:value-type="float">
            <text:p>-0.016944176564363</text:p>
          </table:table-cell>
          <table:table-cell office:value-type="float" office:value="-0.0169359463616253" calcext:value-type="float">
            <text:p>-0.016935946361625</text:p>
          </table:table-cell>
          <table:table-cell office:value-type="float" office:value="-0.0169496677536545" calcext:value-type="float">
            <text:p>-0.016949667753655</text:p>
          </table:table-cell>
          <table:table-cell office:value-type="float" office:value="-0.0169569448359776" calcext:value-type="float">
            <text:p>-0.016956944835978</text:p>
          </table:table-cell>
          <table:table-cell office:value-type="float" office:value="-0.0169375325825366" calcext:value-type="float">
            <text:p>-0.016937532582537</text:p>
          </table:table-cell>
          <table:table-cell office:value-type="float" office:value="-0.0169317561047383" calcext:value-type="float">
            <text:p>-0.016931756104738</text:p>
          </table:table-cell>
          <table:table-cell office:value-type="float" office:value="-0.0169514036389532" calcext:value-type="float">
            <text:p>-0.016951403638953</text:p>
          </table:table-cell>
          <table:table-cell office:value-type="float" office:value="-0.016938738102508" calcext:value-type="float">
            <text:p>-0.016938738102508</text:p>
          </table:table-cell>
          <table:table-cell office:value-type="float" office:value="-0.0169531120382096" calcext:value-type="float">
            <text:p>-0.01695311203821</text:p>
          </table:table-cell>
          <table:table-cell office:value-type="float" office:value="-0.016932793990511" calcext:value-type="float">
            <text:p>-0.016932793990511</text:p>
          </table:table-cell>
          <table:table-cell office:value-type="float" office:value="-0.0169293282349471" calcext:value-type="float">
            <text:p>-0.016929328234947</text:p>
          </table:table-cell>
          <table:table-cell office:value-type="float" office:value="-0.016939956460057" calcext:value-type="float">
            <text:p>-0.016939956460057</text:p>
          </table:table-cell>
          <table:table-cell office:value-type="float" office:value="-0.0169472229473201" calcext:value-type="float">
            <text:p>-0.01694722294732</text:p>
          </table:table-cell>
          <table:table-cell office:value-type="float" office:value="-0.0169291886913443" calcext:value-type="float">
            <text:p>-0.016929188691344</text:p>
          </table:table-cell>
          <table:table-cell office:value-type="float" office:value="-0.016937134777127" calcext:value-type="float">
            <text:p>-0.016937134777127</text:p>
          </table:table-cell>
          <table:table-cell office:value-type="float" office:value="-0.0169533396554776" calcext:value-type="float">
            <text:p>-0.016953339655478</text:p>
          </table:table-cell>
          <table:table-cell office:value-type="float" office:value="-0.0169545461092986" calcext:value-type="float">
            <text:p>-0.016954546109299</text:p>
          </table:table-cell>
          <table:table-cell office:value-type="float" office:value="-0.0169590056904239" calcext:value-type="float">
            <text:p>-0.016959005690424</text:p>
          </table:table-cell>
          <table:table-cell office:value-type="float" office:value="-0.0169358529181675" calcext:value-type="float">
            <text:p>-0.016935852918168</text:p>
          </table:table-cell>
          <table:table-cell office:value-type="float" office:value="-0.0169536355524936" calcext:value-type="float">
            <text:p>-0.016953635552494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10858288289889" calcext:value-type="float">
            <text:p>0.610858288289889</text:p>
          </table:table-cell>
          <table:table-cell office:value-type="float" office:value="0.610761794665988" calcext:value-type="float">
            <text:p>0.610761794665988</text:p>
          </table:table-cell>
          <table:table-cell office:value-type="float" office:value="0.610869823286203" calcext:value-type="float">
            <text:p>0.610869823286203</text:p>
          </table:table-cell>
          <table:table-cell office:value-type="float" office:value="0.610516541991579" calcext:value-type="float">
            <text:p>0.610516541991579</text:p>
          </table:table-cell>
          <table:table-cell office:value-type="float" office:value="0.610763933712608" calcext:value-type="float">
            <text:p>0.610763933712608</text:p>
          </table:table-cell>
          <table:table-cell office:value-type="float" office:value="0.61078995654138" calcext:value-type="float">
            <text:p>0.61078995654138</text:p>
          </table:table-cell>
          <table:table-cell office:value-type="float" office:value="0.610694710360629" calcext:value-type="float">
            <text:p>0.610694710360629</text:p>
          </table:table-cell>
          <table:table-cell office:value-type="float" office:value="0.611030390598186" calcext:value-type="float">
            <text:p>0.611030390598186</text:p>
          </table:table-cell>
          <table:table-cell office:value-type="float" office:value="0.610355456607232" calcext:value-type="float">
            <text:p>0.610355456607232</text:p>
          </table:table-cell>
          <table:table-cell office:value-type="float" office:value="0.610889039910365" calcext:value-type="float">
            <text:p>0.610889039910365</text:p>
          </table:table-cell>
          <table:table-cell office:value-type="float" office:value="0.610724729732264" calcext:value-type="float">
            <text:p>0.610724729732264</text:p>
          </table:table-cell>
          <table:table-cell office:value-type="float" office:value="0.611019666713917" calcext:value-type="float">
            <text:p>0.611019666713917</text:p>
          </table:table-cell>
          <table:table-cell office:value-type="float" office:value="0.610327659076316" calcext:value-type="float">
            <text:p>0.610327659076316</text:p>
          </table:table-cell>
          <table:table-cell office:value-type="float" office:value="0.610402740245211" calcext:value-type="float">
            <text:p>0.610402740245211</text:p>
          </table:table-cell>
          <table:table-cell office:value-type="float" office:value="0.610186213356666" calcext:value-type="float">
            <text:p>0.610186213356666</text:p>
          </table:table-cell>
          <table:table-cell office:value-type="float" office:value="0.610207386766621" calcext:value-type="float">
            <text:p>0.610207386766621</text:p>
          </table:table-cell>
          <table:table-cell office:value-type="float" office:value="0.610652805422294" calcext:value-type="float">
            <text:p>0.610652805422294</text:p>
          </table:table-cell>
          <table:table-cell office:value-type="float" office:value="0.610406731782708" calcext:value-type="float">
            <text:p>0.610406731782708</text:p>
          </table:table-cell>
          <table:table-cell office:value-type="float" office:value="0.610459347869836" calcext:value-type="float">
            <text:p>0.610459347869836</text:p>
          </table:table-cell>
          <table:table-cell office:value-type="float" office:value="0.610879840757422" calcext:value-type="float">
            <text:p>0.610879840757422</text:p>
          </table:table-cell>
          <table:table-cell office:value-type="float" office:value="0.610005735345637" calcext:value-type="float">
            <text:p>0.610005735345637</text:p>
          </table:table-cell>
          <table:table-cell office:value-type="float" office:value="0.610856838805826" calcext:value-type="float">
            <text:p>0.610856838805826</text:p>
          </table:table-cell>
          <table:table-cell office:value-type="float" office:value="0.610686144708429" calcext:value-type="float">
            <text:p>0.610686144708429</text:p>
          </table:table-cell>
          <table:table-cell office:value-type="float" office:value="0.610391371748593" calcext:value-type="float">
            <text:p>0.610391371748593</text:p>
          </table:table-cell>
          <table:table-cell office:value-type="float" office:value="0.610667197779475" calcext:value-type="float">
            <text:p>0.610667197779475</text:p>
          </table:table-cell>
          <table:table-cell office:value-type="float" office:value="0.611023111191226" calcext:value-type="float">
            <text:p>0.611023111191226</text:p>
          </table:table-cell>
          <table:table-cell office:value-type="float" office:value="0.611109768470801" calcext:value-type="float">
            <text:p>0.611109768470801</text:p>
          </table:table-cell>
          <table:table-cell office:value-type="float" office:value="0.610817371458239" calcext:value-type="float">
            <text:p>0.610817371458239</text:p>
          </table:table-cell>
          <table:table-cell office:value-type="float" office:value="0.611210204096874" calcext:value-type="float">
            <text:p>0.611210204096874</text:p>
          </table:table-cell>
          <table:table-cell office:value-type="float" office:value="0.610379611263056" calcext:value-type="float">
            <text:p>0.610379611263056</text:p>
          </table:table-cell>
          <table:table-cell office:value-type="float" office:value="0.611012488912005" calcext:value-type="float">
            <text:p>0.611012488912005</text:p>
          </table:table-cell>
          <table:table-cell office:value-type="float" office:value="0.610273191173455" calcext:value-type="float">
            <text:p>0.610273191173455</text:p>
          </table:table-cell>
          <table:table-cell office:value-type="float" office:value="0.610548695175956" calcext:value-type="float">
            <text:p>0.610548695175956</text:p>
          </table:table-cell>
          <table:table-cell office:value-type="float" office:value="0.610321155516144" calcext:value-type="float">
            <text:p>0.610321155516144</text:p>
          </table:table-cell>
          <table:table-cell office:value-type="float" office:value="0.610677256124492" calcext:value-type="float">
            <text:p>0.610677256124492</text:p>
          </table:table-cell>
          <table:table-cell office:value-type="float" office:value="0.611168979901033" calcext:value-type="float">
            <text:p>0.611168979901033</text:p>
          </table:table-cell>
          <table:table-cell office:value-type="float" office:value="0.610607681937971" calcext:value-type="float">
            <text:p>0.610607681937971</text:p>
          </table:table-cell>
          <table:table-cell office:value-type="float" office:value="0.610167247212159" calcext:value-type="float">
            <text:p>0.610167247212159</text:p>
          </table:table-cell>
          <table:table-cell office:value-type="float" office:value="0.610812789074028" calcext:value-type="float">
            <text:p>0.610812789074028</text:p>
          </table:table-cell>
          <table:table-cell office:value-type="float" office:value="0.611055520261495" calcext:value-type="float">
            <text:p>0.611055520261495</text:p>
          </table:table-cell>
          <table:table-cell office:value-type="float" office:value="0.610531672855951" calcext:value-type="float">
            <text:p>0.610531672855951</text:p>
          </table:table-cell>
          <table:table-cell office:value-type="float" office:value="0.61054475610778" calcext:value-type="float">
            <text:p>0.61054475610778</text:p>
          </table:table-cell>
          <table:table-cell office:value-type="float" office:value="0.610658602596722" calcext:value-type="float">
            <text:p>0.610658602596722</text:p>
          </table:table-cell>
          <table:table-cell office:value-type="float" office:value="0.610512574336294" calcext:value-type="float">
            <text:p>0.610512574336294</text:p>
          </table:table-cell>
          <table:table-cell office:value-type="float" office:value="0.610214790455318" calcext:value-type="float">
            <text:p>0.610214790455318</text:p>
          </table:table-cell>
          <table:table-cell office:value-type="float" office:value="0.6111868301175" calcext:value-type="float">
            <text:p>0.6111868301175</text:p>
          </table:table-cell>
          <table:table-cell office:value-type="float" office:value="0.611220028009613" calcext:value-type="float">
            <text:p>0.611220028009613</text:p>
          </table:table-cell>
          <table:table-cell office:value-type="float" office:value="0.611413229303252" calcext:value-type="float">
            <text:p>0.611413229303252</text:p>
          </table:table-cell>
          <table:table-cell office:value-type="float" office:value="0.613855913598445" calcext:value-type="float">
            <text:p>0.613855913598445</text:p>
          </table:table-cell>
          <table:table-cell office:value-type="float" office:value="0.622258741324604" calcext:value-type="float">
            <text:p>0.622258741324604</text:p>
          </table:table-cell>
          <table:table-cell office:value-type="float" office:value="0.625720370874908" calcext:value-type="float">
            <text:p>0.625720370874908</text:p>
          </table:table-cell>
          <table:table-cell office:value-type="float" office:value="0.622185839590024" calcext:value-type="float">
            <text:p>0.622185839590024</text:p>
          </table:table-cell>
          <table:table-cell office:value-type="float" office:value="0.619065103085401" calcext:value-type="float">
            <text:p>0.619065103085401</text:p>
          </table:table-cell>
          <table:table-cell office:value-type="float" office:value="0.60695289796722" calcext:value-type="float">
            <text:p>0.60695289796722</text:p>
          </table:table-cell>
          <table:table-cell office:value-type="float" office:value="0.596893773081897" calcext:value-type="float">
            <text:p>0.596893773081897</text:p>
          </table:table-cell>
          <table:table-cell office:value-type="float" office:value="0.594427709768187" calcext:value-type="float">
            <text:p>0.594427709768187</text:p>
          </table:table-cell>
          <table:table-cell office:value-type="float" office:value="0.613158760966429" calcext:value-type="float">
            <text:p>0.613158760966429</text:p>
          </table:table-cell>
          <table:table-cell office:value-type="float" office:value="0.621714341793361" calcext:value-type="float">
            <text:p>0.621714341793361</text:p>
          </table:table-cell>
          <table:table-cell office:value-type="float" office:value="0.644509978704461" calcext:value-type="float">
            <text:p>0.644509978704461</text:p>
          </table:table-cell>
          <table:table-cell office:value-type="float" office:value="0.649906254457404" calcext:value-type="float">
            <text:p>0.649906254457404</text:p>
          </table:table-cell>
          <table:table-cell office:value-type="float" office:value="0.640360980103195" calcext:value-type="float">
            <text:p>0.640360980103195</text:p>
          </table:table-cell>
          <table:table-cell office:value-type="float" office:value="0.640038392520657" calcext:value-type="float">
            <text:p>0.640038392520657</text:p>
          </table:table-cell>
          <table:table-cell office:value-type="float" office:value="0.647845814930331" calcext:value-type="float">
            <text:p>0.647845814930331</text:p>
          </table:table-cell>
          <table:table-cell office:value-type="float" office:value="0.646476217138026" calcext:value-type="float">
            <text:p>0.646476217138026</text:p>
          </table:table-cell>
          <table:table-cell office:value-type="float" office:value="0.643182996275603" calcext:value-type="float">
            <text:p>0.643182996275603</text:p>
          </table:table-cell>
          <table:table-cell office:value-type="float" office:value="0.614491128054944" calcext:value-type="float">
            <text:p>0.614491128054944</text:p>
          </table:table-cell>
          <table:table-cell office:value-type="float" office:value="0.603161630827122" calcext:value-type="float">
            <text:p>0.603161630827122</text:p>
          </table:table-cell>
          <table:table-cell office:value-type="float" office:value="0.600369237671105" calcext:value-type="float">
            <text:p>0.600369237671105</text:p>
          </table:table-cell>
          <table:table-cell office:value-type="float" office:value="0.609189173076686" calcext:value-type="float">
            <text:p>0.609189173076686</text:p>
          </table:table-cell>
          <table:table-cell office:value-type="float" office:value="0.591455470827949" calcext:value-type="float">
            <text:p>0.591455470827949</text:p>
          </table:table-cell>
          <table:table-cell office:value-type="float" office:value="0.585497882183672" calcext:value-type="float">
            <text:p>0.585497882183672</text:p>
          </table:table-cell>
          <table:table-cell office:value-type="float" office:value="0.596169317008089" calcext:value-type="float">
            <text:p>0.596169317008089</text:p>
          </table:table-cell>
          <table:table-cell office:value-type="float" office:value="0.607242314721592" calcext:value-type="float">
            <text:p>0.607242314721592</text:p>
          </table:table-cell>
          <table:table-cell office:value-type="float" office:value="0.653174117999811" calcext:value-type="float">
            <text:p>0.653174117999811</text:p>
          </table:table-cell>
          <table:table-cell office:value-type="float" office:value="0.666363336736674" calcext:value-type="float">
            <text:p>0.666363336736674</text:p>
          </table:table-cell>
          <table:table-cell office:value-type="float" office:value="0.670969228820331" calcext:value-type="float">
            <text:p>0.670969228820331</text:p>
          </table:table-cell>
          <table:table-cell office:value-type="float" office:value="0.6645228744386" calcext:value-type="float">
            <text:p>0.6645228744386</text:p>
          </table:table-cell>
          <table:table-cell office:value-type="float" office:value="0.65049646058905" calcext:value-type="float">
            <text:p>0.65049646058905</text:p>
          </table:table-cell>
          <table:table-cell office:value-type="float" office:value="0.648794572053693" calcext:value-type="float">
            <text:p>0.648794572053693</text:p>
          </table:table-cell>
          <table:table-cell office:value-type="float" office:value="0.635009778527474" calcext:value-type="float">
            <text:p>0.635009778527474</text:p>
          </table:table-cell>
          <table:table-cell office:value-type="float" office:value="0.633573688180124" calcext:value-type="float">
            <text:p>0.633573688180124</text:p>
          </table:table-cell>
          <table:table-cell office:value-type="float" office:value="0.618242541092424" calcext:value-type="float">
            <text:p>0.618242541092424</text:p>
          </table:table-cell>
          <table:table-cell office:value-type="float" office:value="0.594486851192323" calcext:value-type="float">
            <text:p>0.594486851192323</text:p>
          </table:table-cell>
          <table:table-cell office:value-type="float" office:value="0.561936390365095" calcext:value-type="float">
            <text:p>0.561936390365095</text:p>
          </table:table-cell>
          <table:table-cell office:value-type="float" office:value="0.566161907533" calcext:value-type="float">
            <text:p>0.566161907533</text:p>
          </table:table-cell>
          <table:table-cell office:value-type="float" office:value="0.568396338881702" calcext:value-type="float">
            <text:p>0.568396338881702</text:p>
          </table:table-cell>
          <table:table-cell office:value-type="float" office:value="0.556812458146957" calcext:value-type="float">
            <text:p>0.556812458146957</text:p>
          </table:table-cell>
          <table:table-cell office:value-type="float" office:value="0.561093814700953" calcext:value-type="float">
            <text:p>0.561093814700953</text:p>
          </table:table-cell>
          <table:table-cell office:value-type="float" office:value="0.574135553843235" calcext:value-type="float">
            <text:p>0.574135553843235</text:p>
          </table:table-cell>
          <table:table-cell office:value-type="float" office:value="0.582437655961351" calcext:value-type="float">
            <text:p>0.582437655961351</text:p>
          </table:table-cell>
          <table:table-cell office:value-type="float" office:value="0.585341584543525" calcext:value-type="float">
            <text:p>0.585341584543525</text:p>
          </table:table-cell>
          <table:table-cell office:value-type="float" office:value="0.589904245314147" calcext:value-type="float">
            <text:p>0.589904245314147</text:p>
          </table:table-cell>
          <table:table-cell office:value-type="float" office:value="0.586199656037415" calcext:value-type="float">
            <text:p>0.586199656037415</text:p>
          </table:table-cell>
          <table:table-cell office:value-type="float" office:value="0.579409655834682" calcext:value-type="float">
            <text:p>0.579409655834682</text:p>
          </table:table-cell>
          <table:table-cell office:value-type="float" office:value="0.569208348009355" calcext:value-type="float">
            <text:p>0.569208348009355</text:p>
          </table:table-cell>
          <table:table-cell office:value-type="float" office:value="0.585416560901829" calcext:value-type="float">
            <text:p>0.585416560901829</text:p>
          </table:table-cell>
          <table:table-cell office:value-type="float" office:value="0.609843318731344" calcext:value-type="float">
            <text:p>0.609843318731344</text:p>
          </table:table-cell>
          <table:table-cell office:value-type="float" office:value="0.637223321341049" calcext:value-type="float">
            <text:p>0.637223321341049</text:p>
          </table:table-cell>
          <table:table-cell office:value-type="float" office:value="0.667877755713035" calcext:value-type="float">
            <text:p>0.667877755713035</text:p>
          </table:table-cell>
          <table:table-cell office:value-type="float" office:value="0.632384866565571" calcext:value-type="float">
            <text:p>0.632384866565571</text:p>
          </table:table-cell>
          <table:table-cell office:value-type="float" office:value="0.631597612348348" calcext:value-type="float">
            <text:p>0.631597612348348</text:p>
          </table:table-cell>
          <table:table-cell office:value-type="float" office:value="0.635350943534645" calcext:value-type="float">
            <text:p>0.635350943534645</text:p>
          </table:table-cell>
          <table:table-cell office:value-type="float" office:value="0.640195925507955" calcext:value-type="float">
            <text:p>0.640195925507955</text:p>
          </table:table-cell>
          <table:table-cell office:value-type="float" office:value="0.6522044036904" calcext:value-type="float">
            <text:p>0.6522044036904</text:p>
          </table:table-cell>
          <table:table-cell office:value-type="float" office:value="0.60651629367067" calcext:value-type="float">
            <text:p>0.60651629367067</text:p>
          </table:table-cell>
          <table:table-cell office:value-type="float" office:value="0.62237068447695" calcext:value-type="float">
            <text:p>0.62237068447695</text:p>
          </table:table-cell>
          <table:table-cell office:value-type="float" office:value="0.642867429133069" calcext:value-type="float">
            <text:p>0.642867429133069</text:p>
          </table:table-cell>
          <table:table-cell office:value-type="float" office:value="0.651201555982155" calcext:value-type="float">
            <text:p>0.651201555982155</text:p>
          </table:table-cell>
          <table:table-cell office:value-type="float" office:value="0.613831919029656" calcext:value-type="float">
            <text:p>0.613831919029656</text:p>
          </table:table-cell>
          <table:table-cell office:value-type="float" office:value="0.606052607612885" calcext:value-type="float">
            <text:p>0.606052607612885</text:p>
          </table:table-cell>
          <table:table-cell office:value-type="float" office:value="0.606278062000347" calcext:value-type="float">
            <text:p>0.606278062000347</text:p>
          </table:table-cell>
          <table:table-cell office:value-type="float" office:value="0.606645000019468" calcext:value-type="float">
            <text:p>0.606645000019468</text:p>
          </table:table-cell>
          <table:table-cell office:value-type="float" office:value="0.649376872424113" calcext:value-type="float">
            <text:p>0.649376872424113</text:p>
          </table:table-cell>
          <table:table-cell office:value-type="float" office:value="0.641649132436736" calcext:value-type="float">
            <text:p>0.641649132436736</text:p>
          </table:table-cell>
          <table:table-cell office:value-type="float" office:value="0.63166663554151" calcext:value-type="float">
            <text:p>0.63166663554151</text:p>
          </table:table-cell>
          <table:table-cell office:value-type="float" office:value="0.593872967952298" calcext:value-type="float">
            <text:p>0.593872967952298</text:p>
          </table:table-cell>
          <table:table-cell office:value-type="float" office:value="0.571198224574125" calcext:value-type="float">
            <text:p>0.571198224574125</text:p>
          </table:table-cell>
          <table:table-cell office:value-type="float" office:value="0.584530790439054" calcext:value-type="float">
            <text:p>0.584530790439054</text:p>
          </table:table-cell>
          <table:table-cell office:value-type="float" office:value="0.605200655074347" calcext:value-type="float">
            <text:p>0.605200655074347</text:p>
          </table:table-cell>
          <table:table-cell office:value-type="float" office:value="0.595953755774627" calcext:value-type="float">
            <text:p>0.595953755774627</text:p>
          </table:table-cell>
          <table:table-cell office:value-type="float" office:value="0.595649913110167" calcext:value-type="float">
            <text:p>0.595649913110167</text:p>
          </table:table-cell>
          <table:table-cell office:value-type="float" office:value="0.60282223423116" calcext:value-type="float">
            <text:p>0.60282223423116</text:p>
          </table:table-cell>
          <table:table-cell office:value-type="float" office:value="0.603602352834511" calcext:value-type="float">
            <text:p>0.603602352834511</text:p>
          </table:table-cell>
          <table:table-cell office:value-type="float" office:value="0.607013821107924" calcext:value-type="float">
            <text:p>0.607013821107924</text:p>
          </table:table-cell>
          <table:table-cell office:value-type="float" office:value="0.601046834173445" calcext:value-type="float">
            <text:p>0.601046834173445</text:p>
          </table:table-cell>
          <table:table-cell office:value-type="float" office:value="0.593585638449251" calcext:value-type="float">
            <text:p>0.593585638449251</text:p>
          </table:table-cell>
          <table:table-cell office:value-type="float" office:value="0.587862587435873" calcext:value-type="float">
            <text:p>0.587862587435873</text:p>
          </table:table-cell>
          <table:table-cell office:value-type="float" office:value="0.574190195058197" calcext:value-type="float">
            <text:p>0.574190195058197</text:p>
          </table:table-cell>
          <table:table-cell office:value-type="float" office:value="0.577438994323644" calcext:value-type="float">
            <text:p>0.577438994323644</text:p>
          </table:table-cell>
          <table:table-cell office:value-type="float" office:value="0.630860881051098" calcext:value-type="float">
            <text:p>0.630860881051098</text:p>
          </table:table-cell>
          <table:table-cell office:value-type="float" office:value="0.632580188826452" calcext:value-type="float">
            <text:p>0.632580188826452</text:p>
          </table:table-cell>
          <table:table-cell office:value-type="float" office:value="0.641639097668285" calcext:value-type="float">
            <text:p>0.641639097668285</text:p>
          </table:table-cell>
          <table:table-cell office:value-type="float" office:value="0.652992860215401" calcext:value-type="float">
            <text:p>0.652992860215401</text:p>
          </table:table-cell>
          <table:table-cell office:value-type="float" office:value="0.64996704699533" calcext:value-type="float">
            <text:p>0.64996704699533</text:p>
          </table:table-cell>
          <table:table-cell office:value-type="float" office:value="0.652631712944285" calcext:value-type="float">
            <text:p>0.652631712944285</text:p>
          </table:table-cell>
          <table:table-cell office:value-type="float" office:value="0.648787177682199" calcext:value-type="float">
            <text:p>0.648787177682199</text:p>
          </table:table-cell>
          <table:table-cell office:value-type="float" office:value="0.652468935256382" calcext:value-type="float">
            <text:p>0.652468935256382</text:p>
          </table:table-cell>
          <table:table-cell office:value-type="float" office:value="0.621667138410458" calcext:value-type="float">
            <text:p>0.621667138410458</text:p>
          </table:table-cell>
          <table:table-cell office:value-type="float" office:value="0.59234888789185" calcext:value-type="float">
            <text:p>0.59234888789185</text:p>
          </table:table-cell>
          <table:table-cell office:value-type="float" office:value="0.587903764849607" calcext:value-type="float">
            <text:p>0.587903764849607</text:p>
          </table:table-cell>
          <table:table-cell office:value-type="float" office:value="0.61815000554068" calcext:value-type="float">
            <text:p>0.61815000554068</text:p>
          </table:table-cell>
          <table:table-cell office:value-type="float" office:value="0.619218661083383" calcext:value-type="float">
            <text:p>0.619218661083383</text:p>
          </table:table-cell>
          <table:table-cell office:value-type="float" office:value="0.616890184747631" calcext:value-type="float">
            <text:p>0.616890184747631</text:p>
          </table:table-cell>
          <table:table-cell office:value-type="float" office:value="0.614793013305062" calcext:value-type="float">
            <text:p>0.614793013305062</text:p>
          </table:table-cell>
          <table:table-cell office:value-type="float" office:value="0.604864734886988" calcext:value-type="float">
            <text:p>0.604864734886988</text:p>
          </table:table-cell>
          <table:table-cell office:value-type="float" office:value="0.591952624509598" calcext:value-type="float">
            <text:p>0.591952624509598</text:p>
          </table:table-cell>
          <table:table-cell office:value-type="float" office:value="0.589135144246838" calcext:value-type="float">
            <text:p>0.589135144246838</text:p>
          </table:table-cell>
          <table:table-cell office:value-type="float" office:value="0.590192352206744" calcext:value-type="float">
            <text:p>0.590192352206744</text:p>
          </table:table-cell>
          <table:table-cell office:value-type="float" office:value="0.599511879831713" calcext:value-type="float">
            <text:p>0.599511879831713</text:p>
          </table:table-cell>
          <table:table-cell office:value-type="float" office:value="0.639649307344233" calcext:value-type="float">
            <text:p>0.639649307344233</text:p>
          </table:table-cell>
          <table:table-cell office:value-type="float" office:value="0.633837339512284" calcext:value-type="float">
            <text:p>0.633837339512284</text:p>
          </table:table-cell>
          <table:table-cell office:value-type="float" office:value="0.634944108746211" calcext:value-type="float">
            <text:p>0.634944108746211</text:p>
          </table:table-cell>
          <table:table-cell office:value-type="float" office:value="0.61143925186953" calcext:value-type="float">
            <text:p>0.61143925186953</text:p>
          </table:table-cell>
          <table:table-cell office:value-type="float" office:value="0.597899232440691" calcext:value-type="float">
            <text:p>0.597899232440691</text:p>
          </table:table-cell>
          <table:table-cell office:value-type="float" office:value="0.586935131971281" calcext:value-type="float">
            <text:p>0.586935131971281</text:p>
          </table:table-cell>
          <table:table-cell office:value-type="float" office:value="0.578936883887903" calcext:value-type="float">
            <text:p>0.578936883887903</text:p>
          </table:table-cell>
          <table:table-cell office:value-type="float" office:value="0.526176379088864" calcext:value-type="float">
            <text:p>0.526176379088864</text:p>
          </table:table-cell>
          <table:table-cell office:value-type="float" office:value="0.530285158902678" calcext:value-type="float">
            <text:p>0.530285158902678</text:p>
          </table:table-cell>
          <table:table-cell office:value-type="float" office:value="0.514912242195034" calcext:value-type="float">
            <text:p>0.514912242195034</text:p>
          </table:table-cell>
          <table:table-cell office:value-type="float" office:value="0.528174873761703" calcext:value-type="float">
            <text:p>0.528174873761703</text:p>
          </table:table-cell>
          <table:table-cell office:value-type="float" office:value="0.542807134948591" calcext:value-type="float">
            <text:p>0.542807134948591</text:p>
          </table:table-cell>
          <table:table-cell office:value-type="float" office:value="0.54959339482589" calcext:value-type="float">
            <text:p>0.54959339482589</text:p>
          </table:table-cell>
          <table:table-cell office:value-type="float" office:value="0.561899871110828" calcext:value-type="float">
            <text:p>0.561899871110828</text:p>
          </table:table-cell>
          <table:table-cell office:value-type="float" office:value="0.531204628789941" calcext:value-type="float">
            <text:p>0.531204628789941</text:p>
          </table:table-cell>
          <table:table-cell office:value-type="float" office:value="0.520001987804425" calcext:value-type="float">
            <text:p>0.520001987804425</text:p>
          </table:table-cell>
          <table:table-cell office:value-type="float" office:value="0.533623554598246" calcext:value-type="float">
            <text:p>0.533623554598246</text:p>
          </table:table-cell>
          <table:table-cell office:value-type="float" office:value="0.547603804237656" calcext:value-type="float">
            <text:p>0.547603804237656</text:p>
          </table:table-cell>
          <table:table-cell office:value-type="float" office:value="0.549437617983598" calcext:value-type="float">
            <text:p>0.549437617983598</text:p>
          </table:table-cell>
          <table:table-cell office:value-type="float" office:value="0.575485378378173" calcext:value-type="float">
            <text:p>0.575485378378173</text:p>
          </table:table-cell>
          <table:table-cell office:value-type="float" office:value="0.597676647279168" calcext:value-type="float">
            <text:p>0.597676647279168</text:p>
          </table:table-cell>
          <table:table-cell office:value-type="float" office:value="0.600899351529828" calcext:value-type="float">
            <text:p>0.600899351529828</text:p>
          </table:table-cell>
          <table:table-cell office:value-type="float" office:value="0.604753400187801" calcext:value-type="float">
            <text:p>0.604753400187801</text:p>
          </table:table-cell>
          <table:table-cell office:value-type="float" office:value="0.607455021929363" calcext:value-type="float">
            <text:p>0.607455021929363</text:p>
          </table:table-cell>
          <table:table-cell office:value-type="float" office:value="0.616336773984408" calcext:value-type="float">
            <text:p>0.616336773984408</text:p>
          </table:table-cell>
          <table:table-cell office:value-type="float" office:value="0.624770166886125" calcext:value-type="float">
            <text:p>0.624770166886125</text:p>
          </table:table-cell>
          <table:table-cell office:value-type="float" office:value="0.622908274951419" calcext:value-type="float">
            <text:p>0.622908274951419</text:p>
          </table:table-cell>
          <table:table-cell office:value-type="float" office:value="0.624111756850602" calcext:value-type="float">
            <text:p>0.624111756850602</text:p>
          </table:table-cell>
          <table:table-cell office:value-type="float" office:value="0.600418590044084" calcext:value-type="float">
            <text:p>0.600418590044084</text:p>
          </table:table-cell>
          <table:table-cell office:value-type="float" office:value="0.564599425106335" calcext:value-type="float">
            <text:p>0.564599425106335</text:p>
          </table:table-cell>
          <table:table-cell office:value-type="float" office:value="0.551262560241474" calcext:value-type="float">
            <text:p>0.551262560241474</text:p>
          </table:table-cell>
          <table:table-cell office:value-type="float" office:value="0.552211748808159" calcext:value-type="float">
            <text:p>0.552211748808159</text:p>
          </table:table-cell>
          <table:table-cell office:value-type="float" office:value="0.554994310081152" calcext:value-type="float">
            <text:p>0.554994310081152</text:p>
          </table:table-cell>
          <table:table-cell office:value-type="float" office:value="0.559191431799118" calcext:value-type="float">
            <text:p>0.559191431799118</text:p>
          </table:table-cell>
          <table:table-cell office:value-type="float" office:value="0.561586080878869" calcext:value-type="float">
            <text:p>0.561586080878869</text:p>
          </table:table-cell>
          <table:table-cell office:value-type="float" office:value="0.562462493427144" calcext:value-type="float">
            <text:p>0.562462493427144</text:p>
          </table:table-cell>
          <table:table-cell office:value-type="float" office:value="0.56116399158884" calcext:value-type="float">
            <text:p>0.56116399158884</text:p>
          </table:table-cell>
          <table:table-cell office:value-type="float" office:value="0.556384097319345" calcext:value-type="float">
            <text:p>0.556384097319345</text:p>
          </table:table-cell>
          <table:table-cell office:value-type="float" office:value="0.553166103625683" calcext:value-type="float">
            <text:p>0.553166103625683</text:p>
          </table:table-cell>
          <table:table-cell office:value-type="float" office:value="0.548993453894141" calcext:value-type="float">
            <text:p>0.548993453894141</text:p>
          </table:table-cell>
          <table:table-cell office:value-type="float" office:value="0.549405256148185" calcext:value-type="float">
            <text:p>0.549405256148185</text:p>
          </table:table-cell>
          <table:table-cell office:value-type="float" office:value="0.548336931669691" calcext:value-type="float">
            <text:p>0.548336931669691</text:p>
          </table:table-cell>
          <table:table-cell office:value-type="float" office:value="0.54472646511566" calcext:value-type="float">
            <text:p>0.54472646511566</text:p>
          </table:table-cell>
          <table:table-cell office:value-type="float" office:value="0.573416018965984" calcext:value-type="float">
            <text:p>0.573416018965984</text:p>
          </table:table-cell>
          <table:table-cell office:value-type="float" office:value="0.583362072146321" calcext:value-type="float">
            <text:p>0.583362072146321</text:p>
          </table:table-cell>
          <table:table-cell office:value-type="float" office:value="0.583897818741996" calcext:value-type="float">
            <text:p>0.583897818741996</text:p>
          </table:table-cell>
          <table:table-cell office:value-type="float" office:value="0.557377980178555" calcext:value-type="float">
            <text:p>0.557377980178555</text:p>
          </table:table-cell>
          <table:table-cell office:value-type="float" office:value="0.52488224841666" calcext:value-type="float">
            <text:p>0.52488224841666</text:p>
          </table:table-cell>
          <table:table-cell office:value-type="float" office:value="0.511504724968827" calcext:value-type="float">
            <text:p>0.511504724968827</text:p>
          </table:table-cell>
          <table:table-cell office:value-type="float" office:value="0.490844541686022" calcext:value-type="float">
            <text:p>0.490844541686022</text:p>
          </table:table-cell>
          <table:table-cell office:value-type="float" office:value="0.509063673426407" calcext:value-type="float">
            <text:p>0.509063673426407</text:p>
          </table:table-cell>
          <table:table-cell office:value-type="float" office:value="0.505917429655645" calcext:value-type="float">
            <text:p>0.505917429655645</text:p>
          </table:table-cell>
          <table:table-cell office:value-type="float" office:value="0.515721759668511" calcext:value-type="float">
            <text:p>0.515721759668511</text:p>
          </table:table-cell>
          <table:table-cell office:value-type="float" office:value="0.521467395152518" calcext:value-type="float">
            <text:p>0.521467395152518</text:p>
          </table:table-cell>
          <table:table-cell office:value-type="float" office:value="0.531485190765345" calcext:value-type="float">
            <text:p>0.531485190765345</text:p>
          </table:table-cell>
          <table:table-cell office:value-type="float" office:value="0.533996388693574" calcext:value-type="float">
            <text:p>0.533996388693574</text:p>
          </table:table-cell>
          <table:table-cell office:value-type="float" office:value="0.520479040970701" calcext:value-type="float">
            <text:p>0.520479040970701</text:p>
          </table:table-cell>
          <table:table-cell office:value-type="float" office:value="0.502529664995466" calcext:value-type="float">
            <text:p>0.502529664995466</text:p>
          </table:table-cell>
          <table:table-cell office:value-type="float" office:value="0.567781214231354" calcext:value-type="float">
            <text:p>0.567781214231354</text:p>
          </table:table-cell>
          <table:table-cell office:value-type="float" office:value="0.585555379424206" calcext:value-type="float">
            <text:p>0.585555379424206</text:p>
          </table:table-cell>
          <table:table-cell office:value-type="float" office:value="0.593794907057772" calcext:value-type="float">
            <text:p>0.593794907057772</text:p>
          </table:table-cell>
          <table:table-cell office:value-type="float" office:value="0.606457116167438" calcext:value-type="float">
            <text:p>0.606457116167438</text:p>
          </table:table-cell>
          <table:table-cell office:value-type="float" office:value="0.607492943213781" calcext:value-type="float">
            <text:p>0.607492943213781</text:p>
          </table:table-cell>
          <table:table-cell office:value-type="float" office:value="0.605963768212511" calcext:value-type="float">
            <text:p>0.605963768212511</text:p>
          </table:table-cell>
          <table:table-cell office:value-type="float" office:value="0.603980124830275" calcext:value-type="float">
            <text:p>0.603980124830275</text:p>
          </table:table-cell>
          <table:table-cell office:value-type="float" office:value="0.599848158575352" calcext:value-type="float">
            <text:p>0.599848158575352</text:p>
          </table:table-cell>
          <table:table-cell office:value-type="float" office:value="0.586572156100756" calcext:value-type="float">
            <text:p>0.586572156100756</text:p>
          </table:table-cell>
          <table:table-cell office:value-type="float" office:value="0.592022535617245" calcext:value-type="float">
            <text:p>0.592022535617245</text:p>
          </table:table-cell>
          <table:table-cell office:value-type="float" office:value="0.593873330785024" calcext:value-type="float">
            <text:p>0.593873330785024</text:p>
          </table:table-cell>
          <table:table-cell office:value-type="float" office:value="0.561472513976388" calcext:value-type="float">
            <text:p>0.561472513976388</text:p>
          </table:table-cell>
          <table:table-cell office:value-type="float" office:value="0.549680688721072" calcext:value-type="float">
            <text:p>0.549680688721072</text:p>
          </table:table-cell>
          <table:table-cell office:value-type="float" office:value="0.541518260149545" calcext:value-type="float">
            <text:p>0.541518260149545</text:p>
          </table:table-cell>
          <table:table-cell office:value-type="float" office:value="0.536510149128073" calcext:value-type="float">
            <text:p>0.536510149128073</text:p>
          </table:table-cell>
          <table:table-cell office:value-type="float" office:value="0.533735138818399" calcext:value-type="float">
            <text:p>0.533735138818399</text:p>
          </table:table-cell>
          <table:table-cell office:value-type="float" office:value="0.527929897042034" calcext:value-type="float">
            <text:p>0.527929897042034</text:p>
          </table:table-cell>
          <table:table-cell office:value-type="float" office:value="0.528983871541133" calcext:value-type="float">
            <text:p>0.528983871541133</text:p>
          </table:table-cell>
          <table:table-cell office:value-type="float" office:value="0.529318482306705" calcext:value-type="float">
            <text:p>0.529318482306705</text:p>
          </table:table-cell>
          <table:table-cell office:value-type="float" office:value="0.582111184791454" calcext:value-type="float">
            <text:p>0.582111184791454</text:p>
          </table:table-cell>
          <table:table-cell office:value-type="float" office:value="0.580662102640665" calcext:value-type="float">
            <text:p>0.580662102640665</text:p>
          </table:table-cell>
          <table:table-cell office:value-type="float" office:value="0.573170704594261" calcext:value-type="float">
            <text:p>0.573170704594261</text:p>
          </table:table-cell>
          <table:table-cell office:value-type="float" office:value="0.555635817864178" calcext:value-type="float">
            <text:p>0.555635817864178</text:p>
          </table:table-cell>
          <table:table-cell office:value-type="float" office:value="0.549557043967856" calcext:value-type="float">
            <text:p>0.549557043967856</text:p>
          </table:table-cell>
          <table:table-cell office:value-type="float" office:value="0.532833126657527" calcext:value-type="float">
            <text:p>0.532833126657527</text:p>
          </table:table-cell>
          <table:table-cell office:value-type="float" office:value="0.520201273525917" calcext:value-type="float">
            <text:p>0.520201273525917</text:p>
          </table:table-cell>
          <table:table-cell office:value-type="float" office:value="0.508371522415655" calcext:value-type="float">
            <text:p>0.508371522415655</text:p>
          </table:table-cell>
          <table:table-cell office:value-type="float" office:value="0.494578607892003" calcext:value-type="float">
            <text:p>0.494578607892003</text:p>
          </table:table-cell>
          <table:table-cell office:value-type="float" office:value="0.504840074815376" calcext:value-type="float">
            <text:p>0.504840074815376</text:p>
          </table:table-cell>
          <table:table-cell office:value-type="float" office:value="0.522355179447844" calcext:value-type="float">
            <text:p>0.522355179447844</text:p>
          </table:table-cell>
          <table:table-cell office:value-type="float" office:value="0.531452105276799" calcext:value-type="float">
            <text:p>0.531452105276799</text:p>
          </table:table-cell>
          <table:table-cell office:value-type="float" office:value="0.541965970325192" calcext:value-type="float">
            <text:p>0.541965970325192</text:p>
          </table:table-cell>
          <table:table-cell office:value-type="float" office:value="0.550020471226334" calcext:value-type="float">
            <text:p>0.550020471226334</text:p>
          </table:table-cell>
          <table:table-cell office:value-type="float" office:value="0.522268333295035" calcext:value-type="float">
            <text:p>0.522268333295035</text:p>
          </table:table-cell>
          <table:table-cell office:value-type="float" office:value="0.524982901732157" calcext:value-type="float">
            <text:p>0.524982901732157</text:p>
          </table:table-cell>
          <table:table-cell office:value-type="float" office:value="0.53198248016753" calcext:value-type="float">
            <text:p>0.53198248016753</text:p>
          </table:table-cell>
          <table:table-cell office:value-type="float" office:value="0.550605787247792" calcext:value-type="float">
            <text:p>0.550605787247792</text:p>
          </table:table-cell>
          <table:table-cell office:value-type="float" office:value="0.552491761295431" calcext:value-type="float">
            <text:p>0.552491761295431</text:p>
          </table:table-cell>
          <table:table-cell office:value-type="float" office:value="0.587953310436655" calcext:value-type="float">
            <text:p>0.587953310436655</text:p>
          </table:table-cell>
          <table:table-cell office:value-type="float" office:value="0.590669753650235" calcext:value-type="float">
            <text:p>0.590669753650235</text:p>
          </table:table-cell>
          <table:table-cell office:value-type="float" office:value="0.586048312020884" calcext:value-type="float">
            <text:p>0.586048312020884</text:p>
          </table:table-cell>
          <table:table-cell office:value-type="float" office:value="0.58724275944726" calcext:value-type="float">
            <text:p>0.58724275944726</text:p>
          </table:table-cell>
          <table:table-cell office:value-type="float" office:value="0.598573311459309" calcext:value-type="float">
            <text:p>0.598573311459309</text:p>
          </table:table-cell>
          <table:table-cell office:value-type="float" office:value="0.607030885908195" calcext:value-type="float">
            <text:p>0.607030885908195</text:p>
          </table:table-cell>
          <table:table-cell office:value-type="float" office:value="0.611616935550222" calcext:value-type="float">
            <text:p>0.611616935550222</text:p>
          </table:table-cell>
          <table:table-cell office:value-type="float" office:value="0.610683764094445" calcext:value-type="float">
            <text:p>0.610683764094445</text:p>
          </table:table-cell>
          <table:table-cell office:value-type="float" office:value="0.611289929189367" calcext:value-type="float">
            <text:p>0.611289929189367</text:p>
          </table:table-cell>
          <table:table-cell office:value-type="float" office:value="0.607991401572728" calcext:value-type="float">
            <text:p>0.607991401572728</text:p>
          </table:table-cell>
          <table:table-cell office:value-type="float" office:value="0.592967793502945" calcext:value-type="float">
            <text:p>0.592967793502945</text:p>
          </table:table-cell>
          <table:table-cell office:value-type="float" office:value="0.571726316819168" calcext:value-type="float">
            <text:p>0.571726316819168</text:p>
          </table:table-cell>
          <table:table-cell office:value-type="float" office:value="0.559522991367721" calcext:value-type="float">
            <text:p>0.559522991367721</text:p>
          </table:table-cell>
          <table:table-cell office:value-type="float" office:value="0.549742798076783" calcext:value-type="float">
            <text:p>0.549742798076783</text:p>
          </table:table-cell>
          <table:table-cell office:value-type="float" office:value="0.544296264561471" calcext:value-type="float">
            <text:p>0.544296264561471</text:p>
          </table:table-cell>
          <table:table-cell office:value-type="float" office:value="0.546892735418032" calcext:value-type="float">
            <text:p>0.546892735418032</text:p>
          </table:table-cell>
          <table:table-cell office:value-type="float" office:value="0.551003526998228" calcext:value-type="float">
            <text:p>0.551003526998228</text:p>
          </table:table-cell>
          <table:table-cell office:value-type="float" office:value="0.557092944183855" calcext:value-type="float">
            <text:p>0.557092944183855</text:p>
          </table:table-cell>
          <table:table-cell office:value-type="float" office:value="0.561782074589021" calcext:value-type="float">
            <text:p>0.561782074589021</text:p>
          </table:table-cell>
          <table:table-cell office:value-type="float" office:value="0.561071407090167" calcext:value-type="float">
            <text:p>0.561071407090167</text:p>
          </table:table-cell>
          <table:table-cell office:value-type="float" office:value="0.558342839787074" calcext:value-type="float">
            <text:p>0.558342839787074</text:p>
          </table:table-cell>
          <table:table-cell office:value-type="float" office:value="0.558098335133212" calcext:value-type="float">
            <text:p>0.558098335133212</text:p>
          </table:table-cell>
          <table:table-cell office:value-type="float" office:value="0.560410900697613" calcext:value-type="float">
            <text:p>0.560410900697613</text:p>
          </table:table-cell>
          <table:table-cell office:value-type="float" office:value="0.562561131454376" calcext:value-type="float">
            <text:p>0.562561131454376</text:p>
          </table:table-cell>
          <table:table-cell office:value-type="float" office:value="0.615851219399068" calcext:value-type="float">
            <text:p>0.615851219399068</text:p>
          </table:table-cell>
          <table:table-cell office:value-type="float" office:value="0.607969921335834" calcext:value-type="float">
            <text:p>0.607969921335834</text:p>
          </table:table-cell>
          <table:table-cell office:value-type="float" office:value="0.6010302834975" calcext:value-type="float">
            <text:p>0.6010302834975</text:p>
          </table:table-cell>
          <table:table-cell office:value-type="float" office:value="0.585618903320931" calcext:value-type="float">
            <text:p>0.585618903320931</text:p>
          </table:table-cell>
          <table:table-cell office:value-type="float" office:value="0.559747930257748" calcext:value-type="float">
            <text:p>0.559747930257748</text:p>
          </table:table-cell>
          <table:table-cell office:value-type="float" office:value="0.542013315311188" calcext:value-type="float">
            <text:p>0.542013315311188</text:p>
          </table:table-cell>
          <table:table-cell office:value-type="float" office:value="0.51829508087194" calcext:value-type="float">
            <text:p>0.51829508087194</text:p>
          </table:table-cell>
          <table:table-cell office:value-type="float" office:value="0.516137558995964" calcext:value-type="float">
            <text:p>0.516137558995964</text:p>
          </table:table-cell>
          <table:table-cell office:value-type="float" office:value="0.514907932815182" calcext:value-type="float">
            <text:p>0.514907932815182</text:p>
          </table:table-cell>
          <table:table-cell office:value-type="float" office:value="0.520682645072229" calcext:value-type="float">
            <text:p>0.520682645072229</text:p>
          </table:table-cell>
          <table:table-cell office:value-type="float" office:value="0.522645745837138" calcext:value-type="float">
            <text:p>0.522645745837138</text:p>
          </table:table-cell>
          <table:table-cell office:value-type="float" office:value="0.526537986356425" calcext:value-type="float">
            <text:p>0.526537986356425</text:p>
          </table:table-cell>
          <table:table-cell office:value-type="float" office:value="0.537070800365574" calcext:value-type="float">
            <text:p>0.537070800365574</text:p>
          </table:table-cell>
          <table:table-cell office:value-type="float" office:value="0.539380837217647" calcext:value-type="float">
            <text:p>0.539380837217647</text:p>
          </table:table-cell>
          <table:table-cell office:value-type="float" office:value="0.540580264022739" calcext:value-type="float">
            <text:p>0.540580264022739</text:p>
          </table:table-cell>
          <table:table-cell office:value-type="float" office:value="0.548195668504003" calcext:value-type="float">
            <text:p>0.548195668504003</text:p>
          </table:table-cell>
          <table:table-cell office:value-type="float" office:value="0.55181877559143" calcext:value-type="float">
            <text:p>0.55181877559143</text:p>
          </table:table-cell>
          <table:table-cell office:value-type="float" office:value="0.540119924338299" calcext:value-type="float">
            <text:p>0.540119924338299</text:p>
          </table:table-cell>
          <table:table-cell office:value-type="float" office:value="0.543645240885425" calcext:value-type="float">
            <text:p>0.543645240885425</text:p>
          </table:table-cell>
          <table:table-cell office:value-type="float" office:value="0.540005950394809" calcext:value-type="float">
            <text:p>0.540005950394809</text:p>
          </table:table-cell>
          <table:table-cell office:value-type="float" office:value="0.539143650510063" calcext:value-type="float">
            <text:p>0.539143650510063</text:p>
          </table:table-cell>
          <table:table-cell office:value-type="float" office:value="0.537852921346219" calcext:value-type="float">
            <text:p>0.537852921346219</text:p>
          </table:table-cell>
          <table:table-cell office:value-type="float" office:value="0.536540460118047" calcext:value-type="float">
            <text:p>0.536540460118047</text:p>
          </table:table-cell>
          <table:table-cell office:value-type="float" office:value="0.536100230544716" calcext:value-type="float">
            <text:p>0.536100230544716</text:p>
          </table:table-cell>
          <table:table-cell office:value-type="float" office:value="0.534925096359572" calcext:value-type="float">
            <text:p>0.534925096359572</text:p>
          </table:table-cell>
          <table:table-cell office:value-type="float" office:value="0.534989115812442" calcext:value-type="float">
            <text:p>0.534989115812442</text:p>
          </table:table-cell>
          <table:table-cell office:value-type="float" office:value="0.534523185479732" calcext:value-type="float">
            <text:p>0.534523185479732</text:p>
          </table:table-cell>
          <table:table-cell office:value-type="float" office:value="0.534709732073163" calcext:value-type="float">
            <text:p>0.534709732073163</text:p>
          </table:table-cell>
          <table:table-cell office:value-type="float" office:value="0.535393713708912" calcext:value-type="float">
            <text:p>0.535393713708912</text:p>
          </table:table-cell>
          <table:table-cell office:value-type="float" office:value="0.534295120519103" calcext:value-type="float">
            <text:p>0.534295120519103</text:p>
          </table:table-cell>
          <table:table-cell office:value-type="float" office:value="0.534459935048491" calcext:value-type="float">
            <text:p>0.534459935048491</text:p>
          </table:table-cell>
          <table:table-cell office:value-type="float" office:value="0.533718100605528" calcext:value-type="float">
            <text:p>0.533718100605528</text:p>
          </table:table-cell>
          <table:table-cell office:value-type="float" office:value="0.533940218562193" calcext:value-type="float">
            <text:p>0.533940218562193</text:p>
          </table:table-cell>
          <table:table-cell office:value-type="float" office:value="0.534286356660732" calcext:value-type="float">
            <text:p>0.534286356660732</text:p>
          </table:table-cell>
          <table:table-cell office:value-type="float" office:value="0.53351544396549" calcext:value-type="float">
            <text:p>0.53351544396549</text:p>
          </table:table-cell>
          <table:table-cell office:value-type="float" office:value="0.534373748042429" calcext:value-type="float">
            <text:p>0.534373748042429</text:p>
          </table:table-cell>
          <table:table-cell office:value-type="float" office:value="0.534245746039941" calcext:value-type="float">
            <text:p>0.534245746039941</text:p>
          </table:table-cell>
          <table:table-cell office:value-type="float" office:value="0.533810263076056" calcext:value-type="float">
            <text:p>0.533810263076056</text:p>
          </table:table-cell>
          <table:table-cell office:value-type="float" office:value="0.533942034215735" calcext:value-type="float">
            <text:p>0.533942034215735</text:p>
          </table:table-cell>
          <table:table-cell office:value-type="float" office:value="0.533618113917809" calcext:value-type="float">
            <text:p>0.533618113917809</text:p>
          </table:table-cell>
          <table:table-cell office:value-type="float" office:value="0.533957276732569" calcext:value-type="float">
            <text:p>0.533957276732569</text:p>
          </table:table-cell>
          <table:table-cell office:value-type="float" office:value="0.534608528151709" calcext:value-type="float">
            <text:p>0.534608528151709</text:p>
          </table:table-cell>
          <table:table-cell office:value-type="float" office:value="0.534177339070244" calcext:value-type="float">
            <text:p>0.534177339070244</text:p>
          </table:table-cell>
          <table:table-cell office:value-type="float" office:value="0.534182198880862" calcext:value-type="float">
            <text:p>0.534182198880862</text:p>
          </table:table-cell>
          <table:table-cell office:value-type="float" office:value="0.53451598703233" calcext:value-type="float">
            <text:p>0.53451598703233</text:p>
          </table:table-cell>
          <table:table-cell office:value-type="float" office:value="0.533941261177257" calcext:value-type="float">
            <text:p>0.533941261177257</text:p>
          </table:table-cell>
          <table:table-cell office:value-type="float" office:value="0.534168105720566" calcext:value-type="float">
            <text:p>0.534168105720566</text:p>
          </table:table-cell>
          <table:table-cell office:value-type="float" office:value="0.533835488359383" calcext:value-type="float">
            <text:p>0.533835488359383</text:p>
          </table:table-cell>
          <table:table-cell office:value-type="float" office:value="0.534300707459611" calcext:value-type="float">
            <text:p>0.534300707459611</text:p>
          </table:table-cell>
          <table:table-cell office:value-type="float" office:value="0.534264131514477" calcext:value-type="float">
            <text:p>0.534264131514477</text:p>
          </table:table-cell>
          <table:table-cell office:value-type="float" office:value="0.533850146977291" calcext:value-type="float">
            <text:p>0.533850146977291</text:p>
          </table:table-cell>
          <table:table-cell office:value-type="float" office:value="0.534189385663587" calcext:value-type="float">
            <text:p>0.534189385663587</text:p>
          </table:table-cell>
          <table:table-cell office:value-type="float" office:value="0.533601570175955" calcext:value-type="float">
            <text:p>0.533601570175955</text:p>
          </table:table-cell>
          <table:table-cell office:value-type="float" office:value="0.534031248251167" calcext:value-type="float">
            <text:p>0.534031248251167</text:p>
          </table:table-cell>
          <table:table-cell office:value-type="float" office:value="0.534170441331275" calcext:value-type="float">
            <text:p>0.534170441331275</text:p>
          </table:table-cell>
          <table:table-cell office:value-type="float" office:value="0.534486485917816" calcext:value-type="float">
            <text:p>0.534486485917816</text:p>
          </table:table-cell>
          <table:table-cell office:value-type="float" office:value="0.534682398638533" calcext:value-type="float">
            <text:p>0.534682398638533</text:p>
          </table:table-cell>
          <table:table-cell office:value-type="float" office:value="0.534429700709931" calcext:value-type="float">
            <text:p>0.534429700709931</text:p>
          </table:table-cell>
          <table:table-cell office:value-type="float" office:value="0.534271287379383" calcext:value-type="float">
            <text:p>0.534271287379383</text:p>
          </table:table-cell>
          <table:table-cell office:value-type="float" office:value="0.534250037552062" calcext:value-type="float">
            <text:p>0.534250037552062</text:p>
          </table:table-cell>
          <table:table-cell office:value-type="float" office:value="0.534510853792388" calcext:value-type="float">
            <text:p>0.534510853792388</text:p>
          </table:table-cell>
          <table:table-cell office:value-type="float" office:value="0.534406015394505" calcext:value-type="float">
            <text:p>0.534406015394505</text:p>
          </table:table-cell>
          <table:table-cell office:value-type="float" office:value="0.534412233842873" calcext:value-type="float">
            <text:p>0.534412233842873</text:p>
          </table:table-cell>
          <table:table-cell office:value-type="float" office:value="0.534798781251958" calcext:value-type="float">
            <text:p>0.534798781251958</text:p>
          </table:table-cell>
          <table:table-cell office:value-type="float" office:value="0.534535590374167" calcext:value-type="float">
            <text:p>0.534535590374167</text:p>
          </table:table-cell>
          <table:table-cell office:value-type="float" office:value="0.533908942996711" calcext:value-type="float">
            <text:p>0.533908942996711</text:p>
          </table:table-cell>
          <table:table-cell office:value-type="float" office:value="0.534434008825721" calcext:value-type="float">
            <text:p>0.534434008825721</text:p>
          </table:table-cell>
          <table:table-cell office:value-type="float" office:value="0.534782970912304" calcext:value-type="float">
            <text:p>0.534782970912304</text:p>
          </table:table-cell>
          <table:table-cell office:value-type="float" office:value="0.534605782524455" calcext:value-type="float">
            <text:p>0.534605782524455</text:p>
          </table:table-cell>
          <table:table-cell office:value-type="float" office:value="0.534668882810917" calcext:value-type="float">
            <text:p>0.534668882810917</text:p>
          </table:table-cell>
          <table:table-cell office:value-type="float" office:value="0.534159947122753" calcext:value-type="float">
            <text:p>0.534159947122753</text:p>
          </table:table-cell>
          <table:table-cell office:value-type="float" office:value="0.534111531327143" calcext:value-type="float">
            <text:p>0.534111531327143</text:p>
          </table:table-cell>
          <table:table-cell office:value-type="float" office:value="0.53379370448744" calcext:value-type="float">
            <text:p>0.53379370448744</text:p>
          </table:table-cell>
          <table:table-cell office:value-type="float" office:value="0.534703132300643" calcext:value-type="float">
            <text:p>0.534703132300643</text:p>
          </table:table-cell>
          <table:table-cell office:value-type="float" office:value="0.534465618021661" calcext:value-type="float">
            <text:p>0.534465618021661</text:p>
          </table:table-cell>
          <table:table-cell office:value-type="float" office:value="0.533942134611528" calcext:value-type="float">
            <text:p>0.533942134611528</text:p>
          </table:table-cell>
          <table:table-cell office:value-type="float" office:value="0.534294802652911" calcext:value-type="float">
            <text:p>0.534294802652911</text:p>
          </table:table-cell>
          <table:table-cell office:value-type="float" office:value="0.534491142308487" calcext:value-type="float">
            <text:p>0.534491142308487</text:p>
          </table:table-cell>
          <table:table-cell office:value-type="float" office:value="0.534393707848718" calcext:value-type="float">
            <text:p>0.534393707848718</text:p>
          </table:table-cell>
          <table:table-cell office:value-type="float" office:value="0.534530419473845" calcext:value-type="float">
            <text:p>0.534530419473845</text:p>
          </table:table-cell>
          <table:table-cell office:value-type="float" office:value="0.53428993791718" calcext:value-type="float">
            <text:p>0.53428993791718</text:p>
          </table:table-cell>
          <table:table-cell office:value-type="float" office:value="0.5343463501869" calcext:value-type="float">
            <text:p>0.5343463501869</text:p>
          </table:table-cell>
          <table:table-cell office:value-type="float" office:value="0.534526765089797" calcext:value-type="float">
            <text:p>0.534526765089797</text:p>
          </table:table-cell>
          <table:table-cell office:value-type="float" office:value="0.534112924952127" calcext:value-type="float">
            <text:p>0.534112924952127</text:p>
          </table:table-cell>
          <table:table-cell office:value-type="float" office:value="0.534078690237276" calcext:value-type="float">
            <text:p>0.534078690237276</text:p>
          </table:table-cell>
          <table:table-cell office:value-type="float" office:value="0.534515617175066" calcext:value-type="float">
            <text:p>0.534515617175066</text:p>
          </table:table-cell>
          <table:table-cell office:value-type="float" office:value="0.534079142389094" calcext:value-type="float">
            <text:p>0.534079142389094</text:p>
          </table:table-cell>
          <table:table-cell office:value-type="float" office:value="0.53387504439495" calcext:value-type="float">
            <text:p>0.53387504439495</text:p>
          </table:table-cell>
          <table:table-cell office:value-type="float" office:value="0.53465704895132" calcext:value-type="float">
            <text:p>0.53465704895132</text:p>
          </table:table-cell>
          <table:table-cell office:value-type="float" office:value="0.534031650230636" calcext:value-type="float">
            <text:p>0.534031650230636</text:p>
          </table:table-cell>
          <table:table-cell office:value-type="float" office:value="0.53443387144361" calcext:value-type="float">
            <text:p>0.53443387144361</text:p>
          </table:table-cell>
          <table:table-cell office:value-type="float" office:value="0.534760545583299" calcext:value-type="float">
            <text:p>0.534760545583299</text:p>
          </table:table-cell>
          <table:table-cell office:value-type="float" office:value="0.534936856861953" calcext:value-type="float">
            <text:p>0.534936856861953</text:p>
          </table:table-cell>
          <table:table-cell office:value-type="float" office:value="0.534479132049721" calcext:value-type="float">
            <text:p>0.534479132049721</text:p>
          </table:table-cell>
          <table:table-cell office:value-type="float" office:value="0.534565566355654" calcext:value-type="float">
            <text:p>0.534565566355654</text:p>
          </table:table-cell>
          <table:table-cell office:value-type="float" office:value="0.534503128499879" calcext:value-type="float">
            <text:p>0.534503128499879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9072338312387" calcext:value-type="float">
            <text:p>-0.219072338312387</text:p>
          </table:table-cell>
          <table:table-cell office:value-type="float" office:value="-0.219070275470505" calcext:value-type="float">
            <text:p>-0.219070275470505</text:p>
          </table:table-cell>
          <table:table-cell office:value-type="float" office:value="-0.219075135930842" calcext:value-type="float">
            <text:p>-0.219075135930842</text:p>
          </table:table-cell>
          <table:table-cell office:value-type="float" office:value="-0.21898914007512" calcext:value-type="float">
            <text:p>-0.21898914007512</text:p>
          </table:table-cell>
          <table:table-cell office:value-type="float" office:value="-0.219061069414039" calcext:value-type="float">
            <text:p>-0.219061069414039</text:p>
          </table:table-cell>
          <table:table-cell office:value-type="float" office:value="-0.21904786470058" calcext:value-type="float">
            <text:p>-0.21904786470058</text:p>
          </table:table-cell>
          <table:table-cell office:value-type="float" office:value="-0.219036479932275" calcext:value-type="float">
            <text:p>-0.219036479932275</text:p>
          </table:table-cell>
          <table:table-cell office:value-type="float" office:value="-0.219136644739499" calcext:value-type="float">
            <text:p>-0.219136644739499</text:p>
          </table:table-cell>
          <table:table-cell office:value-type="float" office:value="-0.218963703310661" calcext:value-type="float">
            <text:p>-0.218963703310661</text:p>
          </table:table-cell>
          <table:table-cell office:value-type="float" office:value="-0.219094354982978" calcext:value-type="float">
            <text:p>-0.219094354982978</text:p>
          </table:table-cell>
          <table:table-cell office:value-type="float" office:value="-0.219048320578308" calcext:value-type="float">
            <text:p>-0.219048320578308</text:p>
          </table:table-cell>
          <table:table-cell office:value-type="float" office:value="-0.219133753793465" calcext:value-type="float">
            <text:p>-0.219133753793465</text:p>
          </table:table-cell>
          <table:table-cell office:value-type="float" office:value="-0.21896452627483" calcext:value-type="float">
            <text:p>-0.21896452627483</text:p>
          </table:table-cell>
          <table:table-cell office:value-type="float" office:value="-0.218969239698178" calcext:value-type="float">
            <text:p>-0.218969239698178</text:p>
          </table:table-cell>
          <table:table-cell office:value-type="float" office:value="-0.218955169871698" calcext:value-type="float">
            <text:p>-0.218955169871698</text:p>
          </table:table-cell>
          <table:table-cell office:value-type="float" office:value="-0.218927529278539" calcext:value-type="float">
            <text:p>-0.218927529278539</text:p>
          </table:table-cell>
          <table:table-cell office:value-type="float" office:value="-0.219039283690341" calcext:value-type="float">
            <text:p>-0.219039283690341</text:p>
          </table:table-cell>
          <table:table-cell office:value-type="float" office:value="-0.218970015284866" calcext:value-type="float">
            <text:p>-0.218970015284866</text:p>
          </table:table-cell>
          <table:table-cell office:value-type="float" office:value="-0.218987002426949" calcext:value-type="float">
            <text:p>-0.218987002426949</text:p>
          </table:table-cell>
          <table:table-cell office:value-type="float" office:value="-0.219097232434891" calcext:value-type="float">
            <text:p>-0.219097232434891</text:p>
          </table:table-cell>
          <table:table-cell office:value-type="float" office:value="-0.218859585671983" calcext:value-type="float">
            <text:p>-0.218859585671983</text:p>
          </table:table-cell>
          <table:table-cell office:value-type="float" office:value="-0.219075517546785" calcext:value-type="float">
            <text:p>-0.219075517546785</text:p>
          </table:table-cell>
          <table:table-cell office:value-type="float" office:value="-0.219031830297409" calcext:value-type="float">
            <text:p>-0.219031830297409</text:p>
          </table:table-cell>
          <table:table-cell office:value-type="float" office:value="-0.218973398058748" calcext:value-type="float">
            <text:p>-0.218973398058748</text:p>
          </table:table-cell>
          <table:table-cell office:value-type="float" office:value="-0.219021976369518" calcext:value-type="float">
            <text:p>-0.219021976369518</text:p>
          </table:table-cell>
          <table:table-cell office:value-type="float" office:value="-0.219129104553876" calcext:value-type="float">
            <text:p>-0.219129104553876</text:p>
          </table:table-cell>
          <table:table-cell office:value-type="float" office:value="-0.219148461922984" calcext:value-type="float">
            <text:p>-0.219148461922984</text:p>
          </table:table-cell>
          <table:table-cell office:value-type="float" office:value="-0.219088633468947" calcext:value-type="float">
            <text:p>-0.219088633468947</text:p>
          </table:table-cell>
          <table:table-cell office:value-type="float" office:value="-0.219164585614111" calcext:value-type="float">
            <text:p>-0.219164585614111</text:p>
          </table:table-cell>
          <table:table-cell office:value-type="float" office:value="-0.218953850283283" calcext:value-type="float">
            <text:p>-0.218953850283283</text:p>
          </table:table-cell>
          <table:table-cell office:value-type="float" office:value="-0.219121566457861" calcext:value-type="float">
            <text:p>-0.219121566457861</text:p>
          </table:table-cell>
          <table:table-cell office:value-type="float" office:value="-0.218953820626874" calcext:value-type="float">
            <text:p>-0.218953820626874</text:p>
          </table:table-cell>
          <table:table-cell office:value-type="float" office:value="-0.218997362453871" calcext:value-type="float">
            <text:p>-0.218997362453871</text:p>
          </table:table-cell>
          <table:table-cell office:value-type="float" office:value="-0.218968195648052" calcext:value-type="float">
            <text:p>-0.218968195648052</text:p>
          </table:table-cell>
          <table:table-cell office:value-type="float" office:value="-0.219067240409604" calcext:value-type="float">
            <text:p>-0.219067240409604</text:p>
          </table:table-cell>
          <table:table-cell office:value-type="float" office:value="-0.219169663709536" calcext:value-type="float">
            <text:p>-0.219169663709536</text:p>
          </table:table-cell>
          <table:table-cell office:value-type="float" office:value="-0.219032469097694" calcext:value-type="float">
            <text:p>-0.219032469097694</text:p>
          </table:table-cell>
          <table:table-cell office:value-type="float" office:value="-0.218913196239093" calcext:value-type="float">
            <text:p>-0.218913196239093</text:p>
          </table:table-cell>
          <table:table-cell office:value-type="float" office:value="-0.219070716547818" calcext:value-type="float">
            <text:p>-0.219070716547818</text:p>
          </table:table-cell>
          <table:table-cell office:value-type="float" office:value="-0.219146150130806" calcext:value-type="float">
            <text:p>-0.219146150130806</text:p>
          </table:table-cell>
          <table:table-cell office:value-type="float" office:value="-0.218995321227723" calcext:value-type="float">
            <text:p>-0.218995321227723</text:p>
          </table:table-cell>
          <table:table-cell office:value-type="float" office:value="-0.219004462390478" calcext:value-type="float">
            <text:p>-0.219004462390478</text:p>
          </table:table-cell>
          <table:table-cell office:value-type="float" office:value="-0.219028682121251" calcext:value-type="float">
            <text:p>-0.219028682121251</text:p>
          </table:table-cell>
          <table:table-cell office:value-type="float" office:value="-0.218929584722495" calcext:value-type="float">
            <text:p>-0.218929584722495</text:p>
          </table:table-cell>
          <table:table-cell office:value-type="float" office:value="-0.218642717480391" calcext:value-type="float">
            <text:p>-0.218642717480391</text:p>
          </table:table-cell>
          <table:table-cell office:value-type="float" office:value="-0.21864720105798" calcext:value-type="float">
            <text:p>-0.21864720105798</text:p>
          </table:table-cell>
          <table:table-cell office:value-type="float" office:value="-0.218571355011567" calcext:value-type="float">
            <text:p>-0.218571355011567</text:p>
          </table:table-cell>
          <table:table-cell office:value-type="float" office:value="-0.218432007137587" calcext:value-type="float">
            <text:p>-0.218432007137587</text:p>
          </table:table-cell>
          <table:table-cell office:value-type="float" office:value="-0.218790962798129" calcext:value-type="float">
            <text:p>-0.218790962798129</text:p>
          </table:table-cell>
          <table:table-cell office:value-type="float" office:value="-0.219022859395167" calcext:value-type="float">
            <text:p>-0.219022859395167</text:p>
          </table:table-cell>
          <table:table-cell office:value-type="float" office:value="-0.218288832515859" calcext:value-type="float">
            <text:p>-0.218288832515859</text:p>
          </table:table-cell>
          <table:table-cell office:value-type="float" office:value="-0.217730899671098" calcext:value-type="float">
            <text:p>-0.217730899671098</text:p>
          </table:table-cell>
          <table:table-cell office:value-type="float" office:value="-0.217217538815965" calcext:value-type="float">
            <text:p>-0.217217538815965</text:p>
          </table:table-cell>
          <table:table-cell office:value-type="float" office:value="-0.21481924466717" calcext:value-type="float">
            <text:p>-0.21481924466717</text:p>
          </table:table-cell>
          <table:table-cell office:value-type="float" office:value="-0.212919828109464" calcext:value-type="float">
            <text:p>-0.212919828109464</text:p>
          </table:table-cell>
          <table:table-cell office:value-type="float" office:value="-0.215066904678166" calcext:value-type="float">
            <text:p>-0.215066904678166</text:p>
          </table:table-cell>
          <table:table-cell office:value-type="float" office:value="-0.22718796198682" calcext:value-type="float">
            <text:p>-0.22718796198682</text:p>
          </table:table-cell>
          <table:table-cell office:value-type="float" office:value="-0.259645504833164" calcext:value-type="float">
            <text:p>-0.259645504833164</text:p>
          </table:table-cell>
          <table:table-cell office:value-type="float" office:value="-0.253342115164863" calcext:value-type="float">
            <text:p>-0.253342115164863</text:p>
          </table:table-cell>
          <table:table-cell office:value-type="float" office:value="-0.252483205793919" calcext:value-type="float">
            <text:p>-0.252483205793919</text:p>
          </table:table-cell>
          <table:table-cell office:value-type="float" office:value="-0.248824014770229" calcext:value-type="float">
            <text:p>-0.248824014770229</text:p>
          </table:table-cell>
          <table:table-cell office:value-type="float" office:value="-0.2490396508395" calcext:value-type="float">
            <text:p>-0.2490396508395</text:p>
          </table:table-cell>
          <table:table-cell office:value-type="float" office:value="-0.251048698994071" calcext:value-type="float">
            <text:p>-0.251048698994071</text:p>
          </table:table-cell>
          <table:table-cell office:value-type="float" office:value="-0.248940302180587" calcext:value-type="float">
            <text:p>-0.248940302180587</text:p>
          </table:table-cell>
          <table:table-cell office:value-type="float" office:value="-0.244059824949223" calcext:value-type="float">
            <text:p>-0.244059824949223</text:p>
          </table:table-cell>
          <table:table-cell office:value-type="float" office:value="-0.258180165032458" calcext:value-type="float">
            <text:p>-0.258180165032458</text:p>
          </table:table-cell>
          <table:table-cell office:value-type="float" office:value="-0.253046088093304" calcext:value-type="float">
            <text:p>-0.253046088093304</text:p>
          </table:table-cell>
          <table:table-cell office:value-type="float" office:value="-0.249749764189567" calcext:value-type="float">
            <text:p>-0.249749764189567</text:p>
          </table:table-cell>
          <table:table-cell office:value-type="float" office:value="-0.214260447973779" calcext:value-type="float">
            <text:p>-0.214260447973779</text:p>
          </table:table-cell>
          <table:table-cell office:value-type="float" office:value="-0.223245954481813" calcext:value-type="float">
            <text:p>-0.223245954481813</text:p>
          </table:table-cell>
          <table:table-cell office:value-type="float" office:value="-0.221818191785036" calcext:value-type="float">
            <text:p>-0.221818191785036</text:p>
          </table:table-cell>
          <table:table-cell office:value-type="float" office:value="-0.219936167002977" calcext:value-type="float">
            <text:p>-0.219936167002977</text:p>
          </table:table-cell>
          <table:table-cell office:value-type="float" office:value="-0.216697749090147" calcext:value-type="float">
            <text:p>-0.216697749090147</text:p>
          </table:table-cell>
          <table:table-cell office:value-type="float" office:value="-0.225368929621725" calcext:value-type="float">
            <text:p>-0.225368929621725</text:p>
          </table:table-cell>
          <table:table-cell office:value-type="float" office:value="-0.193213073291035" calcext:value-type="float">
            <text:p>-0.193213073291035</text:p>
          </table:table-cell>
          <table:table-cell office:value-type="float" office:value="-0.186521527123222" calcext:value-type="float">
            <text:p>-0.186521527123222</text:p>
          </table:table-cell>
          <table:table-cell office:value-type="float" office:value="-0.180788589022122" calcext:value-type="float">
            <text:p>-0.180788589022122</text:p>
          </table:table-cell>
          <table:table-cell office:value-type="float" office:value="-0.175912608010584" calcext:value-type="float">
            <text:p>-0.175912608010584</text:p>
          </table:table-cell>
          <table:table-cell office:value-type="float" office:value="-0.176297418737186" calcext:value-type="float">
            <text:p>-0.176297418737186</text:p>
          </table:table-cell>
          <table:table-cell office:value-type="float" office:value="-0.175418831579963" calcext:value-type="float">
            <text:p>-0.175418831579963</text:p>
          </table:table-cell>
          <table:table-cell office:value-type="float" office:value="-0.174337536304035" calcext:value-type="float">
            <text:p>-0.174337536304035</text:p>
          </table:table-cell>
          <table:table-cell office:value-type="float" office:value="-0.171633229005182" calcext:value-type="float">
            <text:p>-0.171633229005182</text:p>
          </table:table-cell>
          <table:table-cell office:value-type="float" office:value="-0.183843403932098" calcext:value-type="float">
            <text:p>-0.183843403932098</text:p>
          </table:table-cell>
          <table:table-cell office:value-type="float" office:value="-0.188929329015259" calcext:value-type="float">
            <text:p>-0.188929329015259</text:p>
          </table:table-cell>
          <table:table-cell office:value-type="float" office:value="-0.202969509164456" calcext:value-type="float">
            <text:p>-0.202969509164456</text:p>
          </table:table-cell>
          <table:table-cell office:value-type="float" office:value="-0.216247098987481" calcext:value-type="float">
            <text:p>-0.216247098987481</text:p>
          </table:table-cell>
          <table:table-cell office:value-type="float" office:value="-0.223405568939035" calcext:value-type="float">
            <text:p>-0.223405568939035</text:p>
          </table:table-cell>
          <table:table-cell office:value-type="float" office:value="-0.227163135781255" calcext:value-type="float">
            <text:p>-0.227163135781255</text:p>
          </table:table-cell>
          <table:table-cell office:value-type="float" office:value="-0.230589312141934" calcext:value-type="float">
            <text:p>-0.230589312141934</text:p>
          </table:table-cell>
          <table:table-cell office:value-type="float" office:value="-0.227453004471573" calcext:value-type="float">
            <text:p>-0.227453004471573</text:p>
          </table:table-cell>
          <table:table-cell office:value-type="float" office:value="-0.224681933174126" calcext:value-type="float">
            <text:p>-0.224681933174126</text:p>
          </table:table-cell>
          <table:table-cell office:value-type="float" office:value="-0.22119828904331" calcext:value-type="float">
            <text:p>-0.22119828904331</text:p>
          </table:table-cell>
          <table:table-cell office:value-type="float" office:value="-0.215255310335825" calcext:value-type="float">
            <text:p>-0.215255310335825</text:p>
          </table:table-cell>
          <table:table-cell office:value-type="float" office:value="-0.208399513362172" calcext:value-type="float">
            <text:p>-0.208399513362172</text:p>
          </table:table-cell>
          <table:table-cell office:value-type="float" office:value="-0.197993455814533" calcext:value-type="float">
            <text:p>-0.197993455814533</text:p>
          </table:table-cell>
          <table:table-cell office:value-type="float" office:value="-0.199314846103349" calcext:value-type="float">
            <text:p>-0.199314846103349</text:p>
          </table:table-cell>
          <table:table-cell office:value-type="float" office:value="-0.244403996746108" calcext:value-type="float">
            <text:p>-0.244403996746108</text:p>
          </table:table-cell>
          <table:table-cell office:value-type="float" office:value="-0.25108560510662" calcext:value-type="float">
            <text:p>-0.25108560510662</text:p>
          </table:table-cell>
          <table:table-cell office:value-type="float" office:value="-0.256311441790304" calcext:value-type="float">
            <text:p>-0.256311441790304</text:p>
          </table:table-cell>
          <table:table-cell office:value-type="float" office:value="-0.242785838795493" calcext:value-type="float">
            <text:p>-0.242785838795493</text:p>
          </table:table-cell>
          <table:table-cell office:value-type="float" office:value="-0.241173736924064" calcext:value-type="float">
            <text:p>-0.241173736924064</text:p>
          </table:table-cell>
          <table:table-cell office:value-type="float" office:value="-0.242151761003006" calcext:value-type="float">
            <text:p>-0.242151761003006</text:p>
          </table:table-cell>
          <table:table-cell office:value-type="float" office:value="-0.243090549115853" calcext:value-type="float">
            <text:p>-0.243090549115853</text:p>
          </table:table-cell>
          <table:table-cell office:value-type="float" office:value="-0.246331960155876" calcext:value-type="float">
            <text:p>-0.246331960155876</text:p>
          </table:table-cell>
          <table:table-cell office:value-type="float" office:value="-0.250147591220524" calcext:value-type="float">
            <text:p>-0.250147591220524</text:p>
          </table:table-cell>
          <table:table-cell office:value-type="float" office:value="-0.206479488500968" calcext:value-type="float">
            <text:p>-0.206479488500968</text:p>
          </table:table-cell>
          <table:table-cell office:value-type="float" office:value="-0.207618732636957" calcext:value-type="float">
            <text:p>-0.207618732636957</text:p>
          </table:table-cell>
          <table:table-cell office:value-type="float" office:value="-0.210605311348171" calcext:value-type="float">
            <text:p>-0.210605311348171</text:p>
          </table:table-cell>
          <table:table-cell office:value-type="float" office:value="-0.208663338440681" calcext:value-type="float">
            <text:p>-0.208663338440681</text:p>
          </table:table-cell>
          <table:table-cell office:value-type="float" office:value="-0.210828087188748" calcext:value-type="float">
            <text:p>-0.210828087188748</text:p>
          </table:table-cell>
          <table:table-cell office:value-type="float" office:value="-0.210032597056807" calcext:value-type="float">
            <text:p>-0.210032597056807</text:p>
          </table:table-cell>
          <table:table-cell office:value-type="float" office:value="-0.210013610940592" calcext:value-type="float">
            <text:p>-0.210013610940592</text:p>
          </table:table-cell>
          <table:table-cell office:value-type="float" office:value="-0.177382288807999" calcext:value-type="float">
            <text:p>-0.177382288807999</text:p>
          </table:table-cell>
          <table:table-cell office:value-type="float" office:value="-0.171792173854846" calcext:value-type="float">
            <text:p>-0.171792173854846</text:p>
          </table:table-cell>
          <table:table-cell office:value-type="float" office:value="-0.166490166986889" calcext:value-type="float">
            <text:p>-0.166490166986889</text:p>
          </table:table-cell>
          <table:table-cell office:value-type="float" office:value="-0.166098668851245" calcext:value-type="float">
            <text:p>-0.166098668851245</text:p>
          </table:table-cell>
          <table:table-cell office:value-type="float" office:value="-0.168798103563204" calcext:value-type="float">
            <text:p>-0.168798103563204</text:p>
          </table:table-cell>
          <table:table-cell office:value-type="float" office:value="-0.176332815450167" calcext:value-type="float">
            <text:p>-0.176332815450167</text:p>
          </table:table-cell>
          <table:table-cell office:value-type="float" office:value="-0.188519464277103" calcext:value-type="float">
            <text:p>-0.188519464277103</text:p>
          </table:table-cell>
          <table:table-cell office:value-type="float" office:value="-0.204145287346705" calcext:value-type="float">
            <text:p>-0.204145287346705</text:p>
          </table:table-cell>
          <table:table-cell office:value-type="float" office:value="-0.206312057215389" calcext:value-type="float">
            <text:p>-0.206312057215389</text:p>
          </table:table-cell>
          <table:table-cell office:value-type="float" office:value="-0.207069252505018" calcext:value-type="float">
            <text:p>-0.207069252505018</text:p>
          </table:table-cell>
          <table:table-cell office:value-type="float" office:value="-0.20482932867439" calcext:value-type="float">
            <text:p>-0.20482932867439</text:p>
          </table:table-cell>
          <table:table-cell office:value-type="float" office:value="-0.202221353949896" calcext:value-type="float">
            <text:p>-0.202221353949896</text:p>
          </table:table-cell>
          <table:table-cell office:value-type="float" office:value="-0.196014039988023" calcext:value-type="float">
            <text:p>-0.196014039988023</text:p>
          </table:table-cell>
          <table:table-cell office:value-type="float" office:value="-0.188471961310672" calcext:value-type="float">
            <text:p>-0.188471961310672</text:p>
          </table:table-cell>
          <table:table-cell office:value-type="float" office:value="-0.181501870094052" calcext:value-type="float">
            <text:p>-0.181501870094052</text:p>
          </table:table-cell>
          <table:table-cell office:value-type="float" office:value="-0.174461374906333" calcext:value-type="float">
            <text:p>-0.174461374906333</text:p>
          </table:table-cell>
          <table:table-cell office:value-type="float" office:value="-0.175828562320174" calcext:value-type="float">
            <text:p>-0.175828562320174</text:p>
          </table:table-cell>
          <table:table-cell office:value-type="float" office:value="-0.256552817780018" calcext:value-type="float">
            <text:p>-0.256552817780018</text:p>
          </table:table-cell>
          <table:table-cell office:value-type="float" office:value="-0.258712607013226" calcext:value-type="float">
            <text:p>-0.258712607013226</text:p>
          </table:table-cell>
          <table:table-cell office:value-type="float" office:value="-0.254374743213431" calcext:value-type="float">
            <text:p>-0.254374743213431</text:p>
          </table:table-cell>
          <table:table-cell office:value-type="float" office:value="-0.252908242169572" calcext:value-type="float">
            <text:p>-0.252908242169572</text:p>
          </table:table-cell>
          <table:table-cell office:value-type="float" office:value="-0.251207361259738" calcext:value-type="float">
            <text:p>-0.251207361259738</text:p>
          </table:table-cell>
          <table:table-cell office:value-type="float" office:value="-0.25193992499695" calcext:value-type="float">
            <text:p>-0.25193992499695</text:p>
          </table:table-cell>
          <table:table-cell office:value-type="float" office:value="-0.250881418866693" calcext:value-type="float">
            <text:p>-0.250881418866693</text:p>
          </table:table-cell>
          <table:table-cell office:value-type="float" office:value="-0.256001996385864" calcext:value-type="float">
            <text:p>-0.256001996385864</text:p>
          </table:table-cell>
          <table:table-cell office:value-type="float" office:value="-0.262930964590166" calcext:value-type="float">
            <text:p>-0.262930964590166</text:p>
          </table:table-cell>
          <table:table-cell office:value-type="float" office:value="-0.251991295559636" calcext:value-type="float">
            <text:p>-0.251991295559636</text:p>
          </table:table-cell>
          <table:table-cell office:value-type="float" office:value="-0.246443826907727" calcext:value-type="float">
            <text:p>-0.246443826907727</text:p>
          </table:table-cell>
          <table:table-cell office:value-type="float" office:value="-0.213167296615615" calcext:value-type="float">
            <text:p>-0.213167296615615</text:p>
          </table:table-cell>
          <table:table-cell office:value-type="float" office:value="-0.212485411660398" calcext:value-type="float">
            <text:p>-0.212485411660398</text:p>
          </table:table-cell>
          <table:table-cell office:value-type="float" office:value="-0.213142705644201" calcext:value-type="float">
            <text:p>-0.213142705644201</text:p>
          </table:table-cell>
          <table:table-cell office:value-type="float" office:value="-0.21544943227832" calcext:value-type="float">
            <text:p>-0.21544943227832</text:p>
          </table:table-cell>
          <table:table-cell office:value-type="float" office:value="-0.216633819394089" calcext:value-type="float">
            <text:p>-0.216633819394089</text:p>
          </table:table-cell>
          <table:table-cell office:value-type="float" office:value="-0.21831260698687" calcext:value-type="float">
            <text:p>-0.21831260698687</text:p>
          </table:table-cell>
          <table:table-cell office:value-type="float" office:value="-0.216553267908957" calcext:value-type="float">
            <text:p>-0.216553267908957</text:p>
          </table:table-cell>
          <table:table-cell office:value-type="float" office:value="-0.215479804757908" calcext:value-type="float">
            <text:p>-0.215479804757908</text:p>
          </table:table-cell>
          <table:table-cell office:value-type="float" office:value="-0.218774095243213" calcext:value-type="float">
            <text:p>-0.218774095243213</text:p>
          </table:table-cell>
          <table:table-cell office:value-type="float" office:value="-0.169512594989598" calcext:value-type="float">
            <text:p>-0.169512594989598</text:p>
          </table:table-cell>
          <table:table-cell office:value-type="float" office:value="-0.168530475376169" calcext:value-type="float">
            <text:p>-0.168530475376169</text:p>
          </table:table-cell>
          <table:table-cell office:value-type="float" office:value="-0.167281734898539" calcext:value-type="float">
            <text:p>-0.167281734898539</text:p>
          </table:table-cell>
          <table:table-cell office:value-type="float" office:value="-0.162700686616412" calcext:value-type="float">
            <text:p>-0.162700686616412</text:p>
          </table:table-cell>
          <table:table-cell office:value-type="float" office:value="-0.161983692321557" calcext:value-type="float">
            <text:p>-0.161983692321557</text:p>
          </table:table-cell>
          <table:table-cell office:value-type="float" office:value="-0.170124212910786" calcext:value-type="float">
            <text:p>-0.170124212910786</text:p>
          </table:table-cell>
          <table:table-cell office:value-type="float" office:value="-0.173712286520999" calcext:value-type="float">
            <text:p>-0.173712286520999</text:p>
          </table:table-cell>
          <table:table-cell office:value-type="float" office:value="-0.178821537439327" calcext:value-type="float">
            <text:p>-0.178821537439327</text:p>
          </table:table-cell>
          <table:table-cell office:value-type="float" office:value="-0.191378987932305" calcext:value-type="float">
            <text:p>-0.191378987932305</text:p>
          </table:table-cell>
          <table:table-cell office:value-type="float" office:value="-0.193265022755493" calcext:value-type="float">
            <text:p>-0.193265022755493</text:p>
          </table:table-cell>
          <table:table-cell office:value-type="float" office:value="-0.203180840582954" calcext:value-type="float">
            <text:p>-0.203180840582954</text:p>
          </table:table-cell>
          <table:table-cell office:value-type="float" office:value="-0.209019197839225" calcext:value-type="float">
            <text:p>-0.209019197839225</text:p>
          </table:table-cell>
          <table:table-cell office:value-type="float" office:value="-0.207942828643634" calcext:value-type="float">
            <text:p>-0.207942828643634</text:p>
          </table:table-cell>
          <table:table-cell office:value-type="float" office:value="-0.207391729519165" calcext:value-type="float">
            <text:p>-0.207391729519165</text:p>
          </table:table-cell>
          <table:table-cell office:value-type="float" office:value="-0.193459065401236" calcext:value-type="float">
            <text:p>-0.193459065401236</text:p>
          </table:table-cell>
          <table:table-cell office:value-type="float" office:value="-0.186913540564636" calcext:value-type="float">
            <text:p>-0.186913540564636</text:p>
          </table:table-cell>
          <table:table-cell office:value-type="float" office:value="-0.193268345126762" calcext:value-type="float">
            <text:p>-0.193268345126762</text:p>
          </table:table-cell>
          <table:table-cell office:value-type="float" office:value="-0.206728495774349" calcext:value-type="float">
            <text:p>-0.206728495774349</text:p>
          </table:table-cell>
          <table:table-cell office:value-type="float" office:value="-0.232018908198019" calcext:value-type="float">
            <text:p>-0.232018908198019</text:p>
          </table:table-cell>
          <table:table-cell office:value-type="float" office:value="-0.249290821557153" calcext:value-type="float">
            <text:p>-0.249290821557153</text:p>
          </table:table-cell>
          <table:table-cell office:value-type="float" office:value="-0.256046736396554" calcext:value-type="float">
            <text:p>-0.256046736396554</text:p>
          </table:table-cell>
          <table:table-cell office:value-type="float" office:value="-0.250122477272189" calcext:value-type="float">
            <text:p>-0.250122477272189</text:p>
          </table:table-cell>
          <table:table-cell office:value-type="float" office:value="-0.248615686871433" calcext:value-type="float">
            <text:p>-0.248615686871433</text:p>
          </table:table-cell>
          <table:table-cell office:value-type="float" office:value="-0.24691040538239" calcext:value-type="float">
            <text:p>-0.24691040538239</text:p>
          </table:table-cell>
          <table:table-cell office:value-type="float" office:value="-0.246025167998895" calcext:value-type="float">
            <text:p>-0.246025167998895</text:p>
          </table:table-cell>
          <table:table-cell office:value-type="float" office:value="-0.246042047674351" calcext:value-type="float">
            <text:p>-0.246042047674351</text:p>
          </table:table-cell>
          <table:table-cell office:value-type="float" office:value="-0.243328363365002" calcext:value-type="float">
            <text:p>-0.243328363365002</text:p>
          </table:table-cell>
          <table:table-cell office:value-type="float" office:value="-0.243552582645296" calcext:value-type="float">
            <text:p>-0.243552582645296</text:p>
          </table:table-cell>
          <table:table-cell office:value-type="float" office:value="-0.25170878397081" calcext:value-type="float">
            <text:p>-0.25170878397081</text:p>
          </table:table-cell>
          <table:table-cell office:value-type="float" office:value="-0.247471544615839" calcext:value-type="float">
            <text:p>-0.247471544615839</text:p>
          </table:table-cell>
          <table:table-cell office:value-type="float" office:value="-0.247760894634193" calcext:value-type="float">
            <text:p>-0.247760894634193</text:p>
          </table:table-cell>
          <table:table-cell office:value-type="float" office:value="-0.247817658854124" calcext:value-type="float">
            <text:p>-0.247817658854124</text:p>
          </table:table-cell>
          <table:table-cell office:value-type="float" office:value="-0.248315501344447" calcext:value-type="float">
            <text:p>-0.248315501344447</text:p>
          </table:table-cell>
          <table:table-cell office:value-type="float" office:value="-0.249231175003471" calcext:value-type="float">
            <text:p>-0.249231175003471</text:p>
          </table:table-cell>
          <table:table-cell office:value-type="float" office:value="-0.250595356564089" calcext:value-type="float">
            <text:p>-0.250595356564089</text:p>
          </table:table-cell>
          <table:table-cell office:value-type="float" office:value="-0.252405849074031" calcext:value-type="float">
            <text:p>-0.252405849074031</text:p>
          </table:table-cell>
          <table:table-cell office:value-type="float" office:value="-0.254239167508656" calcext:value-type="float">
            <text:p>-0.254239167508656</text:p>
          </table:table-cell>
          <table:table-cell office:value-type="float" office:value="-0.25698917606944" calcext:value-type="float">
            <text:p>-0.25698917606944</text:p>
          </table:table-cell>
          <table:table-cell office:value-type="float" office:value="-0.257622351930834" calcext:value-type="float">
            <text:p>-0.257622351930834</text:p>
          </table:table-cell>
          <table:table-cell office:value-type="float" office:value="-0.260031556007392" calcext:value-type="float">
            <text:p>-0.260031556007392</text:p>
          </table:table-cell>
          <table:table-cell office:value-type="float" office:value="-0.261904373446595" calcext:value-type="float">
            <text:p>-0.261904373446595</text:p>
          </table:table-cell>
          <table:table-cell office:value-type="float" office:value="-0.261409022637004" calcext:value-type="float">
            <text:p>-0.261409022637004</text:p>
          </table:table-cell>
          <table:table-cell office:value-type="float" office:value="-0.258929089241618" calcext:value-type="float">
            <text:p>-0.258929089241618</text:p>
          </table:table-cell>
          <table:table-cell office:value-type="float" office:value="-0.202172746108968" calcext:value-type="float">
            <text:p>-0.202172746108968</text:p>
          </table:table-cell>
          <table:table-cell office:value-type="float" office:value="-0.200740087285437" calcext:value-type="float">
            <text:p>-0.200740087285437</text:p>
          </table:table-cell>
          <table:table-cell office:value-type="float" office:value="-0.19774851029872" calcext:value-type="float">
            <text:p>-0.19774851029872</text:p>
          </table:table-cell>
          <table:table-cell office:value-type="float" office:value="-0.193475324404102" calcext:value-type="float">
            <text:p>-0.193475324404102</text:p>
          </table:table-cell>
          <table:table-cell office:value-type="float" office:value="-0.190428340220618" calcext:value-type="float">
            <text:p>-0.190428340220618</text:p>
          </table:table-cell>
          <table:table-cell office:value-type="float" office:value="-0.188294730164709" calcext:value-type="float">
            <text:p>-0.188294730164709</text:p>
          </table:table-cell>
          <table:table-cell office:value-type="float" office:value="-0.182904931247795" calcext:value-type="float">
            <text:p>-0.182904931247795</text:p>
          </table:table-cell>
          <table:table-cell office:value-type="float" office:value="-0.192702463699464" calcext:value-type="float">
            <text:p>-0.192702463699464</text:p>
          </table:table-cell>
          <table:table-cell office:value-type="float" office:value="-0.195256626115835" calcext:value-type="float">
            <text:p>-0.195256626115835</text:p>
          </table:table-cell>
          <table:table-cell office:value-type="float" office:value="-0.201379957382278" calcext:value-type="float">
            <text:p>-0.201379957382278</text:p>
          </table:table-cell>
          <table:table-cell office:value-type="float" office:value="-0.203152410414769" calcext:value-type="float">
            <text:p>-0.203152410414769</text:p>
          </table:table-cell>
          <table:table-cell office:value-type="float" office:value="-0.201859572007933" calcext:value-type="float">
            <text:p>-0.201859572007933</text:p>
          </table:table-cell>
          <table:table-cell office:value-type="float" office:value="-0.194862437837485" calcext:value-type="float">
            <text:p>-0.194862437837485</text:p>
          </table:table-cell>
          <table:table-cell office:value-type="float" office:value="-0.180937093823602" calcext:value-type="float">
            <text:p>-0.180937093823602</text:p>
          </table:table-cell>
          <table:table-cell office:value-type="float" office:value="-0.171750305025028" calcext:value-type="float">
            <text:p>-0.171750305025028</text:p>
          </table:table-cell>
          <table:table-cell office:value-type="float" office:value="-0.279478974917547" calcext:value-type="float">
            <text:p>-0.279478974917547</text:p>
          </table:table-cell>
          <table:table-cell office:value-type="float" office:value="-0.274868428056531" calcext:value-type="float">
            <text:p>-0.274868428056531</text:p>
          </table:table-cell>
          <table:table-cell office:value-type="float" office:value="-0.270527728896412" calcext:value-type="float">
            <text:p>-0.270527728896412</text:p>
          </table:table-cell>
          <table:table-cell office:value-type="float" office:value="-0.271626275546026" calcext:value-type="float">
            <text:p>-0.271626275546026</text:p>
          </table:table-cell>
          <table:table-cell office:value-type="float" office:value="-0.268847084782409" calcext:value-type="float">
            <text:p>-0.268847084782409</text:p>
          </table:table-cell>
          <table:table-cell office:value-type="float" office:value="-0.268024490051766" calcext:value-type="float">
            <text:p>-0.268024490051766</text:p>
          </table:table-cell>
          <table:table-cell office:value-type="float" office:value="-0.267246132899846" calcext:value-type="float">
            <text:p>-0.267246132899846</text:p>
          </table:table-cell>
          <table:table-cell office:value-type="float" office:value="-0.273807829154606" calcext:value-type="float">
            <text:p>-0.273807829154606</text:p>
          </table:table-cell>
          <table:table-cell office:value-type="float" office:value="-0.273263859577216" calcext:value-type="float">
            <text:p>-0.273263859577216</text:p>
          </table:table-cell>
          <table:table-cell office:value-type="float" office:value="-0.278109917534498" calcext:value-type="float">
            <text:p>-0.278109917534498</text:p>
          </table:table-cell>
          <table:table-cell office:value-type="float" office:value="-0.273687388496576" calcext:value-type="float">
            <text:p>-0.273687388496576</text:p>
          </table:table-cell>
          <table:table-cell office:value-type="float" office:value="-0.221230487576842" calcext:value-type="float">
            <text:p>-0.221230487576842</text:p>
          </table:table-cell>
          <table:table-cell office:value-type="float" office:value="-0.227526122528866" calcext:value-type="float">
            <text:p>-0.227526122528866</text:p>
          </table:table-cell>
          <table:table-cell office:value-type="float" office:value="-0.233935336369855" calcext:value-type="float">
            <text:p>-0.233935336369855</text:p>
          </table:table-cell>
          <table:table-cell office:value-type="float" office:value="-0.235787252407093" calcext:value-type="float">
            <text:p>-0.235787252407093</text:p>
          </table:table-cell>
          <table:table-cell office:value-type="float" office:value="-0.238014355310938" calcext:value-type="float">
            <text:p>-0.238014355310938</text:p>
          </table:table-cell>
          <table:table-cell office:value-type="float" office:value="-0.24109064495405" calcext:value-type="float">
            <text:p>-0.24109064495405</text:p>
          </table:table-cell>
          <table:table-cell office:value-type="float" office:value="-0.240827928418727" calcext:value-type="float">
            <text:p>-0.240827928418727</text:p>
          </table:table-cell>
          <table:table-cell office:value-type="float" office:value="-0.239613152929331" calcext:value-type="float">
            <text:p>-0.239613152929331</text:p>
          </table:table-cell>
          <table:table-cell office:value-type="float" office:value="-0.173115280741033" calcext:value-type="float">
            <text:p>-0.173115280741033</text:p>
          </table:table-cell>
          <table:table-cell office:value-type="float" office:value="-0.172008557325134" calcext:value-type="float">
            <text:p>-0.172008557325134</text:p>
          </table:table-cell>
          <table:table-cell office:value-type="float" office:value="-0.168649669420624" calcext:value-type="float">
            <text:p>-0.168649669420624</text:p>
          </table:table-cell>
          <table:table-cell office:value-type="float" office:value="-0.165909543290614" calcext:value-type="float">
            <text:p>-0.165909543290614</text:p>
          </table:table-cell>
          <table:table-cell office:value-type="float" office:value="-0.170516077452292" calcext:value-type="float">
            <text:p>-0.170516077452292</text:p>
          </table:table-cell>
          <table:table-cell office:value-type="float" office:value="-0.173770486397098" calcext:value-type="float">
            <text:p>-0.173770486397098</text:p>
          </table:table-cell>
          <table:table-cell office:value-type="float" office:value="-0.176429629338632" calcext:value-type="float">
            <text:p>-0.176429629338632</text:p>
          </table:table-cell>
          <table:table-cell office:value-type="float" office:value="-0.186787787384017" calcext:value-type="float">
            <text:p>-0.186787787384017</text:p>
          </table:table-cell>
          <table:table-cell office:value-type="float" office:value="-0.188499764322484" calcext:value-type="float">
            <text:p>-0.188499764322484</text:p>
          </table:table-cell>
          <table:table-cell office:value-type="float" office:value="-0.200863320267772" calcext:value-type="float">
            <text:p>-0.200863320267772</text:p>
          </table:table-cell>
          <table:table-cell office:value-type="float" office:value="-0.212694615939042" calcext:value-type="float">
            <text:p>-0.212694615939042</text:p>
          </table:table-cell>
          <table:table-cell office:value-type="float" office:value="-0.216491767230146" calcext:value-type="float">
            <text:p>-0.216491767230146</text:p>
          </table:table-cell>
          <table:table-cell office:value-type="float" office:value="-0.218968914728538" calcext:value-type="float">
            <text:p>-0.218968914728538</text:p>
          </table:table-cell>
          <table:table-cell office:value-type="float" office:value="-0.217249327431301" calcext:value-type="float">
            <text:p>-0.217249327431301</text:p>
          </table:table-cell>
          <table:table-cell office:value-type="float" office:value="-0.201124169852621" calcext:value-type="float">
            <text:p>-0.201124169852621</text:p>
          </table:table-cell>
          <table:table-cell office:value-type="float" office:value="-0.197698056326539" calcext:value-type="float">
            <text:p>-0.197698056326539</text:p>
          </table:table-cell>
          <table:table-cell office:value-type="float" office:value="-0.197917315270597" calcext:value-type="float">
            <text:p>-0.197917315270597</text:p>
          </table:table-cell>
          <table:table-cell office:value-type="float" office:value="-0.20681467600058" calcext:value-type="float">
            <text:p>-0.20681467600058</text:p>
          </table:table-cell>
          <table:table-cell office:value-type="float" office:value="-0.226220223179881" calcext:value-type="float">
            <text:p>-0.226220223179881</text:p>
          </table:table-cell>
          <table:table-cell office:value-type="float" office:value="-0.242536965386663" calcext:value-type="float">
            <text:p>-0.242536965386663</text:p>
          </table:table-cell>
          <table:table-cell office:value-type="float" office:value="-0.241982355491341" calcext:value-type="float">
            <text:p>-0.241982355491341</text:p>
          </table:table-cell>
          <table:table-cell office:value-type="float" office:value="-0.235402718046731" calcext:value-type="float">
            <text:p>-0.235402718046731</text:p>
          </table:table-cell>
          <table:table-cell office:value-type="float" office:value="-0.234052526740265" calcext:value-type="float">
            <text:p>-0.234052526740265</text:p>
          </table:table-cell>
          <table:table-cell office:value-type="float" office:value="-0.234638305140118" calcext:value-type="float">
            <text:p>-0.234638305140118</text:p>
          </table:table-cell>
          <table:table-cell office:value-type="float" office:value="-0.235429557200409" calcext:value-type="float">
            <text:p>-0.235429557200409</text:p>
          </table:table-cell>
          <table:table-cell office:value-type="float" office:value="-0.235964549293835" calcext:value-type="float">
            <text:p>-0.235964549293835</text:p>
          </table:table-cell>
          <table:table-cell office:value-type="float" office:value="-0.234006774077364" calcext:value-type="float">
            <text:p>-0.234006774077364</text:p>
          </table:table-cell>
          <table:table-cell office:value-type="float" office:value="-0.233464341739391" calcext:value-type="float">
            <text:p>-0.233464341739391</text:p>
          </table:table-cell>
          <table:table-cell office:value-type="float" office:value="-0.236967594473369" calcext:value-type="float">
            <text:p>-0.236967594473369</text:p>
          </table:table-cell>
          <table:table-cell office:value-type="float" office:value="-0.24164455474527" calcext:value-type="float">
            <text:p>-0.24164455474527</text:p>
          </table:table-cell>
          <table:table-cell office:value-type="float" office:value="-0.241245258867273" calcext:value-type="float">
            <text:p>-0.241245258867273</text:p>
          </table:table-cell>
          <table:table-cell office:value-type="float" office:value="-0.240664630220104" calcext:value-type="float">
            <text:p>-0.240664630220104</text:p>
          </table:table-cell>
          <table:table-cell office:value-type="float" office:value="-0.239539619197623" calcext:value-type="float">
            <text:p>-0.239539619197623</text:p>
          </table:table-cell>
          <table:table-cell office:value-type="float" office:value="-0.238983086798522" calcext:value-type="float">
            <text:p>-0.238983086798522</text:p>
          </table:table-cell>
          <table:table-cell office:value-type="float" office:value="-0.240088966619006" calcext:value-type="float">
            <text:p>-0.240088966619006</text:p>
          </table:table-cell>
          <table:table-cell office:value-type="float" office:value="-0.238648136565475" calcext:value-type="float">
            <text:p>-0.238648136565475</text:p>
          </table:table-cell>
          <table:table-cell office:value-type="float" office:value="-0.23951400515579" calcext:value-type="float">
            <text:p>-0.23951400515579</text:p>
          </table:table-cell>
          <table:table-cell office:value-type="float" office:value="-0.242461668490785" calcext:value-type="float">
            <text:p>-0.242461668490785</text:p>
          </table:table-cell>
          <table:table-cell office:value-type="float" office:value="-0.24485320199976" calcext:value-type="float">
            <text:p>-0.24485320199976</text:p>
          </table:table-cell>
          <table:table-cell office:value-type="float" office:value="-0.251795131309845" calcext:value-type="float">
            <text:p>-0.251795131309845</text:p>
          </table:table-cell>
          <table:table-cell office:value-type="float" office:value="-0.252308213264775" calcext:value-type="float">
            <text:p>-0.252308213264775</text:p>
          </table:table-cell>
          <table:table-cell office:value-type="float" office:value="-0.249470352919963" calcext:value-type="float">
            <text:p>-0.249470352919963</text:p>
          </table:table-cell>
          <table:table-cell office:value-type="float" office:value="-0.246992649706068" calcext:value-type="float">
            <text:p>-0.246992649706068</text:p>
          </table:table-cell>
          <table:table-cell office:value-type="float" office:value="-0.186309189142067" calcext:value-type="float">
            <text:p>-0.186309189142067</text:p>
          </table:table-cell>
          <table:table-cell office:value-type="float" office:value="-0.181960719827849" calcext:value-type="float">
            <text:p>-0.181960719827849</text:p>
          </table:table-cell>
          <table:table-cell office:value-type="float" office:value="-0.181988557050288" calcext:value-type="float">
            <text:p>-0.181988557050288</text:p>
          </table:table-cell>
          <table:table-cell office:value-type="float" office:value="-0.177832097499258" calcext:value-type="float">
            <text:p>-0.177832097499258</text:p>
          </table:table-cell>
          <table:table-cell office:value-type="float" office:value="-0.172565704453405" calcext:value-type="float">
            <text:p>-0.172565704453405</text:p>
          </table:table-cell>
          <table:table-cell office:value-type="float" office:value="-0.17752382522177" calcext:value-type="float">
            <text:p>-0.17752382522177</text:p>
          </table:table-cell>
          <table:table-cell office:value-type="float" office:value="-0.182641509498052" calcext:value-type="float">
            <text:p>-0.182641509498052</text:p>
          </table:table-cell>
          <table:table-cell office:value-type="float" office:value="-0.194900400248562" calcext:value-type="float">
            <text:p>-0.194900400248562</text:p>
          </table:table-cell>
          <table:table-cell office:value-type="float" office:value="-0.199206315064109" calcext:value-type="float">
            <text:p>-0.199206315064109</text:p>
          </table:table-cell>
          <table:table-cell office:value-type="float" office:value="-0.206491628500618" calcext:value-type="float">
            <text:p>-0.206491628500618</text:p>
          </table:table-cell>
          <table:table-cell office:value-type="float" office:value="-0.208430964990376" calcext:value-type="float">
            <text:p>-0.208430964990376</text:p>
          </table:table-cell>
          <table:table-cell office:value-type="float" office:value="-0.211430935463218" calcext:value-type="float">
            <text:p>-0.211430935463218</text:p>
          </table:table-cell>
          <table:table-cell office:value-type="float" office:value="-0.211581034329082" calcext:value-type="float">
            <text:p>-0.211581034329082</text:p>
          </table:table-cell>
          <table:table-cell office:value-type="float" office:value="-0.204134298417772" calcext:value-type="float">
            <text:p>-0.204134298417772</text:p>
          </table:table-cell>
          <table:table-cell office:value-type="float" office:value="-0.199978969044244" calcext:value-type="float">
            <text:p>-0.199978969044244</text:p>
          </table:table-cell>
          <table:table-cell office:value-type="float" office:value="-0.193911682538468" calcext:value-type="float">
            <text:p>-0.193911682538468</text:p>
          </table:table-cell>
          <table:table-cell office:value-type="float" office:value="-0.186496083221369" calcext:value-type="float">
            <text:p>-0.186496083221369</text:p>
          </table:table-cell>
          <table:table-cell office:value-type="float" office:value="-0.181807419162198" calcext:value-type="float">
            <text:p>-0.181807419162198</text:p>
          </table:table-cell>
          <table:table-cell office:value-type="float" office:value="-0.183502086903763" calcext:value-type="float">
            <text:p>-0.183502086903763</text:p>
          </table:table-cell>
          <table:table-cell office:value-type="float" office:value="-0.183569888686285" calcext:value-type="float">
            <text:p>-0.183569888686285</text:p>
          </table:table-cell>
          <table:table-cell office:value-type="float" office:value="-0.184087188553747" calcext:value-type="float">
            <text:p>-0.184087188553747</text:p>
          </table:table-cell>
          <table:table-cell office:value-type="float" office:value="-0.185494406888423" calcext:value-type="float">
            <text:p>-0.185494406888423</text:p>
          </table:table-cell>
          <table:table-cell office:value-type="float" office:value="-0.185502192600899" calcext:value-type="float">
            <text:p>-0.185502192600899</text:p>
          </table:table-cell>
          <table:table-cell office:value-type="float" office:value="-0.185085696703353" calcext:value-type="float">
            <text:p>-0.185085696703353</text:p>
          </table:table-cell>
          <table:table-cell office:value-type="float" office:value="-0.184486311572423" calcext:value-type="float">
            <text:p>-0.184486311572423</text:p>
          </table:table-cell>
          <table:table-cell office:value-type="float" office:value="-0.18427477281502" calcext:value-type="float">
            <text:p>-0.18427477281502</text:p>
          </table:table-cell>
          <table:table-cell office:value-type="float" office:value="-0.184327257429002" calcext:value-type="float">
            <text:p>-0.184327257429002</text:p>
          </table:table-cell>
          <table:table-cell office:value-type="float" office:value="-0.184591441866496" calcext:value-type="float">
            <text:p>-0.184591441866496</text:p>
          </table:table-cell>
          <table:table-cell office:value-type="float" office:value="-0.184633104296845" calcext:value-type="float">
            <text:p>-0.184633104296845</text:p>
          </table:table-cell>
          <table:table-cell office:value-type="float" office:value="-0.184310935780485" calcext:value-type="float">
            <text:p>-0.184310935780485</text:p>
          </table:table-cell>
          <table:table-cell office:value-type="float" office:value="-0.18436886776691" calcext:value-type="float">
            <text:p>-0.18436886776691</text:p>
          </table:table-cell>
          <table:table-cell office:value-type="float" office:value="-0.184315706166359" calcext:value-type="float">
            <text:p>-0.184315706166359</text:p>
          </table:table-cell>
          <table:table-cell office:value-type="float" office:value="-0.184246380852674" calcext:value-type="float">
            <text:p>-0.184246380852674</text:p>
          </table:table-cell>
          <table:table-cell office:value-type="float" office:value="-0.184348813039267" calcext:value-type="float">
            <text:p>-0.184348813039267</text:p>
          </table:table-cell>
          <table:table-cell office:value-type="float" office:value="-0.184225813309777" calcext:value-type="float">
            <text:p>-0.184225813309777</text:p>
          </table:table-cell>
          <table:table-cell office:value-type="float" office:value="-0.184384684802278" calcext:value-type="float">
            <text:p>-0.184384684802278</text:p>
          </table:table-cell>
          <table:table-cell office:value-type="float" office:value="-0.184336374559159" calcext:value-type="float">
            <text:p>-0.184336374559159</text:p>
          </table:table-cell>
          <table:table-cell office:value-type="float" office:value="-0.184272842706766" calcext:value-type="float">
            <text:p>-0.184272842706766</text:p>
          </table:table-cell>
          <table:table-cell office:value-type="float" office:value="-0.184319780230943" calcext:value-type="float">
            <text:p>-0.184319780230943</text:p>
          </table:table-cell>
          <table:table-cell office:value-type="float" office:value="-0.184232935994286" calcext:value-type="float">
            <text:p>-0.184232935994286</text:p>
          </table:table-cell>
          <table:table-cell office:value-type="float" office:value="-0.184279381604432" calcext:value-type="float">
            <text:p>-0.184279381604432</text:p>
          </table:table-cell>
          <table:table-cell office:value-type="float" office:value="-0.184426467860867" calcext:value-type="float">
            <text:p>-0.184426467860867</text:p>
          </table:table-cell>
          <table:table-cell office:value-type="float" office:value="-0.184371448261646" calcext:value-type="float">
            <text:p>-0.184371448261646</text:p>
          </table:table-cell>
          <table:table-cell office:value-type="float" office:value="-0.184353895383031" calcext:value-type="float">
            <text:p>-0.184353895383031</text:p>
          </table:table-cell>
          <table:table-cell office:value-type="float" office:value="-0.184421371017204" calcext:value-type="float">
            <text:p>-0.184421371017204</text:p>
          </table:table-cell>
          <table:table-cell office:value-type="float" office:value="-0.184259704888881" calcext:value-type="float">
            <text:p>-0.184259704888881</text:p>
          </table:table-cell>
          <table:table-cell office:value-type="float" office:value="-0.184369746713184" calcext:value-type="float">
            <text:p>-0.184369746713184</text:p>
          </table:table-cell>
          <table:table-cell office:value-type="float" office:value="-0.184292813520227" calcext:value-type="float">
            <text:p>-0.184292813520227</text:p>
          </table:table-cell>
          <table:table-cell office:value-type="float" office:value="-0.184385486925637" calcext:value-type="float">
            <text:p>-0.184385486925637</text:p>
          </table:table-cell>
          <table:table-cell office:value-type="float" office:value="-0.18435864936724" calcext:value-type="float">
            <text:p>-0.18435864936724</text:p>
          </table:table-cell>
          <table:table-cell office:value-type="float" office:value="-0.184288967599877" calcext:value-type="float">
            <text:p>-0.184288967599877</text:p>
          </table:table-cell>
          <table:table-cell office:value-type="float" office:value="-0.184353272566313" calcext:value-type="float">
            <text:p>-0.184353272566313</text:p>
          </table:table-cell>
          <table:table-cell office:value-type="float" office:value="-0.184241559187693" calcext:value-type="float">
            <text:p>-0.184241559187693</text:p>
          </table:table-cell>
          <table:table-cell office:value-type="float" office:value="-0.184322229656671" calcext:value-type="float">
            <text:p>-0.184322229656671</text:p>
          </table:table-cell>
          <table:table-cell office:value-type="float" office:value="-0.184348291601504" calcext:value-type="float">
            <text:p>-0.184348291601504</text:p>
          </table:table-cell>
          <table:table-cell office:value-type="float" office:value="-0.184406738090515" calcext:value-type="float">
            <text:p>-0.184406738090515</text:p>
          </table:table-cell>
          <table:table-cell office:value-type="float" office:value="-0.18446115278226" calcext:value-type="float">
            <text:p>-0.18446115278226</text:p>
          </table:table-cell>
          <table:table-cell office:value-type="float" office:value="-0.184424903865282" calcext:value-type="float">
            <text:p>-0.184424903865282</text:p>
          </table:table-cell>
          <table:table-cell office:value-type="float" office:value="-0.184401128039543" calcext:value-type="float">
            <text:p>-0.184401128039543</text:p>
          </table:table-cell>
          <table:table-cell office:value-type="float" office:value="-0.184390667950685" calcext:value-type="float">
            <text:p>-0.184390667950685</text:p>
          </table:table-cell>
          <table:table-cell office:value-type="float" office:value="-0.184453718613138" calcext:value-type="float">
            <text:p>-0.184453718613138</text:p>
          </table:table-cell>
          <table:table-cell office:value-type="float" office:value="-0.1844168433818" calcext:value-type="float">
            <text:p>-0.1844168433818</text:p>
          </table:table-cell>
          <table:table-cell office:value-type="float" office:value="-0.184391231640789" calcext:value-type="float">
            <text:p>-0.184391231640789</text:p>
          </table:table-cell>
          <table:table-cell office:value-type="float" office:value="-0.1844831978366" calcext:value-type="float">
            <text:p>-0.1844831978366</text:p>
          </table:table-cell>
          <table:table-cell office:value-type="float" office:value="-0.184417810749313" calcext:value-type="float">
            <text:p>-0.184417810749313</text:p>
          </table:table-cell>
          <table:table-cell office:value-type="float" office:value="-0.184288565068442" calcext:value-type="float">
            <text:p>-0.184288565068442</text:p>
          </table:table-cell>
          <table:table-cell office:value-type="float" office:value="-0.184408706841172" calcext:value-type="float">
            <text:p>-0.184408706841172</text:p>
          </table:table-cell>
          <table:table-cell office:value-type="float" office:value="-0.184475956001648" calcext:value-type="float">
            <text:p>-0.184475956001648</text:p>
          </table:table-cell>
          <table:table-cell office:value-type="float" office:value="-0.184460275010731" calcext:value-type="float">
            <text:p>-0.184460275010731</text:p>
          </table:table-cell>
          <table:table-cell office:value-type="float" office:value="-0.184458077627286" calcext:value-type="float">
            <text:p>-0.184458077627286</text:p>
          </table:table-cell>
          <table:table-cell office:value-type="float" office:value="-0.184368728669235" calcext:value-type="float">
            <text:p>-0.184368728669235</text:p>
          </table:table-cell>
          <table:table-cell office:value-type="float" office:value="-0.184350759300711" calcext:value-type="float">
            <text:p>-0.184350759300711</text:p>
          </table:table-cell>
          <table:table-cell office:value-type="float" office:value="-0.18425461891053" calcext:value-type="float">
            <text:p>-0.18425461891053</text:p>
          </table:table-cell>
          <table:table-cell office:value-type="float" office:value="-0.184466680800853" calcext:value-type="float">
            <text:p>-0.184466680800853</text:p>
          </table:table-cell>
          <table:table-cell office:value-type="float" office:value="-0.184420817434778" calcext:value-type="float">
            <text:p>-0.184420817434778</text:p>
          </table:table-cell>
          <table:table-cell office:value-type="float" office:value="-0.184294071245878" calcext:value-type="float">
            <text:p>-0.184294071245878</text:p>
          </table:table-cell>
          <table:table-cell office:value-type="float" office:value="-0.184371365178681" calcext:value-type="float">
            <text:p>-0.184371365178681</text:p>
          </table:table-cell>
          <table:table-cell office:value-type="float" office:value="-0.184423759805156" calcext:value-type="float">
            <text:p>-0.184423759805156</text:p>
          </table:table-cell>
          <table:table-cell office:value-type="float" office:value="-0.184390857533956" calcext:value-type="float">
            <text:p>-0.184390857533956</text:p>
          </table:table-cell>
          <table:table-cell office:value-type="float" office:value="-0.184443839161168" calcext:value-type="float">
            <text:p>-0.184443839161168</text:p>
          </table:table-cell>
          <table:table-cell office:value-type="float" office:value="-0.184377875026977" calcext:value-type="float">
            <text:p>-0.184377875026977</text:p>
          </table:table-cell>
          <table:table-cell office:value-type="float" office:value="-0.184396059423968" calcext:value-type="float">
            <text:p>-0.184396059423968</text:p>
          </table:table-cell>
          <table:table-cell office:value-type="float" office:value="-0.184442142520844" calcext:value-type="float">
            <text:p>-0.184442142520844</text:p>
          </table:table-cell>
          <table:table-cell office:value-type="float" office:value="-0.184329806571572" calcext:value-type="float">
            <text:p>-0.184329806571572</text:p>
          </table:table-cell>
          <table:table-cell office:value-type="float" office:value="-0.184330323770023" calcext:value-type="float">
            <text:p>-0.184330323770023</text:p>
          </table:table-cell>
          <table:table-cell office:value-type="float" office:value="-0.184422311245938" calcext:value-type="float">
            <text:p>-0.184422311245938</text:p>
          </table:table-cell>
          <table:table-cell office:value-type="float" office:value="-0.184335584945921" calcext:value-type="float">
            <text:p>-0.184335584945921</text:p>
          </table:table-cell>
          <table:table-cell office:value-type="float" office:value="-0.184284456172627" calcext:value-type="float">
            <text:p>-0.184284456172627</text:p>
          </table:table-cell>
          <table:table-cell office:value-type="float" office:value="-0.184466455392458" calcext:value-type="float">
            <text:p>-0.184466455392458</text:p>
          </table:table-cell>
          <table:table-cell office:value-type="float" office:value="-0.184328256441482" calcext:value-type="float">
            <text:p>-0.184328256441482</text:p>
          </table:table-cell>
          <table:table-cell office:value-type="float" office:value="-0.184427471229428" calcext:value-type="float">
            <text:p>-0.184427471229428</text:p>
          </table:table-cell>
          <table:table-cell office:value-type="float" office:value="-0.184464673101513" calcext:value-type="float">
            <text:p>-0.184464673101513</text:p>
          </table:table-cell>
          <table:table-cell office:value-type="float" office:value="-0.184518041832128" calcext:value-type="float">
            <text:p>-0.184518041832128</text:p>
          </table:table-cell>
          <table:table-cell office:value-type="float" office:value="-0.184422742242513" calcext:value-type="float">
            <text:p>-0.184422742242513</text:p>
          </table:table-cell>
          <table:table-cell office:value-type="float" office:value="-0.184440420985098" calcext:value-type="float">
            <text:p>-0.184440420985098</text:p>
          </table:table-cell>
          <table:table-cell office:value-type="float" office:value="-0.184421710998506" calcext:value-type="float">
            <text:p>-0.184421710998506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5593709505786" calcext:value-type="float">
            <text:p>0.295593709505786</text:p>
          </table:table-cell>
          <table:table-cell office:value-type="float" office:value="0.295598379846224" calcext:value-type="float">
            <text:p>0.295598379846224</text:p>
          </table:table-cell>
          <table:table-cell office:value-type="float" office:value="0.295609231232856" calcext:value-type="float">
            <text:p>0.295609231232856</text:p>
          </table:table-cell>
          <table:table-cell office:value-type="float" office:value="0.295591669834303" calcext:value-type="float">
            <text:p>0.295591669834303</text:p>
          </table:table-cell>
          <table:table-cell office:value-type="float" office:value="0.295590413711559" calcext:value-type="float">
            <text:p>0.295590413711559</text:p>
          </table:table-cell>
          <table:table-cell office:value-type="float" office:value="0.295598594567703" calcext:value-type="float">
            <text:p>0.295598594567703</text:p>
          </table:table-cell>
          <table:table-cell office:value-type="float" office:value="0.295601480866563" calcext:value-type="float">
            <text:p>0.295601480866563</text:p>
          </table:table-cell>
          <table:table-cell office:value-type="float" office:value="0.295608136106922" calcext:value-type="float">
            <text:p>0.295608136106922</text:p>
          </table:table-cell>
          <table:table-cell office:value-type="float" office:value="0.295594330840393" calcext:value-type="float">
            <text:p>0.295594330840393</text:p>
          </table:table-cell>
          <table:table-cell office:value-type="float" office:value="0.295601817577099" calcext:value-type="float">
            <text:p>0.295601817577099</text:p>
          </table:table-cell>
          <table:table-cell office:value-type="float" office:value="0.295602781895473" calcext:value-type="float">
            <text:p>0.295602781895473</text:p>
          </table:table-cell>
          <table:table-cell office:value-type="float" office:value="0.295595066105554" calcext:value-type="float">
            <text:p>0.295595066105554</text:p>
          </table:table-cell>
          <table:table-cell office:value-type="float" office:value="0.295608910029799" calcext:value-type="float">
            <text:p>0.295608910029799</text:p>
          </table:table-cell>
          <table:table-cell office:value-type="float" office:value="0.295592280963562" calcext:value-type="float">
            <text:p>0.295592280963562</text:p>
          </table:table-cell>
          <table:table-cell office:value-type="float" office:value="0.295605355474381" calcext:value-type="float">
            <text:p>0.295605355474381</text:p>
          </table:table-cell>
          <table:table-cell office:value-type="float" office:value="0.295594348893757" calcext:value-type="float">
            <text:p>0.295594348893757</text:p>
          </table:table-cell>
          <table:table-cell office:value-type="float" office:value="0.295599778001653" calcext:value-type="float">
            <text:p>0.295599778001653</text:p>
          </table:table-cell>
          <table:table-cell office:value-type="float" office:value="0.295589937917243" calcext:value-type="float">
            <text:p>0.295589937917243</text:p>
          </table:table-cell>
          <table:table-cell office:value-type="float" office:value="0.29557956872578" calcext:value-type="float">
            <text:p>0.29557956872578</text:p>
          </table:table-cell>
          <table:table-cell office:value-type="float" office:value="0.295607371574809" calcext:value-type="float">
            <text:p>0.295607371574809</text:p>
          </table:table-cell>
          <table:table-cell office:value-type="float" office:value="0.295587016907679" calcext:value-type="float">
            <text:p>0.295587016907679</text:p>
          </table:table-cell>
          <table:table-cell office:value-type="float" office:value="0.295611698945046" calcext:value-type="float">
            <text:p>0.295611698945046</text:p>
          </table:table-cell>
          <table:table-cell office:value-type="float" office:value="0.295594800584881" calcext:value-type="float">
            <text:p>0.295594800584881</text:p>
          </table:table-cell>
          <table:table-cell office:value-type="float" office:value="0.295595755165871" calcext:value-type="float">
            <text:p>0.295595755165871</text:p>
          </table:table-cell>
          <table:table-cell office:value-type="float" office:value="0.295586608591747" calcext:value-type="float">
            <text:p>0.295586608591747</text:p>
          </table:table-cell>
          <table:table-cell office:value-type="float" office:value="0.295615020394174" calcext:value-type="float">
            <text:p>0.295615020394174</text:p>
          </table:table-cell>
          <table:table-cell office:value-type="float" office:value="0.29559990411453" calcext:value-type="float">
            <text:p>0.29559990411453</text:p>
          </table:table-cell>
          <table:table-cell office:value-type="float" office:value="0.295607557283633" calcext:value-type="float">
            <text:p>0.295607557283633</text:p>
          </table:table-cell>
          <table:table-cell office:value-type="float" office:value="0.295595628793599" calcext:value-type="float">
            <text:p>0.295595628793599</text:p>
          </table:table-cell>
          <table:table-cell office:value-type="float" office:value="0.295573855896922" calcext:value-type="float">
            <text:p>0.295573855896922</text:p>
          </table:table-cell>
          <table:table-cell office:value-type="float" office:value="0.295593713603377" calcext:value-type="float">
            <text:p>0.295593713603377</text:p>
          </table:table-cell>
          <table:table-cell office:value-type="float" office:value="0.295589603896402" calcext:value-type="float">
            <text:p>0.295589603896402</text:p>
          </table:table-cell>
          <table:table-cell office:value-type="float" office:value="0.295587082580324" calcext:value-type="float">
            <text:p>0.295587082580324</text:p>
          </table:table-cell>
          <table:table-cell office:value-type="float" office:value="0.295599749547558" calcext:value-type="float">
            <text:p>0.295599749547558</text:p>
          </table:table-cell>
          <table:table-cell office:value-type="float" office:value="0.295609065154655" calcext:value-type="float">
            <text:p>0.295609065154655</text:p>
          </table:table-cell>
          <table:table-cell office:value-type="float" office:value="0.295609064268446" calcext:value-type="float">
            <text:p>0.295609064268446</text:p>
          </table:table-cell>
          <table:table-cell office:value-type="float" office:value="0.295594849910526" calcext:value-type="float">
            <text:p>0.295594849910526</text:p>
          </table:table-cell>
          <table:table-cell office:value-type="float" office:value="0.295585022899792" calcext:value-type="float">
            <text:p>0.295585022899792</text:p>
          </table:table-cell>
          <table:table-cell office:value-type="float" office:value="0.295595970645076" calcext:value-type="float">
            <text:p>0.295595970645076</text:p>
          </table:table-cell>
          <table:table-cell office:value-type="float" office:value="0.295582297010117" calcext:value-type="float">
            <text:p>0.295582297010117</text:p>
          </table:table-cell>
          <table:table-cell office:value-type="float" office:value="0.295597234510832" calcext:value-type="float">
            <text:p>0.295597234510832</text:p>
          </table:table-cell>
          <table:table-cell office:value-type="float" office:value="0.295598755775313" calcext:value-type="float">
            <text:p>0.295598755775313</text:p>
          </table:table-cell>
          <table:table-cell office:value-type="float" office:value="0.295588240730964" calcext:value-type="float">
            <text:p>0.295588240730964</text:p>
          </table:table-cell>
          <table:table-cell office:value-type="float" office:value="0.295445345728263" calcext:value-type="float">
            <text:p>0.295445345728263</text:p>
          </table:table-cell>
          <table:table-cell office:value-type="float" office:value="0.29536342445506" calcext:value-type="float">
            <text:p>0.29536342445506</text:p>
          </table:table-cell>
          <table:table-cell office:value-type="float" office:value="0.295382162966583" calcext:value-type="float">
            <text:p>0.295382162966583</text:p>
          </table:table-cell>
          <table:table-cell office:value-type="float" office:value="0.295351819677385" calcext:value-type="float">
            <text:p>0.295351819677385</text:p>
          </table:table-cell>
          <table:table-cell office:value-type="float" office:value="0.295149603187761" calcext:value-type="float">
            <text:p>0.295149603187761</text:p>
          </table:table-cell>
          <table:table-cell office:value-type="float" office:value="0.295427860518289" calcext:value-type="float">
            <text:p>0.295427860518289</text:p>
          </table:table-cell>
          <table:table-cell office:value-type="float" office:value="0.296433235498095" calcext:value-type="float">
            <text:p>0.296433235498095</text:p>
          </table:table-cell>
          <table:table-cell office:value-type="float" office:value="0.297158782007932" calcext:value-type="float">
            <text:p>0.297158782007932</text:p>
          </table:table-cell>
          <table:table-cell office:value-type="float" office:value="0.297273159372365" calcext:value-type="float">
            <text:p>0.297273159372365</text:p>
          </table:table-cell>
          <table:table-cell office:value-type="float" office:value="0.296993836661643" calcext:value-type="float">
            <text:p>0.296993836661643</text:p>
          </table:table-cell>
          <table:table-cell office:value-type="float" office:value="0.296106829427814" calcext:value-type="float">
            <text:p>0.296106829427814</text:p>
          </table:table-cell>
          <table:table-cell office:value-type="float" office:value="0.294902103178024" calcext:value-type="float">
            <text:p>0.294902103178024</text:p>
          </table:table-cell>
          <table:table-cell office:value-type="float" office:value="0.298525327585406" calcext:value-type="float">
            <text:p>0.298525327585406</text:p>
          </table:table-cell>
          <table:table-cell office:value-type="float" office:value="0.310552947355874" calcext:value-type="float">
            <text:p>0.310552947355874</text:p>
          </table:table-cell>
          <table:table-cell office:value-type="float" office:value="0.317258620276551" calcext:value-type="float">
            <text:p>0.317258620276551</text:p>
          </table:table-cell>
          <table:table-cell office:value-type="float" office:value="0.337452171808056" calcext:value-type="float">
            <text:p>0.337452171808056</text:p>
          </table:table-cell>
          <table:table-cell office:value-type="float" office:value="0.339973812280642" calcext:value-type="float">
            <text:p>0.339973812280642</text:p>
          </table:table-cell>
          <table:table-cell office:value-type="float" office:value="0.340112207074831" calcext:value-type="float">
            <text:p>0.340112207074831</text:p>
          </table:table-cell>
          <table:table-cell office:value-type="float" office:value="0.339542428821212" calcext:value-type="float">
            <text:p>0.339542428821212</text:p>
          </table:table-cell>
          <table:table-cell office:value-type="float" office:value="0.3372584795834" calcext:value-type="float">
            <text:p>0.3372584795834</text:p>
          </table:table-cell>
          <table:table-cell office:value-type="float" office:value="0.336887700049649" calcext:value-type="float">
            <text:p>0.336887700049649</text:p>
          </table:table-cell>
          <table:table-cell office:value-type="float" office:value="0.33625110101672" calcext:value-type="float">
            <text:p>0.33625110101672</text:p>
          </table:table-cell>
          <table:table-cell office:value-type="float" office:value="0.308888590454032" calcext:value-type="float">
            <text:p>0.308888590454032</text:p>
          </table:table-cell>
          <table:table-cell office:value-type="float" office:value="0.309541665147572" calcext:value-type="float">
            <text:p>0.309541665147572</text:p>
          </table:table-cell>
          <table:table-cell office:value-type="float" office:value="0.305266198026125" calcext:value-type="float">
            <text:p>0.305266198026125</text:p>
          </table:table-cell>
          <table:table-cell office:value-type="float" office:value="0.301928730355036" calcext:value-type="float">
            <text:p>0.301928730355036</text:p>
          </table:table-cell>
          <table:table-cell office:value-type="float" office:value="0.295768782870365" calcext:value-type="float">
            <text:p>0.295768782870365</text:p>
          </table:table-cell>
          <table:table-cell office:value-type="float" office:value="0.293340601893665" calcext:value-type="float">
            <text:p>0.293340601893665</text:p>
          </table:table-cell>
          <table:table-cell office:value-type="float" office:value="0.292204761554173" calcext:value-type="float">
            <text:p>0.292204761554173</text:p>
          </table:table-cell>
          <table:table-cell office:value-type="float" office:value="0.290327022870716" calcext:value-type="float">
            <text:p>0.290327022870716</text:p>
          </table:table-cell>
          <table:table-cell office:value-type="float" office:value="0.292870714084836" calcext:value-type="float">
            <text:p>0.292870714084836</text:p>
          </table:table-cell>
          <table:table-cell office:value-type="float" office:value="0.32443440624857" calcext:value-type="float">
            <text:p>0.32443440624857</text:p>
          </table:table-cell>
          <table:table-cell office:value-type="float" office:value="0.328171934241105" calcext:value-type="float">
            <text:p>0.328171934241105</text:p>
          </table:table-cell>
          <table:table-cell office:value-type="float" office:value="0.332087151981641" calcext:value-type="float">
            <text:p>0.332087151981641</text:p>
          </table:table-cell>
          <table:table-cell office:value-type="float" office:value="0.332742710301059" calcext:value-type="float">
            <text:p>0.332742710301059</text:p>
          </table:table-cell>
          <table:table-cell office:value-type="float" office:value="0.333220016988689" calcext:value-type="float">
            <text:p>0.333220016988689</text:p>
          </table:table-cell>
          <table:table-cell office:value-type="float" office:value="0.329721382157151" calcext:value-type="float">
            <text:p>0.329721382157151</text:p>
          </table:table-cell>
          <table:table-cell office:value-type="float" office:value="0.326130744706278" calcext:value-type="float">
            <text:p>0.326130744706278</text:p>
          </table:table-cell>
          <table:table-cell office:value-type="float" office:value="0.319820696081185" calcext:value-type="float">
            <text:p>0.319820696081185</text:p>
          </table:table-cell>
          <table:table-cell office:value-type="float" office:value="0.306928395553248" calcext:value-type="float">
            <text:p>0.306928395553248</text:p>
          </table:table-cell>
          <table:table-cell office:value-type="float" office:value="0.298140439121747" calcext:value-type="float">
            <text:p>0.298140439121747</text:p>
          </table:table-cell>
          <table:table-cell office:value-type="float" office:value="0.289964695526971" calcext:value-type="float">
            <text:p>0.289964695526971</text:p>
          </table:table-cell>
          <table:table-cell office:value-type="float" office:value="0.302659964086007" calcext:value-type="float">
            <text:p>0.302659964086007</text:p>
          </table:table-cell>
          <table:table-cell office:value-type="float" office:value="0.302847748852167" calcext:value-type="float">
            <text:p>0.302847748852167</text:p>
          </table:table-cell>
          <table:table-cell office:value-type="float" office:value="0.302387474073176" calcext:value-type="float">
            <text:p>0.302387474073176</text:p>
          </table:table-cell>
          <table:table-cell office:value-type="float" office:value="0.301839899908487" calcext:value-type="float">
            <text:p>0.301839899908487</text:p>
          </table:table-cell>
          <table:table-cell office:value-type="float" office:value="0.300346298342855" calcext:value-type="float">
            <text:p>0.300346298342855</text:p>
          </table:table-cell>
          <table:table-cell office:value-type="float" office:value="0.299688385699765" calcext:value-type="float">
            <text:p>0.299688385699765</text:p>
          </table:table-cell>
          <table:table-cell office:value-type="float" office:value="0.298262029300201" calcext:value-type="float">
            <text:p>0.298262029300201</text:p>
          </table:table-cell>
          <table:table-cell office:value-type="float" office:value="0.296950299566691" calcext:value-type="float">
            <text:p>0.296950299566691</text:p>
          </table:table-cell>
          <table:table-cell office:value-type="float" office:value="0.295516349199203" calcext:value-type="float">
            <text:p>0.295516349199203</text:p>
          </table:table-cell>
          <table:table-cell office:value-type="float" office:value="0.292496364303392" calcext:value-type="float">
            <text:p>0.292496364303392</text:p>
          </table:table-cell>
          <table:table-cell office:value-type="float" office:value="0.301538808128591" calcext:value-type="float">
            <text:p>0.301538808128591</text:p>
          </table:table-cell>
          <table:table-cell office:value-type="float" office:value="0.314864895694709" calcext:value-type="float">
            <text:p>0.314864895694709</text:p>
          </table:table-cell>
          <table:table-cell office:value-type="float" office:value="0.319968589400376" calcext:value-type="float">
            <text:p>0.319968589400376</text:p>
          </table:table-cell>
          <table:table-cell office:value-type="float" office:value="0.329192646564376" calcext:value-type="float">
            <text:p>0.329192646564376</text:p>
          </table:table-cell>
          <table:table-cell office:value-type="float" office:value="0.334836153802732" calcext:value-type="float">
            <text:p>0.334836153802732</text:p>
          </table:table-cell>
          <table:table-cell office:value-type="float" office:value="0.335406321390497" calcext:value-type="float">
            <text:p>0.335406321390497</text:p>
          </table:table-cell>
          <table:table-cell office:value-type="float" office:value="0.331649645415053" calcext:value-type="float">
            <text:p>0.331649645415053</text:p>
          </table:table-cell>
          <table:table-cell office:value-type="float" office:value="0.330202570732348" calcext:value-type="float">
            <text:p>0.330202570732348</text:p>
          </table:table-cell>
          <table:table-cell office:value-type="float" office:value="0.329615311521885" calcext:value-type="float">
            <text:p>0.329615311521885</text:p>
          </table:table-cell>
          <table:table-cell office:value-type="float" office:value="0.300702056432597" calcext:value-type="float">
            <text:p>0.300702056432597</text:p>
          </table:table-cell>
          <table:table-cell office:value-type="float" office:value="0.292339658192727" calcext:value-type="float">
            <text:p>0.292339658192727</text:p>
          </table:table-cell>
          <table:table-cell office:value-type="float" office:value="0.291438613599893" calcext:value-type="float">
            <text:p>0.291438613599893</text:p>
          </table:table-cell>
          <table:table-cell office:value-type="float" office:value="0.28777800512637" calcext:value-type="float">
            <text:p>0.28777800512637</text:p>
          </table:table-cell>
          <table:table-cell office:value-type="float" office:value="0.282920633897003" calcext:value-type="float">
            <text:p>0.282920633897003</text:p>
          </table:table-cell>
          <table:table-cell office:value-type="float" office:value="0.282103758115489" calcext:value-type="float">
            <text:p>0.282103758115489</text:p>
          </table:table-cell>
          <table:table-cell office:value-type="float" office:value="0.28201756264806" calcext:value-type="float">
            <text:p>0.28201756264806</text:p>
          </table:table-cell>
          <table:table-cell office:value-type="float" office:value="0.282535814767117" calcext:value-type="float">
            <text:p>0.282535814767117</text:p>
          </table:table-cell>
          <table:table-cell office:value-type="float" office:value="0.327199813151463" calcext:value-type="float">
            <text:p>0.327199813151463</text:p>
          </table:table-cell>
          <table:table-cell office:value-type="float" office:value="0.324140372602379" calcext:value-type="float">
            <text:p>0.324140372602379</text:p>
          </table:table-cell>
          <table:table-cell office:value-type="float" office:value="0.315303735651373" calcext:value-type="float">
            <text:p>0.315303735651373</text:p>
          </table:table-cell>
          <table:table-cell office:value-type="float" office:value="0.299427630099743" calcext:value-type="float">
            <text:p>0.299427630099743</text:p>
          </table:table-cell>
          <table:table-cell office:value-type="float" office:value="0.294025516669201" calcext:value-type="float">
            <text:p>0.294025516669201</text:p>
          </table:table-cell>
          <table:table-cell office:value-type="float" office:value="0.288774570534772" calcext:value-type="float">
            <text:p>0.288774570534772</text:p>
          </table:table-cell>
          <table:table-cell office:value-type="float" office:value="0.301147307079284" calcext:value-type="float">
            <text:p>0.301147307079284</text:p>
          </table:table-cell>
          <table:table-cell office:value-type="float" office:value="0.302901050568112" calcext:value-type="float">
            <text:p>0.302901050568112</text:p>
          </table:table-cell>
          <table:table-cell office:value-type="float" office:value="0.301626011650392" calcext:value-type="float">
            <text:p>0.301626011650392</text:p>
          </table:table-cell>
          <table:table-cell office:value-type="float" office:value="0.300433797048102" calcext:value-type="float">
            <text:p>0.300433797048102</text:p>
          </table:table-cell>
          <table:table-cell office:value-type="float" office:value="0.299770948053" calcext:value-type="float">
            <text:p>0.299770948053</text:p>
          </table:table-cell>
          <table:table-cell office:value-type="float" office:value="0.298799663205285" calcext:value-type="float">
            <text:p>0.298799663205285</text:p>
          </table:table-cell>
          <table:table-cell office:value-type="float" office:value="0.297618967396576" calcext:value-type="float">
            <text:p>0.297618967396576</text:p>
          </table:table-cell>
          <table:table-cell office:value-type="float" office:value="0.29640407523826" calcext:value-type="float">
            <text:p>0.29640407523826</text:p>
          </table:table-cell>
          <table:table-cell office:value-type="float" office:value="0.295301967348531" calcext:value-type="float">
            <text:p>0.295301967348531</text:p>
          </table:table-cell>
          <table:table-cell office:value-type="float" office:value="0.293451326338697" calcext:value-type="float">
            <text:p>0.293451326338697</text:p>
          </table:table-cell>
          <table:table-cell office:value-type="float" office:value="0.300549298702366" calcext:value-type="float">
            <text:p>0.300549298702366</text:p>
          </table:table-cell>
          <table:table-cell office:value-type="float" office:value="0.319632675651435" calcext:value-type="float">
            <text:p>0.319632675651435</text:p>
          </table:table-cell>
          <table:table-cell office:value-type="float" office:value="0.324891332690839" calcext:value-type="float">
            <text:p>0.324891332690839</text:p>
          </table:table-cell>
          <table:table-cell office:value-type="float" office:value="0.332967498115382" calcext:value-type="float">
            <text:p>0.332967498115382</text:p>
          </table:table-cell>
          <table:table-cell office:value-type="float" office:value="0.336591679018657" calcext:value-type="float">
            <text:p>0.336591679018657</text:p>
          </table:table-cell>
          <table:table-cell office:value-type="float" office:value="0.334657748968698" calcext:value-type="float">
            <text:p>0.334657748968698</text:p>
          </table:table-cell>
          <table:table-cell office:value-type="float" office:value="0.332668288355051" calcext:value-type="float">
            <text:p>0.332668288355051</text:p>
          </table:table-cell>
          <table:table-cell office:value-type="float" office:value="0.332198392384431" calcext:value-type="float">
            <text:p>0.332198392384431</text:p>
          </table:table-cell>
          <table:table-cell office:value-type="float" office:value="0.323914513189851" calcext:value-type="float">
            <text:p>0.323914513189851</text:p>
          </table:table-cell>
          <table:table-cell office:value-type="float" office:value="0.304866839219478" calcext:value-type="float">
            <text:p>0.304866839219478</text:p>
          </table:table-cell>
          <table:table-cell office:value-type="float" office:value="0.302748604802105" calcext:value-type="float">
            <text:p>0.302748604802105</text:p>
          </table:table-cell>
          <table:table-cell office:value-type="float" office:value="0.300379018116761" calcext:value-type="float">
            <text:p>0.300379018116761</text:p>
          </table:table-cell>
          <table:table-cell office:value-type="float" office:value="0.299358561644456" calcext:value-type="float">
            <text:p>0.299358561644456</text:p>
          </table:table-cell>
          <table:table-cell office:value-type="float" office:value="0.298085567395479" calcext:value-type="float">
            <text:p>0.298085567395479</text:p>
          </table:table-cell>
          <table:table-cell office:value-type="float" office:value="0.297660519925752" calcext:value-type="float">
            <text:p>0.297660519925752</text:p>
          </table:table-cell>
          <table:table-cell office:value-type="float" office:value="0.295785350331792" calcext:value-type="float">
            <text:p>0.295785350331792</text:p>
          </table:table-cell>
          <table:table-cell office:value-type="float" office:value="0.292716272927183" calcext:value-type="float">
            <text:p>0.292716272927183</text:p>
          </table:table-cell>
          <table:table-cell office:value-type="float" office:value="0.289466545379637" calcext:value-type="float">
            <text:p>0.289466545379637</text:p>
          </table:table-cell>
          <table:table-cell office:value-type="float" office:value="0.28920905040885" calcext:value-type="float">
            <text:p>0.28920905040885</text:p>
          </table:table-cell>
          <table:table-cell office:value-type="float" office:value="0.289361344964181" calcext:value-type="float">
            <text:p>0.289361344964181</text:p>
          </table:table-cell>
          <table:table-cell office:value-type="float" office:value="0.289864885615714" calcext:value-type="float">
            <text:p>0.289864885615714</text:p>
          </table:table-cell>
          <table:table-cell office:value-type="float" office:value="0.334024062568914" calcext:value-type="float">
            <text:p>0.334024062568914</text:p>
          </table:table-cell>
          <table:table-cell office:value-type="float" office:value="0.333758927571528" calcext:value-type="float">
            <text:p>0.333758927571528</text:p>
          </table:table-cell>
          <table:table-cell office:value-type="float" office:value="0.331977733822031" calcext:value-type="float">
            <text:p>0.331977733822031</text:p>
          </table:table-cell>
          <table:table-cell office:value-type="float" office:value="0.326849135282985" calcext:value-type="float">
            <text:p>0.326849135282985</text:p>
          </table:table-cell>
          <table:table-cell office:value-type="float" office:value="0.322710737092183" calcext:value-type="float">
            <text:p>0.322710737092183</text:p>
          </table:table-cell>
          <table:table-cell office:value-type="float" office:value="0.318677388382286" calcext:value-type="float">
            <text:p>0.318677388382286</text:p>
          </table:table-cell>
          <table:table-cell office:value-type="float" office:value="0.317118160009335" calcext:value-type="float">
            <text:p>0.317118160009335</text:p>
          </table:table-cell>
          <table:table-cell office:value-type="float" office:value="0.295590375579867" calcext:value-type="float">
            <text:p>0.295590375579867</text:p>
          </table:table-cell>
          <table:table-cell office:value-type="float" office:value="0.305796384302967" calcext:value-type="float">
            <text:p>0.305796384302967</text:p>
          </table:table-cell>
          <table:table-cell office:value-type="float" office:value="0.306712579455512" calcext:value-type="float">
            <text:p>0.306712579455512</text:p>
          </table:table-cell>
          <table:table-cell office:value-type="float" office:value="0.303689637184365" calcext:value-type="float">
            <text:p>0.303689637184365</text:p>
          </table:table-cell>
          <table:table-cell office:value-type="float" office:value="0.304071706998555" calcext:value-type="float">
            <text:p>0.304071706998555</text:p>
          </table:table-cell>
          <table:table-cell office:value-type="float" office:value="0.303750102068656" calcext:value-type="float">
            <text:p>0.303750102068656</text:p>
          </table:table-cell>
          <table:table-cell office:value-type="float" office:value="0.302010746465486" calcext:value-type="float">
            <text:p>0.302010746465486</text:p>
          </table:table-cell>
          <table:table-cell office:value-type="float" office:value="0.295775752425031" calcext:value-type="float">
            <text:p>0.295775752425031</text:p>
          </table:table-cell>
          <table:table-cell office:value-type="float" office:value="0.295721158126274" calcext:value-type="float">
            <text:p>0.295721158126274</text:p>
          </table:table-cell>
          <table:table-cell office:value-type="float" office:value="0.301263632161427" calcext:value-type="float">
            <text:p>0.301263632161427</text:p>
          </table:table-cell>
          <table:table-cell office:value-type="float" office:value="0.313590568071204" calcext:value-type="float">
            <text:p>0.313590568071204</text:p>
          </table:table-cell>
          <table:table-cell office:value-type="float" office:value="0.317638000929222" calcext:value-type="float">
            <text:p>0.317638000929222</text:p>
          </table:table-cell>
          <table:table-cell office:value-type="float" office:value="0.318335883920497" calcext:value-type="float">
            <text:p>0.318335883920497</text:p>
          </table:table-cell>
          <table:table-cell office:value-type="float" office:value="0.325768304003384" calcext:value-type="float">
            <text:p>0.325768304003384</text:p>
          </table:table-cell>
          <table:table-cell office:value-type="float" office:value="0.33451667501039" calcext:value-type="float">
            <text:p>0.33451667501039</text:p>
          </table:table-cell>
          <table:table-cell office:value-type="float" office:value="0.336599641620502" calcext:value-type="float">
            <text:p>0.336599641620502</text:p>
          </table:table-cell>
          <table:table-cell office:value-type="float" office:value="0.337879965584231" calcext:value-type="float">
            <text:p>0.337879965584231</text:p>
          </table:table-cell>
          <table:table-cell office:value-type="float" office:value="0.337279520821893" calcext:value-type="float">
            <text:p>0.337279520821893</text:p>
          </table:table-cell>
          <table:table-cell office:value-type="float" office:value="0.3355483147662" calcext:value-type="float">
            <text:p>0.3355483147662</text:p>
          </table:table-cell>
          <table:table-cell office:value-type="float" office:value="0.33702408575693" calcext:value-type="float">
            <text:p>0.33702408575693</text:p>
          </table:table-cell>
          <table:table-cell office:value-type="float" office:value="0.334284659189075" calcext:value-type="float">
            <text:p>0.334284659189075</text:p>
          </table:table-cell>
          <table:table-cell office:value-type="float" office:value="0.314432192283043" calcext:value-type="float">
            <text:p>0.314432192283043</text:p>
          </table:table-cell>
          <table:table-cell office:value-type="float" office:value="0.304888027526906" calcext:value-type="float">
            <text:p>0.304888027526906</text:p>
          </table:table-cell>
          <table:table-cell office:value-type="float" office:value="0.303709179767989" calcext:value-type="float">
            <text:p>0.303709179767989</text:p>
          </table:table-cell>
          <table:table-cell office:value-type="float" office:value="0.304232306396499" calcext:value-type="float">
            <text:p>0.304232306396499</text:p>
          </table:table-cell>
          <table:table-cell office:value-type="float" office:value="0.304882396086643" calcext:value-type="float">
            <text:p>0.304882396086643</text:p>
          </table:table-cell>
          <table:table-cell office:value-type="float" office:value="0.305527688137958" calcext:value-type="float">
            <text:p>0.305527688137958</text:p>
          </table:table-cell>
          <table:table-cell office:value-type="float" office:value="0.306347395519106" calcext:value-type="float">
            <text:p>0.306347395519106</text:p>
          </table:table-cell>
          <table:table-cell office:value-type="float" office:value="0.306914265935823" calcext:value-type="float">
            <text:p>0.306914265935823</text:p>
          </table:table-cell>
          <table:table-cell office:value-type="float" office:value="0.306969934262187" calcext:value-type="float">
            <text:p>0.306969934262187</text:p>
          </table:table-cell>
          <table:table-cell office:value-type="float" office:value="0.306515466433803" calcext:value-type="float">
            <text:p>0.306515466433803</text:p>
          </table:table-cell>
          <table:table-cell office:value-type="float" office:value="0.305599912575981" calcext:value-type="float">
            <text:p>0.305599912575981</text:p>
          </table:table-cell>
          <table:table-cell office:value-type="float" office:value="0.303063667995189" calcext:value-type="float">
            <text:p>0.303063667995189</text:p>
          </table:table-cell>
          <table:table-cell office:value-type="float" office:value="0.300859277082749" calcext:value-type="float">
            <text:p>0.300859277082749</text:p>
          </table:table-cell>
          <table:table-cell office:value-type="float" office:value="0.298342566104305" calcext:value-type="float">
            <text:p>0.298342566104305</text:p>
          </table:table-cell>
          <table:table-cell office:value-type="float" office:value="0.295904284640301" calcext:value-type="float">
            <text:p>0.295904284640301</text:p>
          </table:table-cell>
          <table:table-cell office:value-type="float" office:value="0.337184363404737" calcext:value-type="float">
            <text:p>0.337184363404737</text:p>
          </table:table-cell>
          <table:table-cell office:value-type="float" office:value="0.335802954697189" calcext:value-type="float">
            <text:p>0.335802954697189</text:p>
          </table:table-cell>
          <table:table-cell office:value-type="float" office:value="0.329970846465701" calcext:value-type="float">
            <text:p>0.329970846465701</text:p>
          </table:table-cell>
          <table:table-cell office:value-type="float" office:value="0.319275718239867" calcext:value-type="float">
            <text:p>0.319275718239867</text:p>
          </table:table-cell>
          <table:table-cell office:value-type="float" office:value="0.308245737876954" calcext:value-type="float">
            <text:p>0.308245737876954</text:p>
          </table:table-cell>
          <table:table-cell office:value-type="float" office:value="0.302552543988907" calcext:value-type="float">
            <text:p>0.302552543988907</text:p>
          </table:table-cell>
          <table:table-cell office:value-type="float" office:value="0.290486228925038" calcext:value-type="float">
            <text:p>0.290486228925038</text:p>
          </table:table-cell>
          <table:table-cell office:value-type="float" office:value="0.307874283555461" calcext:value-type="float">
            <text:p>0.307874283555461</text:p>
          </table:table-cell>
          <table:table-cell office:value-type="float" office:value="0.307713978967848" calcext:value-type="float">
            <text:p>0.307713978967848</text:p>
          </table:table-cell>
          <table:table-cell office:value-type="float" office:value="0.304856774773723" calcext:value-type="float">
            <text:p>0.304856774773723</text:p>
          </table:table-cell>
          <table:table-cell office:value-type="float" office:value="0.303853536358158" calcext:value-type="float">
            <text:p>0.303853536358158</text:p>
          </table:table-cell>
          <table:table-cell office:value-type="float" office:value="0.303030787838556" calcext:value-type="float">
            <text:p>0.303030787838556</text:p>
          </table:table-cell>
          <table:table-cell office:value-type="float" office:value="0.301545749727123" calcext:value-type="float">
            <text:p>0.301545749727123</text:p>
          </table:table-cell>
          <table:table-cell office:value-type="float" office:value="0.299246445152558" calcext:value-type="float">
            <text:p>0.299246445152558</text:p>
          </table:table-cell>
          <table:table-cell office:value-type="float" office:value="0.29790750224927" calcext:value-type="float">
            <text:p>0.29790750224927</text:p>
          </table:table-cell>
          <table:table-cell office:value-type="float" office:value="0.329898675523551" calcext:value-type="float">
            <text:p>0.329898675523551</text:p>
          </table:table-cell>
          <table:table-cell office:value-type="float" office:value="0.335564414171936" calcext:value-type="float">
            <text:p>0.335564414171936</text:p>
          </table:table-cell>
          <table:table-cell office:value-type="float" office:value="0.335836228986037" calcext:value-type="float">
            <text:p>0.335836228986037</text:p>
          </table:table-cell>
          <table:table-cell office:value-type="float" office:value="0.335628340251333" calcext:value-type="float">
            <text:p>0.335628340251333</text:p>
          </table:table-cell>
          <table:table-cell office:value-type="float" office:value="0.334443244437044" calcext:value-type="float">
            <text:p>0.334443244437044</text:p>
          </table:table-cell>
          <table:table-cell office:value-type="float" office:value="0.334550596935231" calcext:value-type="float">
            <text:p>0.334550596935231</text:p>
          </table:table-cell>
          <table:table-cell office:value-type="float" office:value="0.332754974852975" calcext:value-type="float">
            <text:p>0.332754974852975</text:p>
          </table:table-cell>
          <table:table-cell office:value-type="float" office:value="0.321772976429372" calcext:value-type="float">
            <text:p>0.321772976429372</text:p>
          </table:table-cell>
          <table:table-cell office:value-type="float" office:value="0.317891171385438" calcext:value-type="float">
            <text:p>0.317891171385438</text:p>
          </table:table-cell>
          <table:table-cell office:value-type="float" office:value="0.314357033199747" calcext:value-type="float">
            <text:p>0.314357033199747</text:p>
          </table:table-cell>
          <table:table-cell office:value-type="float" office:value="0.311612700471075" calcext:value-type="float">
            <text:p>0.311612700471075</text:p>
          </table:table-cell>
          <table:table-cell office:value-type="float" office:value="0.303887632604293" calcext:value-type="float">
            <text:p>0.303887632604293</text:p>
          </table:table-cell>
          <table:table-cell office:value-type="float" office:value="0.301606991435689" calcext:value-type="float">
            <text:p>0.301606991435689</text:p>
          </table:table-cell>
          <table:table-cell office:value-type="float" office:value="0.298773817834629" calcext:value-type="float">
            <text:p>0.298773817834629</text:p>
          </table:table-cell>
          <table:table-cell office:value-type="float" office:value="0.297249761219649" calcext:value-type="float">
            <text:p>0.297249761219649</text:p>
          </table:table-cell>
          <table:table-cell office:value-type="float" office:value="0.296119576760396" calcext:value-type="float">
            <text:p>0.296119576760396</text:p>
          </table:table-cell>
          <table:table-cell office:value-type="float" office:value="0.293218118547138" calcext:value-type="float">
            <text:p>0.293218118547138</text:p>
          </table:table-cell>
          <table:table-cell office:value-type="float" office:value="0.292565555718433" calcext:value-type="float">
            <text:p>0.292565555718433</text:p>
          </table:table-cell>
          <table:table-cell office:value-type="float" office:value="0.291921936885827" calcext:value-type="float">
            <text:p>0.291921936885827</text:p>
          </table:table-cell>
          <table:table-cell office:value-type="float" office:value="0.333499102116387" calcext:value-type="float">
            <text:p>0.333499102116387</text:p>
          </table:table-cell>
          <table:table-cell office:value-type="float" office:value="0.332337655709875" calcext:value-type="float">
            <text:p>0.332337655709875</text:p>
          </table:table-cell>
          <table:table-cell office:value-type="float" office:value="0.32807938662654" calcext:value-type="float">
            <text:p>0.32807938662654</text:p>
          </table:table-cell>
          <table:table-cell office:value-type="float" office:value="0.323299909182041" calcext:value-type="float">
            <text:p>0.323299909182041</text:p>
          </table:table-cell>
          <table:table-cell office:value-type="float" office:value="0.31642248967371" calcext:value-type="float">
            <text:p>0.31642248967371</text:p>
          </table:table-cell>
          <table:table-cell office:value-type="float" office:value="0.313498597306681" calcext:value-type="float">
            <text:p>0.313498597306681</text:p>
          </table:table-cell>
          <table:table-cell office:value-type="float" office:value="0.310618431905022" calcext:value-type="float">
            <text:p>0.310618431905022</text:p>
          </table:table-cell>
          <table:table-cell office:value-type="float" office:value="0.299170416379729" calcext:value-type="float">
            <text:p>0.299170416379729</text:p>
          </table:table-cell>
          <table:table-cell office:value-type="float" office:value="0.303371120260208" calcext:value-type="float">
            <text:p>0.303371120260208</text:p>
          </table:table-cell>
          <table:table-cell office:value-type="float" office:value="0.305451538648865" calcext:value-type="float">
            <text:p>0.305451538648865</text:p>
          </table:table-cell>
          <table:table-cell office:value-type="float" office:value="0.303452728259287" calcext:value-type="float">
            <text:p>0.303452728259287</text:p>
          </table:table-cell>
          <table:table-cell office:value-type="float" office:value="0.303731042237813" calcext:value-type="float">
            <text:p>0.303731042237813</text:p>
          </table:table-cell>
          <table:table-cell office:value-type="float" office:value="0.303277495651777" calcext:value-type="float">
            <text:p>0.303277495651777</text:p>
          </table:table-cell>
          <table:table-cell office:value-type="float" office:value="0.297322891942009" calcext:value-type="float">
            <text:p>0.297322891942009</text:p>
          </table:table-cell>
          <table:table-cell office:value-type="float" office:value="0.290261221851399" calcext:value-type="float">
            <text:p>0.290261221851399</text:p>
          </table:table-cell>
          <table:table-cell office:value-type="float" office:value="0.291328180181301" calcext:value-type="float">
            <text:p>0.291328180181301</text:p>
          </table:table-cell>
          <table:table-cell office:value-type="float" office:value="0.301490649304355" calcext:value-type="float">
            <text:p>0.301490649304355</text:p>
          </table:table-cell>
          <table:table-cell office:value-type="float" office:value="0.313525073918248" calcext:value-type="float">
            <text:p>0.313525073918248</text:p>
          </table:table-cell>
          <table:table-cell office:value-type="float" office:value="0.316060953793794" calcext:value-type="float">
            <text:p>0.316060953793794</text:p>
          </table:table-cell>
          <table:table-cell office:value-type="float" office:value="0.321236590867936" calcext:value-type="float">
            <text:p>0.321236590867936</text:p>
          </table:table-cell>
          <table:table-cell office:value-type="float" office:value="0.328181174812501" calcext:value-type="float">
            <text:p>0.328181174812501</text:p>
          </table:table-cell>
          <table:table-cell office:value-type="float" office:value="0.335299171860114" calcext:value-type="float">
            <text:p>0.335299171860114</text:p>
          </table:table-cell>
          <table:table-cell office:value-type="float" office:value="0.336637995915544" calcext:value-type="float">
            <text:p>0.336637995915544</text:p>
          </table:table-cell>
          <table:table-cell office:value-type="float" office:value="0.336782332898932" calcext:value-type="float">
            <text:p>0.336782332898932</text:p>
          </table:table-cell>
          <table:table-cell office:value-type="float" office:value="0.334620478624741" calcext:value-type="float">
            <text:p>0.334620478624741</text:p>
          </table:table-cell>
          <table:table-cell office:value-type="float" office:value="0.335029603760645" calcext:value-type="float">
            <text:p>0.335029603760645</text:p>
          </table:table-cell>
          <table:table-cell office:value-type="float" office:value="0.336605459818651" calcext:value-type="float">
            <text:p>0.336605459818651</text:p>
          </table:table-cell>
          <table:table-cell office:value-type="float" office:value="0.335547594548955" calcext:value-type="float">
            <text:p>0.335547594548955</text:p>
          </table:table-cell>
          <table:table-cell office:value-type="float" office:value="0.327528435354016" calcext:value-type="float">
            <text:p>0.327528435354016</text:p>
          </table:table-cell>
          <table:table-cell office:value-type="float" office:value="0.317988306401508" calcext:value-type="float">
            <text:p>0.317988306401508</text:p>
          </table:table-cell>
          <table:table-cell office:value-type="float" office:value="0.307746996559241" calcext:value-type="float">
            <text:p>0.307746996559241</text:p>
          </table:table-cell>
          <table:table-cell office:value-type="float" office:value="0.3037237758276" calcext:value-type="float">
            <text:p>0.3037237758276</text:p>
          </table:table-cell>
          <table:table-cell office:value-type="float" office:value="0.301615954251088" calcext:value-type="float">
            <text:p>0.301615954251088</text:p>
          </table:table-cell>
          <table:table-cell office:value-type="float" office:value="0.301339156449457" calcext:value-type="float">
            <text:p>0.301339156449457</text:p>
          </table:table-cell>
          <table:table-cell office:value-type="float" office:value="0.301380247902403" calcext:value-type="float">
            <text:p>0.301380247902403</text:p>
          </table:table-cell>
          <table:table-cell office:value-type="float" office:value="0.301154992723068" calcext:value-type="float">
            <text:p>0.301154992723068</text:p>
          </table:table-cell>
          <table:table-cell office:value-type="float" office:value="0.301363185439728" calcext:value-type="float">
            <text:p>0.301363185439728</text:p>
          </table:table-cell>
          <table:table-cell office:value-type="float" office:value="0.301087459575659" calcext:value-type="float">
            <text:p>0.301087459575659</text:p>
          </table:table-cell>
          <table:table-cell office:value-type="float" office:value="0.299863591997776" calcext:value-type="float">
            <text:p>0.299863591997776</text:p>
          </table:table-cell>
          <table:table-cell office:value-type="float" office:value="0.296193310406058" calcext:value-type="float">
            <text:p>0.296193310406058</text:p>
          </table:table-cell>
          <table:table-cell office:value-type="float" office:value="0.294914454515255" calcext:value-type="float">
            <text:p>0.294914454515255</text:p>
          </table:table-cell>
          <table:table-cell office:value-type="float" office:value="0.292718294474946" calcext:value-type="float">
            <text:p>0.292718294474946</text:p>
          </table:table-cell>
          <table:table-cell office:value-type="float" office:value="0.291621046000724" calcext:value-type="float">
            <text:p>0.291621046000724</text:p>
          </table:table-cell>
          <table:table-cell office:value-type="float" office:value="0.332192782078574" calcext:value-type="float">
            <text:p>0.332192782078574</text:p>
          </table:table-cell>
          <table:table-cell office:value-type="float" office:value="0.330631199802133" calcext:value-type="float">
            <text:p>0.330631199802133</text:p>
          </table:table-cell>
          <table:table-cell office:value-type="float" office:value="0.328755867796227" calcext:value-type="float">
            <text:p>0.328755867796227</text:p>
          </table:table-cell>
          <table:table-cell office:value-type="float" office:value="0.324004043070016" calcext:value-type="float">
            <text:p>0.324004043070016</text:p>
          </table:table-cell>
          <table:table-cell office:value-type="float" office:value="0.314178747554486" calcext:value-type="float">
            <text:p>0.314178747554486</text:p>
          </table:table-cell>
          <table:table-cell office:value-type="float" office:value="0.310321954506741" calcext:value-type="float">
            <text:p>0.310321954506741</text:p>
          </table:table-cell>
          <table:table-cell office:value-type="float" office:value="0.297447120927251" calcext:value-type="float">
            <text:p>0.297447120927251</text:p>
          </table:table-cell>
          <table:table-cell office:value-type="float" office:value="0.305431890230754" calcext:value-type="float">
            <text:p>0.305431890230754</text:p>
          </table:table-cell>
          <table:table-cell office:value-type="float" office:value="0.305690793812749" calcext:value-type="float">
            <text:p>0.305690793812749</text:p>
          </table:table-cell>
          <table:table-cell office:value-type="float" office:value="0.304790777393535" calcext:value-type="float">
            <text:p>0.304790777393535</text:p>
          </table:table-cell>
          <table:table-cell office:value-type="float" office:value="0.304408420071899" calcext:value-type="float">
            <text:p>0.304408420071899</text:p>
          </table:table-cell>
          <table:table-cell office:value-type="float" office:value="0.304424576713075" calcext:value-type="float">
            <text:p>0.304424576713075</text:p>
          </table:table-cell>
          <table:table-cell office:value-type="float" office:value="0.30447494899609" calcext:value-type="float">
            <text:p>0.30447494899609</text:p>
          </table:table-cell>
          <table:table-cell office:value-type="float" office:value="0.302790376952185" calcext:value-type="float">
            <text:p>0.302790376952185</text:p>
          </table:table-cell>
          <table:table-cell office:value-type="float" office:value="0.302604078715115" calcext:value-type="float">
            <text:p>0.302604078715115</text:p>
          </table:table-cell>
          <table:table-cell office:value-type="float" office:value="0.302870443218751" calcext:value-type="float">
            <text:p>0.302870443218751</text:p>
          </table:table-cell>
          <table:table-cell office:value-type="float" office:value="0.302408479619336" calcext:value-type="float">
            <text:p>0.302408479619336</text:p>
          </table:table-cell>
          <table:table-cell office:value-type="float" office:value="0.301842419761273" calcext:value-type="float">
            <text:p>0.301842419761273</text:p>
          </table:table-cell>
          <table:table-cell office:value-type="float" office:value="0.302111350757524" calcext:value-type="float">
            <text:p>0.302111350757524</text:p>
          </table:table-cell>
          <table:table-cell office:value-type="float" office:value="0.302051184348631" calcext:value-type="float">
            <text:p>0.302051184348631</text:p>
          </table:table-cell>
          <table:table-cell office:value-type="float" office:value="0.302013047415427" calcext:value-type="float">
            <text:p>0.302013047415427</text:p>
          </table:table-cell>
          <table:table-cell office:value-type="float" office:value="0.302144226118218" calcext:value-type="float">
            <text:p>0.302144226118218</text:p>
          </table:table-cell>
          <table:table-cell office:value-type="float" office:value="0.302144262093834" calcext:value-type="float">
            <text:p>0.302144262093834</text:p>
          </table:table-cell>
          <table:table-cell office:value-type="float" office:value="0.30219420774084" calcext:value-type="float">
            <text:p>0.30219420774084</text:p>
          </table:table-cell>
          <table:table-cell office:value-type="float" office:value="0.302217616073383" calcext:value-type="float">
            <text:p>0.302217616073383</text:p>
          </table:table-cell>
          <table:table-cell office:value-type="float" office:value="0.302228035073219" calcext:value-type="float">
            <text:p>0.302228035073219</text:p>
          </table:table-cell>
          <table:table-cell office:value-type="float" office:value="0.302257370987906" calcext:value-type="float">
            <text:p>0.302257370987906</text:p>
          </table:table-cell>
          <table:table-cell office:value-type="float" office:value="0.302262252557282" calcext:value-type="float">
            <text:p>0.302262252557282</text:p>
          </table:table-cell>
          <table:table-cell office:value-type="float" office:value="0.302284158256946" calcext:value-type="float">
            <text:p>0.302284158256946</text:p>
          </table:table-cell>
          <table:table-cell office:value-type="float" office:value="0.302237798812299" calcext:value-type="float">
            <text:p>0.302237798812299</text:p>
          </table:table-cell>
          <table:table-cell office:value-type="float" office:value="0.302244434036054" calcext:value-type="float">
            <text:p>0.302244434036054</text:p>
          </table:table-cell>
          <table:table-cell office:value-type="float" office:value="0.302236270504019" calcext:value-type="float">
            <text:p>0.302236270504019</text:p>
          </table:table-cell>
          <table:table-cell office:value-type="float" office:value="0.302224790964482" calcext:value-type="float">
            <text:p>0.302224790964482</text:p>
          </table:table-cell>
          <table:table-cell office:value-type="float" office:value="0.302246573270968" calcext:value-type="float">
            <text:p>0.302246573270968</text:p>
          </table:table-cell>
          <table:table-cell office:value-type="float" office:value="0.30224122776234" calcext:value-type="float">
            <text:p>0.30224122776234</text:p>
          </table:table-cell>
          <table:table-cell office:value-type="float" office:value="0.302249406183691" calcext:value-type="float">
            <text:p>0.302249406183691</text:p>
          </table:table-cell>
          <table:table-cell office:value-type="float" office:value="0.302241425893646" calcext:value-type="float">
            <text:p>0.302241425893646</text:p>
          </table:table-cell>
          <table:table-cell office:value-type="float" office:value="0.302232728864541" calcext:value-type="float">
            <text:p>0.302232728864541</text:p>
          </table:table-cell>
          <table:table-cell office:value-type="float" office:value="0.302240371683613" calcext:value-type="float">
            <text:p>0.302240371683613</text:p>
          </table:table-cell>
          <table:table-cell office:value-type="float" office:value="0.30222313396479" calcext:value-type="float">
            <text:p>0.30222313396479</text:p>
          </table:table-cell>
          <table:table-cell office:value-type="float" office:value="0.302219417723328" calcext:value-type="float">
            <text:p>0.302219417723328</text:p>
          </table:table-cell>
          <table:table-cell office:value-type="float" office:value="0.302263246674153" calcext:value-type="float">
            <text:p>0.302263246674153</text:p>
          </table:table-cell>
          <table:table-cell office:value-type="float" office:value="0.302232495203283" calcext:value-type="float">
            <text:p>0.302232495203283</text:p>
          </table:table-cell>
          <table:table-cell office:value-type="float" office:value="0.302236255145895" calcext:value-type="float">
            <text:p>0.302236255145895</text:p>
          </table:table-cell>
          <table:table-cell office:value-type="float" office:value="0.302252008478607" calcext:value-type="float">
            <text:p>0.302252008478607</text:p>
          </table:table-cell>
          <table:table-cell office:value-type="float" office:value="0.302213331994665" calcext:value-type="float">
            <text:p>0.302213331994665</text:p>
          </table:table-cell>
          <table:table-cell office:value-type="float" office:value="0.302239470502998" calcext:value-type="float">
            <text:p>0.302239470502998</text:p>
          </table:table-cell>
          <table:table-cell office:value-type="float" office:value="0.302228712841628" calcext:value-type="float">
            <text:p>0.302228712841628</text:p>
          </table:table-cell>
          <table:table-cell office:value-type="float" office:value="0.302227764416659" calcext:value-type="float">
            <text:p>0.302227764416659</text:p>
          </table:table-cell>
          <table:table-cell office:value-type="float" office:value="0.302244828069283" calcext:value-type="float">
            <text:p>0.302244828069283</text:p>
          </table:table-cell>
          <table:table-cell office:value-type="float" office:value="0.302241823647061" calcext:value-type="float">
            <text:p>0.302241823647061</text:p>
          </table:table-cell>
          <table:table-cell office:value-type="float" office:value="0.302222704118503" calcext:value-type="float">
            <text:p>0.302222704118503</text:p>
          </table:table-cell>
          <table:table-cell office:value-type="float" office:value="0.302218250260747" calcext:value-type="float">
            <text:p>0.302218250260747</text:p>
          </table:table-cell>
          <table:table-cell office:value-type="float" office:value="0.302228742421861" calcext:value-type="float">
            <text:p>0.302228742421861</text:p>
          </table:table-cell>
          <table:table-cell office:value-type="float" office:value="0.302231253397566" calcext:value-type="float">
            <text:p>0.302231253397566</text:p>
          </table:table-cell>
          <table:table-cell office:value-type="float" office:value="0.302239831711975" calcext:value-type="float">
            <text:p>0.302239831711975</text:p>
          </table:table-cell>
          <table:table-cell office:value-type="float" office:value="0.302260562081627" calcext:value-type="float">
            <text:p>0.302260562081627</text:p>
          </table:table-cell>
          <table:table-cell office:value-type="float" office:value="0.30225447560072" calcext:value-type="float">
            <text:p>0.30225447560072</text:p>
          </table:table-cell>
          <table:table-cell office:value-type="float" office:value="0.302238853271108" calcext:value-type="float">
            <text:p>0.302238853271108</text:p>
          </table:table-cell>
          <table:table-cell office:value-type="float" office:value="0.302250675907098" calcext:value-type="float">
            <text:p>0.302250675907098</text:p>
          </table:table-cell>
          <table:table-cell office:value-type="float" office:value="0.302251680562753" calcext:value-type="float">
            <text:p>0.302251680562753</text:p>
          </table:table-cell>
          <table:table-cell office:value-type="float" office:value="0.302246091122918" calcext:value-type="float">
            <text:p>0.302246091122918</text:p>
          </table:table-cell>
          <table:table-cell office:value-type="float" office:value="0.302225931391748" calcext:value-type="float">
            <text:p>0.302225931391748</text:p>
          </table:table-cell>
          <table:table-cell office:value-type="float" office:value="0.302247856232458" calcext:value-type="float">
            <text:p>0.302247856232458</text:p>
          </table:table-cell>
          <table:table-cell office:value-type="float" office:value="0.302248905934814" calcext:value-type="float">
            <text:p>0.302248905934814</text:p>
          </table:table-cell>
          <table:table-cell office:value-type="float" office:value="0.302243439853327" calcext:value-type="float">
            <text:p>0.302243439853327</text:p>
          </table:table-cell>
          <table:table-cell office:value-type="float" office:value="0.302248864851555" calcext:value-type="float">
            <text:p>0.302248864851555</text:p>
          </table:table-cell>
          <table:table-cell office:value-type="float" office:value="0.302260475049959" calcext:value-type="float">
            <text:p>0.302260475049959</text:p>
          </table:table-cell>
          <table:table-cell office:value-type="float" office:value="0.302242957109269" calcext:value-type="float">
            <text:p>0.302242957109269</text:p>
          </table:table-cell>
          <table:table-cell office:value-type="float" office:value="0.302267086481044" calcext:value-type="float">
            <text:p>0.302267086481044</text:p>
          </table:table-cell>
          <table:table-cell office:value-type="float" office:value="0.302251476394114" calcext:value-type="float">
            <text:p>0.302251476394114</text:p>
          </table:table-cell>
          <table:table-cell office:value-type="float" office:value="0.302236032232818" calcext:value-type="float">
            <text:p>0.302236032232818</text:p>
          </table:table-cell>
          <table:table-cell office:value-type="float" office:value="0.302218984315208" calcext:value-type="float">
            <text:p>0.302218984315208</text:p>
          </table:table-cell>
          <table:table-cell office:value-type="float" office:value="0.302268054107426" calcext:value-type="float">
            <text:p>0.302268054107426</text:p>
          </table:table-cell>
          <table:table-cell office:value-type="float" office:value="0.302262866602991" calcext:value-type="float">
            <text:p>0.302262866602991</text:p>
          </table:table-cell>
          <table:table-cell office:value-type="float" office:value="0.302235593319443" calcext:value-type="float">
            <text:p>0.302235593319443</text:p>
          </table:table-cell>
          <table:table-cell office:value-type="float" office:value="0.302241354463617" calcext:value-type="float">
            <text:p>0.302241354463617</text:p>
          </table:table-cell>
          <table:table-cell office:value-type="float" office:value="0.302234398585028" calcext:value-type="float">
            <text:p>0.302234398585028</text:p>
          </table:table-cell>
          <table:table-cell office:value-type="float" office:value="0.30225393886387" calcext:value-type="float">
            <text:p>0.30225393886387</text:p>
          </table:table-cell>
          <table:table-cell office:value-type="float" office:value="0.302267944364087" calcext:value-type="float">
            <text:p>0.302267944364087</text:p>
          </table:table-cell>
          <table:table-cell office:value-type="float" office:value="0.302232022392914" calcext:value-type="float">
            <text:p>0.302232022392914</text:p>
          </table:table-cell>
          <table:table-cell office:value-type="float" office:value="0.302241298808758" calcext:value-type="float">
            <text:p>0.302241298808758</text:p>
          </table:table-cell>
          <table:table-cell office:value-type="float" office:value="0.302257064497608" calcext:value-type="float">
            <text:p>0.302257064497608</text:p>
          </table:table-cell>
          <table:table-cell office:value-type="float" office:value="0.302237472205338" calcext:value-type="float">
            <text:p>0.302237472205338</text:p>
          </table:table-cell>
          <table:table-cell office:value-type="float" office:value="0.302264210416325" calcext:value-type="float">
            <text:p>0.302264210416325</text:p>
          </table:table-cell>
          <table:table-cell office:value-type="float" office:value="0.302234912766646" calcext:value-type="float">
            <text:p>0.302234912766646</text:p>
          </table:table-cell>
          <table:table-cell office:value-type="float" office:value="0.302236869426819" calcext:value-type="float">
            <text:p>0.302236869426819</text:p>
          </table:table-cell>
          <table:table-cell office:value-type="float" office:value="0.302245494698801" calcext:value-type="float">
            <text:p>0.302245494698801</text:p>
          </table:table-cell>
          <table:table-cell office:value-type="float" office:value="0.302260347394674" calcext:value-type="float">
            <text:p>0.302260347394674</text:p>
          </table:table-cell>
          <table:table-cell office:value-type="float" office:value="0.302235776923618" calcext:value-type="float">
            <text:p>0.302235776923618</text:p>
          </table:table-cell>
          <table:table-cell office:value-type="float" office:value="0.302250459210795" calcext:value-type="float">
            <text:p>0.302250459210795</text:p>
          </table:table-cell>
          <table:table-cell office:value-type="float" office:value="0.302257833774173" calcext:value-type="float">
            <text:p>0.302257833774173</text:p>
          </table:table-cell>
          <table:table-cell office:value-type="float" office:value="0.302256271024786" calcext:value-type="float">
            <text:p>0.302256271024786</text:p>
          </table:table-cell>
          <table:table-cell office:value-type="float" office:value="0.302253592810168" calcext:value-type="float">
            <text:p>0.302253592810168</text:p>
          </table:table-cell>
          <table:table-cell office:value-type="float" office:value="0.302236091392828" calcext:value-type="float">
            <text:p>0.302236091392828</text:p>
          </table:table-cell>
          <table:table-cell office:value-type="float" office:value="0.302258443404347" calcext:value-type="float">
            <text:p>0.302258443404347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13096308427739" calcext:value-type="float">
            <text:p>-0.413096308427739</text:p>
          </table:table-cell>
          <table:table-cell office:value-type="float" office:value="-0.412938665966791" calcext:value-type="float">
            <text:p>-0.412938665966791</text:p>
          </table:table-cell>
          <table:table-cell office:value-type="float" office:value="-0.413102956354982" calcext:value-type="float">
            <text:p>-0.413102956354982</text:p>
          </table:table-cell>
          <table:table-cell office:value-type="float" office:value="-0.412723044269116" calcext:value-type="float">
            <text:p>-0.412723044269116</text:p>
          </table:table-cell>
          <table:table-cell office:value-type="float" office:value="-0.412970828988599" calcext:value-type="float">
            <text:p>-0.412970828988599</text:p>
          </table:table-cell>
          <table:table-cell office:value-type="float" office:value="-0.413004826300332" calcext:value-type="float">
            <text:p>-0.413004826300332</text:p>
          </table:table-cell>
          <table:table-cell office:value-type="float" office:value="-0.412899252587385" calcext:value-type="float">
            <text:p>-0.412899252587385</text:p>
          </table:table-cell>
          <table:table-cell office:value-type="float" office:value="-0.413167395951638" calcext:value-type="float">
            <text:p>-0.413167395951638</text:p>
          </table:table-cell>
          <table:table-cell office:value-type="float" office:value="-0.412498330232748" calcext:value-type="float">
            <text:p>-0.412498330232748</text:p>
          </table:table-cell>
          <table:table-cell office:value-type="float" office:value="-0.413055516731525" calcext:value-type="float">
            <text:p>-0.413055516731525</text:p>
          </table:table-cell>
          <table:table-cell office:value-type="float" office:value="-0.412864697957075" calcext:value-type="float">
            <text:p>-0.412864697957075</text:p>
          </table:table-cell>
          <table:table-cell office:value-type="float" office:value="-0.413184992082475" calcext:value-type="float">
            <text:p>-0.413184992082475</text:p>
          </table:table-cell>
          <table:table-cell office:value-type="float" office:value="-0.412468312437134" calcext:value-type="float">
            <text:p>-0.412468312437134</text:p>
          </table:table-cell>
          <table:table-cell office:value-type="float" office:value="-0.412593558589523" calcext:value-type="float">
            <text:p>-0.412593558589523</text:p>
          </table:table-cell>
          <table:table-cell office:value-type="float" office:value="-0.412349842433404" calcext:value-type="float">
            <text:p>-0.412349842433404</text:p>
          </table:table-cell>
          <table:table-cell office:value-type="float" office:value="-0.412357315222686" calcext:value-type="float">
            <text:p>-0.412357315222686</text:p>
          </table:table-cell>
          <table:table-cell office:value-type="float" office:value="-0.412790326994729" calcext:value-type="float">
            <text:p>-0.412790326994729</text:p>
          </table:table-cell>
          <table:table-cell office:value-type="float" office:value="-0.412568195903837" calcext:value-type="float">
            <text:p>-0.412568195903837</text:p>
          </table:table-cell>
          <table:table-cell office:value-type="float" office:value="-0.412640513698175" calcext:value-type="float">
            <text:p>-0.412640513698175</text:p>
          </table:table-cell>
          <table:table-cell office:value-type="float" office:value="-0.413012896253444" calcext:value-type="float">
            <text:p>-0.413012896253444</text:p>
          </table:table-cell>
          <table:table-cell office:value-type="float" office:value="-0.412221073211691" calcext:value-type="float">
            <text:p>-0.412221073211691</text:p>
          </table:table-cell>
          <table:table-cell office:value-type="float" office:value="-0.413046391210038" calcext:value-type="float">
            <text:p>-0.413046391210038</text:p>
          </table:table-cell>
          <table:table-cell office:value-type="float" office:value="-0.412888747277917" calcext:value-type="float">
            <text:p>-0.412888747277917</text:p>
          </table:table-cell>
          <table:table-cell office:value-type="float" office:value="-0.412568407176888" calcext:value-type="float">
            <text:p>-0.412568407176888</text:p>
          </table:table-cell>
          <table:table-cell office:value-type="float" office:value="-0.412890387954074" calcext:value-type="float">
            <text:p>-0.412890387954074</text:p>
          </table:table-cell>
          <table:table-cell office:value-type="float" office:value="-0.413202454462059" calcext:value-type="float">
            <text:p>-0.413202454462059</text:p>
          </table:table-cell>
          <table:table-cell office:value-type="float" office:value="-0.413323437794478" calcext:value-type="float">
            <text:p>-0.413323437794478</text:p>
          </table:table-cell>
          <table:table-cell office:value-type="float" office:value="-0.412992217584946" calcext:value-type="float">
            <text:p>-0.412992217584946</text:p>
          </table:table-cell>
          <table:table-cell office:value-type="float" office:value="-0.413411068064252" calcext:value-type="float">
            <text:p>-0.413411068064252</text:p>
          </table:table-cell>
          <table:table-cell office:value-type="float" office:value="-0.412599134881253" calcext:value-type="float">
            <text:p>-0.412599134881253</text:p>
          </table:table-cell>
          <table:table-cell office:value-type="float" office:value="-0.413199513191519" calcext:value-type="float">
            <text:p>-0.413199513191519</text:p>
          </table:table-cell>
          <table:table-cell office:value-type="float" office:value="-0.412489357734264" calcext:value-type="float">
            <text:p>-0.412489357734264</text:p>
          </table:table-cell>
          <table:table-cell office:value-type="float" office:value="-0.412740553568498" calcext:value-type="float">
            <text:p>-0.412740553568498</text:p>
          </table:table-cell>
          <table:table-cell office:value-type="float" office:value="-0.412482548644467" calcext:value-type="float">
            <text:p>-0.412482548644467</text:p>
          </table:table-cell>
          <table:table-cell office:value-type="float" office:value="-0.412810396060658" calcext:value-type="float">
            <text:p>-0.412810396060658</text:p>
          </table:table-cell>
          <table:table-cell office:value-type="float" office:value="-0.41334789982499" calcext:value-type="float">
            <text:p>-0.41334789982499</text:p>
          </table:table-cell>
          <table:table-cell office:value-type="float" office:value="-0.412772278281054" calcext:value-type="float">
            <text:p>-0.412772278281054</text:p>
          </table:table-cell>
          <table:table-cell office:value-type="float" office:value="-0.412331003857985" calcext:value-type="float">
            <text:p>-0.412331003857985</text:p>
          </table:table-cell>
          <table:table-cell office:value-type="float" office:value="-0.413008803106227" calcext:value-type="float">
            <text:p>-0.413008803106227</text:p>
          </table:table-cell>
          <table:table-cell office:value-type="float" office:value="-0.413295322363029" calcext:value-type="float">
            <text:p>-0.413295322363029</text:p>
          </table:table-cell>
          <table:table-cell office:value-type="float" office:value="-0.412689891565911" calcext:value-type="float">
            <text:p>-0.412689891565911</text:p>
          </table:table-cell>
          <table:table-cell office:value-type="float" office:value="-0.412734843386864" calcext:value-type="float">
            <text:p>-0.412734843386864</text:p>
          </table:table-cell>
          <table:table-cell office:value-type="float" office:value="-0.412872900054952" calcext:value-type="float">
            <text:p>-0.412872900054952</text:p>
          </table:table-cell>
          <table:table-cell office:value-type="float" office:value="-0.412705307978099" calcext:value-type="float">
            <text:p>-0.412705307978099</text:p>
          </table:table-cell>
          <table:table-cell office:value-type="float" office:value="-0.412435382437774" calcext:value-type="float">
            <text:p>-0.412435382437774</text:p>
          </table:table-cell>
          <table:table-cell office:value-type="float" office:value="-0.413433839986087" calcext:value-type="float">
            <text:p>-0.413433839986087</text:p>
          </table:table-cell>
          <table:table-cell office:value-type="float" office:value="-0.413385817232618" calcext:value-type="float">
            <text:p>-0.413385817232618</text:p>
          </table:table-cell>
          <table:table-cell office:value-type="float" office:value="-0.413585936846503" calcext:value-type="float">
            <text:p>-0.413585936846503</text:p>
          </table:table-cell>
          <table:table-cell office:value-type="float" office:value="-0.416040011465696" calcext:value-type="float">
            <text:p>-0.416040011465696</text:p>
          </table:table-cell>
          <table:table-cell office:value-type="float" office:value="-0.424462372275094" calcext:value-type="float">
            <text:p>-0.424462372275094</text:p>
          </table:table-cell>
          <table:table-cell office:value-type="float" office:value="-0.427914417527525" calcext:value-type="float">
            <text:p>-0.427914417527525</text:p>
          </table:table-cell>
          <table:table-cell office:value-type="float" office:value="-0.42429912189093" calcext:value-type="float">
            <text:p>-0.42429912189093</text:p>
          </table:table-cell>
          <table:table-cell office:value-type="float" office:value="-0.421204967106048" calcext:value-type="float">
            <text:p>-0.421204967106048</text:p>
          </table:table-cell>
          <table:table-cell office:value-type="float" office:value="-0.409131910412546" calcext:value-type="float">
            <text:p>-0.409131910412546</text:p>
          </table:table-cell>
          <table:table-cell office:value-type="float" office:value="-0.399113452700554" calcext:value-type="float">
            <text:p>-0.399113452700554</text:p>
          </table:table-cell>
          <table:table-cell office:value-type="float" office:value="-0.396552188001908" calcext:value-type="float">
            <text:p>-0.396552188001908</text:p>
          </table:table-cell>
          <table:table-cell office:value-type="float" office:value="-0.41534741657378" calcext:value-type="float">
            <text:p>-0.41534741657378</text:p>
          </table:table-cell>
          <table:table-cell office:value-type="float" office:value="-0.423873303074639" calcext:value-type="float">
            <text:p>-0.423873303074639</text:p>
          </table:table-cell>
          <table:table-cell office:value-type="float" office:value="-0.44670638669859" calcext:value-type="float">
            <text:p>-0.44670638669859</text:p>
          </table:table-cell>
          <table:table-cell office:value-type="float" office:value="-0.452094725034966" calcext:value-type="float">
            <text:p>-0.452094725034966</text:p>
          </table:table-cell>
          <table:table-cell office:value-type="float" office:value="-0.442501889230253" calcext:value-type="float">
            <text:p>-0.442501889230253</text:p>
          </table:table-cell>
          <table:table-cell office:value-type="float" office:value="-0.442138202585015" calcext:value-type="float">
            <text:p>-0.442138202585015</text:p>
          </table:table-cell>
          <table:table-cell office:value-type="float" office:value="-0.449893608825281" calcext:value-type="float">
            <text:p>-0.449893608825281</text:p>
          </table:table-cell>
          <table:table-cell office:value-type="float" office:value="-0.448612509582056" calcext:value-type="float">
            <text:p>-0.448612509582056</text:p>
          </table:table-cell>
          <table:table-cell office:value-type="float" office:value="-0.445255251029001" calcext:value-type="float">
            <text:p>-0.445255251029001</text:p>
          </table:table-cell>
          <table:table-cell office:value-type="float" office:value="-0.416722493608314" calcext:value-type="float">
            <text:p>-0.416722493608314</text:p>
          </table:table-cell>
          <table:table-cell office:value-type="float" office:value="-0.405429221744927" calcext:value-type="float">
            <text:p>-0.405429221744927</text:p>
          </table:table-cell>
          <table:table-cell office:value-type="float" office:value="-0.402539949764237" calcext:value-type="float">
            <text:p>-0.402539949764237</text:p>
          </table:table-cell>
          <table:table-cell office:value-type="float" office:value="-0.411347784735247" calcext:value-type="float">
            <text:p>-0.411347784735247</text:p>
          </table:table-cell>
          <table:table-cell office:value-type="float" office:value="-0.393654527267264" calcext:value-type="float">
            <text:p>-0.393654527267264</text:p>
          </table:table-cell>
          <table:table-cell office:value-type="float" office:value="-0.38755370340386" calcext:value-type="float">
            <text:p>-0.38755370340386</text:p>
          </table:table-cell>
          <table:table-cell office:value-type="float" office:value="-0.398292362735469" calcext:value-type="float">
            <text:p>-0.398292362735469</text:p>
          </table:table-cell>
          <table:table-cell office:value-type="float" office:value="-0.409343913158957" calcext:value-type="float">
            <text:p>-0.409343913158957</text:p>
          </table:table-cell>
          <table:table-cell office:value-type="float" office:value="-0.455287924189251" calcext:value-type="float">
            <text:p>-0.455287924189251</text:p>
          </table:table-cell>
          <table:table-cell office:value-type="float" office:value="-0.468520944668304" calcext:value-type="float">
            <text:p>-0.468520944668304</text:p>
          </table:table-cell>
          <table:table-cell office:value-type="float" office:value="-0.473193186052918" calcext:value-type="float">
            <text:p>-0.473193186052918</text:p>
          </table:table-cell>
          <table:table-cell office:value-type="float" office:value="-0.466680843975732" calcext:value-type="float">
            <text:p>-0.466680843975732</text:p>
          </table:table-cell>
          <table:table-cell office:value-type="float" office:value="-0.452723705341759" calcext:value-type="float">
            <text:p>-0.452723705341759</text:p>
          </table:table-cell>
          <table:table-cell office:value-type="float" office:value="-0.450987899976395" calcext:value-type="float">
            <text:p>-0.450987899976395</text:p>
          </table:table-cell>
          <table:table-cell office:value-type="float" office:value="-0.43724418374403" calcext:value-type="float">
            <text:p>-0.43724418374403</text:p>
          </table:table-cell>
          <table:table-cell office:value-type="float" office:value="-0.435621013253324" calcext:value-type="float">
            <text:p>-0.435621013253324</text:p>
          </table:table-cell>
          <table:table-cell office:value-type="float" office:value="-0.420386933328661" calcext:value-type="float">
            <text:p>-0.420386933328661</text:p>
          </table:table-cell>
          <table:table-cell office:value-type="float" office:value="-0.39658383545094" calcext:value-type="float">
            <text:p>-0.39658383545094</text:p>
          </table:table-cell>
          <table:table-cell office:value-type="float" office:value="-0.364179757463645" calcext:value-type="float">
            <text:p>-0.364179757463645</text:p>
          </table:table-cell>
          <table:table-cell office:value-type="float" office:value="-0.36830924273834" calcext:value-type="float">
            <text:p>-0.36830924273834</text:p>
          </table:table-cell>
          <table:table-cell office:value-type="float" office:value="-0.370570517569336" calcext:value-type="float">
            <text:p>-0.370570517569336</text:p>
          </table:table-cell>
          <table:table-cell office:value-type="float" office:value="-0.359023888828716" calcext:value-type="float">
            <text:p>-0.359023888828716</text:p>
          </table:table-cell>
          <table:table-cell office:value-type="float" office:value="-0.363279128058684" calcext:value-type="float">
            <text:p>-0.363279128058684</text:p>
          </table:table-cell>
          <table:table-cell office:value-type="float" office:value="-0.376391221315491" calcext:value-type="float">
            <text:p>-0.376391221315491</text:p>
          </table:table-cell>
          <table:table-cell office:value-type="float" office:value="-0.384626167614585" calcext:value-type="float">
            <text:p>-0.384626167614585</text:p>
          </table:table-cell>
          <table:table-cell office:value-type="float" office:value="-0.387535631859447" calcext:value-type="float">
            <text:p>-0.387535631859447</text:p>
          </table:table-cell>
          <table:table-cell office:value-type="float" office:value="-0.392074970887161" calcext:value-type="float">
            <text:p>-0.392074970887161</text:p>
          </table:table-cell>
          <table:table-cell office:value-type="float" office:value="-0.388348295072351" calcext:value-type="float">
            <text:p>-0.388348295072351</text:p>
          </table:table-cell>
          <table:table-cell office:value-type="float" office:value="-0.381512837025913" calcext:value-type="float">
            <text:p>-0.381512837025913</text:p>
          </table:table-cell>
          <table:table-cell office:value-type="float" office:value="-0.371300800486077" calcext:value-type="float">
            <text:p>-0.371300800486077</text:p>
          </table:table-cell>
          <table:table-cell office:value-type="float" office:value="-0.387561310468278" calcext:value-type="float">
            <text:p>-0.387561310468278</text:p>
          </table:table-cell>
          <table:table-cell office:value-type="float" office:value="-0.412047863396692" calcext:value-type="float">
            <text:p>-0.412047863396692</text:p>
          </table:table-cell>
          <table:table-cell office:value-type="float" office:value="-0.439487046278156" calcext:value-type="float">
            <text:p>-0.439487046278156</text:p>
          </table:table-cell>
          <table:table-cell office:value-type="float" office:value="-0.469940298926995" calcext:value-type="float">
            <text:p>-0.469940298926995</text:p>
          </table:table-cell>
          <table:table-cell office:value-type="float" office:value="-0.434575194329011" calcext:value-type="float">
            <text:p>-0.434575194329011</text:p>
          </table:table-cell>
          <table:table-cell office:value-type="float" office:value="-0.433740494526004" calcext:value-type="float">
            <text:p>-0.433740494526004</text:p>
          </table:table-cell>
          <table:table-cell office:value-type="float" office:value="-0.437570225643247" calcext:value-type="float">
            <text:p>-0.437570225643247</text:p>
          </table:table-cell>
          <table:table-cell office:value-type="float" office:value="-0.442273800439769" calcext:value-type="float">
            <text:p>-0.442273800439769</text:p>
          </table:table-cell>
          <table:table-cell office:value-type="float" office:value="-0.454329060966312" calcext:value-type="float">
            <text:p>-0.454329060966312</text:p>
          </table:table-cell>
          <table:table-cell office:value-type="float" office:value="-0.408666502583614" calcext:value-type="float">
            <text:p>-0.408666502583614</text:p>
          </table:table-cell>
          <table:table-cell office:value-type="float" office:value="-0.424528810559498" calcext:value-type="float">
            <text:p>-0.424528810559498</text:p>
          </table:table-cell>
          <table:table-cell office:value-type="float" office:value="-0.445100207311655" calcext:value-type="float">
            <text:p>-0.445100207311655</text:p>
          </table:table-cell>
          <table:table-cell office:value-type="float" office:value="-0.453438979027159" calcext:value-type="float">
            <text:p>-0.453438979027159</text:p>
          </table:table-cell>
          <table:table-cell office:value-type="float" office:value="-0.416043182385203" calcext:value-type="float">
            <text:p>-0.416043182385203</text:p>
          </table:table-cell>
          <table:table-cell office:value-type="float" office:value="-0.408167443370907" calcext:value-type="float">
            <text:p>-0.408167443370907</text:p>
          </table:table-cell>
          <table:table-cell office:value-type="float" office:value="-0.408467889721747" calcext:value-type="float">
            <text:p>-0.408467889721747</text:p>
          </table:table-cell>
          <table:table-cell office:value-type="float" office:value="-0.40878108970244" calcext:value-type="float">
            <text:p>-0.40878108970244</text:p>
          </table:table-cell>
          <table:table-cell office:value-type="float" office:value="-0.451552687753464" calcext:value-type="float">
            <text:p>-0.451552687753464</text:p>
          </table:table-cell>
          <table:table-cell office:value-type="float" office:value="-0.443894088294858" calcext:value-type="float">
            <text:p>-0.443894088294858</text:p>
          </table:table-cell>
          <table:table-cell office:value-type="float" office:value="-0.433845944428369" calcext:value-type="float">
            <text:p>-0.433845944428369</text:p>
          </table:table-cell>
          <table:table-cell office:value-type="float" office:value="-0.39603894080969" calcext:value-type="float">
            <text:p>-0.39603894080969</text:p>
          </table:table-cell>
          <table:table-cell office:value-type="float" office:value="-0.373324279453303" calcext:value-type="float">
            <text:p>-0.373324279453303</text:p>
          </table:table-cell>
          <table:table-cell office:value-type="float" office:value="-0.386716884810538" calcext:value-type="float">
            <text:p>-0.386716884810538</text:p>
          </table:table-cell>
          <table:table-cell office:value-type="float" office:value="-0.407439306612675" calcext:value-type="float">
            <text:p>-0.407439306612675</text:p>
          </table:table-cell>
          <table:table-cell office:value-type="float" office:value="-0.398187331398524" calcext:value-type="float">
            <text:p>-0.398187331398524</text:p>
          </table:table-cell>
          <table:table-cell office:value-type="float" office:value="-0.397867483631245" calcext:value-type="float">
            <text:p>-0.397867483631245</text:p>
          </table:table-cell>
          <table:table-cell office:value-type="float" office:value="-0.405002692316116" calcext:value-type="float">
            <text:p>-0.405002692316116</text:p>
          </table:table-cell>
          <table:table-cell office:value-type="float" office:value="-0.405741014537601" calcext:value-type="float">
            <text:p>-0.405741014537601</text:p>
          </table:table-cell>
          <table:table-cell office:value-type="float" office:value="-0.409172453431775" calcext:value-type="float">
            <text:p>-0.409172453431775</text:p>
          </table:table-cell>
          <table:table-cell office:value-type="float" office:value="-0.403187047263238" calcext:value-type="float">
            <text:p>-0.403187047263238</text:p>
          </table:table-cell>
          <table:table-cell office:value-type="float" office:value="-0.395801872497618" calcext:value-type="float">
            <text:p>-0.395801872497618</text:p>
          </table:table-cell>
          <table:table-cell office:value-type="float" office:value="-0.39006649247269" calcext:value-type="float">
            <text:p>-0.39006649247269</text:p>
          </table:table-cell>
          <table:table-cell office:value-type="float" office:value="-0.376329159458821" calcext:value-type="float">
            <text:p>-0.376329159458821</text:p>
          </table:table-cell>
          <table:table-cell office:value-type="float" office:value="-0.379546657039307" calcext:value-type="float">
            <text:p>-0.379546657039307</text:p>
          </table:table-cell>
          <table:table-cell office:value-type="float" office:value="-0.432976285432606" calcext:value-type="float">
            <text:p>-0.432976285432606</text:p>
          </table:table-cell>
          <table:table-cell office:value-type="float" office:value="-0.434694907277792" calcext:value-type="float">
            <text:p>-0.434694907277792</text:p>
          </table:table-cell>
          <table:table-cell office:value-type="float" office:value="-0.443742142681157" calcext:value-type="float">
            <text:p>-0.443742142681157</text:p>
          </table:table-cell>
          <table:table-cell office:value-type="float" office:value="-0.455090594825361" calcext:value-type="float">
            <text:p>-0.455090594825361</text:p>
          </table:table-cell>
          <table:table-cell office:value-type="float" office:value="-0.452082334498335" calcext:value-type="float">
            <text:p>-0.452082334498335</text:p>
          </table:table-cell>
          <table:table-cell office:value-type="float" office:value="-0.454828982562073" calcext:value-type="float">
            <text:p>-0.454828982562073</text:p>
          </table:table-cell>
          <table:table-cell office:value-type="float" office:value="-0.450903325514527" calcext:value-type="float">
            <text:p>-0.450903325514527</text:p>
          </table:table-cell>
          <table:table-cell office:value-type="float" office:value="-0.454653520374708" calcext:value-type="float">
            <text:p>-0.454653520374708</text:p>
          </table:table-cell>
          <table:table-cell office:value-type="float" office:value="-0.423840523658391" calcext:value-type="float">
            <text:p>-0.423840523658391</text:p>
          </table:table-cell>
          <table:table-cell office:value-type="float" office:value="-0.394560694514377" calcext:value-type="float">
            <text:p>-0.394560694514377</text:p>
          </table:table-cell>
          <table:table-cell office:value-type="float" office:value="-0.390094058780896" calcext:value-type="float">
            <text:p>-0.390094058780896</text:p>
          </table:table-cell>
          <table:table-cell office:value-type="float" office:value="-0.420339301310683" calcext:value-type="float">
            <text:p>-0.420339301310683</text:p>
          </table:table-cell>
          <table:table-cell office:value-type="float" office:value="-0.421390040359756" calcext:value-type="float">
            <text:p>-0.421390040359756</text:p>
          </table:table-cell>
          <table:table-cell office:value-type="float" office:value="-0.419072817360412" calcext:value-type="float">
            <text:p>-0.419072817360412</text:p>
          </table:table-cell>
          <table:table-cell office:value-type="float" office:value="-0.416920561175439" calcext:value-type="float">
            <text:p>-0.416920561175439</text:p>
          </table:table-cell>
          <table:table-cell office:value-type="float" office:value="-0.407028553722237" calcext:value-type="float">
            <text:p>-0.407028553722237</text:p>
          </table:table-cell>
          <table:table-cell office:value-type="float" office:value="-0.394122576239161" calcext:value-type="float">
            <text:p>-0.394122576239161</text:p>
          </table:table-cell>
          <table:table-cell office:value-type="float" office:value="-0.391262352902132" calcext:value-type="float">
            <text:p>-0.391262352902132</text:p>
          </table:table-cell>
          <table:table-cell office:value-type="float" office:value="-0.392398336744083" calcext:value-type="float">
            <text:p>-0.392398336744083</text:p>
          </table:table-cell>
          <table:table-cell office:value-type="float" office:value="-0.401661307735165" calcext:value-type="float">
            <text:p>-0.401661307735165</text:p>
          </table:table-cell>
          <table:table-cell office:value-type="float" office:value="-0.441871193316602" calcext:value-type="float">
            <text:p>-0.441871193316602</text:p>
          </table:table-cell>
          <table:table-cell office:value-type="float" office:value="-0.435968759160301" calcext:value-type="float">
            <text:p>-0.435968759160301</text:p>
          </table:table-cell>
          <table:table-cell office:value-type="float" office:value="-0.437073701244971" calcext:value-type="float">
            <text:p>-0.437073701244971</text:p>
          </table:table-cell>
          <table:table-cell office:value-type="float" office:value="-0.413566184197299" calcext:value-type="float">
            <text:p>-0.413566184197299</text:p>
          </table:table-cell>
          <table:table-cell office:value-type="float" office:value="-0.399975475689283" calcext:value-type="float">
            <text:p>-0.399975475689283</text:p>
          </table:table-cell>
          <table:table-cell office:value-type="float" office:value="-0.389097627911996" calcext:value-type="float">
            <text:p>-0.389097627911996</text:p>
          </table:table-cell>
          <table:table-cell office:value-type="float" office:value="-0.38106303208226" calcext:value-type="float">
            <text:p>-0.38106303208226</text:p>
          </table:table-cell>
          <table:table-cell office:value-type="float" office:value="-0.328313733879624" calcext:value-type="float">
            <text:p>-0.328313733879624</text:p>
          </table:table-cell>
          <table:table-cell office:value-type="float" office:value="-0.33236922512089" calcext:value-type="float">
            <text:p>-0.33236922512089</text:p>
          </table:table-cell>
          <table:table-cell office:value-type="float" office:value="-0.317025645519925" calcext:value-type="float">
            <text:p>-0.317025645519925</text:p>
          </table:table-cell>
          <table:table-cell office:value-type="float" office:value="-0.330312876296747" calcext:value-type="float">
            <text:p>-0.330312876296747</text:p>
          </table:table-cell>
          <table:table-cell office:value-type="float" office:value="-0.344912513164454" calcext:value-type="float">
            <text:p>-0.344912513164454</text:p>
          </table:table-cell>
          <table:table-cell office:value-type="float" office:value="-0.351751645767876" calcext:value-type="float">
            <text:p>-0.351751645767876</text:p>
          </table:table-cell>
          <table:table-cell office:value-type="float" office:value="-0.36401330248066" calcext:value-type="float">
            <text:p>-0.36401330248066</text:p>
          </table:table-cell>
          <table:table-cell office:value-type="float" office:value="-0.333259801123025" calcext:value-type="float">
            <text:p>-0.333259801123025</text:p>
          </table:table-cell>
          <table:table-cell office:value-type="float" office:value="-0.322119933958523" calcext:value-type="float">
            <text:p>-0.322119933958523</text:p>
          </table:table-cell>
          <table:table-cell office:value-type="float" office:value="-0.335699859590265" calcext:value-type="float">
            <text:p>-0.335699859590265</text:p>
          </table:table-cell>
          <table:table-cell office:value-type="float" office:value="-0.349685495413007" calcext:value-type="float">
            <text:p>-0.349685495413007</text:p>
          </table:table-cell>
          <table:table-cell office:value-type="float" office:value="-0.351553433608446" calcext:value-type="float">
            <text:p>-0.351553433608446</text:p>
          </table:table-cell>
          <table:table-cell office:value-type="float" office:value="-0.377689861583946" calcext:value-type="float">
            <text:p>-0.377689861583946</text:p>
          </table:table-cell>
          <table:table-cell office:value-type="float" office:value="-0.399753374589296" calcext:value-type="float">
            <text:p>-0.399753374589296</text:p>
          </table:table-cell>
          <table:table-cell office:value-type="float" office:value="-0.403038550183464" calcext:value-type="float">
            <text:p>-0.403038550183464</text:p>
          </table:table-cell>
          <table:table-cell office:value-type="float" office:value="-0.406912385555557" calcext:value-type="float">
            <text:p>-0.406912385555557</text:p>
          </table:table-cell>
          <table:table-cell office:value-type="float" office:value="-0.409596766395856" calcext:value-type="float">
            <text:p>-0.409596766395856</text:p>
          </table:table-cell>
          <table:table-cell office:value-type="float" office:value="-0.41845640570684" calcext:value-type="float">
            <text:p>-0.41845640570684</text:p>
          </table:table-cell>
          <table:table-cell office:value-type="float" office:value="-0.426837853775195" calcext:value-type="float">
            <text:p>-0.426837853775195</text:p>
          </table:table-cell>
          <table:table-cell office:value-type="float" office:value="-0.424962379108258" calcext:value-type="float">
            <text:p>-0.424962379108258</text:p>
          </table:table-cell>
          <table:table-cell office:value-type="float" office:value="-0.426232651851466" calcext:value-type="float">
            <text:p>-0.426232651851466</text:p>
          </table:table-cell>
          <table:table-cell office:value-type="float" office:value="-0.402625690971106" calcext:value-type="float">
            <text:p>-0.402625690971106</text:p>
          </table:table-cell>
          <table:table-cell office:value-type="float" office:value="-0.366742382034124" calcext:value-type="float">
            <text:p>-0.366742382034124</text:p>
          </table:table-cell>
          <table:table-cell office:value-type="float" office:value="-0.353418907965973" calcext:value-type="float">
            <text:p>-0.353418907965973</text:p>
          </table:table-cell>
          <table:table-cell office:value-type="float" office:value="-0.354384439677626" calcext:value-type="float">
            <text:p>-0.354384439677626</text:p>
          </table:table-cell>
          <table:table-cell office:value-type="float" office:value="-0.357203969517921" calcext:value-type="float">
            <text:p>-0.357203969517921</text:p>
          </table:table-cell>
          <table:table-cell office:value-type="float" office:value="-0.361378307262602" calcext:value-type="float">
            <text:p>-0.361378307262602</text:p>
          </table:table-cell>
          <table:table-cell office:value-type="float" office:value="-0.363697416064317" calcext:value-type="float">
            <text:p>-0.363697416064317</text:p>
          </table:table-cell>
          <table:table-cell office:value-type="float" office:value="-0.364628704587928" calcext:value-type="float">
            <text:p>-0.364628704587928</text:p>
          </table:table-cell>
          <table:table-cell office:value-type="float" office:value="-0.363291832148411" calcext:value-type="float">
            <text:p>-0.363291832148411</text:p>
          </table:table-cell>
          <table:table-cell office:value-type="float" office:value="-0.358522973582954" calcext:value-type="float">
            <text:p>-0.358522973582954</text:p>
          </table:table-cell>
          <table:table-cell office:value-type="float" office:value="-0.355254831527212" calcext:value-type="float">
            <text:p>-0.355254831527212</text:p>
          </table:table-cell>
          <table:table-cell office:value-type="float" office:value="-0.351116361742259" calcext:value-type="float">
            <text:p>-0.351116361742259</text:p>
          </table:table-cell>
          <table:table-cell office:value-type="float" office:value="-0.351487425496235" calcext:value-type="float">
            <text:p>-0.351487425496235</text:p>
          </table:table-cell>
          <table:table-cell office:value-type="float" office:value="-0.350409329938809" calcext:value-type="float">
            <text:p>-0.350409329938809</text:p>
          </table:table-cell>
          <table:table-cell office:value-type="float" office:value="-0.34681558553492" calcext:value-type="float">
            <text:p>-0.34681558553492</text:p>
          </table:table-cell>
          <table:table-cell office:value-type="float" office:value="-0.375562822539065" calcext:value-type="float">
            <text:p>-0.375562822539065</text:p>
          </table:table-cell>
          <table:table-cell office:value-type="float" office:value="-0.38547236652794" calcext:value-type="float">
            <text:p>-0.38547236652794</text:p>
          </table:table-cell>
          <table:table-cell office:value-type="float" office:value="-0.386122307890388" calcext:value-type="float">
            <text:p>-0.386122307890388</text:p>
          </table:table-cell>
          <table:table-cell office:value-type="float" office:value="-0.359568714364243" calcext:value-type="float">
            <text:p>-0.359568714364243</text:p>
          </table:table-cell>
          <table:table-cell office:value-type="float" office:value="-0.327028741614566" calcext:value-type="float">
            <text:p>-0.327028741614566</text:p>
          </table:table-cell>
          <table:table-cell office:value-type="float" office:value="-0.313603253293977" calcext:value-type="float">
            <text:p>-0.313603253293977</text:p>
          </table:table-cell>
          <table:table-cell office:value-type="float" office:value="-0.292986410638143" calcext:value-type="float">
            <text:p>-0.292986410638143</text:p>
          </table:table-cell>
          <table:table-cell office:value-type="float" office:value="-0.311097915602162" calcext:value-type="float">
            <text:p>-0.311097915602162</text:p>
          </table:table-cell>
          <table:table-cell office:value-type="float" office:value="-0.308118362019612" calcext:value-type="float">
            <text:p>-0.308118362019612</text:p>
          </table:table-cell>
          <table:table-cell office:value-type="float" office:value="-0.317863444056431" calcext:value-type="float">
            <text:p>-0.317863444056431</text:p>
          </table:table-cell>
          <table:table-cell office:value-type="float" office:value="-0.323642304218018" calcext:value-type="float">
            <text:p>-0.323642304218018</text:p>
          </table:table-cell>
          <table:table-cell office:value-type="float" office:value="-0.333630951693394" calcext:value-type="float">
            <text:p>-0.333630951693394</text:p>
          </table:table-cell>
          <table:table-cell office:value-type="float" office:value="-0.336162255974961" calcext:value-type="float">
            <text:p>-0.336162255974961</text:p>
          </table:table-cell>
          <table:table-cell office:value-type="float" office:value="-0.322663558255106" calcext:value-type="float">
            <text:p>-0.322663558255106</text:p>
          </table:table-cell>
          <table:table-cell office:value-type="float" office:value="-0.304719400914155" calcext:value-type="float">
            <text:p>-0.304719400914155</text:p>
          </table:table-cell>
          <table:table-cell office:value-type="float" office:value="-0.369905115977125" calcext:value-type="float">
            <text:p>-0.369905115977125</text:p>
          </table:table-cell>
          <table:table-cell office:value-type="float" office:value="-0.38769066604383" calcext:value-type="float">
            <text:p>-0.38769066604383</text:p>
          </table:table-cell>
          <table:table-cell office:value-type="float" office:value="-0.395958976582434" calcext:value-type="float">
            <text:p>-0.395958976582434</text:p>
          </table:table-cell>
          <table:table-cell office:value-type="float" office:value="-0.408631034046183" calcext:value-type="float">
            <text:p>-0.408631034046183</text:p>
          </table:table-cell>
          <table:table-cell office:value-type="float" office:value="-0.409618986312683" calcext:value-type="float">
            <text:p>-0.409618986312683</text:p>
          </table:table-cell>
          <table:table-cell office:value-type="float" office:value="-0.408094932629052" calcext:value-type="float">
            <text:p>-0.408094932629052</text:p>
          </table:table-cell>
          <table:table-cell office:value-type="float" office:value="-0.406112312962277" calcext:value-type="float">
            <text:p>-0.406112312962277</text:p>
          </table:table-cell>
          <table:table-cell office:value-type="float" office:value="-0.402055107902733" calcext:value-type="float">
            <text:p>-0.402055107902733</text:p>
          </table:table-cell>
          <table:table-cell office:value-type="float" office:value="-0.388720550466508" calcext:value-type="float">
            <text:p>-0.388720550466508</text:p>
          </table:table-cell>
          <table:table-cell office:value-type="float" office:value="-0.394223061610172" calcext:value-type="float">
            <text:p>-0.394223061610172</text:p>
          </table:table-cell>
          <table:table-cell office:value-type="float" office:value="-0.39608867677637" calcext:value-type="float">
            <text:p>-0.39608867677637</text:p>
          </table:table-cell>
          <table:table-cell office:value-type="float" office:value="-0.363638174425218" calcext:value-type="float">
            <text:p>-0.363638174425218</text:p>
          </table:table-cell>
          <table:table-cell office:value-type="float" office:value="-0.351800030604697" calcext:value-type="float">
            <text:p>-0.351800030604697</text:p>
          </table:table-cell>
          <table:table-cell office:value-type="float" office:value="-0.34368123037296" calcext:value-type="float">
            <text:p>-0.34368123037296</text:p>
          </table:table-cell>
          <table:table-cell office:value-type="float" office:value="-0.338642942696609" calcext:value-type="float">
            <text:p>-0.338642942696609</text:p>
          </table:table-cell>
          <table:table-cell office:value-type="float" office:value="-0.335856381057207" calcext:value-type="float">
            <text:p>-0.335856381057207</text:p>
          </table:table-cell>
          <table:table-cell office:value-type="float" office:value="-0.330051090741525" calcext:value-type="float">
            <text:p>-0.330051090741525</text:p>
          </table:table-cell>
          <table:table-cell office:value-type="float" office:value="-0.331140655152246" calcext:value-type="float">
            <text:p>-0.331140655152246</text:p>
          </table:table-cell>
          <table:table-cell office:value-type="float" office:value="-0.331367890610181" calcext:value-type="float">
            <text:p>-0.331367890610181</text:p>
          </table:table-cell>
          <table:table-cell office:value-type="float" office:value="-0.384267897320758" calcext:value-type="float">
            <text:p>-0.384267897320758</text:p>
          </table:table-cell>
          <table:table-cell office:value-type="float" office:value="-0.382723246983157" calcext:value-type="float">
            <text:p>-0.382723246983157</text:p>
          </table:table-cell>
          <table:table-cell office:value-type="float" office:value="-0.375349607398967" calcext:value-type="float">
            <text:p>-0.375349607398967</text:p>
          </table:table-cell>
          <table:table-cell office:value-type="float" office:value="-0.357771509037451" calcext:value-type="float">
            <text:p>-0.357771509037451</text:p>
          </table:table-cell>
          <table:table-cell office:value-type="float" office:value="-0.351740618444152" calcext:value-type="float">
            <text:p>-0.351740618444152</text:p>
          </table:table-cell>
          <table:table-cell office:value-type="float" office:value="-0.334943689894918" calcext:value-type="float">
            <text:p>-0.334943689894918</text:p>
          </table:table-cell>
          <table:table-cell office:value-type="float" office:value="-0.322312807316146" calcext:value-type="float">
            <text:p>-0.322312807316146</text:p>
          </table:table-cell>
          <table:table-cell office:value-type="float" office:value="-0.310491774314877" calcext:value-type="float">
            <text:p>-0.310491774314877</text:p>
          </table:table-cell>
          <table:table-cell office:value-type="float" office:value="-0.296664796895241" calcext:value-type="float">
            <text:p>-0.296664796895241</text:p>
          </table:table-cell>
          <table:table-cell office:value-type="float" office:value="-0.307065710562307" calcext:value-type="float">
            <text:p>-0.307065710562307</text:p>
          </table:table-cell>
          <table:table-cell office:value-type="float" office:value="-0.32453963806087" calcext:value-type="float">
            <text:p>-0.32453963806087</text:p>
          </table:table-cell>
          <table:table-cell office:value-type="float" office:value="-0.33364338094604" calcext:value-type="float">
            <text:p>-0.33364338094604</text:p>
          </table:table-cell>
          <table:table-cell office:value-type="float" office:value="-0.344182582423332" calcext:value-type="float">
            <text:p>-0.344182582423332</text:p>
          </table:table-cell>
          <table:table-cell office:value-type="float" office:value="-0.352205662415537" calcext:value-type="float">
            <text:p>-0.352205662415537</text:p>
          </table:table-cell>
          <table:table-cell office:value-type="float" office:value="-0.324462781387877" calcext:value-type="float">
            <text:p>-0.324462781387877</text:p>
          </table:table-cell>
          <table:table-cell office:value-type="float" office:value="-0.327191353463731" calcext:value-type="float">
            <text:p>-0.327191353463731</text:p>
          </table:table-cell>
          <table:table-cell office:value-type="float" office:value="-0.334102183181346" calcext:value-type="float">
            <text:p>-0.334102183181346</text:p>
          </table:table-cell>
          <table:table-cell office:value-type="float" office:value="-0.352725120500707" calcext:value-type="float">
            <text:p>-0.352725120500707</text:p>
          </table:table-cell>
          <table:table-cell office:value-type="float" office:value="-0.354677366505347" calcext:value-type="float">
            <text:p>-0.354677366505347</text:p>
          </table:table-cell>
          <table:table-cell office:value-type="float" office:value="-0.390151904539553" calcext:value-type="float">
            <text:p>-0.390151904539553</text:p>
          </table:table-cell>
          <table:table-cell office:value-type="float" office:value="-0.392844696584212" calcext:value-type="float">
            <text:p>-0.392844696584212</text:p>
          </table:table-cell>
          <table:table-cell office:value-type="float" office:value="-0.388242756447216" calcext:value-type="float">
            <text:p>-0.388242756447216</text:p>
          </table:table-cell>
          <table:table-cell office:value-type="float" office:value="-0.389411624012306" calcext:value-type="float">
            <text:p>-0.389411624012306</text:p>
          </table:table-cell>
          <table:table-cell office:value-type="float" office:value="-0.400842376890711" calcext:value-type="float">
            <text:p>-0.400842376890711</text:p>
          </table:table-cell>
          <table:table-cell office:value-type="float" office:value="-0.409171983879699" calcext:value-type="float">
            <text:p>-0.409171983879699</text:p>
          </table:table-cell>
          <table:table-cell office:value-type="float" office:value="-0.41384050579035" calcext:value-type="float">
            <text:p>-0.41384050579035</text:p>
          </table:table-cell>
          <table:table-cell office:value-type="float" office:value="-0.41288814270909" calcext:value-type="float">
            <text:p>-0.41288814270909</text:p>
          </table:table-cell>
          <table:table-cell office:value-type="float" office:value="-0.413498767870807" calcext:value-type="float">
            <text:p>-0.413498767870807</text:p>
          </table:table-cell>
          <table:table-cell office:value-type="float" office:value="-0.410228600066807" calcext:value-type="float">
            <text:p>-0.410228600066807</text:p>
          </table:table-cell>
          <table:table-cell office:value-type="float" office:value="-0.395149500290812" calcext:value-type="float">
            <text:p>-0.395149500290812</text:p>
          </table:table-cell>
          <table:table-cell office:value-type="float" office:value="-0.374007370114367" calcext:value-type="float">
            <text:p>-0.374007370114367</text:p>
          </table:table-cell>
          <table:table-cell office:value-type="float" office:value="-0.361770951083998" calcext:value-type="float">
            <text:p>-0.361770951083998</text:p>
          </table:table-cell>
          <table:table-cell office:value-type="float" office:value="-0.35192024002309" calcext:value-type="float">
            <text:p>-0.35192024002309</text:p>
          </table:table-cell>
          <table:table-cell office:value-type="float" office:value="-0.346482204772709" calcext:value-type="float">
            <text:p>-0.346482204772709</text:p>
          </table:table-cell>
          <table:table-cell office:value-type="float" office:value="-0.349115858921555" calcext:value-type="float">
            <text:p>-0.349115858921555</text:p>
          </table:table-cell>
          <table:table-cell office:value-type="float" office:value="-0.353179474483266" calcext:value-type="float">
            <text:p>-0.353179474483266</text:p>
          </table:table-cell>
          <table:table-cell office:value-type="float" office:value="-0.359291279406761" calcext:value-type="float">
            <text:p>-0.359291279406761</text:p>
          </table:table-cell>
          <table:table-cell office:value-type="float" office:value="-0.363989810756643" calcext:value-type="float">
            <text:p>-0.363989810756643</text:p>
          </table:table-cell>
          <table:table-cell office:value-type="float" office:value="-0.36321231177064" calcext:value-type="float">
            <text:p>-0.36321231177064</text:p>
          </table:table-cell>
          <table:table-cell office:value-type="float" office:value="-0.360564994957968" calcext:value-type="float">
            <text:p>-0.360564994957968</text:p>
          </table:table-cell>
          <table:table-cell office:value-type="float" office:value="-0.360326654967492" calcext:value-type="float">
            <text:p>-0.360326654967492</text:p>
          </table:table-cell>
          <table:table-cell office:value-type="float" office:value="-0.362646000544858" calcext:value-type="float">
            <text:p>-0.362646000544858</text:p>
          </table:table-cell>
          <table:table-cell office:value-type="float" office:value="-0.364762226874026" calcext:value-type="float">
            <text:p>-0.364762226874026</text:p>
          </table:table-cell>
          <table:table-cell office:value-type="float" office:value="-0.418102975558618" calcext:value-type="float">
            <text:p>-0.418102975558618</text:p>
          </table:table-cell>
          <table:table-cell office:value-type="float" office:value="-0.410230006142223" calcext:value-type="float">
            <text:p>-0.410230006142223</text:p>
          </table:table-cell>
          <table:table-cell office:value-type="float" office:value="-0.403295909310333" calcext:value-type="float">
            <text:p>-0.403295909310333</text:p>
          </table:table-cell>
          <table:table-cell office:value-type="float" office:value="-0.38778297829399" calcext:value-type="float">
            <text:p>-0.38778297829399</text:p>
          </table:table-cell>
          <table:table-cell office:value-type="float" office:value="-0.361945496415106" calcext:value-type="float">
            <text:p>-0.361945496415106</text:p>
          </table:table-cell>
          <table:table-cell office:value-type="float" office:value="-0.344202060528548" calcext:value-type="float">
            <text:p>-0.344202060528548</text:p>
          </table:table-cell>
          <table:table-cell office:value-type="float" office:value="-0.320514718091733" calcext:value-type="float">
            <text:p>-0.320514718091733</text:p>
          </table:table-cell>
          <table:table-cell office:value-type="float" office:value="-0.318366580841049" calcext:value-type="float">
            <text:p>-0.318366580841049</text:p>
          </table:table-cell>
          <table:table-cell office:value-type="float" office:value="-0.31723106964347" calcext:value-type="float">
            <text:p>-0.31723106964347</text:p>
          </table:table-cell>
          <table:table-cell office:value-type="float" office:value="-0.322989607037318" calcext:value-type="float">
            <text:p>-0.322989607037318</text:p>
          </table:table-cell>
          <table:table-cell office:value-type="float" office:value="-0.324915274445244" calcext:value-type="float">
            <text:p>-0.324915274445244</text:p>
          </table:table-cell>
          <table:table-cell office:value-type="float" office:value="-0.328839149289861" calcext:value-type="float">
            <text:p>-0.328839149289861</text:p>
          </table:table-cell>
          <table:table-cell office:value-type="float" office:value="-0.339309648861925" calcext:value-type="float">
            <text:p>-0.339309648861925</text:p>
          </table:table-cell>
          <table:table-cell office:value-type="float" office:value="-0.341636032307645" calcext:value-type="float">
            <text:p>-0.341636032307645</text:p>
          </table:table-cell>
          <table:table-cell office:value-type="float" office:value="-0.342794805067666" calcext:value-type="float">
            <text:p>-0.342794805067666</text:p>
          </table:table-cell>
          <table:table-cell office:value-type="float" office:value="-0.35047534502952" calcext:value-type="float">
            <text:p>-0.35047534502952</text:p>
          </table:table-cell>
          <table:table-cell office:value-type="float" office:value="-0.354063460239435" calcext:value-type="float">
            <text:p>-0.354063460239435</text:p>
          </table:table-cell>
          <table:table-cell office:value-type="float" office:value="-0.342361434981703" calcext:value-type="float">
            <text:p>-0.342361434981703</text:p>
          </table:table-cell>
          <table:table-cell office:value-type="float" office:value="-0.345917459764317" calcext:value-type="float">
            <text:p>-0.345917459764317</text:p>
          </table:table-cell>
          <table:table-cell office:value-type="float" office:value="-0.342241373579738" calcext:value-type="float">
            <text:p>-0.342241373579738</text:p>
          </table:table-cell>
          <table:table-cell office:value-type="float" office:value="-0.341380947793411" calcext:value-type="float">
            <text:p>-0.341380947793411</text:p>
          </table:table-cell>
          <table:table-cell office:value-type="float" office:value="-0.340055091344765" calcext:value-type="float">
            <text:p>-0.340055091344765</text:p>
          </table:table-cell>
          <table:table-cell office:value-type="float" office:value="-0.338803936329459" calcext:value-type="float">
            <text:p>-0.338803936329459</text:p>
          </table:table-cell>
          <table:table-cell office:value-type="float" office:value="-0.338391377270137" calcext:value-type="float">
            <text:p>-0.338391377270137</text:p>
          </table:table-cell>
          <table:table-cell office:value-type="float" office:value="-0.337142409242005" calcext:value-type="float">
            <text:p>-0.337142409242005</text:p>
          </table:table-cell>
          <table:table-cell office:value-type="float" office:value="-0.337238554769064" calcext:value-type="float">
            <text:p>-0.337238554769064</text:p>
          </table:table-cell>
          <table:table-cell office:value-type="float" office:value="-0.336736270980954" calcext:value-type="float">
            <text:p>-0.336736270980954</text:p>
          </table:table-cell>
          <table:table-cell office:value-type="float" office:value="-0.336979842552979" calcext:value-type="float">
            <text:p>-0.336979842552979</text:p>
          </table:table-cell>
          <table:table-cell office:value-type="float" office:value="-0.33765270309016" calcext:value-type="float">
            <text:p>-0.33765270309016</text:p>
          </table:table-cell>
          <table:table-cell office:value-type="float" office:value="-0.336563807365269" calcext:value-type="float">
            <text:p>-0.336563807365269</text:p>
          </table:table-cell>
          <table:table-cell office:value-type="float" office:value="-0.336766284602953" calcext:value-type="float">
            <text:p>-0.336766284602953</text:p>
          </table:table-cell>
          <table:table-cell office:value-type="float" office:value="-0.335944422562964" calcext:value-type="float">
            <text:p>-0.335944422562964</text:p>
          </table:table-cell>
          <table:table-cell office:value-type="float" office:value="-0.336232267534659" calcext:value-type="float">
            <text:p>-0.336232267534659</text:p>
          </table:table-cell>
          <table:table-cell office:value-type="float" office:value="-0.336540372300886" calcext:value-type="float">
            <text:p>-0.336540372300886</text:p>
          </table:table-cell>
          <table:table-cell office:value-type="float" office:value="-0.335801013652672" calcext:value-type="float">
            <text:p>-0.335801013652672</text:p>
          </table:table-cell>
          <table:table-cell office:value-type="float" office:value="-0.336636275567861" calcext:value-type="float">
            <text:p>-0.336636275567861</text:p>
          </table:table-cell>
          <table:table-cell office:value-type="float" office:value="-0.33651030777923" calcext:value-type="float">
            <text:p>-0.33651030777923</text:p>
          </table:table-cell>
          <table:table-cell office:value-type="float" office:value="-0.336065753291888" calcext:value-type="float">
            <text:p>-0.336065753291888</text:p>
          </table:table-cell>
          <table:table-cell office:value-type="float" office:value="-0.33618980536476" calcext:value-type="float">
            <text:p>-0.33618980536476</text:p>
          </table:table-cell>
          <table:table-cell office:value-type="float" office:value="-0.335919151859767" calcext:value-type="float">
            <text:p>-0.335919151859767</text:p>
          </table:table-cell>
          <table:table-cell office:value-type="float" office:value="-0.336243318560358" calcext:value-type="float">
            <text:p>-0.336243318560358</text:p>
          </table:table-cell>
          <table:table-cell office:value-type="float" office:value="-0.336882283890544" calcext:value-type="float">
            <text:p>-0.336882283890544</text:p>
          </table:table-cell>
          <table:table-cell office:value-type="float" office:value="-0.336449729060784" calcext:value-type="float">
            <text:p>-0.336449729060784</text:p>
          </table:table-cell>
          <table:table-cell office:value-type="float" office:value="-0.336469311394123" calcext:value-type="float">
            <text:p>-0.336469311394123</text:p>
          </table:table-cell>
          <table:table-cell office:value-type="float" office:value="-0.336776690238281" calcext:value-type="float">
            <text:p>-0.336776690238281</text:p>
          </table:table-cell>
          <table:table-cell office:value-type="float" office:value="-0.336283901052856" calcext:value-type="float">
            <text:p>-0.336283901052856</text:p>
          </table:table-cell>
          <table:table-cell office:value-type="float" office:value="-0.336415193313161" calcext:value-type="float">
            <text:p>-0.336415193313161</text:p>
          </table:table-cell>
          <table:table-cell office:value-type="float" office:value="-0.336061179184682" calcext:value-type="float">
            <text:p>-0.336061179184682</text:p>
          </table:table-cell>
          <table:table-cell office:value-type="float" office:value="-0.336589791138542" calcext:value-type="float">
            <text:p>-0.336589791138542</text:p>
          </table:table-cell>
          <table:table-cell office:value-type="float" office:value="-0.336547752349357" calcext:value-type="float">
            <text:p>-0.336547752349357</text:p>
          </table:table-cell>
          <table:table-cell office:value-type="float" office:value="-0.336108959098514" calcext:value-type="float">
            <text:p>-0.336108959098514</text:p>
          </table:table-cell>
          <table:table-cell office:value-type="float" office:value="-0.336529197565316" calcext:value-type="float">
            <text:p>-0.336529197565316</text:p>
          </table:table-cell>
          <table:table-cell office:value-type="float" office:value="-0.335847686134101" calcext:value-type="float">
            <text:p>-0.335847686134101</text:p>
          </table:table-cell>
          <table:table-cell office:value-type="float" office:value="-0.336347689328982" calcext:value-type="float">
            <text:p>-0.336347689328982</text:p>
          </table:table-cell>
          <table:table-cell office:value-type="float" office:value="-0.336486125224194" calcext:value-type="float">
            <text:p>-0.336486125224194</text:p>
          </table:table-cell>
          <table:table-cell office:value-type="float" office:value="-0.336789097698429" calcext:value-type="float">
            <text:p>-0.336789097698429</text:p>
          </table:table-cell>
          <table:table-cell office:value-type="float" office:value="-0.336941005209677" calcext:value-type="float">
            <text:p>-0.336941005209677</text:p>
          </table:table-cell>
          <table:table-cell office:value-type="float" office:value="-0.336646444442061" calcext:value-type="float">
            <text:p>-0.336646444442061</text:p>
          </table:table-cell>
          <table:table-cell office:value-type="float" office:value="-0.336508799064097" calcext:value-type="float">
            <text:p>-0.336508799064097</text:p>
          </table:table-cell>
          <table:table-cell office:value-type="float" office:value="-0.336519149175361" calcext:value-type="float">
            <text:p>-0.336519149175361</text:p>
          </table:table-cell>
          <table:table-cell office:value-type="float" office:value="-0.336730015052074" calcext:value-type="float">
            <text:p>-0.336730015052074</text:p>
          </table:table-cell>
          <table:table-cell office:value-type="float" office:value="-0.336646643520933" calcext:value-type="float">
            <text:p>-0.336646643520933</text:p>
          </table:table-cell>
          <table:table-cell office:value-type="float" office:value="-0.336738573456016" calcext:value-type="float">
            <text:p>-0.336738573456016</text:p>
          </table:table-cell>
          <table:table-cell office:value-type="float" office:value="-0.337120963153962" calcext:value-type="float">
            <text:p>-0.337120963153962</text:p>
          </table:table-cell>
          <table:table-cell office:value-type="float" office:value="-0.336842665764418" calcext:value-type="float">
            <text:p>-0.336842665764418</text:p>
          </table:table-cell>
          <table:table-cell office:value-type="float" office:value="-0.336193373228155" calcext:value-type="float">
            <text:p>-0.336193373228155</text:p>
          </table:table-cell>
          <table:table-cell office:value-type="float" office:value="-0.336715299285448" calcext:value-type="float">
            <text:p>-0.336715299285448</text:p>
          </table:table-cell>
          <table:table-cell office:value-type="float" office:value="-0.337070042241239" calcext:value-type="float">
            <text:p>-0.337070042241239</text:p>
          </table:table-cell>
          <table:table-cell office:value-type="float" office:value="-0.336862072399856" calcext:value-type="float">
            <text:p>-0.336862072399856</text:p>
          </table:table-cell>
          <table:table-cell office:value-type="float" office:value="-0.336929905509074" calcext:value-type="float">
            <text:p>-0.336929905509074</text:p>
          </table:table-cell>
          <table:table-cell office:value-type="float" office:value="-0.33637363317082" calcext:value-type="float">
            <text:p>-0.33637363317082</text:p>
          </table:table-cell>
          <table:table-cell office:value-type="float" office:value="-0.336358028939622" calcext:value-type="float">
            <text:p>-0.336358028939622</text:p>
          </table:table-cell>
          <table:table-cell office:value-type="float" office:value="-0.336084165269303" calcext:value-type="float">
            <text:p>-0.336084165269303</text:p>
          </table:table-cell>
          <table:table-cell office:value-type="float" office:value="-0.33700069019269" calcext:value-type="float">
            <text:p>-0.33700069019269</text:p>
          </table:table-cell>
          <table:table-cell office:value-type="float" office:value="-0.336721587342351" calcext:value-type="float">
            <text:p>-0.336721587342351</text:p>
          </table:table-cell>
          <table:table-cell office:value-type="float" office:value="-0.336214633229262" calcext:value-type="float">
            <text:p>-0.336214633229262</text:p>
          </table:table-cell>
          <table:table-cell office:value-type="float" office:value="-0.336588634771487" calcext:value-type="float">
            <text:p>-0.336588634771487</text:p>
          </table:table-cell>
          <table:table-cell office:value-type="float" office:value="-0.336786607712608" calcext:value-type="float">
            <text:p>-0.336786607712608</text:p>
          </table:table-cell>
          <table:table-cell office:value-type="float" office:value="-0.336685233092871" calcext:value-type="float">
            <text:p>-0.336685233092871</text:p>
          </table:table-cell>
          <table:table-cell office:value-type="float" office:value="-0.336754511981116" calcext:value-type="float">
            <text:p>-0.336754511981116</text:p>
          </table:table-cell>
          <table:table-cell office:value-type="float" office:value="-0.33658996250847" calcext:value-type="float">
            <text:p>-0.33658996250847</text:p>
          </table:table-cell>
          <table:table-cell office:value-type="float" office:value="-0.336614857662179" calcext:value-type="float">
            <text:p>-0.336614857662179</text:p>
          </table:table-cell>
          <table:table-cell office:value-type="float" office:value="-0.336788019275463" calcext:value-type="float">
            <text:p>-0.336788019275463</text:p>
          </table:table-cell>
          <table:table-cell office:value-type="float" office:value="-0.336428487981793" calcext:value-type="float">
            <text:p>-0.336428487981793</text:p>
          </table:table-cell>
          <table:table-cell office:value-type="float" office:value="-0.336331989628177" calcext:value-type="float">
            <text:p>-0.336331989628177</text:p>
          </table:table-cell>
          <table:table-cell office:value-type="float" office:value="-0.3368108307841" calcext:value-type="float">
            <text:p>-0.3368108307841</text:p>
          </table:table-cell>
          <table:table-cell office:value-type="float" office:value="-0.336361729269807" calcext:value-type="float">
            <text:p>-0.336361729269807</text:p>
          </table:table-cell>
          <table:table-cell office:value-type="float" office:value="-0.336132541261351" calcext:value-type="float">
            <text:p>-0.336132541261351</text:p>
          </table:table-cell>
          <table:table-cell office:value-type="float" office:value="-0.336928054856365" calcext:value-type="float">
            <text:p>-0.336928054856365</text:p>
          </table:table-cell>
          <table:table-cell office:value-type="float" office:value="-0.336305241956972" calcext:value-type="float">
            <text:p>-0.336305241956972</text:p>
          </table:table-cell>
          <table:table-cell office:value-type="float" office:value="-0.336658468346249" calcext:value-type="float">
            <text:p>-0.336658468346249</text:p>
          </table:table-cell>
          <table:table-cell office:value-type="float" office:value="-0.337078726755505" calcext:value-type="float">
            <text:p>-0.337078726755505</text:p>
          </table:table-cell>
          <table:table-cell office:value-type="float" office:value="-0.337236135293603" calcext:value-type="float">
            <text:p>-0.337236135293603</text:p>
          </table:table-cell>
          <table:table-cell office:value-type="float" office:value="-0.336772612742213" calcext:value-type="float">
            <text:p>-0.336772612742213</text:p>
          </table:table-cell>
          <table:table-cell office:value-type="float" office:value="-0.336848751726263" calcext:value-type="float">
            <text:p>-0.336848751726263</text:p>
          </table:table-cell>
          <table:table-cell office:value-type="float" office:value="-0.336803674266465" calcext:value-type="float">
            <text:p>-0.336803674266465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0583137035714554" calcext:value-type="float">
            <text:p>-5.83137035714554E-06</text:p>
          </table:table-cell>
          <table:table-cell office:value-type="float" office:value="0.00000467034043816206" calcext:value-type="float">
            <text:p>4.67034043816206E-06</text:p>
          </table:table-cell>
          <table:table-cell office:value-type="float" office:value="0.0000108513866319271" calcext:value-type="float">
            <text:p>1.08513866319271E-05</text:p>
          </table:table-cell>
          <table:table-cell office:value-type="float" office:value="-0.0000175613985524126" calcext:value-type="float">
            <text:p>-1.75613985524126E-05</text:p>
          </table:table-cell>
          <table:table-cell office:value-type="float" office:value="-0.00000125612274454179" calcext:value-type="float">
            <text:p>-1.25612274454179E-06</text:p>
          </table:table-cell>
          <table:table-cell office:value-type="float" office:value="0.00000818085614412434" calcext:value-type="float">
            <text:p>8.18085614412434E-06</text:p>
          </table:table-cell>
          <table:table-cell office:value-type="float" office:value="0.00000288629886002756" calcext:value-type="float">
            <text:p>2.88629886002756E-06</text:p>
          </table:table-cell>
          <table:table-cell office:value-type="float" office:value="0.00000665524035958764" calcext:value-type="float">
            <text:p>6.65524035958764E-06</text:p>
          </table:table-cell>
          <table:table-cell office:value-type="float" office:value="-0.0000138052665295541" calcext:value-type="float">
            <text:p>-1.38052665295541E-05</text:p>
          </table:table-cell>
          <table:table-cell office:value-type="float" office:value="0.00000748673670630806" calcext:value-type="float">
            <text:p>7.48673670630806E-06</text:p>
          </table:table-cell>
          <table:table-cell office:value-type="float" office:value="0.000000964318373541939" calcext:value-type="float">
            <text:p>9.64318373541939E-07</text:p>
          </table:table-cell>
          <table:table-cell office:value-type="float" office:value="-0.0000077157899189273" calcext:value-type="float">
            <text:p>-7.7157899189273E-06</text:p>
          </table:table-cell>
          <table:table-cell office:value-type="float" office:value="0.0000138439242455823" calcext:value-type="float">
            <text:p>1.38439242455823E-05</text:p>
          </table:table-cell>
          <table:table-cell office:value-type="float" office:value="-0.0000166290662376722" calcext:value-type="float">
            <text:p>-1.66290662376722E-05</text:p>
          </table:table-cell>
          <table:table-cell office:value-type="float" office:value="0.0000130745108197217" calcext:value-type="float">
            <text:p>1.30745108197217E-05</text:p>
          </table:table-cell>
          <table:table-cell office:value-type="float" office:value="-0.000011006580624584" calcext:value-type="float">
            <text:p>-1.1006580624584E-05</text:p>
          </table:table-cell>
          <table:table-cell office:value-type="float" office:value="0.00000542910789602669" calcext:value-type="float">
            <text:p>5.42910789602669E-06</text:p>
          </table:table-cell>
          <table:table-cell office:value-type="float" office:value="-0.00000984008441018425" calcext:value-type="float">
            <text:p>-9.84008441018425E-06</text:p>
          </table:table-cell>
          <table:table-cell office:value-type="float" office:value="-0.0000103691914631332" calcext:value-type="float">
            <text:p>-1.03691914631332E-05</text:p>
          </table:table-cell>
          <table:table-cell office:value-type="float" office:value="0.0000278028490295901" calcext:value-type="float">
            <text:p>2.78028490295901E-05</text:p>
          </table:table-cell>
          <table:table-cell office:value-type="float" office:value="-0.0000203546671297405" calcext:value-type="float">
            <text:p>-2.03546671297405E-05</text:p>
          </table:table-cell>
          <table:table-cell office:value-type="float" office:value="0.0000246820373668299" calcext:value-type="float">
            <text:p>2.46820373668299E-05</text:p>
          </table:table-cell>
          <table:table-cell office:value-type="float" office:value="-0.0000168983601651629" calcext:value-type="float">
            <text:p>-1.68983601651629E-05</text:p>
          </table:table-cell>
          <table:table-cell office:value-type="float" office:value="0.000000954580990308873" calcext:value-type="float">
            <text:p>9.54580990308873E-07</text:p>
          </table:table-cell>
          <table:table-cell office:value-type="float" office:value="-0.00000914657412459663" calcext:value-type="float">
            <text:p>-9.14657412459663E-06</text:p>
          </table:table-cell>
          <table:table-cell office:value-type="float" office:value="0.0000284118024272417" calcext:value-type="float">
            <text:p>2.84118024272417E-05</text:p>
          </table:table-cell>
          <table:table-cell office:value-type="float" office:value="-0.0000151162796437898" calcext:value-type="float">
            <text:p>-1.51162796437898E-05</text:p>
          </table:table-cell>
          <table:table-cell office:value-type="float" office:value="0.00000765316910250613" calcext:value-type="float">
            <text:p>7.65316910250613E-06</text:p>
          </table:table-cell>
          <table:table-cell office:value-type="float" office:value="-0.0000119284900337857" calcext:value-type="float">
            <text:p>-1.19284900337857E-05</text:p>
          </table:table-cell>
          <table:table-cell office:value-type="float" office:value="-0.0000217728966765973" calcext:value-type="float">
            <text:p>-2.17728966765973E-05</text:p>
          </table:table-cell>
          <table:table-cell office:value-type="float" office:value="0.0000198577064551286" calcext:value-type="float">
            <text:p>1.98577064551286E-05</text:p>
          </table:table-cell>
          <table:table-cell office:value-type="float" office:value="-0.00000410970697589663" calcext:value-type="float">
            <text:p>-4.10970697589663E-06</text:p>
          </table:table-cell>
          <table:table-cell office:value-type="float" office:value="-0.00000252131607775263" calcext:value-type="float">
            <text:p>-2.52131607775263E-06</text:p>
          </table:table-cell>
          <table:table-cell office:value-type="float" office:value="0.0000126669672340651" calcext:value-type="float">
            <text:p>1.26669672340651E-05</text:p>
          </table:table-cell>
          <table:table-cell office:value-type="float" office:value="0.00000931560709688251" calcext:value-type="float">
            <text:p>9.31560709688251E-06</text:p>
          </table:table-cell>
          <table:table-cell office:value-type="float" office:value="-0.000000000886208828543289" calcext:value-type="float">
            <text:p>-8.86208828543289E-10</text:p>
          </table:table-cell>
          <table:table-cell office:value-type="float" office:value="-0.0000142143579199838" calcext:value-type="float">
            <text:p>-1.42143579199838E-05</text:p>
          </table:table-cell>
          <table:table-cell office:value-type="float" office:value="-0.00000982701073437564" calcext:value-type="float">
            <text:p>-9.82701073437564E-06</text:p>
          </table:table-cell>
          <table:table-cell office:value-type="float" office:value="0.0000109477452842621" calcext:value-type="float">
            <text:p>1.09477452842621E-05</text:p>
          </table:table-cell>
          <table:table-cell office:value-type="float" office:value="-0.0000136736349585775" calcext:value-type="float">
            <text:p>-1.36736349585775E-05</text:p>
          </table:table-cell>
          <table:table-cell office:value-type="float" office:value="0.0000149375007149066" calcext:value-type="float">
            <text:p>1.49375007149066E-05</text:p>
          </table:table-cell>
          <table:table-cell office:value-type="float" office:value="0.00000152126448077494" calcext:value-type="float">
            <text:p>1.52126448077494E-06</text:p>
          </table:table-cell>
          <table:table-cell office:value-type="float" office:value="-0.0000105150443491242" calcext:value-type="float">
            <text:p>-1.05150443491242E-05</text:p>
          </table:table-cell>
          <table:table-cell office:value-type="float" office:value="-0.000142895002700816" calcext:value-type="float">
            <text:p>-0.000142895002701</text:p>
          </table:table-cell>
          <table:table-cell office:value-type="float" office:value="-0.0000819212732029451" calcext:value-type="float">
            <text:p>-8.19212732029451E-05</text:p>
          </table:table-cell>
          <table:table-cell office:value-type="float" office:value="0.0000187385115230643" calcext:value-type="float">
            <text:p>1.87385115230643E-05</text:p>
          </table:table-cell>
          <table:table-cell office:value-type="float" office:value="-0.0000303432891976541" calcext:value-type="float">
            <text:p>-3.03432891976541E-05</text:p>
          </table:table-cell>
          <table:table-cell office:value-type="float" office:value="-0.000202216489624207" calcext:value-type="float">
            <text:p>-0.000202216489624</text:p>
          </table:table-cell>
          <table:table-cell office:value-type="float" office:value="0.000278257330527387" calcext:value-type="float">
            <text:p>0.000278257330527</text:p>
          </table:table-cell>
          <table:table-cell office:value-type="float" office:value="0.00100537497980674" calcext:value-type="float">
            <text:p>0.001005374979807</text:p>
          </table:table-cell>
          <table:table-cell office:value-type="float" office:value="0.000725546509836639" calcext:value-type="float">
            <text:p>0.000725546509837</text:p>
          </table:table-cell>
          <table:table-cell office:value-type="float" office:value="0.00011437736443265" calcext:value-type="float">
            <text:p>0.000114377364433</text:p>
          </table:table-cell>
          <table:table-cell office:value-type="float" office:value="-0.000279322710721508" calcext:value-type="float">
            <text:p>-0.000279322710722</text:p>
          </table:table-cell>
          <table:table-cell office:value-type="float" office:value="-0.000887007233829507" calcext:value-type="float">
            <text:p>-0.00088700723383</text:p>
          </table:table-cell>
          <table:table-cell office:value-type="float" office:value="-0.00120472624978996" calcext:value-type="float">
            <text:p>-0.00120472624979</text:p>
          </table:table-cell>
          <table:table-cell office:value-type="float" office:value="0.00362322440738239" calcext:value-type="float">
            <text:p>0.003623224407382</text:p>
          </table:table-cell>
          <table:table-cell office:value-type="float" office:value="0.0120276197704678" calcext:value-type="float">
            <text:p>0.012027619770468</text:p>
          </table:table-cell>
          <table:table-cell office:value-type="float" office:value="0.00670567292067714" calcext:value-type="float">
            <text:p>0.006705672920677</text:p>
          </table:table-cell>
          <table:table-cell office:value-type="float" office:value="0.0201935515315045" calcext:value-type="float">
            <text:p>0.020193551531505</text:p>
          </table:table-cell>
          <table:table-cell office:value-type="float" office:value="0.00252164047258641" calcext:value-type="float">
            <text:p>0.002521640472586</text:p>
          </table:table-cell>
          <table:table-cell office:value-type="float" office:value="0.000138394794189423" calcext:value-type="float">
            <text:p>0.000138394794189</text:p>
          </table:table-cell>
          <table:table-cell office:value-type="float" office:value="-0.000569778253619369" calcext:value-type="float">
            <text:p>-0.000569778253619</text:p>
          </table:table-cell>
          <table:table-cell office:value-type="float" office:value="-0.00228394923781183" calcext:value-type="float">
            <text:p>-0.002283949237812</text:p>
          </table:table-cell>
          <table:table-cell office:value-type="float" office:value="-0.000370779533751642" calcext:value-type="float">
            <text:p>-0.000370779533752</text:p>
          </table:table-cell>
          <table:table-cell office:value-type="float" office:value="-0.000636599032929008" calcext:value-type="float">
            <text:p>-0.000636599032929</text:p>
          </table:table-cell>
          <table:table-cell office:value-type="float" office:value="-0.0273625105626877" calcext:value-type="float">
            <text:p>-0.027362510562688</text:p>
          </table:table-cell>
          <table:table-cell office:value-type="float" office:value="0.000653074693539757" calcext:value-type="float">
            <text:p>0.00065307469354</text:p>
          </table:table-cell>
          <table:table-cell office:value-type="float" office:value="-0.00427546712144628" calcext:value-type="float">
            <text:p>-0.004275467121446</text:p>
          </table:table-cell>
          <table:table-cell office:value-type="float" office:value="-0.00333746767108978" calcext:value-type="float">
            <text:p>-0.00333746767109</text:p>
          </table:table-cell>
          <table:table-cell office:value-type="float" office:value="-0.00615994748467036" calcext:value-type="float">
            <text:p>-0.00615994748467</text:p>
          </table:table-cell>
          <table:table-cell office:value-type="float" office:value="-0.00242818097670072" calcext:value-type="float">
            <text:p>-0.002428180976701</text:p>
          </table:table-cell>
          <table:table-cell office:value-type="float" office:value="-0.00113584033949166" calcext:value-type="float">
            <text:p>-0.001135840339492</text:p>
          </table:table-cell>
          <table:table-cell office:value-type="float" office:value="-0.00187773868345736" calcext:value-type="float">
            <text:p>-0.001877738683457</text:p>
          </table:table-cell>
          <table:table-cell office:value-type="float" office:value="0.0025436912141204" calcext:value-type="float">
            <text:p>0.00254369121412</text:p>
          </table:table-cell>
          <table:table-cell office:value-type="float" office:value="0.031563692163734" calcext:value-type="float">
            <text:p>0.031563692163734</text:p>
          </table:table-cell>
          <table:table-cell office:value-type="float" office:value="0.00373752799253496" calcext:value-type="float">
            <text:p>0.003737527992535</text:p>
          </table:table-cell>
          <table:table-cell office:value-type="float" office:value="0.0039152177405361" calcext:value-type="float">
            <text:p>0.003915217740536</text:p>
          </table:table-cell>
          <table:table-cell office:value-type="float" office:value="0.000655558319417882" calcext:value-type="float">
            <text:p>0.000655558319418</text:p>
          </table:table-cell>
          <table:table-cell office:value-type="float" office:value="0.000477306687630019" calcext:value-type="float">
            <text:p>0.00047730668763</text:p>
          </table:table-cell>
          <table:table-cell office:value-type="float" office:value="-0.00349863483153773" calcext:value-type="float">
            <text:p>-0.003498634831538</text:p>
          </table:table-cell>
          <table:table-cell office:value-type="float" office:value="-0.00359063745087324" calcext:value-type="float">
            <text:p>-0.003590637450873</text:p>
          </table:table-cell>
          <table:table-cell office:value-type="float" office:value="-0.00631004862509282" calcext:value-type="float">
            <text:p>-0.006310048625093</text:p>
          </table:table-cell>
          <table:table-cell office:value-type="float" office:value="-0.012892300527937" calcext:value-type="float">
            <text:p>-0.012892300527937</text:p>
          </table:table-cell>
          <table:table-cell office:value-type="float" office:value="-0.0087879564315006" calcext:value-type="float">
            <text:p>-0.008787956431501</text:p>
          </table:table-cell>
          <table:table-cell office:value-type="float" office:value="-0.00817574359477669" calcext:value-type="float">
            <text:p>-0.008175743594777</text:p>
          </table:table-cell>
          <table:table-cell office:value-type="float" office:value="0.0126952685590366" calcext:value-type="float">
            <text:p>0.012695268559037</text:p>
          </table:table-cell>
          <table:table-cell office:value-type="float" office:value="0.000187784766159826" calcext:value-type="float">
            <text:p>0.00018778476616</text:p>
          </table:table-cell>
          <table:table-cell office:value-type="float" office:value="-0.00046027477899141" calcext:value-type="float">
            <text:p>-0.000460274778991</text:p>
          </table:table-cell>
          <table:table-cell office:value-type="float" office:value="-0.000547574164688425" calcext:value-type="float">
            <text:p>-0.000547574164688</text:p>
          </table:table-cell>
          <table:table-cell office:value-type="float" office:value="-0.0014936015656325" calcext:value-type="float">
            <text:p>-0.001493601565633</text:p>
          </table:table-cell>
          <table:table-cell office:value-type="float" office:value="-0.000657912643089786" calcext:value-type="float">
            <text:p>-0.00065791264309</text:p>
          </table:table-cell>
          <table:table-cell office:value-type="float" office:value="-0.00142635639956357" calcext:value-type="float">
            <text:p>-0.001426356399564</text:p>
          </table:table-cell>
          <table:table-cell office:value-type="float" office:value="-0.00131172973351007" calcext:value-type="float">
            <text:p>-0.00131172973351</text:p>
          </table:table-cell>
          <table:table-cell office:value-type="float" office:value="-0.00143395036748839" calcext:value-type="float">
            <text:p>-0.001433950367488</text:p>
          </table:table-cell>
          <table:table-cell office:value-type="float" office:value="-0.00301998489581062" calcext:value-type="float">
            <text:p>-0.003019984895811</text:p>
          </table:table-cell>
          <table:table-cell office:value-type="float" office:value="0.00904244382519881" calcext:value-type="float">
            <text:p>0.009042443825199</text:p>
          </table:table-cell>
          <table:table-cell office:value-type="float" office:value="0.0133260875661178" calcext:value-type="float">
            <text:p>0.013326087566118</text:p>
          </table:table-cell>
          <table:table-cell office:value-type="float" office:value="0.00510369370566699" calcext:value-type="float">
            <text:p>0.005103693705667</text:p>
          </table:table-cell>
          <table:table-cell office:value-type="float" office:value="0.0092240571639996" calcext:value-type="float">
            <text:p>0.009224057164</text:p>
          </table:table-cell>
          <table:table-cell office:value-type="float" office:value="0.00564350723835672" calcext:value-type="float">
            <text:p>0.005643507238357</text:p>
          </table:table-cell>
          <table:table-cell office:value-type="float" office:value="0.000570167587764736" calcext:value-type="float">
            <text:p>0.000570167587765</text:p>
          </table:table-cell>
          <table:table-cell office:value-type="float" office:value="-0.00375667597544416" calcext:value-type="float">
            <text:p>-0.003756675975444</text:p>
          </table:table-cell>
          <table:table-cell office:value-type="float" office:value="-0.00144707468270483" calcext:value-type="float">
            <text:p>-0.001447074682705</text:p>
          </table:table-cell>
          <table:table-cell office:value-type="float" office:value="-0.000587259210463265" calcext:value-type="float">
            <text:p>-0.000587259210463</text:p>
          </table:table-cell>
          <table:table-cell office:value-type="float" office:value="-0.028913255089288" calcext:value-type="float">
            <text:p>-0.028913255089288</text:p>
          </table:table-cell>
          <table:table-cell office:value-type="float" office:value="-0.00836239823986951" calcext:value-type="float">
            <text:p>-0.00836239823987</text:p>
          </table:table-cell>
          <table:table-cell office:value-type="float" office:value="-0.000901044592833855" calcext:value-type="float">
            <text:p>-0.000901044592834</text:p>
          </table:table-cell>
          <table:table-cell office:value-type="float" office:value="-0.00366060847352329" calcext:value-type="float">
            <text:p>-0.003660608473523</text:p>
          </table:table-cell>
          <table:table-cell office:value-type="float" office:value="-0.00485737122936697" calcext:value-type="float">
            <text:p>-0.004857371229367</text:p>
          </table:table-cell>
          <table:table-cell office:value-type="float" office:value="-0.000816875781514348" calcext:value-type="float">
            <text:p>-0.000816875781514</text:p>
          </table:table-cell>
          <table:table-cell office:value-type="float" office:value="-0.0000861954674286625" calcext:value-type="float">
            <text:p>-8.61954674286625E-05</text:p>
          </table:table-cell>
          <table:table-cell office:value-type="float" office:value="0.00051825211905665" calcext:value-type="float">
            <text:p>0.000518252119057</text:p>
          </table:table-cell>
          <table:table-cell office:value-type="float" office:value="0.0446639983843463" calcext:value-type="float">
            <text:p>0.044663998384346</text:p>
          </table:table-cell>
          <table:table-cell office:value-type="float" office:value="-0.0030594405490843" calcext:value-type="float">
            <text:p>-0.003059440549084</text:p>
          </table:table-cell>
          <table:table-cell office:value-type="float" office:value="-0.00883663695100589" calcext:value-type="float">
            <text:p>-0.008836636951006</text:p>
          </table:table-cell>
          <table:table-cell office:value-type="float" office:value="-0.0158761055516296" calcext:value-type="float">
            <text:p>-0.01587610555163</text:p>
          </table:table-cell>
          <table:table-cell office:value-type="float" office:value="-0.0054021134305427" calcext:value-type="float">
            <text:p>-0.005402113430543</text:p>
          </table:table-cell>
          <table:table-cell office:value-type="float" office:value="-0.005250946134429" calcext:value-type="float">
            <text:p>-0.005250946134429</text:p>
          </table:table-cell>
          <table:table-cell office:value-type="float" office:value="0.012372736544512" calcext:value-type="float">
            <text:p>0.012372736544512</text:p>
          </table:table-cell>
          <table:table-cell office:value-type="float" office:value="0.00175374348882856" calcext:value-type="float">
            <text:p>0.001753743488829</text:p>
          </table:table-cell>
          <table:table-cell office:value-type="float" office:value="-0.00127503891771974" calcext:value-type="float">
            <text:p>-0.00127503891772</text:p>
          </table:table-cell>
          <table:table-cell office:value-type="float" office:value="-0.00119221460229069" calcext:value-type="float">
            <text:p>-0.001192214602291</text:p>
          </table:table-cell>
          <table:table-cell office:value-type="float" office:value="-0.000662848995101717" calcext:value-type="float">
            <text:p>-0.000662848995102</text:p>
          </table:table-cell>
          <table:table-cell office:value-type="float" office:value="-0.000971284847715026" calcext:value-type="float">
            <text:p>-0.000971284847715</text:p>
          </table:table-cell>
          <table:table-cell office:value-type="float" office:value="-0.0011806958087095" calcext:value-type="float">
            <text:p>-0.00118069580871</text:p>
          </table:table-cell>
          <table:table-cell office:value-type="float" office:value="-0.00121489215831522" calcext:value-type="float">
            <text:p>-0.001214892158315</text:p>
          </table:table-cell>
          <table:table-cell office:value-type="float" office:value="-0.00110210788972959" calcext:value-type="float">
            <text:p>-0.00110210788973</text:p>
          </table:table-cell>
          <table:table-cell office:value-type="float" office:value="-0.00185064100983418" calcext:value-type="float">
            <text:p>-0.001850641009834</text:p>
          </table:table-cell>
          <table:table-cell office:value-type="float" office:value="0.00709797236366994" calcext:value-type="float">
            <text:p>0.00709797236367</text:p>
          </table:table-cell>
          <table:table-cell office:value-type="float" office:value="0.0190833769490688" calcext:value-type="float">
            <text:p>0.019083376949069</text:p>
          </table:table-cell>
          <table:table-cell office:value-type="float" office:value="0.00525865703940326" calcext:value-type="float">
            <text:p>0.005258657039403</text:p>
          </table:table-cell>
          <table:table-cell office:value-type="float" office:value="0.00807616542454342" calcext:value-type="float">
            <text:p>0.008076165424543</text:p>
          </table:table-cell>
          <table:table-cell office:value-type="float" office:value="0.00362418090327538" calcext:value-type="float">
            <text:p>0.003624180903275</text:p>
          </table:table-cell>
          <table:table-cell office:value-type="float" office:value="-0.00193393004995923" calcext:value-type="float">
            <text:p>-0.001933930049959</text:p>
          </table:table-cell>
          <table:table-cell office:value-type="float" office:value="-0.00198946061364758" calcext:value-type="float">
            <text:p>-0.001989460613648</text:p>
          </table:table-cell>
          <table:table-cell office:value-type="float" office:value="-0.00046989597061986" calcext:value-type="float">
            <text:p>-0.00046989597062</text:p>
          </table:table-cell>
          <table:table-cell office:value-type="float" office:value="-0.00828387919457946" calcext:value-type="float">
            <text:p>-0.008283879194579</text:p>
          </table:table-cell>
          <table:table-cell office:value-type="float" office:value="-0.0190476739703736" calcext:value-type="float">
            <text:p>-0.019047673970374</text:p>
          </table:table-cell>
          <table:table-cell office:value-type="float" office:value="-0.00211823441737247" calcext:value-type="float">
            <text:p>-0.002118234417372</text:p>
          </table:table-cell>
          <table:table-cell office:value-type="float" office:value="-0.00236958668534432" calcext:value-type="float">
            <text:p>-0.002369586685344</text:p>
          </table:table-cell>
          <table:table-cell office:value-type="float" office:value="-0.00102045647230498" calcext:value-type="float">
            <text:p>-0.001020456472305</text:p>
          </table:table-cell>
          <table:table-cell office:value-type="float" office:value="-0.00127299424897648" calcext:value-type="float">
            <text:p>-0.001272994248976</text:p>
          </table:table-cell>
          <table:table-cell office:value-type="float" office:value="-0.000425047469727602" calcext:value-type="float">
            <text:p>-0.000425047469728</text:p>
          </table:table-cell>
          <table:table-cell office:value-type="float" office:value="-0.00187516959395934" calcext:value-type="float">
            <text:p>-0.001875169593959</text:p>
          </table:table-cell>
          <table:table-cell office:value-type="float" office:value="-0.00306907740460916" calcext:value-type="float">
            <text:p>-0.003069077404609</text:p>
          </table:table-cell>
          <table:table-cell office:value-type="float" office:value="-0.00324972754754599" calcext:value-type="float">
            <text:p>-0.003249727547546</text:p>
          </table:table-cell>
          <table:table-cell office:value-type="float" office:value="-0.000257494970787309" calcext:value-type="float">
            <text:p>-0.000257494970787</text:p>
          </table:table-cell>
          <table:table-cell office:value-type="float" office:value="0.000152294555330501" calcext:value-type="float">
            <text:p>0.000152294555331</text:p>
          </table:table-cell>
          <table:table-cell office:value-type="float" office:value="0.000503540651533352" calcext:value-type="float">
            <text:p>0.000503540651533</text:p>
          </table:table-cell>
          <table:table-cell office:value-type="float" office:value="0.0441591769531999" calcext:value-type="float">
            <text:p>0.0441591769532</text:p>
          </table:table-cell>
          <table:table-cell office:value-type="float" office:value="-0.000265134997385563" calcext:value-type="float">
            <text:p>-0.000265134997386</text:p>
          </table:table-cell>
          <table:table-cell office:value-type="float" office:value="-0.00178119374949703" calcext:value-type="float">
            <text:p>-0.001781193749497</text:p>
          </table:table-cell>
          <table:table-cell office:value-type="float" office:value="-0.00512859853904574" calcext:value-type="float">
            <text:p>-0.005128598539046</text:p>
          </table:table-cell>
          <table:table-cell office:value-type="float" office:value="-0.0041383981908027" calcext:value-type="float">
            <text:p>-0.004138398190803</text:p>
          </table:table-cell>
          <table:table-cell office:value-type="float" office:value="-0.00403334870989691" calcext:value-type="float">
            <text:p>-0.004033348709897</text:p>
          </table:table-cell>
          <table:table-cell office:value-type="float" office:value="-0.00155922837295103" calcext:value-type="float">
            <text:p>-0.001559228372951</text:p>
          </table:table-cell>
          <table:table-cell office:value-type="float" office:value="-0.0215277844294681" calcext:value-type="float">
            <text:p>-0.021527784429468</text:p>
          </table:table-cell>
          <table:table-cell office:value-type="float" office:value="0.0102060087230998" calcext:value-type="float">
            <text:p>0.0102060087231</text:p>
          </table:table-cell>
          <table:table-cell office:value-type="float" office:value="0.000916195152545429" calcext:value-type="float">
            <text:p>0.000916195152545</text:p>
          </table:table-cell>
          <table:table-cell office:value-type="float" office:value="-0.00302294227114674" calcext:value-type="float">
            <text:p>-0.003022942271147</text:p>
          </table:table-cell>
          <table:table-cell office:value-type="float" office:value="0.000382069814190256" calcext:value-type="float">
            <text:p>0.00038206981419</text:p>
          </table:table-cell>
          <table:table-cell office:value-type="float" office:value="-0.000321604929899633" calcext:value-type="float">
            <text:p>-0.0003216049299</text:p>
          </table:table-cell>
          <table:table-cell office:value-type="float" office:value="-0.00173935560316968" calcext:value-type="float">
            <text:p>-0.00173935560317</text:p>
          </table:table-cell>
          <table:table-cell office:value-type="float" office:value="-0.00623499404045547" calcext:value-type="float">
            <text:p>-0.006234994040455</text:p>
          </table:table-cell>
          <table:table-cell office:value-type="float" office:value="-0.0000545942987564829" calcext:value-type="float">
            <text:p>-5.45942987564829E-05</text:p>
          </table:table-cell>
          <table:table-cell office:value-type="float" office:value="0.00554247403515301" calcext:value-type="float">
            <text:p>0.005542474035153</text:p>
          </table:table-cell>
          <table:table-cell office:value-type="float" office:value="0.0123269359097766" calcext:value-type="float">
            <text:p>0.012326935909777</text:p>
          </table:table-cell>
          <table:table-cell office:value-type="float" office:value="0.00404743285801845" calcext:value-type="float">
            <text:p>0.004047432858018</text:p>
          </table:table-cell>
          <table:table-cell office:value-type="float" office:value="0.000697882991274712" calcext:value-type="float">
            <text:p>0.000697882991275</text:p>
          </table:table-cell>
          <table:table-cell office:value-type="float" office:value="0.00743242008288708" calcext:value-type="float">
            <text:p>0.007432420082887</text:p>
          </table:table-cell>
          <table:table-cell office:value-type="float" office:value="0.00874837100700604" calcext:value-type="float">
            <text:p>0.008748371007006</text:p>
          </table:table-cell>
          <table:table-cell office:value-type="float" office:value="0.00208296661011237" calcext:value-type="float">
            <text:p>0.002082966610112</text:p>
          </table:table-cell>
          <table:table-cell office:value-type="float" office:value="0.0012803239637284" calcext:value-type="float">
            <text:p>0.001280323963728</text:p>
          </table:table-cell>
          <table:table-cell office:value-type="float" office:value="-0.000600444762338115" calcext:value-type="float">
            <text:p>-0.000600444762338</text:p>
          </table:table-cell>
          <table:table-cell office:value-type="float" office:value="-0.00173120605569316" calcext:value-type="float">
            <text:p>-0.001731206055693</text:p>
          </table:table-cell>
          <table:table-cell office:value-type="float" office:value="0.00147577099073004" calcext:value-type="float">
            <text:p>0.00147577099073</text:p>
          </table:table-cell>
          <table:table-cell office:value-type="float" office:value="-0.00273942656785448" calcext:value-type="float">
            <text:p>-0.002739426567854</text:p>
          </table:table-cell>
          <table:table-cell office:value-type="float" office:value="-0.0198524669060322" calcext:value-type="float">
            <text:p>-0.019852466906032</text:p>
          </table:table-cell>
          <table:table-cell office:value-type="float" office:value="-0.00954416475613723" calcext:value-type="float">
            <text:p>-0.009544164756137</text:p>
          </table:table-cell>
          <table:table-cell office:value-type="float" office:value="-0.00117884775891708" calcext:value-type="float">
            <text:p>-0.001178847758917</text:p>
          </table:table-cell>
          <table:table-cell office:value-type="float" office:value="0.000523126628510562" calcext:value-type="float">
            <text:p>0.000523126628511</text:p>
          </table:table-cell>
          <table:table-cell office:value-type="float" office:value="0.000650089690143463" calcext:value-type="float">
            <text:p>0.000650089690143</text:p>
          </table:table-cell>
          <table:table-cell office:value-type="float" office:value="0.000645292051315693" calcext:value-type="float">
            <text:p>0.000645292051316</text:p>
          </table:table-cell>
          <table:table-cell office:value-type="float" office:value="0.000819707381147672" calcext:value-type="float">
            <text:p>0.000819707381148</text:p>
          </table:table-cell>
          <table:table-cell office:value-type="float" office:value="0.000566870416716714" calcext:value-type="float">
            <text:p>0.000566870416717</text:p>
          </table:table-cell>
          <table:table-cell office:value-type="float" office:value="0.0000556683263639446" calcext:value-type="float">
            <text:p>5.56683263639446E-05</text:p>
          </table:table-cell>
          <table:table-cell office:value-type="float" office:value="-0.000454467828383987" calcext:value-type="float">
            <text:p>-0.000454467828384</text:p>
          </table:table-cell>
          <table:table-cell office:value-type="float" office:value="-0.000915553857821605" calcext:value-type="float">
            <text:p>-0.000915553857822</text:p>
          </table:table-cell>
          <table:table-cell office:value-type="float" office:value="-0.00253624458079216" calcext:value-type="float">
            <text:p>-0.002536244580792</text:p>
          </table:table-cell>
          <table:table-cell office:value-type="float" office:value="-0.0022043909124399" calcext:value-type="float">
            <text:p>-0.00220439091244</text:p>
          </table:table-cell>
          <table:table-cell office:value-type="float" office:value="-0.00251671097844414" calcext:value-type="float">
            <text:p>-0.002516710978444</text:p>
          </table:table-cell>
          <table:table-cell office:value-type="float" office:value="-0.00243828146400371" calcext:value-type="float">
            <text:p>-0.002438281464004</text:p>
          </table:table-cell>
          <table:table-cell office:value-type="float" office:value="0.0412800787644359" calcext:value-type="float">
            <text:p>0.041280078764436</text:p>
          </table:table-cell>
          <table:table-cell office:value-type="float" office:value="-0.00138140870754766" calcext:value-type="float">
            <text:p>-0.001381408707548</text:p>
          </table:table-cell>
          <table:table-cell office:value-type="float" office:value="-0.00583210823148833" calcext:value-type="float">
            <text:p>-0.005832108231488</text:p>
          </table:table-cell>
          <table:table-cell office:value-type="float" office:value="-0.0106951282258345" calcext:value-type="float">
            <text:p>-0.010695128225835</text:p>
          </table:table-cell>
          <table:table-cell office:value-type="float" office:value="-0.0110299803629125" calcext:value-type="float">
            <text:p>-0.011029980362913</text:p>
          </table:table-cell>
          <table:table-cell office:value-type="float" office:value="-0.00569319388804701" calcext:value-type="float">
            <text:p>-0.005693193888047</text:p>
          </table:table-cell>
          <table:table-cell office:value-type="float" office:value="-0.0120663150638687" calcext:value-type="float">
            <text:p>-0.012066315063869</text:p>
          </table:table-cell>
          <table:table-cell office:value-type="float" office:value="0.0173880546304222" calcext:value-type="float">
            <text:p>0.017388054630422</text:p>
          </table:table-cell>
          <table:table-cell office:value-type="float" office:value="-0.000160304587612736" calcext:value-type="float">
            <text:p>-0.000160304587613</text:p>
          </table:table-cell>
          <table:table-cell office:value-type="float" office:value="-0.00285720419412461" calcext:value-type="float">
            <text:p>-0.002857204194125</text:p>
          </table:table-cell>
          <table:table-cell office:value-type="float" office:value="-0.00100323841556527" calcext:value-type="float">
            <text:p>-0.001003238415565</text:p>
          </table:table-cell>
          <table:table-cell office:value-type="float" office:value="-0.000822748519602234" calcext:value-type="float">
            <text:p>-0.000822748519602</text:p>
          </table:table-cell>
          <table:table-cell office:value-type="float" office:value="-0.00148503811143308" calcext:value-type="float">
            <text:p>-0.001485038111433</text:p>
          </table:table-cell>
          <table:table-cell office:value-type="float" office:value="-0.00229930457456451" calcext:value-type="float">
            <text:p>-0.002299304574565</text:p>
          </table:table-cell>
          <table:table-cell office:value-type="float" office:value="-0.00133894290328773" calcext:value-type="float">
            <text:p>-0.001338942903288</text:p>
          </table:table-cell>
          <table:table-cell office:value-type="float" office:value="0.0319911732742803" calcext:value-type="float">
            <text:p>0.03199117327428</text:p>
          </table:table-cell>
          <table:table-cell office:value-type="float" office:value="0.00566573864838504" calcext:value-type="float">
            <text:p>0.005665738648385</text:p>
          </table:table-cell>
          <table:table-cell office:value-type="float" office:value="0.000271814814100935" calcext:value-type="float">
            <text:p>0.000271814814101</text:p>
          </table:table-cell>
          <table:table-cell office:value-type="float" office:value="-0.000207888734704009" calcext:value-type="float">
            <text:p>-0.000207888734704</text:p>
          </table:table-cell>
          <table:table-cell office:value-type="float" office:value="-0.00118509581428855" calcext:value-type="float">
            <text:p>-0.001185095814289</text:p>
          </table:table-cell>
          <table:table-cell office:value-type="float" office:value="0.000107352498187274" calcext:value-type="float">
            <text:p>0.000107352498187</text:p>
          </table:table-cell>
          <table:table-cell office:value-type="float" office:value="-0.00179562208225609" calcext:value-type="float">
            <text:p>-0.001795622082256</text:p>
          </table:table-cell>
          <table:table-cell office:value-type="float" office:value="-0.010981998423603" calcext:value-type="float">
            <text:p>-0.010981998423603</text:p>
          </table:table-cell>
          <table:table-cell office:value-type="float" office:value="-0.00388180504393459" calcext:value-type="float">
            <text:p>-0.003881805043935</text:p>
          </table:table-cell>
          <table:table-cell office:value-type="float" office:value="-0.00353413818569059" calcext:value-type="float">
            <text:p>-0.003534138185691</text:p>
          </table:table-cell>
          <table:table-cell office:value-type="float" office:value="-0.00274433272867219" calcext:value-type="float">
            <text:p>-0.002744332728672</text:p>
          </table:table-cell>
          <table:table-cell office:value-type="float" office:value="-0.0077250678667814" calcext:value-type="float">
            <text:p>-0.007725067866781</text:p>
          </table:table-cell>
          <table:table-cell office:value-type="float" office:value="-0.00228064116860449" calcext:value-type="float">
            <text:p>-0.002280641168604</text:p>
          </table:table-cell>
          <table:table-cell office:value-type="float" office:value="-0.00283317360105978" calcext:value-type="float">
            <text:p>-0.00283317360106</text:p>
          </table:table-cell>
          <table:table-cell office:value-type="float" office:value="-0.00152405661497973" calcext:value-type="float">
            <text:p>-0.00152405661498</text:p>
          </table:table-cell>
          <table:table-cell office:value-type="float" office:value="-0.00113018445925361" calcext:value-type="float">
            <text:p>-0.001130184459254</text:p>
          </table:table-cell>
          <table:table-cell office:value-type="float" office:value="-0.00290145821325766" calcext:value-type="float">
            <text:p>-0.002901458213258</text:p>
          </table:table-cell>
          <table:table-cell office:value-type="float" office:value="-0.000652562828705017" calcext:value-type="float">
            <text:p>-0.000652562828705</text:p>
          </table:table-cell>
          <table:table-cell office:value-type="float" office:value="-0.000643618832605775" calcext:value-type="float">
            <text:p>-0.000643618832606</text:p>
          </table:table-cell>
          <table:table-cell office:value-type="float" office:value="0.0415771652305599" calcext:value-type="float">
            <text:p>0.04157716523056</text:p>
          </table:table-cell>
          <table:table-cell office:value-type="float" office:value="-0.001161446406512" calcext:value-type="float">
            <text:p>-0.001161446406512</text:p>
          </table:table-cell>
          <table:table-cell office:value-type="float" office:value="-0.00425826908333554" calcext:value-type="float">
            <text:p>-0.004258269083336</text:p>
          </table:table-cell>
          <table:table-cell office:value-type="float" office:value="-0.00477947744449869" calcext:value-type="float">
            <text:p>-0.004779477444499</text:p>
          </table:table-cell>
          <table:table-cell office:value-type="float" office:value="-0.00687741950833126" calcext:value-type="float">
            <text:p>-0.006877419508331</text:p>
          </table:table-cell>
          <table:table-cell office:value-type="float" office:value="-0.00292389236702867" calcext:value-type="float">
            <text:p>-0.002923892367029</text:p>
          </table:table-cell>
          <table:table-cell office:value-type="float" office:value="-0.00288016540165931" calcext:value-type="float">
            <text:p>-0.002880165401659</text:p>
          </table:table-cell>
          <table:table-cell office:value-type="float" office:value="-0.0114480155252927" calcext:value-type="float">
            <text:p>-0.011448015525293</text:p>
          </table:table-cell>
          <table:table-cell office:value-type="float" office:value="0.00420070388047922" calcext:value-type="float">
            <text:p>0.004200703880479</text:p>
          </table:table-cell>
          <table:table-cell office:value-type="float" office:value="0.00208041838865675" calcext:value-type="float">
            <text:p>0.002080418388657</text:p>
          </table:table-cell>
          <table:table-cell office:value-type="float" office:value="-0.00199881038957811" calcext:value-type="float">
            <text:p>-0.001998810389578</text:p>
          </table:table-cell>
          <table:table-cell office:value-type="float" office:value="0.000278313978526401" calcext:value-type="float">
            <text:p>0.000278313978526</text:p>
          </table:table-cell>
          <table:table-cell office:value-type="float" office:value="-0.000453546586036913" calcext:value-type="float">
            <text:p>-0.000453546586037</text:p>
          </table:table-cell>
          <table:table-cell office:value-type="float" office:value="-0.00595460370976764" calcext:value-type="float">
            <text:p>-0.005954603709768</text:p>
          </table:table-cell>
          <table:table-cell office:value-type="float" office:value="-0.00706167009060987" calcext:value-type="float">
            <text:p>-0.00706167009061</text:p>
          </table:table-cell>
          <table:table-cell office:value-type="float" office:value="0.00106695832990239" calcext:value-type="float">
            <text:p>0.001066958329902</text:p>
          </table:table-cell>
          <table:table-cell office:value-type="float" office:value="0.010162469123054" calcext:value-type="float">
            <text:p>0.010162469123054</text:p>
          </table:table-cell>
          <table:table-cell office:value-type="float" office:value="0.0120344246138926" calcext:value-type="float">
            <text:p>0.012034424613893</text:p>
          </table:table-cell>
          <table:table-cell office:value-type="float" office:value="0.00253587987554588" calcext:value-type="float">
            <text:p>0.002535879875546</text:p>
          </table:table-cell>
          <table:table-cell office:value-type="float" office:value="0.00517563707414182" calcext:value-type="float">
            <text:p>0.005175637074142</text:p>
          </table:table-cell>
          <table:table-cell office:value-type="float" office:value="0.00694458394456499" calcext:value-type="float">
            <text:p>0.006944583944565</text:p>
          </table:table-cell>
          <table:table-cell office:value-type="float" office:value="0.00711799704761373" calcext:value-type="float">
            <text:p>0.007117997047614</text:p>
          </table:table-cell>
          <table:table-cell office:value-type="float" office:value="0.00133882405542984" calcext:value-type="float">
            <text:p>0.00133882405543</text:p>
          </table:table-cell>
          <table:table-cell office:value-type="float" office:value="0.00014433698338745" calcext:value-type="float">
            <text:p>0.000144336983387</text:p>
          </table:table-cell>
          <table:table-cell office:value-type="float" office:value="-0.00216185427419058" calcext:value-type="float">
            <text:p>-0.002161854274191</text:p>
          </table:table-cell>
          <table:table-cell office:value-type="float" office:value="0.000409125135904076" calcext:value-type="float">
            <text:p>0.000409125135904</text:p>
          </table:table-cell>
          <table:table-cell office:value-type="float" office:value="0.00157585605800564" calcext:value-type="float">
            <text:p>0.001575856058006</text:p>
          </table:table-cell>
          <table:table-cell office:value-type="float" office:value="-0.00105786526969531" calcext:value-type="float">
            <text:p>-0.001057865269695</text:p>
          </table:table-cell>
          <table:table-cell office:value-type="float" office:value="-0.00801915919493906" calcext:value-type="float">
            <text:p>-0.008019159194939</text:p>
          </table:table-cell>
          <table:table-cell office:value-type="float" office:value="-0.00954012895250866" calcext:value-type="float">
            <text:p>-0.009540128952509</text:p>
          </table:table-cell>
          <table:table-cell office:value-type="float" office:value="-0.0102413098422667" calcext:value-type="float">
            <text:p>-0.010241309842267</text:p>
          </table:table-cell>
          <table:table-cell office:value-type="float" office:value="-0.00402322073164119" calcext:value-type="float">
            <text:p>-0.004023220731641</text:p>
          </table:table-cell>
          <table:table-cell office:value-type="float" office:value="-0.00210782157651218" calcext:value-type="float">
            <text:p>-0.002107821576512</text:p>
          </table:table-cell>
          <table:table-cell office:value-type="float" office:value="-0.000276797801630202" calcext:value-type="float">
            <text:p>-0.00027679780163</text:p>
          </table:table-cell>
          <table:table-cell office:value-type="float" office:value="0.0000410914529458961" calcext:value-type="float">
            <text:p>4.10914529458961E-05</text:p>
          </table:table-cell>
          <table:table-cell office:value-type="float" office:value="-0.00022525517933486" calcext:value-type="float">
            <text:p>-0.000225255179335</text:p>
          </table:table-cell>
          <table:table-cell office:value-type="float" office:value="0.000208192716659894" calcext:value-type="float">
            <text:p>0.00020819271666</text:p>
          </table:table-cell>
          <table:table-cell office:value-type="float" office:value="-0.000275725864068932" calcext:value-type="float">
            <text:p>-0.000275725864069</text:p>
          </table:table-cell>
          <table:table-cell office:value-type="float" office:value="-0.0012238675778839" calcext:value-type="float">
            <text:p>-0.001223867577884</text:p>
          </table:table-cell>
          <table:table-cell office:value-type="float" office:value="-0.00367028159171789" calcext:value-type="float">
            <text:p>-0.003670281591718</text:p>
          </table:table-cell>
          <table:table-cell office:value-type="float" office:value="-0.00127885589080229" calcext:value-type="float">
            <text:p>-0.001278855890802</text:p>
          </table:table-cell>
          <table:table-cell office:value-type="float" office:value="-0.00219616004030937" calcext:value-type="float">
            <text:p>-0.002196160040309</text:p>
          </table:table-cell>
          <table:table-cell office:value-type="float" office:value="-0.00109724847422199" calcext:value-type="float">
            <text:p>-0.001097248474222</text:p>
          </table:table-cell>
          <table:table-cell office:value-type="float" office:value="0.0405717360778498" calcext:value-type="float">
            <text:p>0.04057173607785</text:p>
          </table:table-cell>
          <table:table-cell office:value-type="float" office:value="-0.00156158227644071" calcext:value-type="float">
            <text:p>-0.001561582276441</text:p>
          </table:table-cell>
          <table:table-cell office:value-type="float" office:value="-0.00187533200590645" calcext:value-type="float">
            <text:p>-0.001875332005906</text:p>
          </table:table-cell>
          <table:table-cell office:value-type="float" office:value="-0.00475182472621039" calcext:value-type="float">
            <text:p>-0.00475182472621</text:p>
          </table:table-cell>
          <table:table-cell office:value-type="float" office:value="-0.00982529551552997" calcext:value-type="float">
            <text:p>-0.00982529551553</text:p>
          </table:table-cell>
          <table:table-cell office:value-type="float" office:value="-0.00385679304774578" calcext:value-type="float">
            <text:p>-0.003856793047746</text:p>
          </table:table-cell>
          <table:table-cell office:value-type="float" office:value="-0.0128748335794897" calcext:value-type="float">
            <text:p>-0.01287483357949</text:p>
          </table:table-cell>
          <table:table-cell office:value-type="float" office:value="0.00798476930350361" calcext:value-type="float">
            <text:p>0.007984769303504</text:p>
          </table:table-cell>
          <table:table-cell office:value-type="float" office:value="0.000258903581994874" calcext:value-type="float">
            <text:p>0.000258903581995</text:p>
          </table:table-cell>
          <table:table-cell office:value-type="float" office:value="-0.000900016419214222" calcext:value-type="float">
            <text:p>-0.000900016419214</text:p>
          </table:table-cell>
          <table:table-cell office:value-type="float" office:value="-0.000382357321636384" calcext:value-type="float">
            <text:p>-0.000382357321636</text:p>
          </table:table-cell>
          <table:table-cell office:value-type="float" office:value="0.0000161566411758796" calcext:value-type="float">
            <text:p>1.61566411758796E-05</text:p>
          </table:table-cell>
          <table:table-cell office:value-type="float" office:value="0.0000503722830157982" calcext:value-type="float">
            <text:p>5.03722830157982E-05</text:p>
          </table:table-cell>
          <table:table-cell office:value-type="float" office:value="-0.00168457204390537" calcext:value-type="float">
            <text:p>-0.001684572043905</text:p>
          </table:table-cell>
          <table:table-cell office:value-type="float" office:value="-0.00018629823707017" calcext:value-type="float">
            <text:p>-0.00018629823707</text:p>
          </table:table-cell>
          <table:table-cell office:value-type="float" office:value="0.000266364503635763" calcext:value-type="float">
            <text:p>0.000266364503636</text:p>
          </table:table-cell>
          <table:table-cell office:value-type="float" office:value="-0.000461963599414861" calcext:value-type="float">
            <text:p>-0.000461963599415</text:p>
          </table:table-cell>
          <table:table-cell office:value-type="float" office:value="-0.000566059858062462" calcext:value-type="float">
            <text:p>-0.000566059858062</text:p>
          </table:table-cell>
          <table:table-cell office:value-type="float" office:value="0.000268930996251027" calcext:value-type="float">
            <text:p>0.000268930996251</text:p>
          </table:table-cell>
          <table:table-cell office:value-type="float" office:value="-0.0000601664088938358" calcext:value-type="float">
            <text:p>-6.01664088938358E-05</text:p>
          </table:table-cell>
          <table:table-cell office:value-type="float" office:value="-0.0000381369332032588" calcext:value-type="float">
            <text:p>-3.81369332032588E-05</text:p>
          </table:table-cell>
          <table:table-cell office:value-type="float" office:value="0.000131178702790558" calcext:value-type="float">
            <text:p>0.000131178702791</text:p>
          </table:table-cell>
          <table:table-cell office:value-type="float" office:value="0.0000000359756158196944" calcext:value-type="float">
            <text:p>3.59756158196944E-08</text:p>
          </table:table-cell>
          <table:table-cell office:value-type="float" office:value="0.0000499456470065551" calcext:value-type="float">
            <text:p>4.99456470065551E-05</text:p>
          </table:table-cell>
          <table:table-cell office:value-type="float" office:value="0.0000234083325429402" calcext:value-type="float">
            <text:p>2.34083325429402E-05</text:p>
          </table:table-cell>
          <table:table-cell office:value-type="float" office:value="0.0000104189998356707" calcext:value-type="float">
            <text:p>1.04189998356707E-05</text:p>
          </table:table-cell>
          <table:table-cell office:value-type="float" office:value="0.0000293359146869565" calcext:value-type="float">
            <text:p>2.93359146869565E-05</text:p>
          </table:table-cell>
          <table:table-cell office:value-type="float" office:value="0.00000488156937666906" calcext:value-type="float">
            <text:p>4.88156937666906E-06</text:p>
          </table:table-cell>
          <table:table-cell office:value-type="float" office:value="0.0000219056996633715" calcext:value-type="float">
            <text:p>2.19056996633715E-05</text:p>
          </table:table-cell>
          <table:table-cell office:value-type="float" office:value="-0.0000463594446465931" calcext:value-type="float">
            <text:p>-4.63594446465931E-05</text:p>
          </table:table-cell>
          <table:table-cell office:value-type="float" office:value="0.00000663522375465853" calcext:value-type="float">
            <text:p>6.63522375465853E-06</text:p>
          </table:table-cell>
          <table:table-cell office:value-type="float" office:value="-0.00000816353203503262" calcext:value-type="float">
            <text:p>-8.16353203503262E-06</text:p>
          </table:table-cell>
          <table:table-cell office:value-type="float" office:value="-0.0000114795395365075" calcext:value-type="float">
            <text:p>-1.14795395365075E-05</text:p>
          </table:table-cell>
          <table:table-cell office:value-type="float" office:value="0.0000217823064856959" calcext:value-type="float">
            <text:p>2.17823064856959E-05</text:p>
          </table:table-cell>
          <table:table-cell office:value-type="float" office:value="-0.00000534550862779648" calcext:value-type="float">
            <text:p>-5.34550862779648E-06</text:p>
          </table:table-cell>
          <table:table-cell office:value-type="float" office:value="0.00000817842135086844" calcext:value-type="float">
            <text:p>8.17842135086844E-06</text:p>
          </table:table-cell>
          <table:table-cell office:value-type="float" office:value="-0.00000798029004511758" calcext:value-type="float">
            <text:p>-7.98029004511758E-06</text:p>
          </table:table-cell>
          <table:table-cell office:value-type="float" office:value="-0.00000869702910533121" calcext:value-type="float">
            <text:p>-8.69702910533121E-06</text:p>
          </table:table-cell>
          <table:table-cell office:value-type="float" office:value="0.0000076428190724509" calcext:value-type="float">
            <text:p>7.6428190724509E-06</text:p>
          </table:table-cell>
          <table:table-cell office:value-type="float" office:value="-0.0000172377188229489" calcext:value-type="float">
            <text:p>-1.72377188229489E-05</text:p>
          </table:table-cell>
          <table:table-cell office:value-type="float" office:value="-0.00000371624146233707" calcext:value-type="float">
            <text:p>-3.71624146233707E-06</text:p>
          </table:table-cell>
          <table:table-cell office:value-type="float" office:value="0.0000438289508251644" calcext:value-type="float">
            <text:p>4.38289508251644E-05</text:p>
          </table:table-cell>
          <table:table-cell office:value-type="float" office:value="-0.0000307514708701717" calcext:value-type="float">
            <text:p>-3.07514708701717E-05</text:p>
          </table:table-cell>
          <table:table-cell office:value-type="float" office:value="0.00000375994261220258" calcext:value-type="float">
            <text:p>3.75994261220258E-06</text:p>
          </table:table-cell>
          <table:table-cell office:value-type="float" office:value="0.0000157533327115322" calcext:value-type="float">
            <text:p>1.57533327115322E-05</text:p>
          </table:table-cell>
          <table:table-cell office:value-type="float" office:value="-0.0000386764839412357" calcext:value-type="float">
            <text:p>-3.86764839412357E-05</text:p>
          </table:table-cell>
          <table:table-cell office:value-type="float" office:value="0.000026138508332274" calcext:value-type="float">
            <text:p>2.6138508332274E-05</text:p>
          </table:table-cell>
          <table:table-cell office:value-type="float" office:value="-0.0000107576613696536" calcext:value-type="float">
            <text:p>-1.07576613696536E-05</text:p>
          </table:table-cell>
          <table:table-cell office:value-type="float" office:value="-0.000000948424968838513" calcext:value-type="float">
            <text:p>-9.48424968838513E-07</text:p>
          </table:table-cell>
          <table:table-cell office:value-type="float" office:value="0.0000170636526239387" calcext:value-type="float">
            <text:p>1.70636526239387E-05</text:p>
          </table:table-cell>
          <table:table-cell office:value-type="float" office:value="-0.00000300442222200825" calcext:value-type="float">
            <text:p>-3.00442222200825E-06</text:p>
          </table:table-cell>
          <table:table-cell office:value-type="float" office:value="-0.0000191195285580981" calcext:value-type="float">
            <text:p>-1.91195285580981E-05</text:p>
          </table:table-cell>
          <table:table-cell office:value-type="float" office:value="-0.00000445385775593721" calcext:value-type="float">
            <text:p>-4.45385775593721E-06</text:p>
          </table:table-cell>
          <table:table-cell office:value-type="float" office:value="0.0000104921611135955" calcext:value-type="float">
            <text:p>1.04921611135955E-05</text:p>
          </table:table-cell>
          <table:table-cell office:value-type="float" office:value="0.00000251097570591607" calcext:value-type="float">
            <text:p>2.51097570591607E-06</text:p>
          </table:table-cell>
          <table:table-cell office:value-type="float" office:value="0.00000857831440892465" calcext:value-type="float">
            <text:p>8.57831440892465E-06</text:p>
          </table:table-cell>
          <table:table-cell office:value-type="float" office:value="0.0000207303696517225" calcext:value-type="float">
            <text:p>2.07303696517225E-05</text:p>
          </table:table-cell>
          <table:table-cell office:value-type="float" office:value="-0.00000608648090727471" calcext:value-type="float">
            <text:p>-6.08648090727471E-06</text:p>
          </table:table-cell>
          <table:table-cell office:value-type="float" office:value="-0.0000156223296120528" calcext:value-type="float">
            <text:p>-1.56223296120528E-05</text:p>
          </table:table-cell>
          <table:table-cell office:value-type="float" office:value="0.0000118226359903661" calcext:value-type="float">
            <text:p>1.18226359903661E-05</text:p>
          </table:table-cell>
          <table:table-cell office:value-type="float" office:value="0.00000100465565455732" calcext:value-type="float">
            <text:p>1.00465565455732E-06</text:p>
          </table:table-cell>
          <table:table-cell office:value-type="float" office:value="-0.0000055894398345302" calcext:value-type="float">
            <text:p>-5.5894398345302E-06</text:p>
          </table:table-cell>
          <table:table-cell office:value-type="float" office:value="-0.000020159731170255" calcext:value-type="float">
            <text:p>-2.0159731170255E-05</text:p>
          </table:table-cell>
          <table:table-cell office:value-type="float" office:value="0.0000219248407102302" calcext:value-type="float">
            <text:p>2.19248407102302E-05</text:p>
          </table:table-cell>
          <table:table-cell office:value-type="float" office:value="0.00000104970235575985" calcext:value-type="float">
            <text:p>1.04970235575985E-06</text:p>
          </table:table-cell>
          <table:table-cell office:value-type="float" office:value="-0.00000546608148649375" calcext:value-type="float">
            <text:p>-5.46608148649375E-06</text:p>
          </table:table-cell>
          <table:table-cell office:value-type="float" office:value="0.00000542499822764331" calcext:value-type="float">
            <text:p>5.42499822764331E-06</text:p>
          </table:table-cell>
          <table:table-cell office:value-type="float" office:value="0.0000116101984036776" calcext:value-type="float">
            <text:p>1.16101984036776E-05</text:p>
          </table:table-cell>
          <table:table-cell office:value-type="float" office:value="-0.0000175179406893822" calcext:value-type="float">
            <text:p>-1.75179406893822E-05</text:p>
          </table:table-cell>
          <table:table-cell office:value-type="float" office:value="0.0000241293717746505" calcext:value-type="float">
            <text:p>2.41293717746505E-05</text:p>
          </table:table-cell>
          <table:table-cell office:value-type="float" office:value="-0.0000156100869297404" calcext:value-type="float">
            <text:p>-1.56100869297404E-05</text:p>
          </table:table-cell>
          <table:table-cell office:value-type="float" office:value="-0.0000154441612958411" calcext:value-type="float">
            <text:p>-1.54441612958411E-05</text:p>
          </table:table-cell>
          <table:table-cell office:value-type="float" office:value="-0.0000170479176108129" calcext:value-type="float">
            <text:p>-1.70479176108129E-05</text:p>
          </table:table-cell>
          <table:table-cell office:value-type="float" office:value="0.0000490697922185257" calcext:value-type="float">
            <text:p>4.90697922185257E-05</text:p>
          </table:table-cell>
          <table:table-cell office:value-type="float" office:value="-0.00000518750443528893" calcext:value-type="float">
            <text:p>-5.18750443528893E-06</text:p>
          </table:table-cell>
          <table:table-cell office:value-type="float" office:value="-0.0000272732835483458" calcext:value-type="float">
            <text:p>-2.72732835483458E-05</text:p>
          </table:table-cell>
          <table:table-cell office:value-type="float" office:value="0.0000057611441740546" calcext:value-type="float">
            <text:p>5.7611441740546E-06</text:p>
          </table:table-cell>
          <table:table-cell office:value-type="float" office:value="-0.00000695587858906555" calcext:value-type="float">
            <text:p>-6.95587858906555E-06</text:p>
          </table:table-cell>
          <table:table-cell office:value-type="float" office:value="0.0000195402788428778" calcext:value-type="float">
            <text:p>1.95402788428778E-05</text:p>
          </table:table-cell>
          <table:table-cell office:value-type="float" office:value="0.0000140055002161299" calcext:value-type="float">
            <text:p>1.40055002161299E-05</text:p>
          </table:table-cell>
          <table:table-cell office:value-type="float" office:value="-0.0000359219711726921" calcext:value-type="float">
            <text:p>-3.59219711726921E-05</text:p>
          </table:table-cell>
          <table:table-cell office:value-type="float" office:value="0.00000927641584369532" calcext:value-type="float">
            <text:p>9.27641584369532E-06</text:p>
          </table:table-cell>
          <table:table-cell office:value-type="float" office:value="0.0000157656888503666" calcext:value-type="float">
            <text:p>1.57656888503666E-05</text:p>
          </table:table-cell>
          <table:table-cell office:value-type="float" office:value="-0.0000195922922701652" calcext:value-type="float">
            <text:p>-1.95922922701652E-05</text:p>
          </table:table-cell>
          <table:table-cell office:value-type="float" office:value="0.0000267382109873648" calcext:value-type="float">
            <text:p>2.67382109873648E-05</text:p>
          </table:table-cell>
          <table:table-cell office:value-type="float" office:value="-0.00002929764967885" calcext:value-type="float">
            <text:p>-2.929764967885E-05</text:p>
          </table:table-cell>
          <table:table-cell office:value-type="float" office:value="0.00000195666017316354" calcext:value-type="float">
            <text:p>1.95666017316354E-06</text:p>
          </table:table-cell>
          <table:table-cell office:value-type="float" office:value="0.00000862527198197682" calcext:value-type="float">
            <text:p>8.62527198197682E-06</text:p>
          </table:table-cell>
          <table:table-cell office:value-type="float" office:value="0.0000148526958724804" calcext:value-type="float">
            <text:p>1.48526958724804E-05</text:p>
          </table:table-cell>
          <table:table-cell office:value-type="float" office:value="-0.000024570471055918" calcext:value-type="float">
            <text:p>-2.4570471055918E-05</text:p>
          </table:table-cell>
          <table:table-cell office:value-type="float" office:value="0.0000146822871768815" calcext:value-type="float">
            <text:p>1.46822871768815E-05</text:p>
          </table:table-cell>
          <table:table-cell office:value-type="float" office:value="0.00000737456337834841" calcext:value-type="float">
            <text:p>7.37456337834841E-06</text:p>
          </table:table-cell>
          <table:table-cell office:value-type="float" office:value="-0.00000156274938734047" calcext:value-type="float">
            <text:p>-1.56274938734047E-06</text:p>
          </table:table-cell>
          <table:table-cell office:value-type="float" office:value="-0.00000267821461780171" calcext:value-type="float">
            <text:p>-2.67821461780171E-06</text:p>
          </table:table-cell>
          <table:table-cell office:value-type="float" office:value="-0.0000175014173396937" calcext:value-type="float">
            <text:p>-1.75014173396937E-05</text:p>
          </table:table-cell>
          <table:table-cell office:value-type="float" office:value="0.0000223520115184561" calcext:value-type="float">
            <text:p>2.23520115184561E-05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18604623832764" calcext:value-type="float">
            <text:p>1.18604623832764</text:p>
          </table:table-cell>
          <table:table-cell table:formula="of:=[.B9]*9.8" office:value-type="float" office:value="11.6232531356109" calcext:value-type="float">
            <text:p>11.6232531356109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00167312785637702" calcext:value-type="float">
            <text:p>1.67312785637702E-09</text:p>
          </table:table-cell>
          <table:table-cell table:formula="of:=0.5*[.D12]*(([.D5]-[.C5])/([.D1]-[.C1]))^2" office:value-type="float" office:value="0.0000000371553502780239" calcext:value-type="float">
            <text:p>3.71553502780239E-08</text:p>
          </table:table-cell>
          <table:table-cell table:formula="of:=0.5*[.E12]*(([.E5]-[.D5])/([.E1]-[.D1]))^2" office:value-type="float" office:value="0.00000290778041051155" calcext:value-type="float">
            <text:p>2.90778041051155E-06</text:p>
          </table:table-cell>
          <table:table-cell table:formula="of:=0.5*[.F12]*(([.F5]-[.E5])/([.F1]-[.E1]))^2" office:value-type="float" office:value="0.0000081372693296995" calcext:value-type="float">
            <text:p>8.1372693296995E-06</text:p>
          </table:table-cell>
          <table:table-cell table:formula="of:=0.5*[.G12]*(([.G5]-[.F5])/([.G1]-[.F1]))^2" office:value-type="float" office:value="0.000000274232111570975" calcext:value-type="float">
            <text:p>2.74232111570975E-07</text:p>
          </table:table-cell>
          <table:table-cell table:formula="of:=0.5*[.H12]*(([.H5]-[.G5])/([.H1]-[.G1]))^2" office:value-type="float" office:value="0.000000203849071604747" calcext:value-type="float">
            <text:p>2.03849071604747E-07</text:p>
          </table:table-cell>
          <table:table-cell table:formula="of:=0.5*[.I12]*(([.I5]-[.H5])/([.I1]-[.H1]))^2" office:value-type="float" office:value="0.0000157796320460276" calcext:value-type="float">
            <text:p>1.57796320460276E-05</text:p>
          </table:table-cell>
          <table:table-cell table:formula="of:=0.5*[.J12]*(([.J5]-[.I5])/([.J1]-[.I1]))^2" office:value-type="float" office:value="0.0000117599275774893" calcext:value-type="float">
            <text:p>1.17599275774893E-05</text:p>
          </table:table-cell>
          <table:table-cell table:formula="of:=0.5*[.K12]*(([.K5]-[.J5])/([.K1]-[.J1]))^2" office:value-type="float" office:value="0.0000268470455047347" calcext:value-type="float">
            <text:p>2.68470455047347E-05</text:p>
          </table:table-cell>
          <table:table-cell table:formula="of:=0.5*[.L12]*(([.L5]-[.K5])/([.L1]-[.K1]))^2" office:value-type="float" office:value="0.00000333297161583615" calcext:value-type="float">
            <text:p>3.33297161583615E-06</text:p>
          </table:table-cell>
          <table:table-cell table:formula="of:=0.5*[.M12]*(([.M5]-[.L5])/([.M1]-[.L1]))^2" office:value-type="float" office:value="0.0000114794228701851" calcext:value-type="float">
            <text:p>1.14794228701851E-05</text:p>
          </table:table-cell>
          <table:table-cell table:formula="of:=0.5*[.N12]*(([.N5]-[.M5])/([.N1]-[.M1]))^2" office:value-type="float" office:value="0.0000112601825267159" calcext:value-type="float">
            <text:p>1.12601825267159E-05</text:p>
          </table:table-cell>
          <table:table-cell table:formula="of:=0.5*[.O12]*(([.O5]-[.N5])/([.O1]-[.N1]))^2" office:value-type="float" office:value="0.0000000349413314973446" calcext:value-type="float">
            <text:p>3.49413314973446E-08</text:p>
          </table:table-cell>
          <table:table-cell table:formula="of:=0.5*[.P12]*(([.P5]-[.O5])/([.P1]-[.O1]))^2" office:value-type="float" office:value="0.000000311350985014956" calcext:value-type="float">
            <text:p>3.11350985014956E-07</text:p>
          </table:table-cell>
          <table:table-cell table:formula="of:=0.5*[.Q12]*(([.Q5]-[.P5])/([.Q1]-[.P1]))^2" office:value-type="float" office:value="0.00000120160373668603" calcext:value-type="float">
            <text:p>1.20160373668603E-06</text:p>
          </table:table-cell>
          <table:table-cell table:formula="of:=0.5*[.R12]*(([.R5]-[.Q5])/([.R1]-[.Q1]))^2" office:value-type="float" office:value="0.00000491061533538416" calcext:value-type="float">
            <text:p>4.91061533538416E-06</text:p>
          </table:table-cell>
          <table:table-cell table:formula="of:=0.5*[.S12]*(([.S5]-[.R5])/([.S1]-[.R1]))^2" office:value-type="float" office:value="0.0000075463498266225" calcext:value-type="float">
            <text:p>7.5463498266225E-06</text:p>
          </table:table-cell>
          <table:table-cell table:formula="of:=0.5*[.T12]*(([.T5]-[.S5])/([.T1]-[.S1]))^2" office:value-type="float" office:value="0.000000453844619986561" calcext:value-type="float">
            <text:p>4.53844619986561E-07</text:p>
          </table:table-cell>
          <table:table-cell table:formula="of:=0.5*[.U12]*(([.U5]-[.T5])/([.U1]-[.T1]))^2" office:value-type="float" office:value="0.0000191102439197988" calcext:value-type="float">
            <text:p>1.91102439197988E-05</text:p>
          </table:table-cell>
          <table:table-cell table:formula="of:=0.5*[.V12]*(([.V5]-[.U5])/([.V1]-[.U1]))^2" office:value-type="float" office:value="0.0000888240065530123" calcext:value-type="float">
            <text:p>8.88240065530123E-05</text:p>
          </table:table-cell>
          <table:table-cell table:formula="of:=0.5*[.W12]*(([.W5]-[.V5])/([.W1]-[.V1]))^2" office:value-type="float" office:value="0.0000183332758296038" calcext:value-type="float">
            <text:p>1.83332758296038E-05</text:p>
          </table:table-cell>
          <table:table-cell table:formula="of:=0.5*[.X12]*(([.X5]-[.W5])/([.X1]-[.W1]))^2" office:value-type="float" office:value="0.00000300180284238291" calcext:value-type="float">
            <text:p>3.00180284238291E-06</text:p>
          </table:table-cell>
          <table:table-cell table:formula="of:=0.5*[.Y12]*(([.Y5]-[.X5])/([.Y1]-[.X1]))^2" office:value-type="float" office:value="0.00000536996683692966" calcext:value-type="float">
            <text:p>5.36996683692966E-06</text:p>
          </table:table-cell>
          <table:table-cell table:formula="of:=0.5*[.Z12]*(([.Z5]-[.Y5])/([.Z1]-[.Y1]))^2" office:value-type="float" office:value="0.000000927885703778072" calcext:value-type="float">
            <text:p>9.27885703778072E-07</text:p>
          </table:table-cell>
          <table:table-cell table:formula="of:=0.5*[.AA12]*(([.AA5]-[.Z5])/([.AA1]-[.Z1]))^2" office:value-type="float" office:value="0.0000180503845369011" calcext:value-type="float">
            <text:p>1.80503845369011E-05</text:p>
          </table:table-cell>
          <table:table-cell table:formula="of:=0.5*[.AB12]*(([.AB5]-[.AA5])/([.AB1]-[.AA1]))^2" office:value-type="float" office:value="0.000000589330903767749" calcext:value-type="float">
            <text:p>5.89330903767749E-07</text:p>
          </table:table-cell>
          <table:table-cell table:formula="of:=0.5*[.AC12]*(([.AC5]-[.AB5])/([.AC1]-[.AB1]))^2" office:value-type="float" office:value="0.0000056298202808109" calcext:value-type="float">
            <text:p>5.6298202808109E-06</text:p>
          </table:table-cell>
          <table:table-cell table:formula="of:=0.5*[.AD12]*(([.AD5]-[.AC5])/([.AD1]-[.AC1]))^2" office:value-type="float" office:value="0.00000907317021353895" calcext:value-type="float">
            <text:p>9.07317021353895E-06</text:p>
          </table:table-cell>
          <table:table-cell table:formula="of:=0.5*[.AE12]*(([.AE5]-[.AD5])/([.AE1]-[.AD1]))^2" office:value-type="float" office:value="0.0000698479519104878" calcext:value-type="float">
            <text:p>6.98479519104878E-05</text:p>
          </table:table-cell>
          <table:table-cell table:formula="of:=0.5*[.AF12]*(([.AF5]-[.AE5])/([.AF1]-[.AE1]))^2" office:value-type="float" office:value="0.0000442414004141398" calcext:value-type="float">
            <text:p>4.42414004141398E-05</text:p>
          </table:table-cell>
          <table:table-cell table:formula="of:=0.5*[.AG12]*(([.AG5]-[.AF5])/([.AG1]-[.AF1]))^2" office:value-type="float" office:value="0.0000442570477668355" calcext:value-type="float">
            <text:p>4.42570477668355E-05</text:p>
          </table:table-cell>
          <table:table-cell table:formula="of:=0.5*[.AH12]*(([.AH5]-[.AG5])/([.AH1]-[.AG1]))^2" office:value-type="float" office:value="0.000000745473610160151" calcext:value-type="float">
            <text:p>7.45473610160151E-07</text:p>
          </table:table-cell>
          <table:table-cell table:formula="of:=0.5*[.AI12]*(([.AI5]-[.AH5])/([.AI1]-[.AH1]))^2" office:value-type="float" office:value="0.00000033450045955751" calcext:value-type="float">
            <text:p>3.3450045955751E-07</text:p>
          </table:table-cell>
          <table:table-cell table:formula="of:=0.5*[.AJ12]*(([.AJ5]-[.AI5])/([.AJ1]-[.AI1]))^2" office:value-type="float" office:value="0.00000385728740989671" calcext:value-type="float">
            <text:p>3.85728740989671E-06</text:p>
          </table:table-cell>
          <table:table-cell table:formula="of:=0.5*[.AK12]*(([.AK5]-[.AJ5])/([.AK1]-[.AJ1]))^2" office:value-type="float" office:value="0.00000412492927195738" calcext:value-type="float">
            <text:p>4.12492927195738E-06</text:p>
          </table:table-cell>
          <table:table-cell table:formula="of:=0.5*[.AL12]*(([.AL5]-[.AK5])/([.AL1]-[.AK1]))^2" office:value-type="float" office:value="0.00000740104574908505" calcext:value-type="float">
            <text:p>7.40104574908505E-06</text:p>
          </table:table-cell>
          <table:table-cell table:formula="of:=0.5*[.AM12]*(([.AM5]-[.AL5])/([.AM1]-[.AL1]))^2" office:value-type="float" office:value="0.0000055937394598489" calcext:value-type="float">
            <text:p>5.5937394598489E-06</text:p>
          </table:table-cell>
          <table:table-cell table:formula="of:=0.5*[.AN12]*(([.AN5]-[.AM5])/([.AN1]-[.AM1]))^2" office:value-type="float" office:value="0.0000390258236860112" calcext:value-type="float">
            <text:p>3.90258236860112E-05</text:p>
          </table:table-cell>
          <table:table-cell table:formula="of:=0.5*[.AO12]*(([.AO5]-[.AN5])/([.AO1]-[.AN1]))^2" office:value-type="float" office:value="0.00000894982721695716" calcext:value-type="float">
            <text:p>8.94982721695716E-06</text:p>
          </table:table-cell>
          <table:table-cell table:formula="of:=0.5*[.AP12]*(([.AP5]-[.AO5])/([.AP1]-[.AO1]))^2" office:value-type="float" office:value="0.00000397564570528432" calcext:value-type="float">
            <text:p>3.97564570528432E-06</text:p>
          </table:table-cell>
          <table:table-cell table:formula="of:=0.5*[.AQ12]*(([.AQ5]-[.AP5])/([.AQ1]-[.AP1]))^2" office:value-type="float" office:value="0.000000032856777384331" calcext:value-type="float">
            <text:p>3.2856777384331E-08</text:p>
          </table:table-cell>
          <table:table-cell table:formula="of:=0.5*[.AR12]*(([.AR5]-[.AQ5])/([.AR1]-[.AQ1]))^2" office:value-type="float" office:value="0.000000102513065676336" calcext:value-type="float">
            <text:p>1.02513065676336E-07</text:p>
          </table:table-cell>
          <table:table-cell table:formula="of:=0.5*[.AS12]*(([.AS5]-[.AR5])/([.AS1]-[.AR1]))^2" office:value-type="float" office:value="0.00000386125040494772" calcext:value-type="float">
            <text:p>3.86125040494772E-06</text:p>
          </table:table-cell>
          <table:table-cell table:formula="of:=0.5*[.AT12]*(([.AT5]-[.AS5])/([.AT1]-[.AS1]))^2" office:value-type="float" office:value="0.000129424368001419" calcext:value-type="float">
            <text:p>0.000129424368001</text:p>
          </table:table-cell>
          <table:table-cell table:formula="of:=0.5*[.AU12]*(([.AU5]-[.AT5])/([.AU1]-[.AT1]))^2" office:value-type="float" office:value="0.0000000316162039234541" calcext:value-type="float">
            <text:p>3.16162039234541E-08</text:p>
          </table:table-cell>
          <table:table-cell table:formula="of:=0.5*[.AV12]*(([.AV5]-[.AU5])/([.AV1]-[.AU1]))^2" office:value-type="float" office:value="0.00000904732166831328" calcext:value-type="float">
            <text:p>9.04732166831328E-06</text:p>
          </table:table-cell>
          <table:table-cell table:formula="of:=0.5*[.AW12]*(([.AW5]-[.AV5])/([.AW1]-[.AV1]))^2" office:value-type="float" office:value="0.0000305390013201686" calcext:value-type="float">
            <text:p>3.05390013201686E-05</text:p>
          </table:table-cell>
          <table:table-cell table:formula="of:=0.5*[.AX12]*(([.AX5]-[.AW5])/([.AX1]-[.AW1]))^2" office:value-type="float" office:value="0.0000506608711802521" calcext:value-type="float">
            <text:p>5.06608711802521E-05</text:p>
          </table:table-cell>
          <table:table-cell table:formula="of:=0.5*[.AY12]*(([.AY5]-[.AX5])/([.AY1]-[.AX1]))^2" office:value-type="float" office:value="0.0000211439440334111" calcext:value-type="float">
            <text:p>2.11439440334111E-05</text:p>
          </table:table-cell>
          <table:table-cell table:formula="of:=0.5*[.AZ12]*(([.AZ5]-[.AY5])/([.AZ1]-[.AY1]))^2" office:value-type="float" office:value="0.000211844928926335" calcext:value-type="float">
            <text:p>0.000211844928926</text:p>
          </table:table-cell>
          <table:table-cell table:formula="of:=0.5*[.BA12]*(([.BA5]-[.AZ5])/([.BA1]-[.AZ1]))^2" office:value-type="float" office:value="0.000122392526020421" calcext:value-type="float">
            <text:p>0.00012239252602</text:p>
          </table:table-cell>
          <table:table-cell table:formula="of:=0.5*[.BB12]*(([.BB5]-[.BA5])/([.BB1]-[.BA1]))^2" office:value-type="float" office:value="0.000414482161536764" calcext:value-type="float">
            <text:p>0.000414482161537</text:p>
          </table:table-cell>
          <table:table-cell table:formula="of:=0.5*[.BC12]*(([.BC5]-[.BB5])/([.BC1]-[.BB1]))^2" office:value-type="float" office:value="0.00226151275224903" calcext:value-type="float">
            <text:p>0.002261512752249</text:p>
          </table:table-cell>
          <table:table-cell table:formula="of:=0.5*[.BD12]*(([.BD5]-[.BC5])/([.BD1]-[.BC1]))^2" office:value-type="float" office:value="0.00567406851478077" calcext:value-type="float">
            <text:p>0.005674068514781</text:p>
          </table:table-cell>
          <table:table-cell table:formula="of:=0.5*[.BE12]*(([.BE5]-[.BD5])/([.BE1]-[.BD1]))^2" office:value-type="float" office:value="0.00181255967677709" calcext:value-type="float">
            <text:p>0.001812559676777</text:p>
          </table:table-cell>
          <table:table-cell table:formula="of:=0.5*[.BF12]*(([.BF5]-[.BE5])/([.BF1]-[.BE1]))^2" office:value-type="float" office:value="0.0577659673343292" calcext:value-type="float">
            <text:p>0.057765967334329</text:p>
          </table:table-cell>
          <table:table-cell table:formula="of:=0.5*[.BG12]*(([.BG5]-[.BF5])/([.BG1]-[.BF1]))^2" office:value-type="float" office:value="0.0662745286443311" calcext:value-type="float">
            <text:p>0.066274528644331</text:p>
          </table:table-cell>
          <table:table-cell table:formula="of:=0.5*[.BH12]*(([.BH5]-[.BG5])/([.BH1]-[.BG1]))^2" office:value-type="float" office:value="0.00390556632088516" calcext:value-type="float">
            <text:p>0.003905566320885</text:p>
          </table:table-cell>
          <table:table-cell table:formula="of:=0.5*[.BI12]*(([.BI5]-[.BH5])/([.BI1]-[.BH1]))^2" office:value-type="float" office:value="0.00116027580217758" calcext:value-type="float">
            <text:p>0.001160275802178</text:p>
          </table:table-cell>
          <table:table-cell table:formula="of:=0.5*[.BJ12]*(([.BJ5]-[.BI5])/([.BJ1]-[.BI1]))^2" office:value-type="float" office:value="0.0210592512007822" calcext:value-type="float">
            <text:p>0.021059251200782</text:p>
          </table:table-cell>
          <table:table-cell table:formula="of:=0.5*[.BK12]*(([.BK5]-[.BJ5])/([.BK1]-[.BJ1]))^2" office:value-type="float" office:value="0.0000731312771758514" calcext:value-type="float">
            <text:p>7.31312771758514E-05</text:p>
          </table:table-cell>
          <table:table-cell table:formula="of:=0.5*[.BL12]*(([.BL5]-[.BK5])/([.BL1]-[.BK1]))^2" office:value-type="float" office:value="0.00158703773988688" calcext:value-type="float">
            <text:p>0.001587037739887</text:p>
          </table:table-cell>
          <table:table-cell table:formula="of:=0.5*[.BM12]*(([.BM5]-[.BL5])/([.BM1]-[.BL1]))^2" office:value-type="float" office:value="0.00699151438084207" calcext:value-type="float">
            <text:p>0.006991514380842</text:p>
          </table:table-cell>
          <table:table-cell table:formula="of:=0.5*[.BN12]*(([.BN5]-[.BM5])/([.BN1]-[.BM1]))^2" office:value-type="float" office:value="0.00936557072407557" calcext:value-type="float">
            <text:p>0.009365570724076</text:p>
          </table:table-cell>
          <table:table-cell table:formula="of:=0.5*[.BO12]*(([.BO5]-[.BN5])/([.BO1]-[.BN1]))^2" office:value-type="float" office:value="0.0125434458006961" calcext:value-type="float">
            <text:p>0.012543445800696</text:p>
          </table:table-cell>
          <table:table-cell table:formula="of:=0.5*[.BP12]*(([.BP5]-[.BO5])/([.BP1]-[.BO1]))^2" office:value-type="float" office:value="0.0414563725396332" calcext:value-type="float">
            <text:p>0.041456372539633</text:p>
          </table:table-cell>
          <table:table-cell table:formula="of:=0.5*[.BQ12]*(([.BQ5]-[.BP5])/([.BQ1]-[.BP1]))^2" office:value-type="float" office:value="0.0170893802241224" calcext:value-type="float">
            <text:p>0.017089380224123</text:p>
          </table:table-cell>
          <table:table-cell table:formula="of:=0.5*[.BR12]*(([.BR5]-[.BQ5])/([.BR1]-[.BQ1]))^2" office:value-type="float" office:value="0.040426627254042" calcext:value-type="float">
            <text:p>0.040426627254042</text:p>
          </table:table-cell>
          <table:table-cell table:formula="of:=0.5*[.BS12]*(([.BS5]-[.BR5])/([.BS1]-[.BR1]))^2" office:value-type="float" office:value="0.0141094874979989" calcext:value-type="float">
            <text:p>0.014109487497999</text:p>
          </table:table-cell>
          <table:table-cell table:formula="of:=0.5*[.BT12]*(([.BT5]-[.BS5])/([.BT1]-[.BS1]))^2" office:value-type="float" office:value="0.000801527861958558" calcext:value-type="float">
            <text:p>0.000801527861959</text:p>
          </table:table-cell>
          <table:table-cell table:formula="of:=0.5*[.BU12]*(([.BU5]-[.BT5])/([.BU1]-[.BT1]))^2" office:value-type="float" office:value="0.00139269891497992" calcext:value-type="float">
            <text:p>0.00139269891498</text:p>
          </table:table-cell>
          <table:table-cell table:formula="of:=0.5*[.BV12]*(([.BV5]-[.BU5])/([.BV1]-[.BU1]))^2" office:value-type="float" office:value="0.00412353080788305" calcext:value-type="float">
            <text:p>0.004123530807883</text:p>
          </table:table-cell>
          <table:table-cell table:formula="of:=0.5*[.BW12]*(([.BW5]-[.BV5])/([.BW1]-[.BV1]))^2" office:value-type="float" office:value="0.118252571324676" calcext:value-type="float">
            <text:p>0.118252571324676</text:p>
          </table:table-cell>
          <table:table-cell table:formula="of:=0.5*[.BX12]*(([.BX5]-[.BW5])/([.BX1]-[.BW1]))^2" office:value-type="float" office:value="0.101637579343471" calcext:value-type="float">
            <text:p>0.101637579343471</text:p>
          </table:table-cell>
          <table:table-cell table:formula="of:=0.5*[.BY12]*(([.BY5]-[.BX5])/([.BY1]-[.BX1]))^2" office:value-type="float" office:value="0.0704228021952325" calcext:value-type="float">
            <text:p>0.070422802195233</text:p>
          </table:table-cell>
          <table:table-cell table:formula="of:=0.5*[.BZ12]*(([.BZ5]-[.BY5])/([.BZ1]-[.BY1]))^2" office:value-type="float" office:value="0.0516902511063033" calcext:value-type="float">
            <text:p>0.051690251106303</text:p>
          </table:table-cell>
          <table:table-cell table:formula="of:=0.5*[.CA12]*(([.CA5]-[.BZ5])/([.CA1]-[.BZ1]))^2" office:value-type="float" office:value="0.0373919528924352" calcext:value-type="float">
            <text:p>0.037391952892435</text:p>
          </table:table-cell>
          <table:table-cell table:formula="of:=0.5*[.CB12]*(([.CB5]-[.CA5])/([.CB1]-[.CA1]))^2" office:value-type="float" office:value="0.000232892060723265" calcext:value-type="float">
            <text:p>0.000232892060723</text:p>
          </table:table-cell>
          <table:table-cell table:formula="of:=0.5*[.CC12]*(([.CC5]-[.CB5])/([.CC1]-[.CB1]))^2" office:value-type="float" office:value="0.000303501430558051" calcext:value-type="float">
            <text:p>0.000303501430558</text:p>
          </table:table-cell>
          <table:table-cell table:formula="of:=0.5*[.CD12]*(([.CD5]-[.CC5])/([.CD1]-[.CC1]))^2" office:value-type="float" office:value="0.0018388349421092" calcext:value-type="float">
            <text:p>0.001838834942109</text:p>
          </table:table-cell>
          <table:table-cell table:formula="of:=0.5*[.CE12]*(([.CE5]-[.CD5])/([.CE1]-[.CD1]))^2" office:value-type="float" office:value="0.0115018107417812" calcext:value-type="float">
            <text:p>0.011501810741781</text:p>
          </table:table-cell>
          <table:table-cell table:formula="of:=0.5*[.CF12]*(([.CF5]-[.CE5])/([.CF1]-[.CE1]))^2" office:value-type="float" office:value="0.0260529837238568" calcext:value-type="float">
            <text:p>0.026052983723857</text:p>
          </table:table-cell>
          <table:table-cell table:formula="of:=0.5*[.CG12]*(([.CG5]-[.CF5])/([.CG1]-[.CF1]))^2" office:value-type="float" office:value="0.0101702343039886" calcext:value-type="float">
            <text:p>0.010170234303989</text:p>
          </table:table-cell>
          <table:table-cell table:formula="of:=0.5*[.CH12]*(([.CH5]-[.CG5])/([.CH1]-[.CG1]))^2" office:value-type="float" office:value="0.0775073002646738" calcext:value-type="float">
            <text:p>0.077507300264674</text:p>
          </table:table-cell>
          <table:table-cell table:formula="of:=0.5*[.CI12]*(([.CI5]-[.CH5])/([.CI1]-[.CH1]))^2" office:value-type="float" office:value="0.0693158640769764" calcext:value-type="float">
            <text:p>0.069315864076976</text:p>
          </table:table-cell>
          <table:table-cell table:formula="of:=0.5*[.CJ12]*(([.CJ5]-[.CI5])/([.CJ1]-[.CI1]))^2" office:value-type="float" office:value="0.0201479773401896" calcext:value-type="float">
            <text:p>0.02014797734019</text:p>
          </table:table-cell>
          <table:table-cell table:formula="of:=0.5*[.CK12]*(([.CK5]-[.CJ5])/([.CK1]-[.CJ1]))^2" office:value-type="float" office:value="0.0222058584072842" calcext:value-type="float">
            <text:p>0.022205858407284</text:p>
          </table:table-cell>
          <table:table-cell table:formula="of:=0.5*[.CL12]*(([.CL5]-[.CK5])/([.CL1]-[.CK1]))^2" office:value-type="float" office:value="0.0184617797339338" calcext:value-type="float">
            <text:p>0.018461779733934</text:p>
          </table:table-cell>
          <table:table-cell table:formula="of:=0.5*[.CM12]*(([.CM5]-[.CL5])/([.CM1]-[.CL1]))^2" office:value-type="float" office:value="0.00386751018079098" calcext:value-type="float">
            <text:p>0.003867510180791</text:p>
          </table:table-cell>
          <table:table-cell table:formula="of:=0.5*[.CN12]*(([.CN5]-[.CM5])/([.CN1]-[.CM1]))^2" office:value-type="float" office:value="0.0120763897333808" calcext:value-type="float">
            <text:p>0.012076389733381</text:p>
          </table:table-cell>
          <table:table-cell table:formula="of:=0.5*[.CO12]*(([.CO5]-[.CN5])/([.CO1]-[.CN1]))^2" office:value-type="float" office:value="0.0190860253152668" calcext:value-type="float">
            <text:p>0.019086025315267</text:p>
          </table:table-cell>
          <table:table-cell table:formula="of:=0.5*[.CP12]*(([.CP5]-[.CO5])/([.CP1]-[.CO1]))^2" office:value-type="float" office:value="0.0555464460039117" calcext:value-type="float">
            <text:p>0.055546446003912</text:p>
          </table:table-cell>
          <table:table-cell table:formula="of:=0.5*[.CQ12]*(([.CQ5]-[.CP5])/([.CQ1]-[.CP1]))^2" office:value-type="float" office:value="0.0739203176367293" calcext:value-type="float">
            <text:p>0.073920317636729</text:p>
          </table:table-cell>
          <table:table-cell table:formula="of:=0.5*[.CR12]*(([.CR5]-[.CQ5])/([.CR1]-[.CQ1]))^2" office:value-type="float" office:value="0.0425752571412291" calcext:value-type="float">
            <text:p>0.042575257141229</text:p>
          </table:table-cell>
          <table:table-cell table:formula="of:=0.5*[.CS12]*(([.CS5]-[.CR5])/([.CS1]-[.CR1]))^2" office:value-type="float" office:value="0.000686510295310005" calcext:value-type="float">
            <text:p>0.00068651029531</text:p>
          </table:table-cell>
          <table:table-cell table:formula="of:=0.5*[.CT12]*(([.CT5]-[.CS5])/([.CT1]-[.CS1]))^2" office:value-type="float" office:value="0.0888152345766069" calcext:value-type="float">
            <text:p>0.088815234576607</text:p>
          </table:table-cell>
          <table:table-cell table:formula="of:=0.5*[.CU12]*(([.CU5]-[.CT5])/([.CU1]-[.CT1]))^2" office:value-type="float" office:value="0.0702107726690972" calcext:value-type="float">
            <text:p>0.070210772669097</text:p>
          </table:table-cell>
          <table:table-cell table:formula="of:=0.5*[.CV12]*(([.CV5]-[.CU5])/([.CV1]-[.CU1]))^2" office:value-type="float" office:value="0.0429490326572262" calcext:value-type="float">
            <text:p>0.042949032657226</text:p>
          </table:table-cell>
          <table:table-cell table:formula="of:=0.5*[.CW12]*(([.CW5]-[.CV5])/([.CW1]-[.CV1]))^2" office:value-type="float" office:value="0.0719280198744614" calcext:value-type="float">
            <text:p>0.071928019874461</text:p>
          </table:table-cell>
          <table:table-cell table:formula="of:=0.5*[.CX12]*(([.CX5]-[.CW5])/([.CX1]-[.CW1]))^2" office:value-type="float" office:value="0.00102180917344274" calcext:value-type="float">
            <text:p>0.001021809173443</text:p>
          </table:table-cell>
          <table:table-cell table:formula="of:=0.5*[.CY12]*(([.CY5]-[.CX5])/([.CY1]-[.CX1]))^2" office:value-type="float" office:value="0.000376077818905658" calcext:value-type="float">
            <text:p>0.000376077818906</text:p>
          </table:table-cell>
          <table:table-cell table:formula="of:=0.5*[.CZ12]*(([.CZ5]-[.CY5])/([.CZ1]-[.CY1]))^2" office:value-type="float" office:value="0.000346513370346288" calcext:value-type="float">
            <text:p>0.000346513370346</text:p>
          </table:table-cell>
          <table:table-cell table:formula="of:=0.5*[.DA12]*(([.DA5]-[.CZ5])/([.DA1]-[.CZ1]))^2" office:value-type="float" office:value="0.00413095004291178" calcext:value-type="float">
            <text:p>0.004130950042912</text:p>
          </table:table-cell>
          <table:table-cell table:formula="of:=0.5*[.DB12]*(([.DB5]-[.DA5])/([.DB1]-[.DA1]))^2" office:value-type="float" office:value="0.000915837289981192" calcext:value-type="float">
            <text:p>0.000915837289981</text:p>
          </table:table-cell>
          <table:table-cell table:formula="of:=0.5*[.DC12]*(([.DC5]-[.DB5])/([.DC1]-[.DB1]))^2" office:value-type="float" office:value="0.0370166455053876" calcext:value-type="float">
            <text:p>0.037016645505388</text:p>
          </table:table-cell>
          <table:table-cell table:formula="of:=0.5*[.DD12]*(([.DD5]-[.DC5])/([.DD1]-[.DC1]))^2" office:value-type="float" office:value="0.00051018222132076" calcext:value-type="float">
            <text:p>0.000510182221321</text:p>
          </table:table-cell>
          <table:table-cell table:formula="of:=0.5*[.DE12]*(([.DE5]-[.DD5])/([.DE1]-[.DD1]))^2" office:value-type="float" office:value="0.0140245949501621" calcext:value-type="float">
            <text:p>0.014024594950162</text:p>
          </table:table-cell>
          <table:table-cell table:formula="of:=0.5*[.DF12]*(([.DF5]-[.DE5])/([.DF1]-[.DE1]))^2" office:value-type="float" office:value="0.00148243256452548" calcext:value-type="float">
            <text:p>0.001482432564525</text:p>
          </table:table-cell>
          <table:table-cell table:formula="of:=0.5*[.DG12]*(([.DG5]-[.DF5])/([.DG1]-[.DF1]))^2" office:value-type="float" office:value="0.00184203297299374" calcext:value-type="float">
            <text:p>0.001842032972994</text:p>
          </table:table-cell>
          <table:table-cell table:formula="of:=0.5*[.DH12]*(([.DH5]-[.DG5])/([.DH1]-[.DG1]))^2" office:value-type="float" office:value="0.000994988812258662" calcext:value-type="float">
            <text:p>0.000994988812259</text:p>
          </table:table-cell>
          <table:table-cell table:formula="of:=0.5*[.DI12]*(([.DI5]-[.DH5])/([.DI1]-[.DH1]))^2" office:value-type="float" office:value="0.00000056678019558761" calcext:value-type="float">
            <text:p>5.6678019558761E-07</text:p>
          </table:table-cell>
          <table:table-cell table:formula="of:=0.5*[.DJ12]*(([.DJ5]-[.DI5])/([.DJ1]-[.DI1]))^2" office:value-type="float" office:value="0.0206691482862381" calcext:value-type="float">
            <text:p>0.020669148286238</text:p>
          </table:table-cell>
          <table:table-cell table:formula="of:=0.5*[.DK12]*(([.DK5]-[.DJ5])/([.DK1]-[.DJ1]))^2" office:value-type="float" office:value="0.0122832862273128" calcext:value-type="float">
            <text:p>0.012283286227313</text:p>
          </table:table-cell>
          <table:table-cell table:formula="of:=0.5*[.DL12]*(([.DL5]-[.DK5])/([.DL1]-[.DK1]))^2" office:value-type="float" office:value="0.0110523082485408" calcext:value-type="float">
            <text:p>0.011052308248541</text:p>
          </table:table-cell>
          <table:table-cell table:formula="of:=0.5*[.DM12]*(([.DM5]-[.DL5])/([.DM1]-[.DL1]))^2" office:value-type="float" office:value="0.0000267821964513122" calcext:value-type="float">
            <text:p>2.67821964513122E-05</text:p>
          </table:table-cell>
          <table:table-cell table:formula="of:=0.5*[.DN12]*(([.DN5]-[.DM5])/([.DN1]-[.DM1]))^2" office:value-type="float" office:value="0.00286495677067016" calcext:value-type="float">
            <text:p>0.00286495677067</text:p>
          </table:table-cell>
          <table:table-cell table:formula="of:=0.5*[.DO12]*(([.DO5]-[.DN5])/([.DO1]-[.DN1]))^2" office:value-type="float" office:value="0.022320273388287" calcext:value-type="float">
            <text:p>0.022320273388287</text:p>
          </table:table-cell>
          <table:table-cell table:formula="of:=0.5*[.DP12]*(([.DP5]-[.DO5])/([.DP1]-[.DO1]))^2" office:value-type="float" office:value="0.0583903408103322" calcext:value-type="float">
            <text:p>0.058390340810332</text:p>
          </table:table-cell>
          <table:table-cell table:formula="of:=0.5*[.DQ12]*(([.DQ5]-[.DP5])/([.DQ1]-[.DP1]))^2" office:value-type="float" office:value="0.0426650834932945" calcext:value-type="float">
            <text:p>0.042665083493295</text:p>
          </table:table-cell>
          <table:table-cell table:formula="of:=0.5*[.DR12]*(([.DR5]-[.DQ5])/([.DR1]-[.DQ1]))^2" office:value-type="float" office:value="0.00738337419775637" calcext:value-type="float">
            <text:p>0.007383374197756</text:p>
          </table:table-cell>
          <table:table-cell table:formula="of:=0.5*[.DS12]*(([.DS5]-[.DR5])/([.DS1]-[.DR1]))^2" office:value-type="float" office:value="0.000225414586801052" calcext:value-type="float">
            <text:p>0.000225414586801</text:p>
          </table:table-cell>
          <table:table-cell table:formula="of:=0.5*[.DT12]*(([.DT5]-[.DS5])/([.DT1]-[.DS1]))^2" office:value-type="float" office:value="0.00789034158321665" calcext:value-type="float">
            <text:p>0.007890341583217</text:p>
          </table:table-cell>
          <table:table-cell table:formula="of:=0.5*[.DU12]*(([.DU5]-[.DT5])/([.DU1]-[.DT1]))^2" office:value-type="float" office:value="0.010696208314439" calcext:value-type="float">
            <text:p>0.010696208314439</text:p>
          </table:table-cell>
          <table:table-cell table:formula="of:=0.5*[.DV12]*(([.DV5]-[.DU5])/([.DV1]-[.DU1]))^2" office:value-type="float" office:value="0.0605949914915419" calcext:value-type="float">
            <text:p>0.060594991491542</text:p>
          </table:table-cell>
          <table:table-cell table:formula="of:=0.5*[.DW12]*(([.DW5]-[.DV5])/([.DW1]-[.DV1]))^2" office:value-type="float" office:value="0.0894564009393464" calcext:value-type="float">
            <text:p>0.089456400939346</text:p>
          </table:table-cell>
          <table:table-cell table:formula="of:=0.5*[.DX12]*(([.DX5]-[.DW5])/([.DX1]-[.DW1]))^2" office:value-type="float" office:value="0.0764022639306762" calcext:value-type="float">
            <text:p>0.076402263930676</text:p>
          </table:table-cell>
          <table:table-cell table:formula="of:=0.5*[.DY12]*(([.DY5]-[.DX5])/([.DY1]-[.DX1]))^2" office:value-type="float" office:value="0.0779524031396412" calcext:value-type="float">
            <text:p>0.077952403139641</text:p>
          </table:table-cell>
          <table:table-cell table:formula="of:=0.5*[.DZ12]*(([.DZ5]-[.DY5])/([.DZ1]-[.DY1]))^2" office:value-type="float" office:value="0.000734889956930499" calcext:value-type="float">
            <text:p>0.00073488995693</text:p>
          </table:table-cell>
          <table:table-cell table:formula="of:=0.5*[.EA12]*(([.EA5]-[.DZ5])/([.EA1]-[.DZ1]))^2" office:value-type="float" office:value="0.209146301514147" calcext:value-type="float">
            <text:p>0.209146301514147</text:p>
          </table:table-cell>
          <table:table-cell table:formula="of:=0.5*[.EB12]*(([.EB5]-[.EA5])/([.EB1]-[.EA1]))^2" office:value-type="float" office:value="0.00733661120689483" calcext:value-type="float">
            <text:p>0.007336611206895</text:p>
          </table:table-cell>
          <table:table-cell table:formula="of:=0.5*[.EC12]*(([.EC5]-[.EB5])/([.EC1]-[.EB1]))^2" office:value-type="float" office:value="0.00739885631947314" calcext:value-type="float">
            <text:p>0.007398856319473</text:p>
          </table:table-cell>
          <table:table-cell table:formula="of:=0.5*[.ED12]*(([.ED5]-[.EC5])/([.ED1]-[.EC1]))^2" office:value-type="float" office:value="0.000845618388946514" calcext:value-type="float">
            <text:p>0.000845618388947</text:p>
          </table:table-cell>
          <table:table-cell table:formula="of:=0.5*[.EE12]*(([.EE5]-[.ED5])/([.EE1]-[.ED1]))^2" office:value-type="float" office:value="0.00113752403949685" calcext:value-type="float">
            <text:p>0.001137524039497</text:p>
          </table:table-cell>
          <table:table-cell table:formula="of:=0.5*[.EF12]*(([.EF5]-[.EE5])/([.EF1]-[.EE1]))^2" office:value-type="float" office:value="0.00021100725857592" calcext:value-type="float">
            <text:p>0.000211007258576</text:p>
          </table:table-cell>
          <table:table-cell table:formula="of:=0.5*[.EG12]*(([.EG5]-[.EF5])/([.EG1]-[.EF1]))^2" office:value-type="float" office:value="0.000440554381627884" calcext:value-type="float">
            <text:p>0.000440554381628</text:p>
          </table:table-cell>
          <table:table-cell table:formula="of:=0.5*[.EH12]*(([.EH5]-[.EG5])/([.EH1]-[.EG1]))^2" office:value-type="float" office:value="0.0103098099658332" calcext:value-type="float">
            <text:p>0.010309809965833</text:p>
          </table:table-cell>
          <table:table-cell table:formula="of:=0.5*[.EI12]*(([.EI5]-[.EH5])/([.EI1]-[.EH1]))^2" office:value-type="float" office:value="0.00839010485913133" calcext:value-type="float">
            <text:p>0.008390104859131</text:p>
          </table:table-cell>
          <table:table-cell table:formula="of:=0.5*[.EJ12]*(([.EJ5]-[.EI5])/([.EJ1]-[.EI1]))^2" office:value-type="float" office:value="0.0470566640583754" calcext:value-type="float">
            <text:p>0.047056664058375</text:p>
          </table:table-cell>
          <table:table-cell table:formula="of:=0.5*[.EK12]*(([.EK5]-[.EJ5])/([.EK1]-[.EJ1]))^2" office:value-type="float" office:value="0.0484012153046831" calcext:value-type="float">
            <text:p>0.048401215304683</text:p>
          </table:table-cell>
          <table:table-cell table:formula="of:=0.5*[.EL12]*(([.EL5]-[.EK5])/([.EL1]-[.EK1]))^2" office:value-type="float" office:value="0.0483779396347996" calcext:value-type="float">
            <text:p>0.0483779396348</text:p>
          </table:table-cell>
          <table:table-cell table:formula="of:=0.5*[.EM12]*(([.EM5]-[.EL5])/([.EM1]-[.EL1]))^2" office:value-type="float" office:value="0.000731309451781693" calcext:value-type="float">
            <text:p>0.000731309451782</text:p>
          </table:table-cell>
          <table:table-cell table:formula="of:=0.5*[.EN12]*(([.EN5]-[.EM5])/([.EN1]-[.EM1]))^2" office:value-type="float" office:value="0.000679504090767432" calcext:value-type="float">
            <text:p>0.000679504090767</text:p>
          </table:table-cell>
          <table:table-cell table:formula="of:=0.5*[.EO12]*(([.EO5]-[.EN5])/([.EO1]-[.EN1]))^2" office:value-type="float" office:value="0.00836883531012491" calcext:value-type="float">
            <text:p>0.008368835310125</text:p>
          </table:table-cell>
          <table:table-cell table:formula="of:=0.5*[.EP12]*(([.EP5]-[.EO5])/([.EP1]-[.EO1]))^2" office:value-type="float" office:value="0.00220621429048996" calcext:value-type="float">
            <text:p>0.00220621429049</text:p>
          </table:table-cell>
          <table:table-cell table:formula="of:=0.5*[.EQ12]*(([.EQ5]-[.EP5])/([.EQ1]-[.EP1]))^2" office:value-type="float" office:value="0.00110814083574908" calcext:value-type="float">
            <text:p>0.001108140835749</text:p>
          </table:table-cell>
          <table:table-cell table:formula="of:=0.5*[.ER12]*(([.ER5]-[.EQ5])/([.ER1]-[.EQ1]))^2" office:value-type="float" office:value="0.00486816905487843" calcext:value-type="float">
            <text:p>0.004868169054878</text:p>
          </table:table-cell>
          <table:table-cell table:formula="of:=0.5*[.ES12]*(([.ES5]-[.ER5])/([.ES1]-[.ER1]))^2" office:value-type="float" office:value="0.00181231892924484" calcext:value-type="float">
            <text:p>0.001812318929245</text:p>
          </table:table-cell>
          <table:table-cell table:formula="of:=0.5*[.ET12]*(([.ET5]-[.ES5])/([.ET1]-[.ES1]))^2" office:value-type="float" office:value="0.00426707567965833" calcext:value-type="float">
            <text:p>0.004267075679658</text:p>
          </table:table-cell>
          <table:table-cell table:formula="of:=0.5*[.EU12]*(([.EU5]-[.ET5])/([.EU1]-[.ET1]))^2" office:value-type="float" office:value="0.0471187806370458" calcext:value-type="float">
            <text:p>0.047118780637046</text:p>
          </table:table-cell>
          <table:table-cell table:formula="of:=0.5*[.EV12]*(([.EV5]-[.EU5])/([.EV1]-[.EU1]))^2" office:value-type="float" office:value="0.0015170123386465" calcext:value-type="float">
            <text:p>0.001517012338647</text:p>
          </table:table-cell>
          <table:table-cell table:formula="of:=0.5*[.EW12]*(([.EW5]-[.EV5])/([.EW1]-[.EV1]))^2" office:value-type="float" office:value="0.000613123322494519" calcext:value-type="float">
            <text:p>0.000613123322495</text:p>
          </table:table-cell>
          <table:table-cell table:formula="of:=0.5*[.EX12]*(([.EX5]-[.EW5])/([.EX1]-[.EW1]))^2" office:value-type="float" office:value="0.0330062580737249" calcext:value-type="float">
            <text:p>0.033006258073725</text:p>
          </table:table-cell>
          <table:table-cell table:formula="of:=0.5*[.EY12]*(([.EY5]-[.EX5])/([.EY1]-[.EX1]))^2" office:value-type="float" office:value="0.000808533377424244" calcext:value-type="float">
            <text:p>0.000808533377424</text:p>
          </table:table-cell>
          <table:table-cell table:formula="of:=0.5*[.EZ12]*(([.EZ5]-[.EY5])/([.EZ1]-[.EY1]))^2" office:value-type="float" office:value="0.0260561904397731" calcext:value-type="float">
            <text:p>0.026056190439773</text:p>
          </table:table-cell>
          <table:table-cell table:formula="of:=0.5*[.FA12]*(([.FA5]-[.EZ5])/([.FA1]-[.EZ1]))^2" office:value-type="float" office:value="0.0202483314453519" calcext:value-type="float">
            <text:p>0.020248331445352</text:p>
          </table:table-cell>
          <table:table-cell table:formula="of:=0.5*[.FB12]*(([.FB5]-[.FA5])/([.FB1]-[.FA1]))^2" office:value-type="float" office:value="0.00456178032765828" calcext:value-type="float">
            <text:p>0.004561780327658</text:p>
          </table:table-cell>
          <table:table-cell table:formula="of:=0.5*[.FC12]*(([.FC5]-[.FB5])/([.FC1]-[.FB1]))^2" office:value-type="float" office:value="0.0620025442433791" calcext:value-type="float">
            <text:p>0.062002544243379</text:p>
          </table:table-cell>
          <table:table-cell table:formula="of:=0.5*[.FD12]*(([.FD5]-[.FC5])/([.FD1]-[.FC1]))^2" office:value-type="float" office:value="0.00559456040411847" calcext:value-type="float">
            <text:p>0.005594560404118</text:p>
          </table:table-cell>
          <table:table-cell table:formula="of:=0.5*[.FE12]*(([.FE5]-[.FD5])/([.FE1]-[.FD1]))^2" office:value-type="float" office:value="0.0386576726049957" calcext:value-type="float">
            <text:p>0.038657672604996</text:p>
          </table:table-cell>
          <table:table-cell table:formula="of:=0.5*[.FF12]*(([.FF5]-[.FE5])/([.FF1]-[.FE1]))^2" office:value-type="float" office:value="0.0134018936099367" calcext:value-type="float">
            <text:p>0.013401893609937</text:p>
          </table:table-cell>
          <table:table-cell table:formula="of:=0.5*[.FG12]*(([.FG5]-[.FF5])/([.FG1]-[.FF1]))^2" office:value-type="float" office:value="0.000455516643353753" calcext:value-type="float">
            <text:p>0.000455516643354</text:p>
          </table:table-cell>
          <table:table-cell table:formula="of:=0.5*[.FH12]*(([.FH5]-[.FG5])/([.FH1]-[.FG1]))^2" office:value-type="float" office:value="0.000477633692362803" calcext:value-type="float">
            <text:p>0.000477633692363</text:p>
          </table:table-cell>
          <table:table-cell table:formula="of:=0.5*[.FI12]*(([.FI5]-[.FH5])/([.FI1]-[.FH1]))^2" office:value-type="float" office:value="0.0763220565017422" calcext:value-type="float">
            <text:p>0.076322056501742</text:p>
          </table:table-cell>
          <table:table-cell table:formula="of:=0.5*[.FJ12]*(([.FJ5]-[.FI5])/([.FJ1]-[.FI1]))^2" office:value-type="float" office:value="0.0168448665677245" calcext:value-type="float">
            <text:p>0.016844866567725</text:p>
          </table:table-cell>
          <table:table-cell table:formula="of:=0.5*[.FK12]*(([.FK5]-[.FJ5])/([.FK1]-[.FJ1]))^2" office:value-type="float" office:value="0.0635105856667343" calcext:value-type="float">
            <text:p>0.063510585666734</text:p>
          </table:table-cell>
          <table:table-cell table:formula="of:=0.5*[.FL12]*(([.FL5]-[.FK5])/([.FL1]-[.FK1]))^2" office:value-type="float" office:value="0.0712335640735841" calcext:value-type="float">
            <text:p>0.071233564073584</text:p>
          </table:table-cell>
          <table:table-cell table:formula="of:=0.5*[.FM12]*(([.FM5]-[.FL5])/([.FM1]-[.FL1]))^2" office:value-type="float" office:value="0.111765808697028" calcext:value-type="float">
            <text:p>0.111765808697028</text:p>
          </table:table-cell>
          <table:table-cell table:formula="of:=0.5*[.FN12]*(([.FN5]-[.FM5])/([.FN1]-[.FM1]))^2" office:value-type="float" office:value="0.117290444073382" calcext:value-type="float">
            <text:p>0.117290444073382</text:p>
          </table:table-cell>
          <table:table-cell table:formula="of:=0.5*[.FO12]*(([.FO5]-[.FN5])/([.FO1]-[.FN1]))^2" office:value-type="float" office:value="0.0717810907440413" calcext:value-type="float">
            <text:p>0.071781090744041</text:p>
          </table:table-cell>
          <table:table-cell table:formula="of:=0.5*[.FP12]*(([.FP5]-[.FO5])/([.FP1]-[.FO1]))^2" office:value-type="float" office:value="0.0137989714845856" calcext:value-type="float">
            <text:p>0.013798971484586</text:p>
          </table:table-cell>
          <table:table-cell table:formula="of:=0.5*[.FQ12]*(([.FQ5]-[.FP5])/([.FQ1]-[.FP1]))^2" office:value-type="float" office:value="0.00357065105060061" calcext:value-type="float">
            <text:p>0.003570651050601</text:p>
          </table:table-cell>
          <table:table-cell table:formula="of:=0.5*[.FR12]*(([.FR5]-[.FQ5])/([.FR1]-[.FQ1]))^2" office:value-type="float" office:value="0.00457334406650194" calcext:value-type="float">
            <text:p>0.004573344066502</text:p>
          </table:table-cell>
          <table:table-cell table:formula="of:=0.5*[.FS12]*(([.FS5]-[.FR5])/([.FS1]-[.FR1]))^2" office:value-type="float" office:value="0.000308104553397197" calcext:value-type="float">
            <text:p>0.000308104553397</text:p>
          </table:table-cell>
          <table:table-cell table:formula="of:=0.5*[.FT12]*(([.FT5]-[.FS5])/([.FT1]-[.FS1]))^2" office:value-type="float" office:value="0.000000112023700179131" calcext:value-type="float">
            <text:p>1.12023700179131E-07</text:p>
          </table:table-cell>
          <table:table-cell table:formula="of:=0.5*[.FU12]*(([.FU5]-[.FT5])/([.FU1]-[.FT1]))^2" office:value-type="float" office:value="0.00289532467825284" calcext:value-type="float">
            <text:p>0.002895324678253</text:p>
          </table:table-cell>
          <table:table-cell table:formula="of:=0.5*[.FV12]*(([.FV5]-[.FU5])/([.FV1]-[.FU1]))^2" office:value-type="float" office:value="0.000019766826466147" calcext:value-type="float">
            <text:p>1.9766826466147E-05</text:p>
          </table:table-cell>
          <table:table-cell table:formula="of:=0.5*[.FW12]*(([.FW5]-[.FV5])/([.FW1]-[.FV1]))^2" office:value-type="float" office:value="0.00653893355481352" calcext:value-type="float">
            <text:p>0.006538933554814</text:p>
          </table:table-cell>
          <table:table-cell table:formula="of:=0.5*[.FX12]*(([.FX5]-[.FW5])/([.FX1]-[.FW1]))^2" office:value-type="float" office:value="0.00705922518350384" calcext:value-type="float">
            <text:p>0.007059225183504</text:p>
          </table:table-cell>
          <table:table-cell table:formula="of:=0.5*[.FY12]*(([.FY5]-[.FX5])/([.FY1]-[.FX1]))^2" office:value-type="float" office:value="0.0000329183508443145" calcext:value-type="float">
            <text:p>3.29183508443145E-05</text:p>
          </table:table-cell>
          <table:table-cell table:formula="of:=0.5*[.FZ12]*(([.FZ5]-[.FY5])/([.FZ1]-[.FY1]))^2" office:value-type="float" office:value="0.00000506754106262777" calcext:value-type="float">
            <text:p>5.06754106262777E-06</text:p>
          </table:table-cell>
          <table:table-cell table:formula="of:=0.5*[.GA12]*(([.GA5]-[.FZ5])/([.GA1]-[.FZ1]))^2" office:value-type="float" office:value="0.000389791037619978" calcext:value-type="float">
            <text:p>0.00038979103762</text:p>
          </table:table-cell>
          <table:table-cell table:formula="of:=0.5*[.GB12]*(([.GB5]-[.GA5])/([.GB1]-[.GA1]))^2" office:value-type="float" office:value="0.0013186683383877" calcext:value-type="float">
            <text:p>0.001318668338388</text:p>
          </table:table-cell>
          <table:table-cell table:formula="of:=0.5*[.GC12]*(([.GC5]-[.GB5])/([.GC1]-[.GB1]))^2" office:value-type="float" office:value="0.00292683666219134" calcext:value-type="float">
            <text:p>0.002926836662191</text:p>
          </table:table-cell>
          <table:table-cell table:formula="of:=0.5*[.GD12]*(([.GD5]-[.GC5])/([.GD1]-[.GC1]))^2" office:value-type="float" office:value="0.00515515103069986" calcext:value-type="float">
            <text:p>0.0051551510307</text:p>
          </table:table-cell>
          <table:table-cell table:formula="of:=0.5*[.GE12]*(([.GE5]-[.GD5])/([.GE1]-[.GD1]))^2" office:value-type="float" office:value="0.00528603394171721" calcext:value-type="float">
            <text:p>0.005286033941717</text:p>
          </table:table-cell>
          <table:table-cell table:formula="of:=0.5*[.GF12]*(([.GF5]-[.GE5])/([.GF1]-[.GE1]))^2" office:value-type="float" office:value="0.00297341842796615" calcext:value-type="float">
            <text:p>0.002973418427966</text:p>
          </table:table-cell>
          <table:table-cell table:formula="of:=0.5*[.GG12]*(([.GG5]-[.GF5])/([.GG1]-[.GF1]))^2" office:value-type="float" office:value="0.000630525762899717" calcext:value-type="float">
            <text:p>0.0006305257629</text:p>
          </table:table-cell>
          <table:table-cell table:formula="of:=0.5*[.GH12]*(([.GH5]-[.GG5])/([.GH1]-[.GG1]))^2" office:value-type="float" office:value="0.00228211864852664" calcext:value-type="float">
            <text:p>0.002282118648527</text:p>
          </table:table-cell>
          <table:table-cell table:formula="of:=0.5*[.GI12]*(([.GI5]-[.GH5])/([.GI1]-[.GH1]))^2" office:value-type="float" office:value="0.00551626378871837" calcext:value-type="float">
            <text:p>0.005516263788718</text:p>
          </table:table-cell>
          <table:table-cell table:formula="of:=0.5*[.GJ12]*(([.GJ5]-[.GI5])/([.GJ1]-[.GI1]))^2" office:value-type="float" office:value="0.000385899026222523" calcext:value-type="float">
            <text:p>0.000385899026223</text:p>
          </table:table-cell>
          <table:table-cell table:formula="of:=0.5*[.GK12]*(([.GK5]-[.GJ5])/([.GK1]-[.GJ1]))^2" office:value-type="float" office:value="0.00967226000095476" calcext:value-type="float">
            <text:p>0.009672260000955</text:p>
          </table:table-cell>
          <table:table-cell table:formula="of:=0.5*[.GL12]*(([.GL5]-[.GK5])/([.GL1]-[.GK1]))^2" office:value-type="float" office:value="0.0791593460695288" calcext:value-type="float">
            <text:p>0.079159346069529</text:p>
          </table:table-cell>
          <table:table-cell table:formula="of:=0.5*[.GM12]*(([.GM5]-[.GL5])/([.GM1]-[.GL1]))^2" office:value-type="float" office:value="0.000807017229924746" calcext:value-type="float">
            <text:p>0.000807017229925</text:p>
          </table:table-cell>
          <table:table-cell table:formula="of:=0.5*[.GN12]*(([.GN5]-[.GM5])/([.GN1]-[.GM1]))^2" office:value-type="float" office:value="0.00351879942682289" calcext:value-type="float">
            <text:p>0.003518799426823</text:p>
          </table:table-cell>
          <table:table-cell table:formula="of:=0.5*[.GO12]*(([.GO5]-[.GN5])/([.GO1]-[.GN1]))^2" office:value-type="float" office:value="0.00717960946815494" calcext:value-type="float">
            <text:p>0.007179609468155</text:p>
          </table:table-cell>
          <table:table-cell table:formula="of:=0.5*[.GP12]*(([.GP5]-[.GO5])/([.GP1]-[.GO1]))^2" office:value-type="float" office:value="0.00365037640837423" calcext:value-type="float">
            <text:p>0.003650376408374</text:p>
          </table:table-cell>
          <table:table-cell table:formula="of:=0.5*[.GQ12]*(([.GQ5]-[.GP5])/([.GQ1]-[.GP1]))^2" office:value-type="float" office:value="0.00715942308149359" calcext:value-type="float">
            <text:p>0.007159423081494</text:p>
          </table:table-cell>
          <table:table-cell table:formula="of:=0.5*[.GR12]*(([.GR5]-[.GQ5])/([.GR1]-[.GQ1]))^2" office:value-type="float" office:value="0.0114220873995784" calcext:value-type="float">
            <text:p>0.011422087399578</text:p>
          </table:table-cell>
          <table:table-cell table:formula="of:=0.5*[.GS12]*(([.GS5]-[.GR5])/([.GS1]-[.GR1]))^2" office:value-type="float" office:value="0.0167744047443523" calcext:value-type="float">
            <text:p>0.016774404744352</text:p>
          </table:table-cell>
          <table:table-cell table:formula="of:=0.5*[.GT12]*(([.GT5]-[.GS5])/([.GT1]-[.GS1]))^2" office:value-type="float" office:value="0.0102600896789285" calcext:value-type="float">
            <text:p>0.010260089678929</text:p>
          </table:table-cell>
          <table:table-cell table:formula="of:=0.5*[.GU12]*(([.GU5]-[.GT5])/([.GU1]-[.GT1]))^2" office:value-type="float" office:value="0.0147425550886249" calcext:value-type="float">
            <text:p>0.014742555088625</text:p>
          </table:table-cell>
          <table:table-cell table:formula="of:=0.5*[.GV12]*(([.GV5]-[.GU5])/([.GV1]-[.GU1]))^2" office:value-type="float" office:value="0.00494094268789408" calcext:value-type="float">
            <text:p>0.004940942687894</text:p>
          </table:table-cell>
          <table:table-cell table:formula="of:=0.5*[.GW12]*(([.GW5]-[.GV5])/([.GW1]-[.GV1]))^2" office:value-type="float" office:value="0.000657182121510463" calcext:value-type="float">
            <text:p>0.00065718212151</text:p>
          </table:table-cell>
          <table:table-cell table:formula="of:=0.5*[.GX12]*(([.GX5]-[.GW5])/([.GX1]-[.GW1]))^2" office:value-type="float" office:value="0.0192503066714088" calcext:value-type="float">
            <text:p>0.019250306671409</text:p>
          </table:table-cell>
          <table:table-cell table:formula="of:=0.5*[.GY12]*(([.GY5]-[.GX5])/([.GY1]-[.GX1]))^2" office:value-type="float" office:value="0.0762446043321922" calcext:value-type="float">
            <text:p>0.076244604332192</text:p>
          </table:table-cell>
          <table:table-cell table:formula="of:=0.5*[.GZ12]*(([.GZ5]-[.GY5])/([.GZ1]-[.GY1]))^2" office:value-type="float" office:value="0.0331839299385789" calcext:value-type="float">
            <text:p>0.033183929938579</text:p>
          </table:table-cell>
          <table:table-cell table:formula="of:=0.5*[.HA12]*(([.HA5]-[.GZ5])/([.HA1]-[.GZ1]))^2" office:value-type="float" office:value="0.182532029101429" calcext:value-type="float">
            <text:p>0.182532029101429</text:p>
          </table:table-cell>
          <table:table-cell table:formula="of:=0.5*[.HB12]*(([.HB5]-[.HA5])/([.HB1]-[.HA1]))^2" office:value-type="float" office:value="0.00835847337396794" calcext:value-type="float">
            <text:p>0.008358473373968</text:p>
          </table:table-cell>
          <table:table-cell table:formula="of:=0.5*[.HC12]*(([.HC5]-[.HB5])/([.HC1]-[.HB1]))^2" office:value-type="float" office:value="0.00740869057882282" calcext:value-type="float">
            <text:p>0.007408690578823</text:p>
          </table:table-cell>
          <table:table-cell table:formula="of:=0.5*[.HD12]*(([.HD5]-[.HC5])/([.HD1]-[.HC1]))^2" office:value-type="float" office:value="0.00189811353334011" calcext:value-type="float">
            <text:p>0.00189811353334</text:p>
          </table:table-cell>
          <table:table-cell table:formula="of:=0.5*[.HE12]*(([.HE5]-[.HD5])/([.HE1]-[.HD1]))^2" office:value-type="float" office:value="0.00303709794466585" calcext:value-type="float">
            <text:p>0.003037097944666</text:p>
          </table:table-cell>
          <table:table-cell table:formula="of:=0.5*[.HF12]*(([.HF5]-[.HE5])/([.HF1]-[.HE1]))^2" office:value-type="float" office:value="0.00106428275275592" calcext:value-type="float">
            <text:p>0.001064282752756</text:p>
          </table:table-cell>
          <table:table-cell table:formula="of:=0.5*[.HG12]*(([.HG5]-[.HF5])/([.HG1]-[.HF1]))^2" office:value-type="float" office:value="0.000105876222883544" calcext:value-type="float">
            <text:p>0.000105876222884</text:p>
          </table:table-cell>
          <table:table-cell table:formula="of:=0.5*[.HH12]*(([.HH5]-[.HG5])/([.HH1]-[.HG1]))^2" office:value-type="float" office:value="0.0169300184741423" calcext:value-type="float">
            <text:p>0.016930018474142</text:p>
          </table:table-cell>
          <table:table-cell table:formula="of:=0.5*[.HI12]*(([.HI5]-[.HH5])/([.HI1]-[.HH1]))^2" office:value-type="float" office:value="0.000465408596704869" calcext:value-type="float">
            <text:p>0.000465408596705</text:p>
          </table:table-cell>
          <table:table-cell table:formula="of:=0.5*[.HJ12]*(([.HJ5]-[.HI5])/([.HJ1]-[.HI1]))^2" office:value-type="float" office:value="0.0369370651626736" calcext:value-type="float">
            <text:p>0.036937065162674</text:p>
          </table:table-cell>
          <table:table-cell table:formula="of:=0.5*[.HK12]*(([.HK5]-[.HJ5])/([.HK1]-[.HJ1]))^2" office:value-type="float" office:value="0.00769071243379035" calcext:value-type="float">
            <text:p>0.00769071243379</text:p>
          </table:table-cell>
          <table:table-cell table:formula="of:=0.5*[.HL12]*(([.HL5]-[.HK5])/([.HL1]-[.HK1]))^2" office:value-type="float" office:value="0.120222530966803" calcext:value-type="float">
            <text:p>0.120222530966803</text:p>
          </table:table-cell>
          <table:table-cell table:formula="of:=0.5*[.HM12]*(([.HM5]-[.HL5])/([.HM1]-[.HL1]))^2" office:value-type="float" office:value="0.0155840175649154" calcext:value-type="float">
            <text:p>0.015584017564915</text:p>
          </table:table-cell>
          <table:table-cell table:formula="of:=0.5*[.HN12]*(([.HN5]-[.HM5])/([.HN1]-[.HM1]))^2" office:value-type="float" office:value="0.0161512735634167" calcext:value-type="float">
            <text:p>0.016151273563417</text:p>
          </table:table-cell>
          <table:table-cell table:formula="of:=0.5*[.HO12]*(([.HO5]-[.HN5])/([.HO1]-[.HN1]))^2" office:value-type="float" office:value="0.00539390048853334" calcext:value-type="float">
            <text:p>0.005393900488533</text:p>
          </table:table-cell>
          <table:table-cell table:formula="of:=0.5*[.HP12]*(([.HP5]-[.HO5])/([.HP1]-[.HO1]))^2" office:value-type="float" office:value="0.00780083178662006" calcext:value-type="float">
            <text:p>0.00780083178662</text:p>
          </table:table-cell>
          <table:table-cell table:formula="of:=0.5*[.HQ12]*(([.HQ5]-[.HP5])/([.HQ1]-[.HP1]))^2" office:value-type="float" office:value="0.00372095827514579" calcext:value-type="float">
            <text:p>0.003720958275146</text:p>
          </table:table-cell>
          <table:table-cell table:formula="of:=0.5*[.HR12]*(([.HR5]-[.HQ5])/([.HR1]-[.HQ1]))^2" office:value-type="float" office:value="0.000108551332975035" calcext:value-type="float">
            <text:p>0.000108551332975</text:p>
          </table:table-cell>
          <table:table-cell table:formula="of:=0.5*[.HS12]*(([.HS5]-[.HR5])/([.HS1]-[.HR1]))^2" office:value-type="float" office:value="0.00232087839555111" calcext:value-type="float">
            <text:p>0.002320878395551</text:p>
          </table:table-cell>
          <table:table-cell table:formula="of:=0.5*[.HT12]*(([.HT5]-[.HS5])/([.HT1]-[.HS1]))^2" office:value-type="float" office:value="0.0858599880337109" calcext:value-type="float">
            <text:p>0.085859988033711</text:p>
          </table:table-cell>
          <table:table-cell table:formula="of:=0.5*[.HU12]*(([.HU5]-[.HT5])/([.HU1]-[.HT1]))^2" office:value-type="float" office:value="0.000481591209314318" calcext:value-type="float">
            <text:p>0.000481591209314</text:p>
          </table:table-cell>
          <table:table-cell table:formula="of:=0.5*[.HV12]*(([.HV5]-[.HU5])/([.HV1]-[.HU1]))^2" office:value-type="float" office:value="0.00443599833341628" calcext:value-type="float">
            <text:p>0.004435998333416</text:p>
          </table:table-cell>
          <table:table-cell table:formula="of:=0.5*[.HW12]*(([.HW5]-[.HV5])/([.HW1]-[.HV1]))^2" office:value-type="float" office:value="0.0118085138930486" calcext:value-type="float">
            <text:p>0.011808513893049</text:p>
          </table:table-cell>
          <table:table-cell table:formula="of:=0.5*[.HX12]*(([.HX5]-[.HW5])/([.HX1]-[.HW1]))^2" office:value-type="float" office:value="0.00834357261296874" calcext:value-type="float">
            <text:p>0.008343572612969</text:p>
          </table:table-cell>
          <table:table-cell table:formula="of:=0.5*[.HY12]*(([.HY5]-[.HX5])/([.HY1]-[.HX1]))^2" office:value-type="float" office:value="0.0166572995027439" calcext:value-type="float">
            <text:p>0.016657299502744</text:p>
          </table:table-cell>
          <table:table-cell table:formula="of:=0.5*[.HZ12]*(([.HZ5]-[.HY5])/([.HZ1]-[.HY1]))^2" office:value-type="float" office:value="0.0111209966880372" calcext:value-type="float">
            <text:p>0.011120996688037</text:p>
          </table:table-cell>
          <table:table-cell table:formula="of:=0.5*[.IA12]*(([.IA5]-[.HZ5])/([.IA1]-[.HZ1]))^2" office:value-type="float" office:value="0.0187490282281218" calcext:value-type="float">
            <text:p>0.018749028228122</text:p>
          </table:table-cell>
          <table:table-cell table:formula="of:=0.5*[.IB12]*(([.IB5]-[.IA5])/([.IB1]-[.IA1]))^2" office:value-type="float" office:value="0.00460945900439589" calcext:value-type="float">
            <text:p>0.004609459004396</text:p>
          </table:table-cell>
          <table:table-cell table:formula="of:=0.5*[.IC12]*(([.IC5]-[.IB5])/([.IC1]-[.IB1]))^2" office:value-type="float" office:value="0.0601013249203616" calcext:value-type="float">
            <text:p>0.060101324920362</text:p>
          </table:table-cell>
          <table:table-cell table:formula="of:=0.5*[.ID12]*(([.ID5]-[.IC5])/([.ID1]-[.IC1]))^2" office:value-type="float" office:value="0.0550379012731533" calcext:value-type="float">
            <text:p>0.055037901273153</text:p>
          </table:table-cell>
          <table:table-cell table:formula="of:=0.5*[.IE12]*(([.IE5]-[.ID5])/([.IE1]-[.ID1]))^2" office:value-type="float" office:value="0.0226761822600282" calcext:value-type="float">
            <text:p>0.022676182260028</text:p>
          </table:table-cell>
          <table:table-cell table:formula="of:=0.5*[.IF12]*(([.IF5]-[.IE5])/([.IF1]-[.IE1]))^2" office:value-type="float" office:value="0.00241266974895284" calcext:value-type="float">
            <text:p>0.002412669748953</text:p>
          </table:table-cell>
          <table:table-cell table:formula="of:=0.5*[.IG12]*(([.IG5]-[.IF5])/([.IG1]-[.IF1]))^2" office:value-type="float" office:value="0.00116264119214333" calcext:value-type="float">
            <text:p>0.001162641192143</text:p>
          </table:table-cell>
          <table:table-cell table:formula="of:=0.5*[.IH12]*(([.IH5]-[.IG5])/([.IH1]-[.IG1]))^2" office:value-type="float" office:value="0.102236314197676" calcext:value-type="float">
            <text:p>0.102236314197676</text:p>
          </table:table-cell>
          <table:table-cell table:formula="of:=0.5*[.II12]*(([.II5]-[.IH5])/([.II1]-[.IH1]))^2" office:value-type="float" office:value="0.0184611025779516" calcext:value-type="float">
            <text:p>0.018461102577952</text:p>
          </table:table-cell>
          <table:table-cell table:formula="of:=0.5*[.IJ12]*(([.IJ5]-[.II5])/([.IJ1]-[.II1]))^2" office:value-type="float" office:value="0.0000189020445182137" calcext:value-type="float">
            <text:p>1.89020445182137E-05</text:p>
          </table:table-cell>
          <table:table-cell table:formula="of:=0.5*[.IK12]*(([.IK5]-[.IJ5])/([.IK1]-[.IJ1]))^2" office:value-type="float" office:value="0.0311257372331253" calcext:value-type="float">
            <text:p>0.031125737233125</text:p>
          </table:table-cell>
          <table:table-cell table:formula="of:=0.5*[.IL12]*(([.IL5]-[.IK5])/([.IL1]-[.IK1]))^2" office:value-type="float" office:value="0.065805684849921" calcext:value-type="float">
            <text:p>0.065805684849921</text:p>
          </table:table-cell>
          <table:table-cell table:formula="of:=0.5*[.IM12]*(([.IM5]-[.IL5])/([.IM1]-[.IL1]))^2" office:value-type="float" office:value="0.104680105912264" calcext:value-type="float">
            <text:p>0.104680105912264</text:p>
          </table:table-cell>
          <table:table-cell table:formula="of:=0.5*[.IN12]*(([.IN5]-[.IM5])/([.IN1]-[.IM1]))^2" office:value-type="float" office:value="0.000483766256881433" calcext:value-type="float">
            <text:p>0.000483766256881</text:p>
          </table:table-cell>
          <table:table-cell table:formula="of:=0.5*[.IO12]*(([.IO5]-[.IN5])/([.IO1]-[.IN1]))^2" office:value-type="float" office:value="0.0170215095273143" calcext:value-type="float">
            <text:p>0.017021509527314</text:p>
          </table:table-cell>
          <table:table-cell table:formula="of:=0.5*[.IP12]*(([.IP5]-[.IO5])/([.IP1]-[.IO1]))^2" office:value-type="float" office:value="0.00286711261277905" calcext:value-type="float">
            <text:p>0.002867112612779</text:p>
          </table:table-cell>
          <table:table-cell table:formula="of:=0.5*[.IQ12]*(([.IQ5]-[.IP5])/([.IQ1]-[.IP1]))^2" office:value-type="float" office:value="0.000134916155107874" calcext:value-type="float">
            <text:p>0.000134916155108</text:p>
          </table:table-cell>
          <table:table-cell table:formula="of:=0.5*[.IR12]*(([.IR5]-[.IQ5])/([.IR1]-[.IQ1]))^2" office:value-type="float" office:value="0.000246167129294861" calcext:value-type="float">
            <text:p>0.000246167129295</text:p>
          </table:table-cell>
          <table:table-cell table:formula="of:=0.5*[.IS12]*(([.IS5]-[.IR5])/([.IS1]-[.IR1]))^2" office:value-type="float" office:value="0.000450154172836685" calcext:value-type="float">
            <text:p>0.000450154172837</text:p>
          </table:table-cell>
          <table:table-cell table:formula="of:=0.5*[.IT12]*(([.IT5]-[.IS5])/([.IT1]-[.IS1]))^2" office:value-type="float" office:value="0.00150703348550832" calcext:value-type="float">
            <text:p>0.001507033485508</text:p>
          </table:table-cell>
          <table:table-cell table:formula="of:=0.5*[.IU12]*(([.IU5]-[.IT5])/([.IU1]-[.IT1]))^2" office:value-type="float" office:value="0.000462755394637587" calcext:value-type="float">
            <text:p>0.000462755394638</text:p>
          </table:table-cell>
          <table:table-cell table:formula="of:=0.5*[.IV12]*(([.IV5]-[.IU5])/([.IV1]-[.IU1]))^2" office:value-type="float" office:value="0.00482554529753388" calcext:value-type="float">
            <text:p>0.004825545297534</text:p>
          </table:table-cell>
          <table:table-cell table:formula="of:=0.5*[.IW12]*(([.IW5]-[.IV5])/([.IW1]-[.IV1]))^2" office:value-type="float" office:value="0.00860057950869661" calcext:value-type="float">
            <text:p>0.008600579508697</text:p>
          </table:table-cell>
          <table:table-cell table:formula="of:=0.5*[.IX12]*(([.IX5]-[.IW5])/([.IX1]-[.IW1]))^2" office:value-type="float" office:value="0.0000626888073111646" calcext:value-type="float">
            <text:p>6.26888073111646E-05</text:p>
          </table:table-cell>
          <table:table-cell table:formula="of:=0.5*[.IY12]*(([.IY5]-[.IX5])/([.IY1]-[.IX1]))^2" office:value-type="float" office:value="0.000530221413780441" calcext:value-type="float">
            <text:p>0.00053022141378</text:p>
          </table:table-cell>
          <table:table-cell table:formula="of:=0.5*[.IZ12]*(([.IZ5]-[.IY5])/([.IZ1]-[.IY1]))^2" office:value-type="float" office:value="0.00199055370723414" calcext:value-type="float">
            <text:p>0.001990553707234</text:p>
          </table:table-cell>
          <table:table-cell table:formula="of:=0.5*[.JA12]*(([.JA5]-[.IZ5])/([.JA1]-[.IZ1]))^2" office:value-type="float" office:value="0.000487125931556649" calcext:value-type="float">
            <text:p>0.000487125931557</text:p>
          </table:table-cell>
          <table:table-cell table:formula="of:=0.5*[.JB12]*(([.JB5]-[.JA5])/([.JB1]-[.JA1]))^2" office:value-type="float" office:value="0.00192345672454639" calcext:value-type="float">
            <text:p>0.001923456724546</text:p>
          </table:table-cell>
          <table:table-cell table:formula="of:=0.5*[.JC12]*(([.JC5]-[.JB5])/([.JC1]-[.JB1]))^2" office:value-type="float" office:value="0.00326502012085525" calcext:value-type="float">
            <text:p>0.003265020120855</text:p>
          </table:table-cell>
          <table:table-cell table:formula="of:=0.5*[.JD12]*(([.JD5]-[.JC5])/([.JD1]-[.JC1]))^2" office:value-type="float" office:value="0.00117912027744409" calcext:value-type="float">
            <text:p>0.001179120277444</text:p>
          </table:table-cell>
          <table:table-cell table:formula="of:=0.5*[.JE12]*(([.JE5]-[.JD5])/([.JE1]-[.JD1]))^2" office:value-type="float" office:value="0.00341632529334943" calcext:value-type="float">
            <text:p>0.003416325293349</text:p>
          </table:table-cell>
          <table:table-cell table:formula="of:=0.5*[.JF12]*(([.JF5]-[.JE5])/([.JF1]-[.JE1]))^2" office:value-type="float" office:value="0.00899525098387288" calcext:value-type="float">
            <text:p>0.008995250983873</text:p>
          </table:table-cell>
          <table:table-cell table:formula="of:=0.5*[.JG12]*(([.JG5]-[.JF5])/([.JG1]-[.JF1]))^2" office:value-type="float" office:value="0.0189480198637912" calcext:value-type="float">
            <text:p>0.018948019863791</text:p>
          </table:table-cell>
          <table:table-cell table:formula="of:=0.5*[.JH12]*(([.JH5]-[.JG5])/([.JH1]-[.JG1]))^2" office:value-type="float" office:value="0.000414031921685734" calcext:value-type="float">
            <text:p>0.000414031921686</text:p>
          </table:table-cell>
          <table:table-cell table:formula="of:=0.5*[.JI12]*(([.JI5]-[.JH5])/([.JI1]-[.JH1]))^2" office:value-type="float" office:value="0.00316652114299267" calcext:value-type="float">
            <text:p>0.003166521142993</text:p>
          </table:table-cell>
          <table:table-cell table:formula="of:=0.5*[.JJ12]*(([.JJ5]-[.JI5])/([.JJ1]-[.JI1]))^2" office:value-type="float" office:value="0.00241380412890568" calcext:value-type="float">
            <text:p>0.002413804128906</text:p>
          </table:table-cell>
          <table:table-cell table:formula="of:=0.5*[.JK12]*(([.JK5]-[.JJ5])/([.JK1]-[.JJ1]))^2" office:value-type="float" office:value="0.071500390924361" calcext:value-type="float">
            <text:p>0.071500390924361</text:p>
          </table:table-cell>
          <table:table-cell table:formula="of:=0.5*[.JL12]*(([.JL5]-[.JK5])/([.JL1]-[.JK1]))^2" office:value-type="float" office:value="0.0297386156434778" calcext:value-type="float">
            <text:p>0.029738615643478</text:p>
          </table:table-cell>
          <table:table-cell table:formula="of:=0.5*[.JM12]*(([.JM5]-[.JL5])/([.JM1]-[.JL1]))^2" office:value-type="float" office:value="0.00000121870818512365" calcext:value-type="float">
            <text:p>1.21870818512365E-06</text:p>
          </table:table-cell>
          <table:table-cell table:formula="of:=0.5*[.JN12]*(([.JN5]-[.JM5])/([.JN1]-[.JM1]))^2" office:value-type="float" office:value="0.00679263311627821" calcext:value-type="float">
            <text:p>0.006792633116278</text:p>
          </table:table-cell>
          <table:table-cell table:formula="of:=0.5*[.JO12]*(([.JO5]-[.JN5])/([.JO1]-[.JN1]))^2" office:value-type="float" office:value="0.010904874766619" calcext:value-type="float">
            <text:p>0.010904874766619</text:p>
          </table:table-cell>
          <table:table-cell table:formula="of:=0.5*[.JP12]*(([.JP5]-[.JO5])/([.JP1]-[.JO1]))^2" office:value-type="float" office:value="0.00966545134623365" calcext:value-type="float">
            <text:p>0.009665451346234</text:p>
          </table:table-cell>
          <table:table-cell table:formula="of:=0.5*[.JQ12]*(([.JQ5]-[.JP5])/([.JQ1]-[.JP1]))^2" office:value-type="float" office:value="0.00257440266865581" calcext:value-type="float">
            <text:p>0.002574402668656</text:p>
          </table:table-cell>
          <table:table-cell table:formula="of:=0.5*[.JR12]*(([.JR5]-[.JQ5])/([.JR1]-[.JQ1]))^2" office:value-type="float" office:value="0.0590871973101015" calcext:value-type="float">
            <text:p>0.059087197310102</text:p>
          </table:table-cell>
          <table:table-cell table:formula="of:=0.5*[.JS12]*(([.JS5]-[.JR5])/([.JS1]-[.JR1]))^2" office:value-type="float" office:value="0.0291598311106243" calcext:value-type="float">
            <text:p>0.029159831110624</text:p>
          </table:table-cell>
          <table:table-cell table:formula="of:=0.5*[.JT12]*(([.JT5]-[.JS5])/([.JT1]-[.JS1]))^2" office:value-type="float" office:value="0.0834726902770899" calcext:value-type="float">
            <text:p>0.08347269027709</text:p>
          </table:table-cell>
          <table:table-cell table:formula="of:=0.5*[.JU12]*(([.JU5]-[.JT5])/([.JU1]-[.JT1]))^2" office:value-type="float" office:value="0.00591507798283075" calcext:value-type="float">
            <text:p>0.005915077982831</text:p>
          </table:table-cell>
          <table:table-cell table:formula="of:=0.5*[.JV12]*(([.JV5]-[.JU5])/([.JV1]-[.JU1]))^2" office:value-type="float" office:value="0.0141540879156361" calcext:value-type="float">
            <text:p>0.014154087915636</text:p>
          </table:table-cell>
          <table:table-cell table:formula="of:=0.5*[.JW12]*(([.JW5]-[.JV5])/([.JW1]-[.JV1]))^2" office:value-type="float" office:value="0.00000885820777370486" calcext:value-type="float">
            <text:p>8.85820777370486E-06</text:p>
          </table:table-cell>
          <table:table-cell table:formula="of:=0.5*[.JX12]*(([.JX5]-[.JW5])/([.JX1]-[.JW1]))^2" office:value-type="float" office:value="0.0218033359239612" calcext:value-type="float">
            <text:p>0.021803335923961</text:p>
          </table:table-cell>
          <table:table-cell table:formula="of:=0.5*[.JY12]*(([.JY5]-[.JX5])/([.JY1]-[.JX1]))^2" office:value-type="float" office:value="0.0271559527591475" calcext:value-type="float">
            <text:p>0.027155952759148</text:p>
          </table:table-cell>
          <table:table-cell table:formula="of:=0.5*[.JZ12]*(([.JZ5]-[.JY5])/([.JZ1]-[.JY1]))^2" office:value-type="float" office:value="0.0144739229418901" calcext:value-type="float">
            <text:p>0.01447392294189</text:p>
          </table:table-cell>
          <table:table-cell table:formula="of:=0.5*[.KA12]*(([.KA5]-[.JZ5])/([.KA1]-[.JZ1]))^2" office:value-type="float" office:value="0.0216216961974443" calcext:value-type="float">
            <text:p>0.021621696197444</text:p>
          </table:table-cell>
          <table:table-cell table:formula="of:=0.5*[.KB12]*(([.KB5]-[.KA5])/([.KB1]-[.KA1]))^2" office:value-type="float" office:value="0.00864367814278114" calcext:value-type="float">
            <text:p>0.008643678142781</text:p>
          </table:table-cell>
          <table:table-cell table:formula="of:=0.5*[.KC12]*(([.KC5]-[.KB5])/([.KC1]-[.KB1]))^2" office:value-type="float" office:value="0.00451672096865629" calcext:value-type="float">
            <text:p>0.004516720968656</text:p>
          </table:table-cell>
          <table:table-cell table:formula="of:=0.5*[.KD12]*(([.KD5]-[.KC5])/([.KD1]-[.KC1]))^2" office:value-type="float" office:value="0.00000723007109984094" calcext:value-type="float">
            <text:p>7.23007109984094E-06</text:p>
          </table:table-cell>
          <table:table-cell table:formula="of:=0.5*[.KE12]*(([.KE5]-[.KD5])/([.KE1]-[.KD1]))^2" office:value-type="float" office:value="0.000420867198425852" calcext:value-type="float">
            <text:p>0.000420867198426</text:p>
          </table:table-cell>
          <table:table-cell table:formula="of:=0.5*[.KF12]*(([.KF5]-[.KE5])/([.KF1]-[.KE1]))^2" office:value-type="float" office:value="0.000778615998770622" calcext:value-type="float">
            <text:p>0.000778615998771</text:p>
          </table:table-cell>
          <table:table-cell table:formula="of:=0.5*[.KG12]*(([.KG5]-[.KF5])/([.KG1]-[.KF1]))^2" office:value-type="float" office:value="0.0000000953360309552211" calcext:value-type="float">
            <text:p>9.53360309552211E-08</text:p>
          </table:table-cell>
          <table:table-cell table:formula="of:=0.5*[.KH12]*(([.KH5]-[.KG5])/([.KH1]-[.KG1]))^2" office:value-type="float" office:value="0.0000303134350539784" calcext:value-type="float">
            <text:p>3.03134350539784E-05</text:p>
          </table:table-cell>
          <table:table-cell table:formula="of:=0.5*[.KI12]*(([.KI5]-[.KH5])/([.KI1]-[.KH1]))^2" office:value-type="float" office:value="0.000141257749749415" calcext:value-type="float">
            <text:p>0.000141257749749</text:p>
          </table:table-cell>
          <table:table-cell table:formula="of:=0.5*[.KJ12]*(([.KJ5]-[.KI5])/([.KJ1]-[.KI1]))^2" office:value-type="float" office:value="0.000017594634571862" calcext:value-type="float">
            <text:p>1.7594634571862E-05</text:p>
          </table:table-cell>
          <table:table-cell table:formula="of:=0.5*[.KK12]*(([.KK5]-[.KJ5])/([.KK1]-[.KJ1]))^2" office:value-type="float" office:value="0.00000108308181491101" calcext:value-type="float">
            <text:p>1.08308181491101E-06</text:p>
          </table:table-cell>
          <table:table-cell table:formula="of:=0.5*[.KL12]*(([.KL5]-[.KK5])/([.KL1]-[.KK1]))^2" office:value-type="float" office:value="0.0000274419402785275" calcext:value-type="float">
            <text:p>2.74419402785275E-05</text:p>
          </table:table-cell>
          <table:table-cell table:formula="of:=0.5*[.KM12]*(([.KM5]-[.KL5])/([.KM1]-[.KL1]))^2" office:value-type="float" office:value="0.000000682474533806746" calcext:value-type="float">
            <text:p>6.82474533806746E-07</text:p>
          </table:table-cell>
          <table:table-cell table:formula="of:=0.5*[.KN12]*(([.KN5]-[.KM5])/([.KN1]-[.KM1]))^2" office:value-type="float" office:value="0.0000408099955671771" calcext:value-type="float">
            <text:p>4.08099955671771E-05</text:p>
          </table:table-cell>
          <table:table-cell table:formula="of:=0.5*[.KO12]*(([.KO5]-[.KN5])/([.KO1]-[.KN1]))^2" office:value-type="float" office:value="0.0000052782624046596" calcext:value-type="float">
            <text:p>5.2782624046596E-06</text:p>
          </table:table-cell>
          <table:table-cell table:formula="of:=0.5*[.KP12]*(([.KP5]-[.KO5])/([.KP1]-[.KO1]))^2" office:value-type="float" office:value="0.000000493876168102141" calcext:value-type="float">
            <text:p>4.93876168102141E-07</text:p>
          </table:table-cell>
          <table:table-cell table:formula="of:=0.5*[.KQ12]*(([.KQ5]-[.KP5])/([.KQ1]-[.KP1]))^2" office:value-type="float" office:value="0.00000188971563621495" calcext:value-type="float">
            <text:p>1.88971563621495E-06</text:p>
          </table:table-cell>
          <table:table-cell table:formula="of:=0.5*[.KR12]*(([.KR5]-[.KQ5])/([.KR1]-[.KQ1]))^2" office:value-type="float" office:value="0.00000412555663018726" calcext:value-type="float">
            <text:p>4.12555663018726E-06</text:p>
          </table:table-cell>
          <table:table-cell table:formula="of:=0.5*[.KS12]*(([.KS5]-[.KR5])/([.KS1]-[.KR1]))^2" office:value-type="float" office:value="0.00000594864398977993" calcext:value-type="float">
            <text:p>5.94864398977993E-06</text:p>
          </table:table-cell>
          <table:table-cell table:formula="of:=0.5*[.KT12]*(([.KT5]-[.KS5])/([.KT1]-[.KS1]))^2" office:value-type="float" office:value="0.00000992441053014498" calcext:value-type="float">
            <text:p>9.92441053014498E-06</text:p>
          </table:table-cell>
          <table:table-cell table:formula="of:=0.5*[.KU12]*(([.KU5]-[.KT5])/([.KU1]-[.KT1]))^2" office:value-type="float" office:value="0.00000367071957096796" calcext:value-type="float">
            <text:p>3.67071957096796E-06</text:p>
          </table:table-cell>
          <table:table-cell table:formula="of:=0.5*[.KV12]*(([.KV5]-[.KU5])/([.KV1]-[.KU1]))^2" office:value-type="float" office:value="0.00000158708033488061" calcext:value-type="float">
            <text:p>1.58708033488061E-06</text:p>
          </table:table-cell>
          <table:table-cell table:formula="of:=0.5*[.KW12]*(([.KW5]-[.KV5])/([.KW1]-[.KV1]))^2" office:value-type="float" office:value="0.00000346507881490885" calcext:value-type="float">
            <text:p>3.46507881490885E-06</text:p>
          </table:table-cell>
          <table:table-cell table:formula="of:=0.5*[.KX12]*(([.KX5]-[.KW5])/([.KX1]-[.KW1]))^2" office:value-type="float" office:value="0.0000118619138495971" calcext:value-type="float">
            <text:p>1.18619138495971E-05</text:p>
          </table:table-cell>
          <table:table-cell table:formula="of:=0.5*[.KY12]*(([.KY5]-[.KX5])/([.KY1]-[.KX1]))^2" office:value-type="float" office:value="0.000000848207512888653" calcext:value-type="float">
            <text:p>8.48207512888653E-07</text:p>
          </table:table-cell>
          <table:table-cell table:formula="of:=0.5*[.KZ12]*(([.KZ5]-[.KY5])/([.KZ1]-[.KY1]))^2" office:value-type="float" office:value="0.0000340264742315097" calcext:value-type="float">
            <text:p>3.40264742315097E-05</text:p>
          </table:table-cell>
          <table:table-cell table:formula="of:=0.5*[.LA12]*(([.LA5]-[.KZ5])/([.LA1]-[.KZ1]))^2" office:value-type="float" office:value="0.00000119027583038318" calcext:value-type="float">
            <text:p>1.19027583038318E-06</text:p>
          </table:table-cell>
          <table:table-cell table:formula="of:=0.5*[.LB12]*(([.LB5]-[.LA5])/([.LB1]-[.LA1]))^2" office:value-type="float" office:value="0.000000484584434887191" calcext:value-type="float">
            <text:p>4.84584434887191E-07</text:p>
          </table:table-cell>
          <table:table-cell table:formula="of:=0.5*[.LC12]*(([.LC5]-[.LB5])/([.LC1]-[.LB1]))^2" office:value-type="float" office:value="0.00000179023409495491" calcext:value-type="float">
            <text:p>1.79023409495491E-06</text:p>
          </table:table-cell>
          <table:table-cell table:formula="of:=0.5*[.LD12]*(([.LD5]-[.LC5])/([.LD1]-[.LC1]))^2" office:value-type="float" office:value="0.0000102767064065032" calcext:value-type="float">
            <text:p>1.02767064065032E-05</text:p>
          </table:table-cell>
          <table:table-cell table:formula="of:=0.5*[.LE12]*(([.LE5]-[.LD5])/([.LE1]-[.LD1]))^2" office:value-type="float" office:value="0.00000476136458432939" calcext:value-type="float">
            <text:p>4.76136458432939E-06</text:p>
          </table:table-cell>
          <table:table-cell table:formula="of:=0.5*[.LF12]*(([.LF5]-[.LE5])/([.LF1]-[.LE1]))^2" office:value-type="float" office:value="0.00000930894095938344" calcext:value-type="float">
            <text:p>9.30894095938344E-06</text:p>
          </table:table-cell>
          <table:table-cell table:formula="of:=0.5*[.LG12]*(([.LG5]-[.LF5])/([.LG1]-[.LF1]))^2" office:value-type="float" office:value="0.0000033769374311959" calcext:value-type="float">
            <text:p>3.3769374311959E-06</text:p>
          </table:table-cell>
          <table:table-cell table:formula="of:=0.5*[.LH12]*(([.LH5]-[.LG5])/([.LH1]-[.LG1]))^2" office:value-type="float" office:value="0.000000283199554938939" calcext:value-type="float">
            <text:p>2.83199554938939E-07</text:p>
          </table:table-cell>
          <table:table-cell table:formula="of:=0.5*[.LI12]*(([.LI5]-[.LH5])/([.LI1]-[.LH1]))^2" office:value-type="float" office:value="0.00000190914391676533" calcext:value-type="float">
            <text:p>1.90914391676533E-06</text:p>
          </table:table-cell>
          <table:table-cell table:formula="of:=0.5*[.LJ12]*(([.LJ5]-[.LI5])/([.LJ1]-[.LI1]))^2" office:value-type="float" office:value="0.000000712674645505077" calcext:value-type="float">
            <text:p>7.12674645505077E-07</text:p>
          </table:table-cell>
          <table:table-cell table:formula="of:=0.5*[.LK12]*(([.LK5]-[.LJ5])/([.LK1]-[.LJ1]))^2" office:value-type="float" office:value="0.0000193545569068018" calcext:value-type="float">
            <text:p>1.93545569068018E-05</text:p>
          </table:table-cell>
          <table:table-cell table:formula="of:=0.5*[.LL12]*(([.LL5]-[.LK5])/([.LL1]-[.LK1]))^2" office:value-type="float" office:value="0.0000100917163480844" calcext:value-type="float">
            <text:p>1.00917163480844E-05</text:p>
          </table:table-cell>
          <table:table-cell table:formula="of:=0.5*[.LM12]*(([.LM5]-[.LL5])/([.LM1]-[.LL1]))^2" office:value-type="float" office:value="0.00000105318911768969" calcext:value-type="float">
            <text:p>1.05318911768969E-06</text:p>
          </table:table-cell>
          <table:table-cell table:formula="of:=0.5*[.LN12]*(([.LN5]-[.LM5])/([.LN1]-[.LM1]))^2" office:value-type="float" office:value="0.00000529630016680794" calcext:value-type="float">
            <text:p>5.29630016680794E-06</text:p>
          </table:table-cell>
          <table:table-cell table:formula="of:=0.5*[.LO12]*(([.LO5]-[.LN5])/([.LO1]-[.LN1]))^2" office:value-type="float" office:value="0.00000459047115651933" calcext:value-type="float">
            <text:p>4.59047115651933E-06</text:p>
          </table:table-cell>
          <table:table-cell table:formula="of:=0.5*[.LP12]*(([.LP5]-[.LO5])/([.LP1]-[.LO1]))^2" office:value-type="float" office:value="0.00000203688110039172" calcext:value-type="float">
            <text:p>2.03688110039172E-06</text:p>
          </table:table-cell>
          <table:table-cell table:formula="of:=0.5*[.LQ12]*(([.LQ5]-[.LP5])/([.LQ1]-[.LP1]))^2" office:value-type="float" office:value="0.000000876225743922845" calcext:value-type="float">
            <text:p>8.76225743922845E-07</text:p>
          </table:table-cell>
          <table:table-cell table:formula="of:=0.5*[.LR12]*(([.LR5]-[.LQ5])/([.LR1]-[.LQ1]))^2" office:value-type="float" office:value="0.000000169579127730909" calcext:value-type="float">
            <text:p>1.69579127730909E-07</text:p>
          </table:table-cell>
          <table:table-cell table:formula="of:=0.5*[.LS12]*(([.LS5]-[.LR5])/([.LS1]-[.LR1]))^2" office:value-type="float" office:value="0.00000616089745818231" calcext:value-type="float">
            <text:p>6.16089745818231E-06</text:p>
          </table:table-cell>
          <table:table-cell table:formula="of:=0.5*[.LT12]*(([.LT5]-[.LS5])/([.LT1]-[.LS1]))^2" office:value-type="float" office:value="0.00000210718840078489" calcext:value-type="float">
            <text:p>2.10718840078489E-06</text:p>
          </table:table-cell>
          <table:table-cell table:formula="of:=0.5*[.LU12]*(([.LU5]-[.LT5])/([.LU1]-[.LT1]))^2" office:value-type="float" office:value="0.000000254089880212524" calcext:value-type="float">
            <text:p>2.54089880212524E-07</text:p>
          </table:table-cell>
          <table:table-cell table:formula="of:=0.5*[.LV12]*(([.LV5]-[.LU5])/([.LV1]-[.LU1]))^2" office:value-type="float" office:value="0.0000131030749738678" calcext:value-type="float">
            <text:p>1.31030749738678E-05</text:p>
          </table:table-cell>
          <table:table-cell table:formula="of:=0.5*[.LW12]*(([.LW5]-[.LV5])/([.LW1]-[.LV1]))^2" office:value-type="float" office:value="0.000000735831132590508" calcext:value-type="float">
            <text:p>7.35831132590508E-07</text:p>
          </table:table-cell>
          <table:table-cell table:formula="of:=0.5*[.LX12]*(([.LX5]-[.LW5])/([.LX1]-[.LW1]))^2" office:value-type="float" office:value="0.00000646720101455815" calcext:value-type="float">
            <text:p>6.46720101455815E-06</text:p>
          </table:table-cell>
          <table:table-cell table:formula="of:=0.5*[.LY12]*(([.LY5]-[.LX5])/([.LY1]-[.LX1]))^2" office:value-type="float" office:value="0.00000558721460216457" calcext:value-type="float">
            <text:p>5.58721460216457E-06</text:p>
          </table:table-cell>
          <table:table-cell table:formula="of:=0.5*[.LZ12]*(([.LZ5]-[.LY5])/([.LZ1]-[.LY1]))^2" office:value-type="float" office:value="0.00000175026585608079" calcext:value-type="float">
            <text:p>1.75026585608079E-06</text:p>
          </table:table-cell>
          <table:table-cell table:formula="of:=0.5*[.MA12]*(([.MA5]-[.LZ5])/([.MA1]-[.LZ1]))^2" office:value-type="float" office:value="0.0000000951488151990284" calcext:value-type="float">
            <text:p>9.51488151990284E-08</text:p>
          </table:table-cell>
          <table:table-cell table:formula="of:=0.5*[.MB12]*(([.MB5]-[.MA5])/([.MB1]-[.MA1]))^2" office:value-type="float" office:value="0.00000000747250958190724" calcext:value-type="float">
            <text:p>7.47250958190724E-09</text:p>
          </table:table-cell>
          <table:table-cell table:formula="of:=0.5*[.MC12]*(([.MC5]-[.MB5])/([.MC1]-[.MB1]))^2" office:value-type="float" office:value="0.00000308886132568266" calcext:value-type="float">
            <text:p>3.08886132568266E-06</text:p>
          </table:table-cell>
          <table:table-cell table:formula="of:=0.5*[.MD12]*(([.MD5]-[.MC5])/([.MD1]-[.MC1]))^2" office:value-type="float" office:value="0.000000508551093244587" calcext:value-type="float">
            <text:p>5.08551093244587E-07</text:p>
          </table:table-cell>
          <table:table-cell table:formula="of:=0.5*[.ME12]*(([.ME5]-[.MD5])/([.ME1]-[.MD1]))^2" office:value-type="float" office:value="0.00000363945423130115" calcext:value-type="float">
            <text:p>3.63945423130115E-06</text:p>
          </table:table-cell>
          <table:table-cell table:formula="of:=0.5*[.MF12]*(([.MF5]-[.ME5])/([.MF1]-[.ME1]))^2" office:value-type="float" office:value="0.0000177074478300907" calcext:value-type="float">
            <text:p>1.77074478300907E-05</text:p>
          </table:table-cell>
          <table:table-cell table:formula="of:=0.5*[.MG12]*(([.MG5]-[.MF5])/([.MG1]-[.MF1]))^2" office:value-type="float" office:value="0.000000828275836204046" calcext:value-type="float">
            <text:p>8.28275836204046E-07</text:p>
          </table:table-cell>
          <table:table-cell table:formula="of:=0.5*[.MH12]*(([.MH5]-[.MG5])/([.MH1]-[.MG1]))^2" office:value-type="float" office:value="0.0000253035974140402" calcext:value-type="float">
            <text:p>2.53035974140402E-05</text:p>
          </table:table-cell>
          <table:table-cell table:formula="of:=0.5*[.MI12]*(([.MI5]-[.MH5])/([.MI1]-[.MH1]))^2" office:value-type="float" office:value="0.00000235260752760236" calcext:value-type="float">
            <text:p>2.35260752760236E-06</text:p>
          </table:table-cell>
          <table:table-cell table:formula="of:=0.5*[.MJ12]*(([.MJ5]-[.MI5])/([.MJ1]-[.MI1]))^2" office:value-type="float" office:value="0.00000432412632764663" calcext:value-type="float">
            <text:p>4.32412632764663E-06</text:p>
          </table:table-cell>
          <table:table-cell table:formula="of:=0.5*[.MK12]*(([.MK5]-[.MJ5])/([.MK1]-[.MJ1]))^2" office:value-type="float" office:value="0.00000170525392385916" calcext:value-type="float">
            <text:p>1.70525392385916E-06</text:p>
          </table:table-cell>
          <table:table-cell table:formula="of:=0.5*[.ML12]*(([.ML5]-[.MK5])/([.ML1]-[.MK1]))^2" office:value-type="float" office:value="0.00000442168588403784" calcext:value-type="float">
            <text:p>4.42168588403784E-06</text:p>
          </table:table-cell>
          <table:table-cell table:formula="of:=0.5*[.MM12]*(([.MM5]-[.ML5])/([.MM1]-[.ML1]))^2" office:value-type="float" office:value="0.00000685433712734762" calcext:value-type="float">
            <text:p>6.85433712734762E-06</text:p>
          </table:table-cell>
          <table:table-cell table:formula="of:=0.5*[.MN12]*(([.MN5]-[.MM5])/([.MN1]-[.MM1]))^2" office:value-type="float" office:value="0.00000052088436681203" calcext:value-type="float">
            <text:p>5.2088436681203E-07</text:p>
          </table:table-cell>
          <table:table-cell table:formula="of:=0.5*[.MO12]*(([.MO5]-[.MN5])/([.MO1]-[.MN1]))^2" office:value-type="float" office:value="0.00000334528437369084" calcext:value-type="float">
            <text:p>3.34528437369084E-06</text:p>
          </table:table-cell>
          <table:table-cell table:formula="of:=0.5*[.MP12]*(([.MP5]-[.MO5])/([.MP1]-[.MO1]))^2" office:value-type="float" office:value="0.0000198792352735985" calcext:value-type="float">
            <text:p>1.98792352735985E-05</text:p>
          </table:table-cell>
          <table:table-cell table:formula="of:=0.5*[.MQ12]*(([.MQ5]-[.MP5])/([.MQ1]-[.MP1]))^2" office:value-type="float" office:value="0.000000000105347153995041" calcext:value-type="float">
            <text:p>1.05347153995041E-10</text:p>
          </table:table-cell>
          <table:table-cell table:formula="of:=0.5*[.MR12]*(([.MR5]-[.MQ5])/([.MR1]-[.MQ1]))^2" office:value-type="float" office:value="0.0000133302470665812" calcext:value-type="float">
            <text:p>1.33302470665812E-05</text:p>
          </table:table-cell>
          <table:table-cell table:formula="of:=0.5*[.MS12]*(([.MS5]-[.MR5])/([.MS1]-[.MR1]))^2" office:value-type="float" office:value="0.00000296227618361453" calcext:value-type="float">
            <text:p>2.96227618361453E-06</text:p>
          </table:table-cell>
          <table:table-cell table:formula="of:=0.5*[.MT12]*(([.MT5]-[.MS5])/([.MT1]-[.MS1]))^2" office:value-type="float" office:value="0.00000411829785670557" calcext:value-type="float">
            <text:p>4.11829785670557E-06</text:p>
          </table:table-cell>
          <table:table-cell table:formula="of:=0.5*[.MU12]*(([.MU5]-[.MT5])/([.MU1]-[.MT1]))^2" office:value-type="float" office:value="0.0000521841347867183" calcext:value-type="float">
            <text:p>5.21841347867183E-05</text:p>
          </table:table-cell>
          <table:table-cell table:formula="of:=0.5*[.MV12]*(([.MV5]-[.MU5])/([.MV1]-[.MU1]))^2" office:value-type="float" office:value="0.0000075223779439277" calcext:value-type="float">
            <text:p>7.5223779439277E-06</text:p>
          </table:table-cell>
          <table:table-cell table:formula="of:=0.5*[.MW12]*(([.MW5]-[.MV5])/([.MW1]-[.MV1]))^2" office:value-type="float" office:value="0.00000387713480120735" calcext:value-type="float">
            <text:p>3.87713480120735E-06</text:p>
          </table:table-cell>
          <table:table-cell table:formula="of:=0.5*[.MX12]*(([.MX5]-[.MW5])/([.MX1]-[.MW1]))^2" office:value-type="float" office:value="0.000000545106625432232" calcext:value-type="float">
            <text:p>5.45106625432232E-07</text:p>
          </table:table-cell>
          <table:table-cell table:formula="of:=0.5*[.MY12]*(([.MY5]-[.MX5])/([.MY1]-[.MX1]))^2" office:value-type="float" office:value="0.00000448550810140839" calcext:value-type="float">
            <text:p>4.48550810140839E-06</text:p>
          </table:table-cell>
          <table:table-cell table:formula="of:=0.5*[.MZ12]*(([.MZ5]-[.MY5])/([.MZ1]-[.MY1]))^2" office:value-type="float" office:value="0.0000143029681766712" calcext:value-type="float">
            <text:p>1.43029681766712E-05</text:p>
          </table:table-cell>
          <table:table-cell table:formula="of:=0.5*[.NA12]*(([.NA5]-[.MZ5])/([.NA1]-[.MZ1]))^2" office:value-type="float" office:value="0.000000492205946103179" calcext:value-type="float">
            <text:p>4.92205946103179E-07</text:p>
          </table:table-cell>
          <table:table-cell table:formula="of:=0.5*[.NB12]*(([.NB5]-[.NA5])/([.NB1]-[.NA1]))^2" office:value-type="float" office:value="0.000000551327558207953" calcext:value-type="float">
            <text:p>5.51327558207953E-07</text:p>
          </table:table-cell>
          <table:table-cell table:formula="of:=0.5*[.NC12]*(([.NC5]-[.NB5])/([.NC1]-[.NB1]))^2" office:value-type="float" office:value="0.000120161880223209" calcext:value-type="float">
            <text:p>0.000120161880223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857618868396452" calcext:value-type="float">
            <text:p>8.57618868396452E-09</text:p>
          </table:table-cell>
          <table:table-cell table:formula="of:=0.5*[.D12]*(([.D6]-[.C6])/([.D1]-[.C1]))^2" office:value-type="float" office:value="0.000000185198313742454" calcext:value-type="float">
            <text:p>1.85198313742454E-07</text:p>
          </table:table-cell>
          <table:table-cell table:formula="of:=0.5*[.E12]*(([.E6]-[.D6])/([.E1]-[.D1]))^2" office:value-type="float" office:value="0.000000121262009282477" calcext:value-type="float">
            <text:p>1.21262009282477E-07</text:p>
          </table:table-cell>
          <table:table-cell table:formula="of:=0.5*[.F12]*(([.F6]-[.E6])/([.F1]-[.E1]))^2" office:value-type="float" office:value="0.00000000248159389130441" calcext:value-type="float">
            <text:p>2.48159389130441E-09</text:p>
          </table:table-cell>
          <table:table-cell table:formula="of:=0.5*[.G12]*(([.G6]-[.F6])/([.G1]-[.F1]))^2" office:value-type="float" office:value="0.000000105258664748623" calcext:value-type="float">
            <text:p>1.05258664748623E-07</text:p>
          </table:table-cell>
          <table:table-cell table:formula="of:=0.5*[.H12]*(([.H6]-[.G6])/([.H1]-[.G1]))^2" office:value-type="float" office:value="0.0000000131021612600768" calcext:value-type="float">
            <text:p>1.31021612600768E-08</text:p>
          </table:table-cell>
          <table:table-cell table:formula="of:=0.5*[.I12]*(([.I6]-[.H6])/([.I1]-[.H1]))^2" office:value-type="float" office:value="0.000000069661695869836" calcext:value-type="float">
            <text:p>6.9661695869836E-08</text:p>
          </table:table-cell>
          <table:table-cell table:formula="of:=0.5*[.J12]*(([.J6]-[.I6])/([.J1]-[.I1]))^2" office:value-type="float" office:value="0.0000000749369741635958" calcext:value-type="float">
            <text:p>7.49369741635958E-08</text:p>
          </table:table-cell>
          <table:table-cell table:formula="of:=0.5*[.K12]*(([.K6]-[.J6])/([.K1]-[.J1]))^2" office:value-type="float" office:value="0.0000000881559587760947" calcext:value-type="float">
            <text:p>8.81559587760947E-08</text:p>
          </table:table-cell>
          <table:table-cell table:formula="of:=0.5*[.L12]*(([.L6]-[.K6])/([.L1]-[.K1]))^2" office:value-type="float" office:value="0.00000000146253893536315" calcext:value-type="float">
            <text:p>1.46253893536315E-09</text:p>
          </table:table-cell>
          <table:table-cell table:formula="of:=0.5*[.M12]*(([.M6]-[.L6])/([.M1]-[.L1]))^2" office:value-type="float" office:value="0.0000000936326557718905" calcext:value-type="float">
            <text:p>9.36326557718905E-08</text:p>
          </table:table-cell>
          <table:table-cell table:formula="of:=0.5*[.N12]*(([.N6]-[.M6])/([.N1]-[.M1]))^2" office:value-type="float" office:value="0.0000000753567024416708" calcext:value-type="float">
            <text:p>7.53567024416708E-08</text:p>
          </table:table-cell>
          <table:table-cell table:formula="of:=0.5*[.O12]*(([.O6]-[.N6])/([.O1]-[.N1]))^2" office:value-type="float" office:value="0.000000434912889810063" calcext:value-type="float">
            <text:p>4.34912889810063E-07</text:p>
          </table:table-cell>
          <table:table-cell table:formula="of:=0.5*[.P12]*(([.P6]-[.O6])/([.P1]-[.O1]))^2" office:value-type="float" office:value="0.000000268858430319975" calcext:value-type="float">
            <text:p>2.68858430319975E-07</text:p>
          </table:table-cell>
          <table:table-cell table:formula="of:=0.5*[.Q12]*(([.Q6]-[.P6])/([.Q1]-[.P1]))^2" office:value-type="float" office:value="0.000000190533520179904" calcext:value-type="float">
            <text:p>1.90533520179904E-07</text:p>
          </table:table-cell>
          <table:table-cell table:formula="of:=0.5*[.R12]*(([.R6]-[.Q6])/([.R1]-[.Q1]))^2" office:value-type="float" office:value="0.0000000115894681714529" calcext:value-type="float">
            <text:p>1.15894681714529E-08</text:p>
          </table:table-cell>
          <table:table-cell table:formula="of:=0.5*[.S12]*(([.S6]-[.R6])/([.S1]-[.R1]))^2" office:value-type="float" office:value="0.000000152287480198518" calcext:value-type="float">
            <text:p>1.52287480198518E-07</text:p>
          </table:table-cell>
          <table:table-cell table:formula="of:=0.5*[.T12]*(([.T6]-[.S6])/([.T1]-[.S1]))^2" office:value-type="float" office:value="0.000000169104957727778" calcext:value-type="float">
            <text:p>1.69104957727778E-07</text:p>
          </table:table-cell>
          <table:table-cell table:formula="of:=0.5*[.U12]*(([.U6]-[.T6])/([.U1]-[.T1]))^2" office:value-type="float" office:value="0.00000121575245680953" calcext:value-type="float">
            <text:p>1.21575245680953E-06</text:p>
          </table:table-cell>
          <table:table-cell table:formula="of:=0.5*[.V12]*(([.V6]-[.U6])/([.V1]-[.U1]))^2" office:value-type="float" office:value="0.000000651620234805541" calcext:value-type="float">
            <text:p>6.51620234805541E-07</text:p>
          </table:table-cell>
          <table:table-cell table:formula="of:=0.5*[.W12]*(([.W6]-[.V6])/([.W1]-[.V1]))^2" office:value-type="float" office:value="0.000000239534775302935" calcext:value-type="float">
            <text:p>2.39534775302935E-07</text:p>
          </table:table-cell>
          <table:table-cell table:formula="of:=0.5*[.X12]*(([.X6]-[.W6])/([.X1]-[.W1]))^2" office:value-type="float" office:value="0.000000449119473031175" calcext:value-type="float">
            <text:p>4.49119473031175E-07</text:p>
          </table:table-cell>
          <table:table-cell table:formula="of:=0.5*[.Y12]*(([.Y6]-[.X6])/([.Y1]-[.X1]))^2" office:value-type="float" office:value="0.00000000143315154314379" calcext:value-type="float">
            <text:p>1.43315154314379E-09</text:p>
          </table:table-cell>
          <table:table-cell table:formula="of:=0.5*[.Z12]*(([.Z6]-[.Y6])/([.Z1]-[.Y1]))^2" office:value-type="float" office:value="0.0000000328947494050667" calcext:value-type="float">
            <text:p>3.28947494050667E-08</text:p>
          </table:table-cell>
          <table:table-cell table:formula="of:=0.5*[.AA12]*(([.AA6]-[.Z6])/([.AA1]-[.Z1]))^2" office:value-type="float" office:value="0.00000126962814557166" calcext:value-type="float">
            <text:p>1.26962814557166E-06</text:p>
          </table:table-cell>
          <table:table-cell table:formula="of:=0.5*[.AB12]*(([.AB6]-[.AA6])/([.AB1]-[.AA1]))^2" office:value-type="float" office:value="0.00000035938205528647" calcext:value-type="float">
            <text:p>3.5938205528647E-07</text:p>
          </table:table-cell>
          <table:table-cell table:formula="of:=0.5*[.AC12]*(([.AC6]-[.AB6])/([.AC1]-[.AB1]))^2" office:value-type="float" office:value="0.0000000921216246544646" calcext:value-type="float">
            <text:p>9.21216246544646E-08</text:p>
          </table:table-cell>
          <table:table-cell table:formula="of:=0.5*[.AD12]*(([.AD6]-[.AC6])/([.AD1]-[.AC1]))^2" office:value-type="float" office:value="0.000000223794760006719" calcext:value-type="float">
            <text:p>2.23794760006719E-07</text:p>
          </table:table-cell>
          <table:table-cell table:formula="of:=0.5*[.AE12]*(([.AE6]-[.AD6])/([.AE1]-[.AD1]))^2" office:value-type="float" office:value="0.000000745609431246328" calcext:value-type="float">
            <text:p>7.45609431246328E-07</text:p>
          </table:table-cell>
          <table:table-cell table:formula="of:=0.5*[.AF12]*(([.AF6]-[.AE6])/([.AF1]-[.AE1]))^2" office:value-type="float" office:value="0.000000620207683853978" calcext:value-type="float">
            <text:p>6.20207683853978E-07</text:p>
          </table:table-cell>
          <table:table-cell table:formula="of:=0.5*[.AG12]*(([.AG6]-[.AF6])/([.AG1]-[.AF1]))^2" office:value-type="float" office:value="0.0000000265644411872218" calcext:value-type="float">
            <text:p>2.65644411872218E-08</text:p>
          </table:table-cell>
          <table:table-cell table:formula="of:=0.5*[.AH12]*(([.AH6]-[.AG6])/([.AH1]-[.AG1]))^2" office:value-type="float" office:value="0.00000000249961754695719" calcext:value-type="float">
            <text:p>2.49961754695719E-09</text:p>
          </table:table-cell>
          <table:table-cell table:formula="of:=0.5*[.AI12]*(([.AI6]-[.AH6])/([.AI1]-[.AH1]))^2" office:value-type="float" office:value="0.0000000630905440501183" calcext:value-type="float">
            <text:p>6.30905440501183E-08</text:p>
          </table:table-cell>
          <table:table-cell table:formula="of:=0.5*[.AJ12]*(([.AJ6]-[.AI6])/([.AJ1]-[.AI1]))^2" office:value-type="float" office:value="0.0000000341225362911191" calcext:value-type="float">
            <text:p>3.41225362911191E-08</text:p>
          </table:table-cell>
          <table:table-cell table:formula="of:=0.5*[.AK12]*(([.AK6]-[.AJ6])/([.AK1]-[.AJ1]))^2" office:value-type="float" office:value="3.0880995056519E-016" calcext:value-type="float">
            <text:p>3.0880995056519E-16</text:p>
          </table:table-cell>
          <table:table-cell table:formula="of:=0.5*[.AL12]*(([.AL6]-[.AK6])/([.AL1]-[.AK1]))^2" office:value-type="float" office:value="0.0000000794462626799378" calcext:value-type="float">
            <text:p>7.94462626799378E-08</text:p>
          </table:table-cell>
          <table:table-cell table:formula="of:=0.5*[.AM12]*(([.AM6]-[.AL6])/([.AM1]-[.AL1]))^2" office:value-type="float" office:value="0.0000000379718572072542" calcext:value-type="float">
            <text:p>3.79718572072542E-08</text:p>
          </table:table-cell>
          <table:table-cell table:formula="of:=0.5*[.AN12]*(([.AN6]-[.AM6])/([.AN1]-[.AM1]))^2" office:value-type="float" office:value="0.00000018850737167473" calcext:value-type="float">
            <text:p>1.8850737167473E-07</text:p>
          </table:table-cell>
          <table:table-cell table:formula="of:=0.5*[.AO12]*(([.AO6]-[.AN6])/([.AO1]-[.AN1]))^2" office:value-type="float" office:value="0.000000294071638157242" calcext:value-type="float">
            <text:p>2.94071638157242E-07</text:p>
          </table:table-cell>
          <table:table-cell table:formula="of:=0.5*[.AP12]*(([.AP6]-[.AO6])/([.AP1]-[.AO1]))^2" office:value-type="float" office:value="0.0000000389936965508441" calcext:value-type="float">
            <text:p>3.89936965508441E-08</text:p>
          </table:table-cell>
          <table:table-cell table:formula="of:=0.5*[.AQ12]*(([.AQ6]-[.AP6])/([.AQ1]-[.AP1]))^2" office:value-type="float" office:value="0.000000000909979341516953" calcext:value-type="float">
            <text:p>9.09979341516953E-10</text:p>
          </table:table-cell>
          <table:table-cell table:formula="of:=0.5*[.AR12]*(([.AR6]-[.AQ6])/([.AR1]-[.AQ1]))^2" office:value-type="float" office:value="0.0000000193224777754183" calcext:value-type="float">
            <text:p>1.93224777754183E-08</text:p>
          </table:table-cell>
          <table:table-cell table:formula="of:=0.5*[.AS12]*(([.AS6]-[.AR6])/([.AS1]-[.AR1]))^2" office:value-type="float" office:value="0.000008028557820952" calcext:value-type="float">
            <text:p>8.028557820952E-06</text:p>
          </table:table-cell>
          <table:table-cell table:formula="of:=0.5*[.AT12]*(([.AT6]-[.AS6])/([.AT1]-[.AS1]))^2" office:value-type="float" office:value="0.0000105547396050371" calcext:value-type="float">
            <text:p>1.05547396050371E-05</text:p>
          </table:table-cell>
          <table:table-cell table:formula="of:=0.5*[.AU12]*(([.AU6]-[.AT6])/([.AU1]-[.AT1]))^2" office:value-type="float" office:value="0.000000552243388254772" calcext:value-type="float">
            <text:p>5.52243388254772E-07</text:p>
          </table:table-cell>
          <table:table-cell table:formula="of:=0.5*[.AV12]*(([.AV6]-[.AU6])/([.AV1]-[.AU1]))^2" office:value-type="float" office:value="0.0000014480363003288" calcext:value-type="float">
            <text:p>1.4480363003288E-06</text:p>
          </table:table-cell>
          <table:table-cell table:formula="of:=0.5*[.AW12]*(([.AW6]-[.AV6])/([.AW1]-[.AV1]))^2" office:value-type="float" office:value="0.0000643112973254382" calcext:value-type="float">
            <text:p>6.43112973254382E-05</text:p>
          </table:table-cell>
          <table:table-cell table:formula="of:=0.5*[.AX12]*(([.AX6]-[.AW6])/([.AX1]-[.AW1]))^2" office:value-type="float" office:value="0.0000304427772484149" calcext:value-type="float">
            <text:p>3.04427772484149E-05</text:p>
          </table:table-cell>
          <table:table-cell table:formula="of:=0.5*[.AY12]*(([.AY6]-[.AX6])/([.AY1]-[.AX1]))^2" office:value-type="float" office:value="0.000397423364132304" calcext:value-type="float">
            <text:p>0.000397423364132</text:p>
          </table:table-cell>
          <table:table-cell table:formula="of:=0.5*[.AZ12]*(([.AZ6]-[.AY6])/([.AZ1]-[.AY1]))^2" office:value-type="float" office:value="0.000206978225786413" calcext:value-type="float">
            <text:p>0.000206978225786</text:p>
          </table:table-cell>
          <table:table-cell table:formula="of:=0.5*[.BA12]*(([.BA6]-[.AZ6])/([.BA1]-[.AZ1]))^2" office:value-type="float" office:value="0.00000514364765269282" calcext:value-type="float">
            <text:p>5.14364765269282E-06</text:p>
          </table:table-cell>
          <table:table-cell table:formula="of:=0.5*[.BB12]*(([.BB6]-[.BA6])/([.BB1]-[.BA1]))^2" office:value-type="float" office:value="0.000122707989592808" calcext:value-type="float">
            <text:p>0.000122707989593</text:p>
          </table:table-cell>
          <table:table-cell table:formula="of:=0.5*[.BC12]*(([.BC6]-[.BB6])/([.BC1]-[.BB1]))^2" office:value-type="float" office:value="0.000309348823399705" calcext:value-type="float">
            <text:p>0.0003093488234</text:p>
          </table:table-cell>
          <table:table-cell table:formula="of:=0.5*[.BD12]*(([.BD6]-[.BC6])/([.BD1]-[.BC1]))^2" office:value-type="float" office:value="0.00228260562483161" calcext:value-type="float">
            <text:p>0.002282605624832</text:p>
          </table:table-cell>
          <table:table-cell table:formula="of:=0.5*[.BE12]*(([.BE6]-[.BD6])/([.BE1]-[.BD1]))^2" office:value-type="float" office:value="0.00516164005383313" calcext:value-type="float">
            <text:p>0.005161640053833</text:p>
          </table:table-cell>
          <table:table-cell table:formula="of:=0.5*[.BF12]*(([.BF6]-[.BE6])/([.BF1]-[.BE1]))^2" office:value-type="float" office:value="0.0568787995299943" calcext:value-type="float">
            <text:p>0.056878799529994</text:p>
          </table:table-cell>
          <table:table-cell table:formula="of:=0.5*[.BG12]*(([.BG6]-[.BF6])/([.BG1]-[.BF1]))^2" office:value-type="float" office:value="0.00282878605224963" calcext:value-type="float">
            <text:p>0.00282878605225</text:p>
          </table:table-cell>
          <table:table-cell table:formula="of:=0.5*[.BH12]*(([.BH6]-[.BG6])/([.BH1]-[.BG1]))^2" office:value-type="float" office:value="0.0400830831774915" calcext:value-type="float">
            <text:p>0.040083083177492</text:p>
          </table:table-cell>
          <table:table-cell table:formula="of:=0.5*[.BI12]*(([.BI6]-[.BH6])/([.BI1]-[.BH1]))^2" office:value-type="float" office:value="0.0100007572478797" calcext:value-type="float">
            <text:p>0.01000075724788</text:p>
          </table:table-cell>
          <table:table-cell table:formula="of:=0.5*[.BJ12]*(([.BJ6]-[.BI6])/([.BJ1]-[.BI1]))^2" office:value-type="float" office:value="0.0000301239743764291" calcext:value-type="float">
            <text:p>3.01239743764291E-05</text:p>
          </table:table-cell>
          <table:table-cell table:formula="of:=0.5*[.BK12]*(([.BK6]-[.BJ6])/([.BK1]-[.BJ1]))^2" office:value-type="float" office:value="0.000510589740690783" calcext:value-type="float">
            <text:p>0.000510589740691</text:p>
          </table:table-cell>
          <table:table-cell table:formula="of:=0.5*[.BL12]*(([.BL6]-[.BK6])/([.BL1]-[.BK1]))^2" office:value-type="float" office:value="0.00205106515253162" calcext:value-type="float">
            <text:p>0.002051065152532</text:p>
          </table:table-cell>
          <table:table-cell table:formula="of:=0.5*[.BM12]*(([.BM6]-[.BL6])/([.BM1]-[.BL1]))^2" office:value-type="float" office:value="0.000216221094268094" calcext:value-type="float">
            <text:p>0.000216221094268</text:p>
          </table:table-cell>
          <table:table-cell table:formula="of:=0.5*[.BN12]*(([.BN6]-[.BM6])/([.BN1]-[.BM1]))^2" office:value-type="float" office:value="0.000159346164666598" calcext:value-type="float">
            <text:p>0.000159346164667</text:p>
          </table:table-cell>
          <table:table-cell table:formula="of:=0.5*[.BO12]*(([.BO6]-[.BN6])/([.BO1]-[.BN1]))^2" office:value-type="float" office:value="0.0471019002856709" calcext:value-type="float">
            <text:p>0.047101900285671</text:p>
          </table:table-cell>
          <table:table-cell table:formula="of:=0.5*[.BP12]*(([.BP6]-[.BO6])/([.BP1]-[.BO1]))^2" office:value-type="float" office:value="0.000670798779174271" calcext:value-type="float">
            <text:p>0.000670798779174</text:p>
          </table:table-cell>
          <table:table-cell table:formula="of:=0.5*[.BQ12]*(([.BQ6]-[.BP6])/([.BQ1]-[.BP1]))^2" office:value-type="float" office:value="0.0287497250086028" calcext:value-type="float">
            <text:p>0.028749725008603</text:p>
          </table:table-cell>
          <table:table-cell table:formula="of:=0.5*[.BR12]*(([.BR6]-[.BQ6])/([.BR1]-[.BQ1]))^2" office:value-type="float" office:value="0.000357524972371919" calcext:value-type="float">
            <text:p>0.000357524972372</text:p>
          </table:table-cell>
          <table:table-cell table:formula="of:=0.5*[.BS12]*(([.BS6]-[.BR6])/([.BS1]-[.BR1]))^2" office:value-type="float" office:value="0.0066310168624068" calcext:value-type="float">
            <text:p>0.006631016862407</text:p>
          </table:table-cell>
          <table:table-cell table:formula="of:=0.5*[.BT12]*(([.BT6]-[.BS6])/([.BT1]-[.BS1]))^2" office:value-type="float" office:value="0.00231829482802443" calcext:value-type="float">
            <text:p>0.002318294828024</text:p>
          </table:table-cell>
          <table:table-cell table:formula="of:=0.5*[.BU12]*(([.BU6]-[.BT6])/([.BU1]-[.BT1]))^2" office:value-type="float" office:value="0.000507272289382722" calcext:value-type="float">
            <text:p>0.000507272289383</text:p>
          </table:table-cell>
          <table:table-cell table:formula="of:=0.5*[.BV12]*(([.BV6]-[.BU6])/([.BV1]-[.BU1]))^2" office:value-type="float" office:value="0.00138635280066624" calcext:value-type="float">
            <text:p>0.001386352800666</text:p>
          </table:table-cell>
          <table:table-cell table:formula="of:=0.5*[.BW12]*(([.BW6]-[.BV6])/([.BW1]-[.BV1]))^2" office:value-type="float" office:value="0.0101761363258599" calcext:value-type="float">
            <text:p>0.01017613632586</text:p>
          </table:table-cell>
          <table:table-cell table:formula="of:=0.5*[.BX12]*(([.BX6]-[.BW6])/([.BX1]-[.BW1]))^2" office:value-type="float" office:value="0.0979286465192163" calcext:value-type="float">
            <text:p>0.097928646519216</text:p>
          </table:table-cell>
          <table:table-cell table:formula="of:=0.5*[.BY12]*(([.BY6]-[.BX6])/([.BY1]-[.BX1]))^2" office:value-type="float" office:value="0.0219699593203893" calcext:value-type="float">
            <text:p>0.021969959320389</text:p>
          </table:table-cell>
          <table:table-cell table:formula="of:=0.5*[.BZ12]*(([.BZ6]-[.BY6])/([.BZ1]-[.BY1]))^2" office:value-type="float" office:value="0.0241082660921978" calcext:value-type="float">
            <text:p>0.024108266092198</text:p>
          </table:table-cell>
          <table:table-cell table:formula="of:=0.5*[.CA12]*(([.CA6]-[.BZ6])/([.CA1]-[.BZ1]))^2" office:value-type="float" office:value="0.000675891217017087" calcext:value-type="float">
            <text:p>0.000675891217017</text:p>
          </table:table-cell>
          <table:table-cell table:formula="of:=0.5*[.CB12]*(([.CB6]-[.CA6])/([.CB1]-[.CA1]))^2" office:value-type="float" office:value="0.000358307074855112" calcext:value-type="float">
            <text:p>0.000358307074855</text:p>
          </table:table-cell>
          <table:table-cell table:formula="of:=0.5*[.CC12]*(([.CC6]-[.CB6])/([.CC1]-[.CB1]))^2" office:value-type="float" office:value="0.0048126942542815" calcext:value-type="float">
            <text:p>0.004812694254282</text:p>
          </table:table-cell>
          <table:table-cell table:formula="of:=0.5*[.CD12]*(([.CD6]-[.CC6])/([.CD1]-[.CC1]))^2" office:value-type="float" office:value="0.0202766987632135" calcext:value-type="float">
            <text:p>0.020276698763214</text:p>
          </table:table-cell>
          <table:table-cell table:formula="of:=0.5*[.CE12]*(([.CE6]-[.CD6])/([.CE1]-[.CD1]))^2" office:value-type="float" office:value="0.0626209350804967" calcext:value-type="float">
            <text:p>0.062620935080497</text:p>
          </table:table-cell>
          <table:table-cell table:formula="of:=0.5*[.CF12]*(([.CF6]-[.CE6])/([.CF1]-[.CE1]))^2" office:value-type="float" office:value="0.0290452111345919" calcext:value-type="float">
            <text:p>0.029045211134592</text:p>
          </table:table-cell>
          <table:table-cell table:formula="of:=0.5*[.CG12]*(([.CG6]-[.CF6])/([.CG1]-[.CF1]))^2" office:value-type="float" office:value="0.0303645487488945" calcext:value-type="float">
            <text:p>0.030364548748895</text:p>
          </table:table-cell>
          <table:table-cell table:formula="of:=0.5*[.CH12]*(([.CH6]-[.CG6])/([.CH1]-[.CG1]))^2" office:value-type="float" office:value="0.0262815984104394" calcext:value-type="float">
            <text:p>0.02628159841044</text:p>
          </table:table-cell>
          <table:table-cell table:formula="of:=0.5*[.CI12]*(([.CI6]-[.CH6])/([.CI1]-[.CH1]))^2" office:value-type="float" office:value="0.0633691570650041" calcext:value-type="float">
            <text:p>0.063369157065004</text:p>
          </table:table-cell>
          <table:table-cell table:formula="of:=0.5*[.CJ12]*(([.CJ6]-[.CI6])/([.CJ1]-[.CI1]))^2" office:value-type="float" office:value="0.0000138647408513681" calcext:value-type="float">
            <text:p>1.38647408513681E-05</text:p>
          </table:table-cell>
          <table:table-cell table:formula="of:=0.5*[.CK12]*(([.CK6]-[.CJ6])/([.CK1]-[.CJ1]))^2" office:value-type="float" office:value="0.000333187341159571" calcext:value-type="float">
            <text:p>0.00033318734116</text:p>
          </table:table-cell>
          <table:table-cell table:formula="of:=0.5*[.CL12]*(([.CL6]-[.CK6])/([.CL1]-[.CK1]))^2" office:value-type="float" office:value="0.000471563340141843" calcext:value-type="float">
            <text:p>0.000471563340142</text:p>
          </table:table-cell>
          <table:table-cell table:formula="of:=0.5*[.CM12]*(([.CM6]-[.CL6])/([.CM1]-[.CL1]))^2" office:value-type="float" office:value="0.000877129394860736" calcext:value-type="float">
            <text:p>0.000877129394861</text:p>
          </table:table-cell>
          <table:table-cell table:formula="of:=0.5*[.CN12]*(([.CN6]-[.CM6])/([.CN1]-[.CM1]))^2" office:value-type="float" office:value="0.000680735163793357" calcext:value-type="float">
            <text:p>0.000680735163793</text:p>
          </table:table-cell>
          <table:table-cell table:formula="of:=0.5*[.CO12]*(([.CO6]-[.CN6])/([.CO1]-[.CN1]))^2" office:value-type="float" office:value="0.00319966151995981" calcext:value-type="float">
            <text:p>0.00319966151996</text:p>
          </table:table-cell>
          <table:table-cell table:formula="of:=0.5*[.CP12]*(([.CP6]-[.CO6])/([.CP1]-[.CO1]))^2" office:value-type="float" office:value="0.00270605521862522" calcext:value-type="float">
            <text:p>0.002706055218625</text:p>
          </table:table-cell>
          <table:table-cell table:formula="of:=0.5*[.CQ12]*(([.CQ6]-[.CP6])/([.CQ1]-[.CP1]))^2" office:value-type="float" office:value="0.00323382241967236" calcext:value-type="float">
            <text:p>0.003233822419672</text:p>
          </table:table-cell>
          <table:table-cell table:formula="of:=0.5*[.CR12]*(([.CR6]-[.CQ6])/([.CR1]-[.CQ1]))^2" office:value-type="float" office:value="0.00358586862882013" calcext:value-type="float">
            <text:p>0.00358586862882</text:p>
          </table:table-cell>
          <table:table-cell table:formula="of:=0.5*[.CS12]*(([.CS6]-[.CR6])/([.CS1]-[.CR1]))^2" office:value-type="float" office:value="0.0321481859689358" calcext:value-type="float">
            <text:p>0.032148185968936</text:p>
          </table:table-cell>
          <table:table-cell table:formula="of:=0.5*[.CT12]*(([.CT6]-[.CS6])/([.CT1]-[.CS1]))^2" office:value-type="float" office:value="0.00775798050066486" calcext:value-type="float">
            <text:p>0.007757980500665</text:p>
          </table:table-cell>
          <table:table-cell table:formula="of:=0.5*[.CU12]*(([.CU6]-[.CT6])/([.CU1]-[.CT1]))^2" office:value-type="float" office:value="0.0409648081811881" calcext:value-type="float">
            <text:p>0.040964808181188</text:p>
          </table:table-cell>
          <table:table-cell table:formula="of:=0.5*[.CV12]*(([.CV6]-[.CU6])/([.CV1]-[.CU1]))^2" office:value-type="float" office:value="0.133809112987845" calcext:value-type="float">
            <text:p>0.133809112987845</text:p>
          </table:table-cell>
          <table:table-cell table:formula="of:=0.5*[.CW12]*(([.CW6]-[.CV6])/([.CW1]-[.CV1]))^2" office:value-type="float" office:value="0.0125222683340473" calcext:value-type="float">
            <text:p>0.012522268334047</text:p>
          </table:table-cell>
          <table:table-cell table:formula="of:=0.5*[.CX12]*(([.CX6]-[.CW6])/([.CX1]-[.CW1]))^2" office:value-type="float" office:value="0.000127817371964426" calcext:value-type="float">
            <text:p>0.000127817371964</text:p>
          </table:table-cell>
          <table:table-cell table:formula="of:=0.5*[.CY12]*(([.CY6]-[.CX6])/([.CY1]-[.CX1]))^2" office:value-type="float" office:value="0.00554863427061961" calcext:value-type="float">
            <text:p>0.00554863427062</text:p>
          </table:table-cell>
          <table:table-cell table:formula="of:=0.5*[.CZ12]*(([.CZ6]-[.CY6])/([.CZ1]-[.CY1]))^2" office:value-type="float" office:value="0.000823316319271347" calcext:value-type="float">
            <text:p>0.000823316319271</text:p>
          </table:table-cell>
          <table:table-cell table:formula="of:=0.5*[.DA12]*(([.DA6]-[.CZ6])/([.DA1]-[.CZ1]))^2" office:value-type="float" office:value="0.000135594290441403" calcext:value-type="float">
            <text:p>0.000135594290441</text:p>
          </table:table-cell>
          <table:table-cell table:formula="of:=0.5*[.DB12]*(([.DB6]-[.DA6])/([.DB1]-[.DA1]))^2" office:value-type="float" office:value="0.0525871393375917" calcext:value-type="float">
            <text:p>0.052587139337592</text:p>
          </table:table-cell>
          <table:table-cell table:formula="of:=0.5*[.DC12]*(([.DC6]-[.DB6])/([.DC1]-[.DB1]))^2" office:value-type="float" office:value="0.00135746957779895" calcext:value-type="float">
            <text:p>0.001357469577799</text:p>
          </table:table-cell>
          <table:table-cell table:formula="of:=0.5*[.DD12]*(([.DD6]-[.DC6])/([.DD1]-[.DC1]))^2" office:value-type="float" office:value="0.000319142238088242" calcext:value-type="float">
            <text:p>0.000319142238088</text:p>
          </table:table-cell>
          <table:table-cell table:formula="of:=0.5*[.DE12]*(([.DE6]-[.DD6])/([.DE1]-[.DD1]))^2" office:value-type="float" office:value="0.0210692442741786" calcext:value-type="float">
            <text:p>0.021069244274179</text:p>
          </table:table-cell>
          <table:table-cell table:formula="of:=0.5*[.DF12]*(([.DF6]-[.DE6])/([.DF1]-[.DE1]))^2" office:value-type="float" office:value="0.00927451494257886" calcext:value-type="float">
            <text:p>0.009274514942579</text:p>
          </table:table-cell>
          <table:table-cell table:formula="of:=0.5*[.DG12]*(([.DG6]-[.DF6])/([.DG1]-[.DF1]))^2" office:value-type="float" office:value="0.000262297678290187" calcext:value-type="float">
            <text:p>0.00026229767829</text:p>
          </table:table-cell>
          <table:table-cell table:formula="of:=0.5*[.DH12]*(([.DH6]-[.DG6])/([.DH1]-[.DG1]))^2" office:value-type="float" office:value="0.0000116820070130757" calcext:value-type="float">
            <text:p>1.16820070130757E-05</text:p>
          </table:table-cell>
          <table:table-cell table:formula="of:=0.5*[.DI12]*(([.DI6]-[.DH6])/([.DI1]-[.DH1]))^2" office:value-type="float" office:value="0.000422303392280671" calcext:value-type="float">
            <text:p>0.000422303392281</text:p>
          </table:table-cell>
          <table:table-cell table:formula="of:=0.5*[.DJ12]*(([.DJ6]-[.DI6])/([.DJ1]-[.DI1]))^2" office:value-type="float" office:value="0.0387229502423212" calcext:value-type="float">
            <text:p>0.038722950242321</text:p>
          </table:table-cell>
          <table:table-cell table:formula="of:=0.5*[.DK12]*(([.DK6]-[.DJ6])/([.DK1]-[.DJ1]))^2" office:value-type="float" office:value="0.00367923164131366" calcext:value-type="float">
            <text:p>0.003679231641314</text:p>
          </table:table-cell>
          <table:table-cell table:formula="of:=0.5*[.DL12]*(([.DL6]-[.DK6])/([.DL1]-[.DK1]))^2" office:value-type="float" office:value="0.0307005702304248" calcext:value-type="float">
            <text:p>0.030700570230425</text:p>
          </table:table-cell>
          <table:table-cell table:formula="of:=0.5*[.DM12]*(([.DM6]-[.DL6])/([.DM1]-[.DL1]))^2" office:value-type="float" office:value="0.0440427826454791" calcext:value-type="float">
            <text:p>0.044042782645479</text:p>
          </table:table-cell>
          <table:table-cell table:formula="of:=0.5*[.DN12]*(([.DN6]-[.DM6])/([.DN1]-[.DM1]))^2" office:value-type="float" office:value="0.0114736029016173" calcext:value-type="float">
            <text:p>0.011473602901617</text:p>
          </table:table-cell>
          <table:table-cell table:formula="of:=0.5*[.DO12]*(([.DO6]-[.DN6])/([.DO1]-[.DN1]))^2" office:value-type="float" office:value="0.0108403008518485" calcext:value-type="float">
            <text:p>0.010840300851849</text:p>
          </table:table-cell>
          <table:table-cell table:formula="of:=0.5*[.DP12]*(([.DP6]-[.DO6])/([.DP1]-[.DO1]))^2" office:value-type="float" office:value="0.0601871734167775" calcext:value-type="float">
            <text:p>0.060187173416778</text:p>
          </table:table-cell>
          <table:table-cell table:formula="of:=0.5*[.DQ12]*(([.DQ6]-[.DP6])/([.DQ1]-[.DP1]))^2" office:value-type="float" office:value="0.000537426327755957" calcext:value-type="float">
            <text:p>0.000537426327756</text:p>
          </table:table-cell>
          <table:table-cell table:formula="of:=0.5*[.DR12]*(([.DR6]-[.DQ6])/([.DR1]-[.DQ1]))^2" office:value-type="float" office:value="0.00255667889235783" calcext:value-type="float">
            <text:p>0.002556678892358</text:p>
          </table:table-cell>
          <table:table-cell table:formula="of:=0.5*[.DS12]*(([.DS6]-[.DR6])/([.DS1]-[.DR1]))^2" office:value-type="float" office:value="0.000558824042341552" calcext:value-type="float">
            <text:p>0.000558824042342</text:p>
          </table:table-cell>
          <table:table-cell table:formula="of:=0.5*[.DT12]*(([.DT6]-[.DS6])/([.DT1]-[.DS1]))^2" office:value-type="float" office:value="0.000690968913009755" calcext:value-type="float">
            <text:p>0.00069096891301</text:p>
          </table:table-cell>
          <table:table-cell table:formula="of:=0.5*[.DU12]*(([.DU6]-[.DT6])/([.DU1]-[.DT1]))^2" office:value-type="float" office:value="0.00148359828869364" calcext:value-type="float">
            <text:p>0.001483598288694</text:p>
          </table:table-cell>
          <table:table-cell table:formula="of:=0.5*[.DV12]*(([.DV6]-[.DU6])/([.DV1]-[.DU1]))^2" office:value-type="float" office:value="0.00219232707515376" calcext:value-type="float">
            <text:p>0.002192327075154</text:p>
          </table:table-cell>
          <table:table-cell table:formula="of:=0.5*[.DW12]*(([.DW6]-[.DV6])/([.DW1]-[.DV1]))^2" office:value-type="float" office:value="0.00232115831183248" calcext:value-type="float">
            <text:p>0.002321158311832</text:p>
          </table:table-cell>
          <table:table-cell table:formula="of:=0.5*[.DX12]*(([.DX6]-[.DW6])/([.DX1]-[.DW1]))^2" office:value-type="float" office:value="0.00191019422219512" calcext:value-type="float">
            <text:p>0.001910194222195</text:p>
          </table:table-cell>
          <table:table-cell table:formula="of:=0.5*[.DY12]*(([.DY6]-[.DX6])/([.DY1]-[.DX1]))^2" office:value-type="float" office:value="0.00538601377696525" calcext:value-type="float">
            <text:p>0.005386013776965</text:p>
          </table:table-cell>
          <table:table-cell table:formula="of:=0.5*[.DZ12]*(([.DZ6]-[.DY6])/([.DZ1]-[.DY1]))^2" office:value-type="float" office:value="0.0198077349993774" calcext:value-type="float">
            <text:p>0.019807734999377</text:p>
          </table:table-cell>
          <table:table-cell table:formula="of:=0.5*[.EA12]*(([.EA6]-[.DZ6])/([.EA1]-[.DZ1]))^2" office:value-type="float" office:value="0.0116883323133754" calcext:value-type="float">
            <text:p>0.011688332313375</text:p>
          </table:table-cell>
          <table:table-cell table:formula="of:=0.5*[.EB12]*(([.EB6]-[.EA6])/([.EB1]-[.EA1]))^2" office:value-type="float" office:value="0.0434933096468902" calcext:value-type="float">
            <text:p>0.04349330964689</text:p>
          </table:table-cell>
          <table:table-cell table:formula="of:=0.5*[.EC12]*(([.EC6]-[.EB6])/([.EC1]-[.EB1]))^2" office:value-type="float" office:value="0.0256462092830589" calcext:value-type="float">
            <text:p>0.025646209283059</text:p>
          </table:table-cell>
          <table:table-cell table:formula="of:=0.5*[.ED12]*(([.ED6]-[.EC6])/([.ED1]-[.EC1]))^2" office:value-type="float" office:value="0.00516451330963881" calcext:value-type="float">
            <text:p>0.005164513309639</text:p>
          </table:table-cell>
          <table:table-cell table:formula="of:=0.5*[.EE12]*(([.EE6]-[.ED6])/([.EE1]-[.ED1]))^2" office:value-type="float" office:value="0.00147059909092678" calcext:value-type="float">
            <text:p>0.001470599090927</text:p>
          </table:table-cell>
          <table:table-cell table:formula="of:=0.5*[.EF12]*(([.EF6]-[.EE6])/([.EF1]-[.EE1]))^2" office:value-type="float" office:value="0.00155624243336837" calcext:value-type="float">
            <text:p>0.001556242433368</text:p>
          </table:table-cell>
          <table:table-cell table:formula="of:=0.5*[.EG12]*(([.EG6]-[.EF6])/([.EG1]-[.EF1]))^2" office:value-type="float" office:value="0.0000868192863748314" calcext:value-type="float">
            <text:p>8.68192863748314E-05</text:p>
          </table:table-cell>
          <table:table-cell table:formula="of:=0.5*[.EH12]*(([.EH6]-[.EG6])/([.EH1]-[.EG1]))^2" office:value-type="float" office:value="0.0269823818223468" calcext:value-type="float">
            <text:p>0.026982381822347</text:p>
          </table:table-cell>
          <table:table-cell table:formula="of:=0.5*[.EI12]*(([.EI6]-[.EH6])/([.EI1]-[.EH1]))^2" office:value-type="float" office:value="0.0634036338763373" calcext:value-type="float">
            <text:p>0.063403633876337</text:p>
          </table:table-cell>
          <table:table-cell table:formula="of:=0.5*[.EJ12]*(([.EJ6]-[.EI6])/([.EJ1]-[.EI1]))^2" office:value-type="float" office:value="0.00176425277963457" calcext:value-type="float">
            <text:p>0.001764252779635</text:p>
          </table:table-cell>
          <table:table-cell table:formula="of:=0.5*[.EK12]*(([.EK6]-[.EJ6])/([.EK1]-[.EJ1]))^2" office:value-type="float" office:value="0.00883103802409296" calcext:value-type="float">
            <text:p>0.008831038024093</text:p>
          </table:table-cell>
          <table:table-cell table:formula="of:=0.5*[.EL12]*(([.EL6]-[.EK6])/([.EL1]-[.EK1]))^2" office:value-type="float" office:value="0.0000454946432977021" calcext:value-type="float">
            <text:p>4.54946432977021E-05</text:p>
          </table:table-cell>
          <table:table-cell table:formula="of:=0.5*[.EM12]*(([.EM6]-[.EL6])/([.EM1]-[.EL1]))^2" office:value-type="float" office:value="0.0025487770784335" calcext:value-type="float">
            <text:p>0.002548777078434</text:p>
          </table:table-cell>
          <table:table-cell table:formula="of:=0.5*[.EN12]*(([.EN6]-[.EM6])/([.EN1]-[.EM1]))^2" office:value-type="float" office:value="0.000284149981174498" calcext:value-type="float">
            <text:p>0.000284149981174</text:p>
          </table:table-cell>
          <table:table-cell table:formula="of:=0.5*[.EO12]*(([.EO6]-[.EN6])/([.EO1]-[.EN1]))^2" office:value-type="float" office:value="0.00553036589627141" calcext:value-type="float">
            <text:p>0.005530365896271</text:p>
          </table:table-cell>
          <table:table-cell table:formula="of:=0.5*[.EP12]*(([.EP6]-[.EO6])/([.EP1]-[.EO1]))^2" office:value-type="float" office:value="0.0148141258020652" calcext:value-type="float">
            <text:p>0.014814125802065</text:p>
          </table:table-cell>
          <table:table-cell table:formula="of:=0.5*[.EQ12]*(([.EQ6]-[.EP6])/([.EQ1]-[.EP1]))^2" office:value-type="float" office:value="0.00415238258798804" calcext:value-type="float">
            <text:p>0.004152382587988</text:p>
          </table:table-cell>
          <table:table-cell table:formula="of:=0.5*[.ER12]*(([.ER6]-[.EQ6])/([.ER1]-[.EQ1]))^2" office:value-type="float" office:value="0.00010428072819203" calcext:value-type="float">
            <text:p>0.000104280728192</text:p>
          </table:table-cell>
          <table:table-cell table:formula="of:=0.5*[.ES12]*(([.ES6]-[.ER6])/([.ES1]-[.ER1]))^2" office:value-type="float" office:value="0.0000364778387410611" calcext:value-type="float">
            <text:p>3.64778387410611E-05</text:p>
          </table:table-cell>
          <table:table-cell table:formula="of:=0.5*[.ET12]*(([.ET6]-[.ES6])/([.ET1]-[.ES1]))^2" office:value-type="float" office:value="0.0000996955185479927" calcext:value-type="float">
            <text:p>9.96955185479927E-05</text:p>
          </table:table-cell>
          <table:table-cell table:formula="of:=0.5*[.EU12]*(([.EU6]-[.ET6])/([.EU1]-[.ET1]))^2" office:value-type="float" office:value="0.0378634964276308" calcext:value-type="float">
            <text:p>0.037863496427631</text:p>
          </table:table-cell>
          <table:table-cell table:formula="of:=0.5*[.EV12]*(([.EV6]-[.EU6])/([.EV1]-[.EU1]))^2" office:value-type="float" office:value="0.000110559091187117" calcext:value-type="float">
            <text:p>0.000110559091187</text:p>
          </table:table-cell>
          <table:table-cell table:formula="of:=0.5*[.EW12]*(([.EW6]-[.EV6])/([.EW1]-[.EV1]))^2" office:value-type="float" office:value="0.00124745756881842" calcext:value-type="float">
            <text:p>0.001247457568818</text:p>
          </table:table-cell>
          <table:table-cell table:formula="of:=0.5*[.EX12]*(([.EX6]-[.EW6])/([.EX1]-[.EW1]))^2" office:value-type="float" office:value="0.0413679463530637" calcext:value-type="float">
            <text:p>0.041367946353064</text:p>
          </table:table-cell>
          <table:table-cell table:formula="of:=0.5*[.EY12]*(([.EY6]-[.EX6])/([.EY1]-[.EX1]))^2" office:value-type="float" office:value="0.0269358759950208" calcext:value-type="float">
            <text:p>0.026935875995021</text:p>
          </table:table-cell>
          <table:table-cell table:formula="of:=0.5*[.EZ12]*(([.EZ6]-[.EY6])/([.EZ1]-[.EY1]))^2" office:value-type="float" office:value="0.00639643666724497" calcext:value-type="float">
            <text:p>0.006396436667245</text:p>
          </table:table-cell>
          <table:table-cell table:formula="of:=0.5*[.FA12]*(([.FA6]-[.EZ6])/([.FA1]-[.EZ1]))^2" office:value-type="float" office:value="0.00382371936783754" calcext:value-type="float">
            <text:p>0.003823719367838</text:p>
          </table:table-cell>
          <table:table-cell table:formula="of:=0.5*[.FB12]*(([.FB6]-[.FA6])/([.FB1]-[.FA1]))^2" office:value-type="float" office:value="0.0809876088274645" calcext:value-type="float">
            <text:p>0.080987608827465</text:p>
          </table:table-cell>
          <table:table-cell table:formula="of:=0.5*[.FC12]*(([.FC6]-[.FB6])/([.FC1]-[.FB1]))^2" office:value-type="float" office:value="0.0409560846540004" calcext:value-type="float">
            <text:p>0.040956084654</text:p>
          </table:table-cell>
          <table:table-cell table:formula="of:=0.5*[.FD12]*(([.FD6]-[.FC6])/([.FD1]-[.FC1]))^2" office:value-type="float" office:value="0.00132020852334249" calcext:value-type="float">
            <text:p>0.001320208523343</text:p>
          </table:table-cell>
          <table:table-cell table:formula="of:=0.5*[.FE12]*(([.FE6]-[.FD6])/([.FE1]-[.FD1]))^2" office:value-type="float" office:value="0.00359284376355402" calcext:value-type="float">
            <text:p>0.003592843763554</text:p>
          </table:table-cell>
          <table:table-cell table:formula="of:=0.5*[.FF12]*(([.FF6]-[.FE6])/([.FF1]-[.FE1]))^2" office:value-type="float" office:value="0.0000573945013952463" calcext:value-type="float">
            <text:p>5.73945013952463E-05</text:p>
          </table:table-cell>
          <table:table-cell table:formula="of:=0.5*[.FG12]*(([.FG6]-[.FF6])/([.FG1]-[.FF1]))^2" office:value-type="float" office:value="0.0000406655943279181" calcext:value-type="float">
            <text:p>4.06655943279181E-05</text:p>
          </table:table-cell>
          <table:table-cell table:formula="of:=0.5*[.FH12]*(([.FH6]-[.FG6])/([.FH1]-[.FG1]))^2" office:value-type="float" office:value="0.0047578667336735" calcext:value-type="float">
            <text:p>0.004757866733674</text:p>
          </table:table-cell>
          <table:table-cell table:formula="of:=0.5*[.FI12]*(([.FI6]-[.FH6])/([.FI1]-[.FH1]))^2" office:value-type="float" office:value="0.0152845907349558" calcext:value-type="float">
            <text:p>0.015284590734956</text:p>
          </table:table-cell>
          <table:table-cell table:formula="of:=0.5*[.FJ12]*(([.FJ6]-[.FI6])/([.FJ1]-[.FI1]))^2" office:value-type="float" office:value="0.00000117185319650239" calcext:value-type="float">
            <text:p>1.17185319650239E-06</text:p>
          </table:table-cell>
          <table:table-cell table:formula="of:=0.5*[.FK12]*(([.FK6]-[.FJ6])/([.FK1]-[.FJ1]))^2" office:value-type="float" office:value="0.0483113368021911" calcext:value-type="float">
            <text:p>0.048311336802191</text:p>
          </table:table-cell>
          <table:table-cell table:formula="of:=0.5*[.FL12]*(([.FL6]-[.FK6])/([.FL1]-[.FK1]))^2" office:value-type="float" office:value="0.0597441118097681" calcext:value-type="float">
            <text:p>0.059744111809768</text:p>
          </table:table-cell>
          <table:table-cell table:formula="of:=0.5*[.FM12]*(([.FM6]-[.FL6])/([.FM1]-[.FL1]))^2" office:value-type="float" office:value="0.00286257218931779" calcext:value-type="float">
            <text:p>0.002862572189318</text:p>
          </table:table-cell>
          <table:table-cell table:formula="of:=0.5*[.FN12]*(([.FN6]-[.FM6])/([.FN1]-[.FM1]))^2" office:value-type="float" office:value="0.000191490378138127" calcext:value-type="float">
            <text:p>0.000191490378138</text:p>
          </table:table-cell>
          <table:table-cell table:formula="of:=0.5*[.FO12]*(([.FO6]-[.FN6])/([.FO1]-[.FN1]))^2" office:value-type="float" office:value="0.0868764800927045" calcext:value-type="float">
            <text:p>0.086876480092705</text:p>
          </table:table-cell>
          <table:table-cell table:formula="of:=0.5*[.FP12]*(([.FP6]-[.FO6])/([.FP1]-[.FO1]))^2" office:value-type="float" office:value="0.0300907498418429" calcext:value-type="float">
            <text:p>0.030090749841843</text:p>
          </table:table-cell>
          <table:table-cell table:formula="of:=0.5*[.FQ12]*(([.FQ6]-[.FP6])/([.FQ1]-[.FP1]))^2" office:value-type="float" office:value="0.00682348650356214" calcext:value-type="float">
            <text:p>0.006823486503562</text:p>
          </table:table-cell>
          <table:table-cell table:formula="of:=0.5*[.FR12]*(([.FR6]-[.FQ6])/([.FR1]-[.FQ1]))^2" office:value-type="float" office:value="0.00257799142690634" calcext:value-type="float">
            <text:p>0.002577991426906</text:p>
          </table:table-cell>
          <table:table-cell table:formula="of:=0.5*[.FS12]*(([.FS6]-[.FR6])/([.FS1]-[.FR1]))^2" office:value-type="float" office:value="0.000141750548039918" calcext:value-type="float">
            <text:p>0.00014175054804</text:p>
          </table:table-cell>
          <table:table-cell table:formula="of:=0.5*[.FT12]*(([.FT6]-[.FS6])/([.FT1]-[.FS1]))^2" office:value-type="float" office:value="0.00117836342524316" calcext:value-type="float">
            <text:p>0.001178363425243</text:p>
          </table:table-cell>
          <table:table-cell table:formula="of:=0.5*[.FU12]*(([.FU6]-[.FT6])/([.FU1]-[.FT1]))^2" office:value-type="float" office:value="0.000856281504157526" calcext:value-type="float">
            <text:p>0.000856281504158</text:p>
          </table:table-cell>
          <table:table-cell table:formula="of:=0.5*[.FV12]*(([.FV6]-[.FU6])/([.FV1]-[.FU1]))^2" office:value-type="float" office:value="0.00295060020259017" calcext:value-type="float">
            <text:p>0.00295060020259</text:p>
          </table:table-cell>
          <table:table-cell table:formula="of:=0.5*[.FW12]*(([.FW6]-[.FV6])/([.FW1]-[.FV1]))^2" office:value-type="float" office:value="0.0387400352248672" calcext:value-type="float">
            <text:p>0.038740035224867</text:p>
          </table:table-cell>
          <table:table-cell table:formula="of:=0.5*[.FX12]*(([.FX6]-[.FW6])/([.FX1]-[.FW1]))^2" office:value-type="float" office:value="0.035815160079007" calcext:value-type="float">
            <text:p>0.035815160079007</text:p>
          </table:table-cell>
          <table:table-cell table:formula="of:=0.5*[.FY12]*(([.FY6]-[.FX6])/([.FY1]-[.FX1]))^2" office:value-type="float" office:value="0.000546394709420516" calcext:value-type="float">
            <text:p>0.000546394709421</text:p>
          </table:table-cell>
          <table:table-cell table:formula="of:=0.5*[.FZ12]*(([.FZ6]-[.FY6])/([.FZ1]-[.FY1]))^2" office:value-type="float" office:value="0.000430389416279064" calcext:value-type="float">
            <text:p>0.000430389416279</text:p>
          </table:table-cell>
          <table:table-cell table:formula="of:=0.5*[.GA12]*(([.GA6]-[.FZ6])/([.GA1]-[.FZ1]))^2" office:value-type="float" office:value="0.000664652259581102" calcext:value-type="float">
            <text:p>0.000664652259581</text:p>
          </table:table-cell>
          <table:table-cell table:formula="of:=0.5*[.GB12]*(([.GB6]-[.GA6])/([.GB1]-[.GA1]))^2" office:value-type="float" office:value="0.000654887600359286" calcext:value-type="float">
            <text:p>0.000654887600359</text:p>
          </table:table-cell>
          <table:table-cell table:formula="of:=0.5*[.GC12]*(([.GC6]-[.GB6])/([.GC1]-[.GB1]))^2" office:value-type="float" office:value="0.00105674895749426" calcext:value-type="float">
            <text:p>0.001056748957494</text:p>
          </table:table-cell>
          <table:table-cell table:formula="of:=0.5*[.GD12]*(([.GD6]-[.GC6])/([.GD1]-[.GC1]))^2" office:value-type="float" office:value="0.000505377048247988" calcext:value-type="float">
            <text:p>0.000505377048248</text:p>
          </table:table-cell>
          <table:table-cell table:formula="of:=0.5*[.GE12]*(([.GE6]-[.GD6])/([.GE1]-[.GD1]))^2" office:value-type="float" office:value="0.00000487383099965925" calcext:value-type="float">
            <text:p>4.87383099965925E-06</text:p>
          </table:table-cell>
          <table:table-cell table:formula="of:=0.5*[.GF12]*(([.GF6]-[.GE6])/([.GF1]-[.GE1]))^2" office:value-type="float" office:value="0.0000812071421968231" calcext:value-type="float">
            <text:p>8.12071421968231E-05</text:p>
          </table:table-cell>
          <table:table-cell table:formula="of:=0.5*[.GG12]*(([.GG6]-[.GF6])/([.GG1]-[.GF1]))^2" office:value-type="float" office:value="0.00131832330778429" calcext:value-type="float">
            <text:p>0.001318323307784</text:p>
          </table:table-cell>
          <table:table-cell table:formula="of:=0.5*[.GH12]*(([.GH6]-[.GG6])/([.GH1]-[.GG1]))^2" office:value-type="float" office:value="0.00252914253339308" calcext:value-type="float">
            <text:p>0.002529142533393</text:p>
          </table:table-cell>
          <table:table-cell table:formula="of:=0.5*[.GI12]*(([.GI6]-[.GH6])/([.GI1]-[.GH1]))^2" office:value-type="float" office:value="0.00764242808141664" calcext:value-type="float">
            <text:p>0.007642428081417</text:p>
          </table:table-cell>
          <table:table-cell table:formula="of:=0.5*[.GJ12]*(([.GJ6]-[.GI6])/([.GJ1]-[.GI1]))^2" office:value-type="float" office:value="0.00996126779413087" calcext:value-type="float">
            <text:p>0.009961267794131</text:p>
          </table:table-cell>
          <table:table-cell table:formula="of:=0.5*[.GK12]*(([.GK6]-[.GJ6])/([.GK1]-[.GJ1]))^2" office:value-type="float" office:value="0.00935008594079526" calcext:value-type="float">
            <text:p>0.009350085940795</text:p>
          </table:table-cell>
          <table:table-cell table:formula="of:=0.5*[.GL12]*(([.GL6]-[.GK6])/([.GL1]-[.GK1]))^2" office:value-type="float" office:value="0.0418749615327447" calcext:value-type="float">
            <text:p>0.041874961532745</text:p>
          </table:table-cell>
          <table:table-cell table:formula="of:=0.5*[.GM12]*(([.GM6]-[.GL6])/([.GM1]-[.GL1]))^2" office:value-type="float" office:value="0.000750311542822487" calcext:value-type="float">
            <text:p>0.000750311542822</text:p>
          </table:table-cell>
          <table:table-cell table:formula="of:=0.5*[.GN12]*(([.GN6]-[.GM6])/([.GN1]-[.GM1]))^2" office:value-type="float" office:value="0.0133735065622837" calcext:value-type="float">
            <text:p>0.013373506562284</text:p>
          </table:table-cell>
          <table:table-cell table:formula="of:=0.5*[.GO12]*(([.GO6]-[.GN6])/([.GO1]-[.GN1]))^2" office:value-type="float" office:value="0.0449748000109438" calcext:value-type="float">
            <text:p>0.044974800010944</text:p>
          </table:table-cell>
          <table:table-cell table:formula="of:=0.5*[.GP12]*(([.GP6]-[.GO6])/([.GP1]-[.GO1]))^2" office:value-type="float" office:value="0.047835104582038" calcext:value-type="float">
            <text:p>0.047835104582038</text:p>
          </table:table-cell>
          <table:table-cell table:formula="of:=0.5*[.GQ12]*(([.GQ6]-[.GP6])/([.GQ1]-[.GP1]))^2" office:value-type="float" office:value="0.0509753102037447" calcext:value-type="float">
            <text:p>0.050975310203745</text:p>
          </table:table-cell>
          <table:table-cell table:formula="of:=0.5*[.GR12]*(([.GR6]-[.GQ6])/([.GR1]-[.GQ1]))^2" office:value-type="float" office:value="0.0572465970096219" calcext:value-type="float">
            <text:p>0.057246597009622</text:p>
          </table:table-cell>
          <table:table-cell table:formula="of:=0.5*[.GS12]*(([.GS6]-[.GR6])/([.GS1]-[.GR1]))^2" office:value-type="float" office:value="0.0528342672328051" calcext:value-type="float">
            <text:p>0.052834267232805</text:p>
          </table:table-cell>
          <table:table-cell table:formula="of:=0.5*[.GT12]*(([.GT6]-[.GS6])/([.GT1]-[.GS1]))^2" office:value-type="float" office:value="0.000040415321598304" calcext:value-type="float">
            <text:p>4.0415321598304E-05</text:p>
          </table:table-cell>
          <table:table-cell table:formula="of:=0.5*[.GU12]*(([.GU6]-[.GT6])/([.GU1]-[.GT1]))^2" office:value-type="float" office:value="0.00320981355853067" calcext:value-type="float">
            <text:p>0.003209813558531</text:p>
          </table:table-cell>
          <table:table-cell table:formula="of:=0.5*[.GV12]*(([.GV6]-[.GU6])/([.GV1]-[.GU1]))^2" office:value-type="float" office:value="0.0015829553024394" calcext:value-type="float">
            <text:p>0.001582955302439</text:p>
          </table:table-cell>
          <table:table-cell table:formula="of:=0.5*[.GW12]*(([.GW6]-[.GV6])/([.GW1]-[.GV1]))^2" office:value-type="float" office:value="0.00026615306286147" calcext:value-type="float">
            <text:p>0.000266153062861</text:p>
          </table:table-cell>
          <table:table-cell table:formula="of:=0.5*[.GX12]*(([.GX6]-[.GW6])/([.GX1]-[.GW1]))^2" office:value-type="float" office:value="0.000867106512429809" calcext:value-type="float">
            <text:p>0.00086710651243</text:p>
          </table:table-cell>
          <table:table-cell table:formula="of:=0.5*[.GY12]*(([.GY6]-[.GX6])/([.GY1]-[.GX1]))^2" office:value-type="float" office:value="0.00207869253315347" calcext:value-type="float">
            <text:p>0.002078692533153</text:p>
          </table:table-cell>
          <table:table-cell table:formula="of:=0.5*[.GZ12]*(([.GZ6]-[.GY6])/([.GZ1]-[.GY1]))^2" office:value-type="float" office:value="0.000704895063039789" calcext:value-type="float">
            <text:p>0.00070489506304</text:p>
          </table:table-cell>
          <table:table-cell table:formula="of:=0.5*[.HA12]*(([.HA6]-[.GZ6])/([.HA1]-[.GZ1]))^2" office:value-type="float" office:value="0.0160966989754262" calcext:value-type="float">
            <text:p>0.016096698975426</text:p>
          </table:table-cell>
          <table:table-cell table:formula="of:=0.5*[.HB12]*(([.HB6]-[.HA6])/([.HB1]-[.HA1]))^2" office:value-type="float" office:value="0.0126222028969256" calcext:value-type="float">
            <text:p>0.012622202896926</text:p>
          </table:table-cell>
          <table:table-cell table:formula="of:=0.5*[.HC12]*(([.HC6]-[.HB6])/([.HC1]-[.HB1]))^2" office:value-type="float" office:value="0.0000290514843579439" calcext:value-type="float">
            <text:p>2.90514843579439E-05</text:p>
          </table:table-cell>
          <table:table-cell table:formula="of:=0.5*[.HD12]*(([.HD6]-[.HC6])/([.HD1]-[.HC1]))^2" office:value-type="float" office:value="0.0000679746671686569" calcext:value-type="float">
            <text:p>6.79746671686569E-05</text:p>
          </table:table-cell>
          <table:table-cell table:formula="of:=0.5*[.HE12]*(([.HE6]-[.HD6])/([.HE1]-[.HD1]))^2" office:value-type="float" office:value="0.000552241462834868" calcext:value-type="float">
            <text:p>0.000552241462835</text:p>
          </table:table-cell>
          <table:table-cell table:formula="of:=0.5*[.HF12]*(([.HF6]-[.HE6])/([.HF1]-[.HE1]))^2" office:value-type="float" office:value="0.0000181263135626175" calcext:value-type="float">
            <text:p>1.81263135626175E-05</text:p>
          </table:table-cell>
          <table:table-cell table:formula="of:=0.5*[.HG12]*(([.HG6]-[.HF6])/([.HG1]-[.HF1]))^2" office:value-type="float" office:value="0.000563469579316162" calcext:value-type="float">
            <text:p>0.000563469579316</text:p>
          </table:table-cell>
          <table:table-cell table:formula="of:=0.5*[.HH12]*(([.HH6]-[.HG6])/([.HH1]-[.HG1]))^2" office:value-type="float" office:value="0.04742288167941" calcext:value-type="float">
            <text:p>0.04742288167941</text:p>
          </table:table-cell>
          <table:table-cell table:formula="of:=0.5*[.HI12]*(([.HI6]-[.HH6])/([.HI1]-[.HH1]))^2" office:value-type="float" office:value="0.0237002331228939" calcext:value-type="float">
            <text:p>0.023700233122894</text:p>
          </table:table-cell>
          <table:table-cell table:formula="of:=0.5*[.HJ12]*(([.HJ6]-[.HI6])/([.HJ1]-[.HI1]))^2" office:value-type="float" office:value="0.0196450089460203" calcext:value-type="float">
            <text:p>0.01964500894602</text:p>
          </table:table-cell>
          <table:table-cell table:formula="of:=0.5*[.HK12]*(([.HK6]-[.HJ6])/([.HK1]-[.HJ1]))^2" office:value-type="float" office:value="0.00296141121362961" calcext:value-type="float">
            <text:p>0.00296141121363</text:p>
          </table:table-cell>
          <table:table-cell table:formula="of:=0.5*[.HL12]*(([.HL6]-[.HK6])/([.HL1]-[.HK1]))^2" office:value-type="float" office:value="0.0026072652398749" calcext:value-type="float">
            <text:p>0.002607265239875</text:p>
          </table:table-cell>
          <table:table-cell table:formula="of:=0.5*[.HM12]*(([.HM6]-[.HL6])/([.HM1]-[.HL1]))^2" office:value-type="float" office:value="0.00204509870019139" calcext:value-type="float">
            <text:p>0.002045098700191</text:p>
          </table:table-cell>
          <table:table-cell table:formula="of:=0.5*[.HN12]*(([.HN6]-[.HM6])/([.HN1]-[.HM1]))^2" office:value-type="float" office:value="0.00315604816369815" calcext:value-type="float">
            <text:p>0.003156048163698</text:p>
          </table:table-cell>
          <table:table-cell table:formula="of:=0.5*[.HO12]*(([.HO6]-[.HN6])/([.HO1]-[.HN1]))^2" office:value-type="float" office:value="0.00365310828144172" calcext:value-type="float">
            <text:p>0.003653108281442</text:p>
          </table:table-cell>
          <table:table-cell table:formula="of:=0.5*[.HP12]*(([.HP6]-[.HO6])/([.HP1]-[.HO1]))^2" office:value-type="float" office:value="0.0020089031839258" calcext:value-type="float">
            <text:p>0.002008903183926</text:p>
          </table:table-cell>
          <table:table-cell table:formula="of:=0.5*[.HQ12]*(([.HQ6]-[.HP6])/([.HQ1]-[.HP1]))^2" office:value-type="float" office:value="0.00331003810882072" calcext:value-type="float">
            <text:p>0.003310038108821</text:p>
          </table:table-cell>
          <table:table-cell table:formula="of:=0.5*[.HR12]*(([.HR6]-[.HQ6])/([.HR1]-[.HQ1]))^2" office:value-type="float" office:value="0.000669738104179091" calcext:value-type="float">
            <text:p>0.000669738104179</text:p>
          </table:table-cell>
          <table:table-cell table:formula="of:=0.5*[.HS12]*(([.HS6]-[.HR6])/([.HS1]-[.HR1]))^2" office:value-type="float" office:value="0.000651505117339529" calcext:value-type="float">
            <text:p>0.00065150511734</text:p>
          </table:table-cell>
          <table:table-cell table:formula="of:=0.5*[.HT12]*(([.HT6]-[.HS6])/([.HT1]-[.HS1]))^2" office:value-type="float" office:value="0.0335648782847413" calcext:value-type="float">
            <text:p>0.033564878284741</text:p>
          </table:table-cell>
          <table:table-cell table:formula="of:=0.5*[.HU12]*(([.HU6]-[.HT6])/([.HU1]-[.HT1]))^2" office:value-type="float" office:value="0.000530394122256747" calcext:value-type="float">
            <text:p>0.000530394122257</text:p>
          </table:table-cell>
          <table:table-cell table:formula="of:=0.5*[.HV12]*(([.HV6]-[.HU6])/([.HV1]-[.HU1]))^2" office:value-type="float" office:value="0.00712962284068554" calcext:value-type="float">
            <text:p>0.007129622840686</text:p>
          </table:table-cell>
          <table:table-cell table:formula="of:=0.5*[.HW12]*(([.HW6]-[.HV6])/([.HW1]-[.HV1]))^2" office:value-type="float" office:value="0.0359265049262765" calcext:value-type="float">
            <text:p>0.035926504926277</text:p>
          </table:table-cell>
          <table:table-cell table:formula="of:=0.5*[.HX12]*(([.HX6]-[.HW6])/([.HX1]-[.HW1]))^2" office:value-type="float" office:value="0.018597496683098" calcext:value-type="float">
            <text:p>0.018597496683098</text:p>
          </table:table-cell>
          <table:table-cell table:formula="of:=0.5*[.HY12]*(([.HY6]-[.HX6])/([.HY1]-[.HX1]))^2" office:value-type="float" office:value="0.0134456904248258" calcext:value-type="float">
            <text:p>0.013445690424826</text:p>
          </table:table-cell>
          <table:table-cell table:formula="of:=0.5*[.HZ12]*(([.HZ6]-[.HY6])/([.HZ1]-[.HY1]))^2" office:value-type="float" office:value="0.0130465355756851" calcext:value-type="float">
            <text:p>0.013046535575685</text:p>
          </table:table-cell>
          <table:table-cell table:formula="of:=0.5*[.IA12]*(([.IA6]-[.HZ6])/([.IA1]-[.HZ1]))^2" office:value-type="float" office:value="0.0229020372092888" calcext:value-type="float">
            <text:p>0.022902037209289</text:p>
          </table:table-cell>
          <table:table-cell table:formula="of:=0.5*[.IB12]*(([.IB6]-[.IA6])/([.IB1]-[.IA1]))^2" office:value-type="float" office:value="0.0277522546893307" calcext:value-type="float">
            <text:p>0.027752254689331</text:p>
          </table:table-cell>
          <table:table-cell table:formula="of:=0.5*[.IC12]*(([.IC6]-[.IB6])/([.IC1]-[.IB1]))^2" office:value-type="float" office:value="0.00170176119753548" calcext:value-type="float">
            <text:p>0.001701761197535</text:p>
          </table:table-cell>
          <table:table-cell table:formula="of:=0.5*[.ID12]*(([.ID6]-[.IC6])/([.ID1]-[.IC1]))^2" office:value-type="float" office:value="0.00157087072312214" calcext:value-type="float">
            <text:p>0.001570870723122</text:p>
          </table:table-cell>
          <table:table-cell table:formula="of:=0.5*[.IE12]*(([.IE6]-[.ID6])/([.IE1]-[.ID1]))^2" office:value-type="float" office:value="0.00012182156539233" calcext:value-type="float">
            <text:p>0.000121821565392</text:p>
          </table:table-cell>
          <table:table-cell table:formula="of:=0.5*[.IF12]*(([.IF6]-[.IE6])/([.IF1]-[.IE1]))^2" office:value-type="float" office:value="0.00008087940538256" calcext:value-type="float">
            <text:p>8.087940538256E-05</text:p>
          </table:table-cell>
          <table:table-cell table:formula="of:=0.5*[.IG12]*(([.IG6]-[.IF6])/([.IG1]-[.IF1]))^2" office:value-type="float" office:value="0.0139412904921331" calcext:value-type="float">
            <text:p>0.013941290492133</text:p>
          </table:table-cell>
          <table:table-cell table:formula="of:=0.5*[.IH12]*(([.IH6]-[.IG6])/([.IH1]-[.IG1]))^2" office:value-type="float" office:value="0.0196070428372345" calcext:value-type="float">
            <text:p>0.019607042837235</text:p>
          </table:table-cell>
          <table:table-cell table:formula="of:=0.5*[.II12]*(([.II6]-[.IH6])/([.II1]-[.IH1]))^2" office:value-type="float" office:value="0.00179039581189289" calcext:value-type="float">
            <text:p>0.001790395811893</text:p>
          </table:table-cell>
          <table:table-cell table:formula="of:=0.5*[.IJ12]*(([.IJ6]-[.II6])/([.IJ1]-[.II1]))^2" office:value-type="float" office:value="0.0406062256205625" calcext:value-type="float">
            <text:p>0.040606225620563</text:p>
          </table:table-cell>
          <table:table-cell table:formula="of:=0.5*[.IK12]*(([.IK6]-[.IJ6])/([.IK1]-[.IJ1]))^2" office:value-type="float" office:value="0.0569439921529207" calcext:value-type="float">
            <text:p>0.056943992152921</text:p>
          </table:table-cell>
          <table:table-cell table:formula="of:=0.5*[.IL12]*(([.IL6]-[.IK6])/([.IL1]-[.IK1]))^2" office:value-type="float" office:value="0.00112374812859215" calcext:value-type="float">
            <text:p>0.001123748128592</text:p>
          </table:table-cell>
          <table:table-cell table:formula="of:=0.5*[.IM12]*(([.IM6]-[.IL6])/([.IM1]-[.IL1]))^2" office:value-type="float" office:value="0.0105323402240956" calcext:value-type="float">
            <text:p>0.010532340224096</text:p>
          </table:table-cell>
          <table:table-cell table:formula="of:=0.5*[.IN12]*(([.IN6]-[.IM6])/([.IN1]-[.IM1]))^2" office:value-type="float" office:value="0.075849515076203" calcext:value-type="float">
            <text:p>0.075849515076203</text:p>
          </table:table-cell>
          <table:table-cell table:formula="of:=0.5*[.IO12]*(([.IO6]-[.IN6])/([.IO1]-[.IN1]))^2" office:value-type="float" office:value="0.0199209365533743" calcext:value-type="float">
            <text:p>0.019920936553374</text:p>
          </table:table-cell>
          <table:table-cell table:formula="of:=0.5*[.IP12]*(([.IP6]-[.IO6])/([.IP1]-[.IO1]))^2" office:value-type="float" office:value="0.00281903943060304" calcext:value-type="float">
            <text:p>0.002819039430603</text:p>
          </table:table-cell>
          <table:table-cell table:formula="of:=0.5*[.IQ12]*(([.IQ6]-[.IP6])/([.IQ1]-[.IP1]))^2" office:value-type="float" office:value="0.00000819129370354018" calcext:value-type="float">
            <text:p>8.19129370354018E-06</text:p>
          </table:table-cell>
          <table:table-cell table:formula="of:=0.5*[.IR12]*(([.IR6]-[.IQ6])/([.IR1]-[.IQ1]))^2" office:value-type="float" office:value="0.00183760932038663" calcext:value-type="float">
            <text:p>0.001837609320387</text:p>
          </table:table-cell>
          <table:table-cell table:formula="of:=0.5*[.IS12]*(([.IS6]-[.IR6])/([.IS1]-[.IR1]))^2" office:value-type="float" office:value="0.000263256363644663" calcext:value-type="float">
            <text:p>0.000263256363645</text:p>
          </table:table-cell>
          <table:table-cell table:formula="of:=0.5*[.IT12]*(([.IT6]-[.IS6])/([.IT1]-[.IS1]))^2" office:value-type="float" office:value="0.00097640577744113" calcext:value-type="float">
            <text:p>0.000976405777441</text:p>
          </table:table-cell>
          <table:table-cell table:formula="of:=0.5*[.IU12]*(([.IU6]-[.IT6])/([.IU1]-[.IT1]))^2" office:value-type="float" office:value="0.0017600340230208" calcext:value-type="float">
            <text:p>0.001760034023021</text:p>
          </table:table-cell>
          <table:table-cell table:formula="of:=0.5*[.IV12]*(([.IV6]-[.IU6])/([.IV1]-[.IU1]))^2" office:value-type="float" office:value="0.0252848934401073" calcext:value-type="float">
            <text:p>0.025284893440107</text:p>
          </table:table-cell>
          <table:table-cell table:formula="of:=0.5*[.IW12]*(([.IW6]-[.IV6])/([.IW1]-[.IV1]))^2" office:value-type="float" office:value="0.0357856445162777" calcext:value-type="float">
            <text:p>0.035785644516278</text:p>
          </table:table-cell>
          <table:table-cell table:formula="of:=0.5*[.IX12]*(([.IX6]-[.IW6])/([.IX1]-[.IW1]))^2" office:value-type="float" office:value="0.0412393075572379" calcext:value-type="float">
            <text:p>0.041239307557238</text:p>
          </table:table-cell>
          <table:table-cell table:formula="of:=0.5*[.IY12]*(([.IY6]-[.IX6])/([.IY1]-[.IX1]))^2" office:value-type="float" office:value="0.025457049427684" calcext:value-type="float">
            <text:p>0.025457049427684</text:p>
          </table:table-cell>
          <table:table-cell table:formula="of:=0.5*[.IZ12]*(([.IZ6]-[.IY6])/([.IZ1]-[.IY1]))^2" office:value-type="float" office:value="0.00698760000303486" calcext:value-type="float">
            <text:p>0.006987600003035</text:p>
          </table:table-cell>
          <table:table-cell table:formula="of:=0.5*[.JA12]*(([.JA6]-[.IZ6])/([.JA1]-[.IZ1]))^2" office:value-type="float" office:value="0.000120499603492763" calcext:value-type="float">
            <text:p>0.000120499603493</text:p>
          </table:table-cell>
          <table:table-cell table:formula="of:=0.5*[.JB12]*(([.JB6]-[.JA6])/([.JB1]-[.JA1]))^2" office:value-type="float" office:value="0.0000026556421207083" calcext:value-type="float">
            <text:p>2.6556421207083E-06</text:p>
          </table:table-cell>
          <table:table-cell table:formula="of:=0.5*[.JC12]*(([.JC6]-[.JB6])/([.JC1]-[.JB1]))^2" office:value-type="float" office:value="0.000079801290742156" calcext:value-type="float">
            <text:p>7.9801290742156E-05</text:p>
          </table:table-cell>
          <table:table-cell table:formula="of:=0.5*[.JD12]*(([.JD6]-[.JC6])/([.JD1]-[.JC1]))^2" office:value-type="float" office:value="0.0000681687296790072" calcext:value-type="float">
            <text:p>6.81687296790072E-05</text:p>
          </table:table-cell>
          <table:table-cell table:formula="of:=0.5*[.JE12]*(([.JE6]-[.JD6])/([.JE1]-[.JD1]))^2" office:value-type="float" office:value="0.0000298922406740295" calcext:value-type="float">
            <text:p>2.98922406740295E-05</text:p>
          </table:table-cell>
          <table:table-cell table:formula="of:=0.5*[.JF12]*(([.JF6]-[.JE6])/([.JF1]-[.JE1]))^2" office:value-type="float" office:value="0.00235575002473093" calcext:value-type="float">
            <text:p>0.002355750024731</text:p>
          </table:table-cell>
          <table:table-cell table:formula="of:=0.5*[.JG12]*(([.JG6]-[.JF6])/([.JG1]-[.JF1]))^2" office:value-type="float" office:value="0.00529666161801478" calcext:value-type="float">
            <text:p>0.005296661618015</text:p>
          </table:table-cell>
          <table:table-cell table:formula="of:=0.5*[.JH12]*(([.JH6]-[.JG6])/([.JH1]-[.JG1]))^2" office:value-type="float" office:value="0.0025721930553553" calcext:value-type="float">
            <text:p>0.002572193055355</text:p>
          </table:table-cell>
          <table:table-cell table:formula="of:=0.5*[.JI12]*(([.JI6]-[.JH6])/([.JI1]-[.JH1]))^2" office:value-type="float" office:value="0.00189639291346108" calcext:value-type="float">
            <text:p>0.001896392913461</text:p>
          </table:table-cell>
          <table:table-cell table:formula="of:=0.5*[.JJ12]*(([.JJ6]-[.JI6])/([.JJ1]-[.JI1]))^2" office:value-type="float" office:value="0.000473383840511041" calcext:value-type="float">
            <text:p>0.000473383840511</text:p>
          </table:table-cell>
          <table:table-cell table:formula="of:=0.5*[.JK12]*(([.JK6]-[.JJ6])/([.JK1]-[.JJ1]))^2" office:value-type="float" office:value="0.0319605998313634" calcext:value-type="float">
            <text:p>0.031960599831363</text:p>
          </table:table-cell>
          <table:table-cell table:formula="of:=0.5*[.JL12]*(([.JL6]-[.JK6])/([.JL1]-[.JK1]))^2" office:value-type="float" office:value="0.00383510863831152" calcext:value-type="float">
            <text:p>0.003835108638312</text:p>
          </table:table-cell>
          <table:table-cell table:formula="of:=0.5*[.JM12]*(([.JM6]-[.JL6])/([.JM1]-[.JL1]))^2" office:value-type="float" office:value="0.0055310076584809" calcext:value-type="float">
            <text:p>0.005531007658481</text:p>
          </table:table-cell>
          <table:table-cell table:formula="of:=0.5*[.JN12]*(([.JN6]-[.JM6])/([.JN1]-[.JM1]))^2" office:value-type="float" office:value="0.00887793308406002" calcext:value-type="float">
            <text:p>0.00887793308406</text:p>
          </table:table-cell>
          <table:table-cell table:formula="of:=0.5*[.JO12]*(([.JO6]-[.JN6])/([.JO1]-[.JN1]))^2" office:value-type="float" office:value="0.0379564326435451" calcext:value-type="float">
            <text:p>0.037956432643545</text:p>
          </table:table-cell>
          <table:table-cell table:formula="of:=0.5*[.JP12]*(([.JP6]-[.JO6])/([.JP1]-[.JO1]))^2" office:value-type="float" office:value="0.00584844766976631" calcext:value-type="float">
            <text:p>0.005848447669766</text:p>
          </table:table-cell>
          <table:table-cell table:formula="of:=0.5*[.JQ12]*(([.JQ6]-[.JP6])/([.JQ1]-[.JP1]))^2" office:value-type="float" office:value="0.0162934385067812" calcext:value-type="float">
            <text:p>0.016293438506781</text:p>
          </table:table-cell>
          <table:table-cell table:formula="of:=0.5*[.JR12]*(([.JR6]-[.JQ6])/([.JR1]-[.JQ1]))^2" office:value-type="float" office:value="0.0250677749517106" calcext:value-type="float">
            <text:p>0.025067774951711</text:p>
          </table:table-cell>
          <table:table-cell table:formula="of:=0.5*[.JS12]*(([.JS6]-[.JR6])/([.JS1]-[.JR1]))^2" office:value-type="float" office:value="0.000105421758111761" calcext:value-type="float">
            <text:p>0.000105421758112</text:p>
          </table:table-cell>
          <table:table-cell table:formula="of:=0.5*[.JT12]*(([.JT6]-[.JS6])/([.JT1]-[.JS1]))^2" office:value-type="float" office:value="0.00127393946972313" calcext:value-type="float">
            <text:p>0.001273939469723</text:p>
          </table:table-cell>
          <table:table-cell table:formula="of:=0.5*[.JU12]*(([.JU6]-[.JT6])/([.JU1]-[.JT1]))^2" office:value-type="float" office:value="0.000229928580467853" calcext:value-type="float">
            <text:p>0.000229928580468</text:p>
          </table:table-cell>
          <table:table-cell table:formula="of:=0.5*[.JV12]*(([.JV6]-[.JU6])/([.JV1]-[.JU1]))^2" office:value-type="float" office:value="0.000000410534904896223" calcext:value-type="float">
            <text:p>4.10534904896223E-07</text:p>
          </table:table-cell>
          <table:table-cell table:formula="of:=0.5*[.JW12]*(([.JW6]-[.JV6])/([.JW1]-[.JV1]))^2" office:value-type="float" office:value="0.000000997641049751978" calcext:value-type="float">
            <text:p>9.97641049751978E-07</text:p>
          </table:table-cell>
          <table:table-cell table:formula="of:=0.5*[.JX12]*(([.JX6]-[.JW6])/([.JX1]-[.JW1]))^2" office:value-type="float" office:value="0.00111575853951964" calcext:value-type="float">
            <text:p>0.00111575853952</text:p>
          </table:table-cell>
          <table:table-cell table:formula="of:=0.5*[.JY12]*(([.JY6]-[.JX6])/([.JY1]-[.JX1]))^2" office:value-type="float" office:value="0.0000545847878821278" calcext:value-type="float">
            <text:p>5.45847878821278E-05</text:p>
          </table:table-cell>
          <table:table-cell table:formula="of:=0.5*[.JZ12]*(([.JZ6]-[.JY6])/([.JZ1]-[.JY1]))^2" office:value-type="float" office:value="0.0000278965147299818" calcext:value-type="float">
            <text:p>2.78965147299818E-05</text:p>
          </table:table-cell>
          <table:table-cell table:formula="of:=0.5*[.KA12]*(([.KA6]-[.JZ6])/([.KA1]-[.JZ1]))^2" office:value-type="float" office:value="0.0000839098147586144" calcext:value-type="float">
            <text:p>8.39098147586144E-05</text:p>
          </table:table-cell>
          <table:table-cell table:formula="of:=0.5*[.KB12]*(([.KB6]-[.KA6])/([.KB1]-[.KA1]))^2" office:value-type="float" office:value="0.000125986807091584" calcext:value-type="float">
            <text:p>0.000125986807092</text:p>
          </table:table-cell>
          <table:table-cell table:formula="of:=0.5*[.KC12]*(([.KC6]-[.KB6])/([.KC1]-[.KB1]))^2" office:value-type="float" office:value="0.000113745927917677" calcext:value-type="float">
            <text:p>0.000113745927918</text:p>
          </table:table-cell>
          <table:table-cell table:formula="of:=0.5*[.KD12]*(([.KD6]-[.KC6])/([.KD1]-[.KC1]))^2" office:value-type="float" office:value="0.00000569335843529086" calcext:value-type="float">
            <text:p>5.69335843529086E-06</text:p>
          </table:table-cell>
          <table:table-cell table:formula="of:=0.5*[.KE12]*(([.KE6]-[.KD6])/([.KE1]-[.KD1]))^2" office:value-type="float" office:value="0.00000228745140724051" calcext:value-type="float">
            <text:p>2.28745140724051E-06</text:p>
          </table:table-cell>
          <table:table-cell table:formula="of:=0.5*[.KF12]*(([.KF6]-[.KE6])/([.KF1]-[.KE1]))^2" office:value-type="float" office:value="0.00000676592247403818" calcext:value-type="float">
            <text:p>6.76592247403818E-06</text:p>
          </table:table-cell>
          <table:table-cell table:formula="of:=0.5*[.KG12]*(([.KG6]-[.KF6])/([.KG1]-[.KF1]))^2" office:value-type="float" office:value="0.0000000000020355267950331" calcext:value-type="float">
            <text:p>2.0355267950331E-12</text:p>
          </table:table-cell>
          <table:table-cell table:formula="of:=0.5*[.KH12]*(([.KH6]-[.KG6])/([.KH1]-[.KG1]))^2" office:value-type="float" office:value="0.000000435922196672189" calcext:value-type="float">
            <text:p>4.35922196672189E-07</text:p>
          </table:table-cell>
          <table:table-cell table:formula="of:=0.5*[.KI12]*(([.KI6]-[.KH6])/([.KI1]-[.KH1]))^2" office:value-type="float" office:value="0.000000215447426266357" calcext:value-type="float">
            <text:p>2.15447426266357E-07</text:p>
          </table:table-cell>
          <table:table-cell table:formula="of:=0.5*[.KJ12]*(([.KJ6]-[.KI6])/([.KJ1]-[.KI1]))^2" office:value-type="float" office:value="0.0000000426827522642633" calcext:value-type="float">
            <text:p>4.26827522642633E-08</text:p>
          </table:table-cell>
          <table:table-cell table:formula="of:=0.5*[.KK12]*(([.KK6]-[.KJ6])/([.KK1]-[.KJ1]))^2" office:value-type="float" office:value="0.000000338373635303211" calcext:value-type="float">
            <text:p>3.38373635303211E-07</text:p>
          </table:table-cell>
          <table:table-cell table:formula="of:=0.5*[.KL12]*(([.KL6]-[.KK6])/([.KL1]-[.KK1]))^2" office:value-type="float" office:value="0.0000000093695619063557" calcext:value-type="float">
            <text:p>9.3695619063557E-09</text:p>
          </table:table-cell>
          <table:table-cell table:formula="of:=0.5*[.KM12]*(([.KM6]-[.KL6])/([.KM1]-[.KL1]))^2" office:value-type="float" office:value="0.000000188673761275601" calcext:value-type="float">
            <text:p>1.88673761275601E-07</text:p>
          </table:table-cell>
          <table:table-cell table:formula="of:=0.5*[.KN12]*(([.KN6]-[.KM6])/([.KN1]-[.KM1]))^2" office:value-type="float" office:value="0.000000845039097514344" calcext:value-type="float">
            <text:p>8.45039097514344E-07</text:p>
          </table:table-cell>
          <table:table-cell table:formula="of:=0.5*[.KO12]*(([.KO6]-[.KN6])/([.KO1]-[.KN1]))^2" office:value-type="float" office:value="0.0000000692413110220503" calcext:value-type="float">
            <text:p>6.92413110220503E-08</text:p>
          </table:table-cell>
          <table:table-cell table:formula="of:=0.5*[.KP12]*(([.KP6]-[.KO6])/([.KP1]-[.KO1]))^2" office:value-type="float" office:value="0.0000000116460373003227" calcext:value-type="float">
            <text:p>1.16460373003227E-08</text:p>
          </table:table-cell>
          <table:table-cell table:formula="of:=0.5*[.KQ12]*(([.KQ6]-[.KP6])/([.KQ1]-[.KP1]))^2" office:value-type="float" office:value="0.000000051815740158321" calcext:value-type="float">
            <text:p>5.1815740158321E-08</text:p>
          </table:table-cell>
          <table:table-cell table:formula="of:=0.5*[.KR12]*(([.KR6]-[.KQ6])/([.KR1]-[.KQ1]))^2" office:value-type="float" office:value="0.000000186559510962693" calcext:value-type="float">
            <text:p>1.86559510962693E-07</text:p>
          </table:table-cell>
          <table:table-cell table:formula="of:=0.5*[.KS12]*(([.KS6]-[.KR6])/([.KS1]-[.KR1]))^2" office:value-type="float" office:value="0.0000000112353792205862" calcext:value-type="float">
            <text:p>1.12353792205862E-08</text:p>
          </table:table-cell>
          <table:table-cell table:formula="of:=0.5*[.KT12]*(([.KT6]-[.KS6])/([.KT1]-[.KS1]))^2" office:value-type="float" office:value="0.0000000262997568331213" calcext:value-type="float">
            <text:p>2.62997568331213E-08</text:p>
          </table:table-cell>
          <table:table-cell table:formula="of:=0.5*[.KU12]*(([.KU6]-[.KT6])/([.KU1]-[.KT1]))^2" office:value-type="float" office:value="0.000000100163643424883" calcext:value-type="float">
            <text:p>1.00163643424883E-07</text:p>
          </table:table-cell>
          <table:table-cell table:formula="of:=0.5*[.KV12]*(([.KV6]-[.KU6])/([.KV1]-[.KU1]))^2" office:value-type="float" office:value="0.0000000297411475067162" calcext:value-type="float">
            <text:p>2.97411475067162E-08</text:p>
          </table:table-cell>
          <table:table-cell table:formula="of:=0.5*[.KW12]*(([.KW6]-[.KV6])/([.KW1]-[.KV1]))^2" office:value-type="float" office:value="0.0000000918713120107629" calcext:value-type="float">
            <text:p>9.18713120107629E-08</text:p>
          </table:table-cell>
          <table:table-cell table:formula="of:=0.5*[.KX12]*(([.KX6]-[.KW6])/([.KX1]-[.KW1]))^2" office:value-type="float" office:value="0.000000467339345373716" calcext:value-type="float">
            <text:p>4.67339345373716E-07</text:p>
          </table:table-cell>
          <table:table-cell table:formula="of:=0.5*[.KY12]*(([.KY6]-[.KX6])/([.KY1]-[.KX1]))^2" office:value-type="float" office:value="0.00000000543025993372255" calcext:value-type="float">
            <text:p>5.43025993372255E-09</text:p>
          </table:table-cell>
          <table:table-cell table:formula="of:=0.5*[.KZ12]*(([.KZ6]-[.KY6])/([.KZ1]-[.KY1]))^2" office:value-type="float" office:value="0.00000302130737310925" calcext:value-type="float">
            <text:p>3.02130737310925E-06</text:p>
          </table:table-cell>
          <table:table-cell table:formula="of:=0.5*[.LA12]*(([.LA6]-[.KZ6])/([.LA1]-[.KZ1]))^2" office:value-type="float" office:value="0.000000371830111180441" calcext:value-type="float">
            <text:p>3.71830111180441E-07</text:p>
          </table:table-cell>
          <table:table-cell table:formula="of:=0.5*[.LB12]*(([.LB6]-[.LA6])/([.LB1]-[.LA1]))^2" office:value-type="float" office:value="0.0000000222349006811598" calcext:value-type="float">
            <text:p>2.22349006811598E-08</text:p>
          </table:table-cell>
          <table:table-cell table:formula="of:=0.5*[.LC12]*(([.LC6]-[.LB6])/([.LC1]-[.LB1]))^2" office:value-type="float" office:value="0.0000000975799890225648" calcext:value-type="float">
            <text:p>9.75799890225648E-08</text:p>
          </table:table-cell>
          <table:table-cell table:formula="of:=0.5*[.LD12]*(([.LD6]-[.LC6])/([.LD1]-[.LC1]))^2" office:value-type="float" office:value="0.000000588179448063713" calcext:value-type="float">
            <text:p>5.88179448063713E-07</text:p>
          </table:table-cell>
          <table:table-cell table:formula="of:=0.5*[.LE12]*(([.LE6]-[.LD6])/([.LE1]-[.LD1]))^2" office:value-type="float" office:value="0.000000268644202993599" calcext:value-type="float">
            <text:p>2.68644202993599E-07</text:p>
          </table:table-cell>
          <table:table-cell table:formula="of:=0.5*[.LF12]*(([.LF6]-[.LE6])/([.LF1]-[.LE1]))^2" office:value-type="float" office:value="0.000000182015553240205" calcext:value-type="float">
            <text:p>1.82015553240205E-07</text:p>
          </table:table-cell>
          <table:table-cell table:formula="of:=0.5*[.LG12]*(([.LG6]-[.LF6])/([.LG1]-[.LF1]))^2" office:value-type="float" office:value="0.000000000353686699154733" calcext:value-type="float">
            <text:p>3.53686699154733E-10</text:p>
          </table:table-cell>
          <table:table-cell table:formula="of:=0.5*[.LH12]*(([.LH6]-[.LG6])/([.LH1]-[.LG1]))^2" office:value-type="float" office:value="0.000000114485520835025" calcext:value-type="float">
            <text:p>1.14485520835025E-07</text:p>
          </table:table-cell>
          <table:table-cell table:formula="of:=0.5*[.LI12]*(([.LI6]-[.LH6])/([.LI1]-[.LH1]))^2" office:value-type="float" office:value="0.00000000354913308265759" calcext:value-type="float">
            <text:p>3.54913308265759E-09</text:p>
          </table:table-cell>
          <table:table-cell table:formula="of:=0.5*[.LJ12]*(([.LJ6]-[.LI6])/([.LJ1]-[.LI1]))^2" office:value-type="float" office:value="0.0000000630023335190026" calcext:value-type="float">
            <text:p>6.30023335190026E-08</text:p>
          </table:table-cell>
          <table:table-cell table:formula="of:=0.5*[.LK12]*(([.LK6]-[.LJ6])/([.LK1]-[.LJ1]))^2" office:value-type="float" office:value="0.0000000307641942882214" calcext:value-type="float">
            <text:p>3.07641942882214E-08</text:p>
          </table:table-cell>
          <table:table-cell table:formula="of:=0.5*[.LL12]*(([.LL6]-[.LK6])/([.LL1]-[.LK1]))^2" office:value-type="float" office:value="0.000000170712677263656" calcext:value-type="float">
            <text:p>1.70712677263656E-07</text:p>
          </table:table-cell>
          <table:table-cell table:formula="of:=0.5*[.LM12]*(([.LM6]-[.LL6])/([.LM1]-[.LL1]))^2" office:value-type="float" office:value="0.00000000977637253119535" calcext:value-type="float">
            <text:p>9.77637253119535E-09</text:p>
          </table:table-cell>
          <table:table-cell table:formula="of:=0.5*[.LN12]*(([.LN6]-[.LM6])/([.LN1]-[.LM1]))^2" office:value-type="float" office:value="0.000000114093172252951" calcext:value-type="float">
            <text:p>1.14093172252951E-07</text:p>
          </table:table-cell>
          <table:table-cell table:formula="of:=0.5*[.LO12]*(([.LO6]-[.LN6])/([.LO1]-[.LN1]))^2" office:value-type="float" office:value="0.000000666252741200348" calcext:value-type="float">
            <text:p>6.66252741200348E-07</text:p>
          </table:table-cell>
          <table:table-cell table:formula="of:=0.5*[.LP12]*(([.LP6]-[.LO6])/([.LP1]-[.LO1]))^2" office:value-type="float" office:value="0.0000000574259429880316" calcext:value-type="float">
            <text:p>5.74259429880316E-08</text:p>
          </table:table-cell>
          <table:table-cell table:formula="of:=0.5*[.LQ12]*(([.LQ6]-[.LP6])/([.LQ1]-[.LP1]))^2" office:value-type="float" office:value="0.000000378300037283452" calcext:value-type="float">
            <text:p>3.78300037283452E-07</text:p>
          </table:table-cell>
          <table:table-cell table:formula="of:=0.5*[.LR12]*(([.LR6]-[.LQ6])/([.LR1]-[.LQ1]))^2" office:value-type="float" office:value="0.000000216635829159064" calcext:value-type="float">
            <text:p>2.16635829159064E-07</text:p>
          </table:table-cell>
          <table:table-cell table:formula="of:=0.5*[.LS12]*(([.LS6]-[.LR6])/([.LS1]-[.LR1]))^2" office:value-type="float" office:value="0.00000000156422469832769" calcext:value-type="float">
            <text:p>1.56422469832769E-09</text:p>
          </table:table-cell>
          <table:table-cell table:formula="of:=0.5*[.LT12]*(([.LT6]-[.LS6])/([.LT1]-[.LS1]))^2" office:value-type="float" office:value="0.0000000484139404206471" calcext:value-type="float">
            <text:p>4.84139404206471E-08</text:p>
          </table:table-cell>
          <table:table-cell table:formula="of:=0.5*[.LU12]*(([.LU6]-[.LT6])/([.LU1]-[.LT1]))^2" office:value-type="float" office:value="0.000000157426789391547" calcext:value-type="float">
            <text:p>1.57426789391547E-07</text:p>
          </table:table-cell>
          <table:table-cell table:formula="of:=0.5*[.LV12]*(([.LV6]-[.LU6])/([.LV1]-[.LU1]))^2" office:value-type="float" office:value="0.000000744714268883796" calcext:value-type="float">
            <text:p>7.44714268883796E-07</text:p>
          </table:table-cell>
          <table:table-cell table:formula="of:=0.5*[.LW12]*(([.LW6]-[.LV6])/([.LW1]-[.LV1]))^2" office:value-type="float" office:value="0.000000000189638503209699" calcext:value-type="float">
            <text:p>1.89638503209699E-10</text:p>
          </table:table-cell>
          <table:table-cell table:formula="of:=0.5*[.LX12]*(([.LX6]-[.LW6])/([.LX1]-[.LW1]))^2" office:value-type="float" office:value="0.0000000115674195030339" calcext:value-type="float">
            <text:p>1.15674195030339E-08</text:p>
          </table:table-cell>
          <table:table-cell table:formula="of:=0.5*[.LY12]*(([.LY6]-[.LX6])/([.LY1]-[.LX1]))^2" office:value-type="float" office:value="0.0000000113921706638138" calcext:value-type="float">
            <text:p>1.13921706638138E-08</text:p>
          </table:table-cell>
          <table:table-cell table:formula="of:=0.5*[.LZ12]*(([.LZ6]-[.LY6])/([.LZ1]-[.LY1]))^2" office:value-type="float" office:value="0.0000000521686465089559" calcext:value-type="float">
            <text:p>5.21686465089559E-08</text:p>
          </table:table-cell>
          <table:table-cell table:formula="of:=0.5*[.MA12]*(([.MA6]-[.LZ6])/([.MA1]-[.LZ1]))^2" office:value-type="float" office:value="0.000000118746954890535" calcext:value-type="float">
            <text:p>1.18746954890535E-07</text:p>
          </table:table-cell>
          <table:table-cell table:formula="of:=0.5*[.MB12]*(([.MB6]-[.MA6])/([.MB1]-[.MA1]))^2" office:value-type="float" office:value="0.000000901045690622527" calcext:value-type="float">
            <text:p>9.01045690622527E-07</text:p>
          </table:table-cell>
          <table:table-cell table:formula="of:=0.5*[.MC12]*(([.MC6]-[.MB6])/([.MC1]-[.MB1]))^2" office:value-type="float" office:value="0.0000000942822785333602" calcext:value-type="float">
            <text:p>9.42822785333602E-08</text:p>
          </table:table-cell>
          <table:table-cell table:formula="of:=0.5*[.MD12]*(([.MD6]-[.MC6])/([.MD1]-[.MC1]))^2" office:value-type="float" office:value="0.000000375662304734243" calcext:value-type="float">
            <text:p>3.75662304734243E-07</text:p>
          </table:table-cell>
          <table:table-cell table:formula="of:=0.5*[.ME12]*(([.ME6]-[.MD6])/([.ME1]-[.MD1]))^2" office:value-type="float" office:value="0.000000114437187879758" calcext:value-type="float">
            <text:p>1.14437187879758E-07</text:p>
          </table:table-cell>
          <table:table-cell table:formula="of:=0.5*[.MF12]*(([.MF6]-[.ME6])/([.MF1]-[.ME1]))^2" office:value-type="float" office:value="0.000000948110927649338" calcext:value-type="float">
            <text:p>9.48110927649338E-07</text:p>
          </table:table-cell>
          <table:table-cell table:formula="of:=0.5*[.MG12]*(([.MG6]-[.MF6])/([.MG1]-[.MF1]))^2" office:value-type="float" office:value="0.0000000105964428867831" calcext:value-type="float">
            <text:p>1.05964428867831E-08</text:p>
          </table:table-cell>
          <table:table-cell table:formula="of:=0.5*[.MH12]*(([.MH6]-[.MG6])/([.MH1]-[.MG1]))^2" office:value-type="float" office:value="0.00000117162142690255" calcext:value-type="float">
            <text:p>1.17162142690255E-06</text:p>
          </table:table-cell>
          <table:table-cell table:formula="of:=0.5*[.MI12]*(([.MI6]-[.MH6])/([.MI1]-[.MH1]))^2" office:value-type="float" office:value="0.0000000130700172012437" calcext:value-type="float">
            <text:p>1.30700172012437E-08</text:p>
          </table:table-cell>
          <table:table-cell table:formula="of:=0.5*[.MJ12]*(([.MJ6]-[.MI6])/([.MJ1]-[.MI1]))^2" office:value-type="float" office:value="0.0000000762129657497819" calcext:value-type="float">
            <text:p>7.62129657497819E-08</text:p>
          </table:table-cell>
          <table:table-cell table:formula="of:=0.5*[.MK12]*(([.MK6]-[.MJ6])/([.MK1]-[.MJ1]))^2" office:value-type="float" office:value="0.000000601449011905551" calcext:value-type="float">
            <text:p>6.01449011905551E-07</text:p>
          </table:table-cell>
          <table:table-cell table:formula="of:=0.5*[.ML12]*(([.ML6]-[.MK6])/([.ML1]-[.MK1]))^2" office:value-type="float" office:value="0.00000030898297557199" calcext:value-type="float">
            <text:p>3.0898297557199E-07</text:p>
          </table:table-cell>
          <table:table-cell table:formula="of:=0.5*[.MM12]*(([.MM6]-[.ML6])/([.MM1]-[.ML1]))^2" office:value-type="float" office:value="0.00000203268484024497" calcext:value-type="float">
            <text:p>2.03268484024497E-06</text:p>
          </table:table-cell>
          <table:table-cell table:formula="of:=0.5*[.MN12]*(([.MN6]-[.MM6])/([.MN1]-[.MM1]))^2" office:value-type="float" office:value="0.000000135551376795379" calcext:value-type="float">
            <text:p>1.35551376795379E-07</text:p>
          </table:table-cell>
          <table:table-cell table:formula="of:=0.5*[.MO12]*(([.MO6]-[.MN6])/([.MO1]-[.MN1]))^2" office:value-type="float" office:value="0.000000391539543759577" calcext:value-type="float">
            <text:p>3.91539543759577E-07</text:p>
          </table:table-cell>
          <table:table-cell table:formula="of:=0.5*[.MP12]*(([.MP6]-[.MO6])/([.MP1]-[.MO1]))^2" office:value-type="float" office:value="0.000000604689818383765" calcext:value-type="float">
            <text:p>6.04689818383765E-07</text:p>
          </table:table-cell>
          <table:table-cell table:formula="of:=0.5*[.MQ12]*(([.MQ6]-[.MP6])/([.MQ1]-[.MP1]))^2" office:value-type="float" office:value="0.000000281561369077014" calcext:value-type="float">
            <text:p>2.81561369077014E-07</text:p>
          </table:table-cell>
          <table:table-cell table:formula="of:=0.5*[.MR12]*(([.MR6]-[.MQ6])/([.MR1]-[.MQ1]))^2" office:value-type="float" office:value="0.00000135221689485056" calcext:value-type="float">
            <text:p>1.35221689485056E-06</text:p>
          </table:table-cell>
          <table:table-cell table:formula="of:=0.5*[.MS12]*(([.MS6]-[.MR6])/([.MS1]-[.MR1]))^2" office:value-type="float" office:value="0.00000000150783812536999" calcext:value-type="float">
            <text:p>1.50783812536999E-09</text:p>
          </table:table-cell>
          <table:table-cell table:formula="of:=0.5*[.MT12]*(([.MT6]-[.MS6])/([.MT1]-[.MS1]))^2" office:value-type="float" office:value="0.00000011720134752421" calcext:value-type="float">
            <text:p>1.1720134752421E-07</text:p>
          </table:table-cell>
          <table:table-cell table:formula="of:=0.5*[.MU12]*(([.MU6]-[.MT6])/([.MU1]-[.MT1]))^2" office:value-type="float" office:value="0.000000347544173049831" calcext:value-type="float">
            <text:p>3.47544173049831E-07</text:p>
          </table:table-cell>
          <table:table-cell table:formula="of:=0.5*[.MV12]*(([.MV6]-[.MU6])/([.MV1]-[.MU1]))^2" office:value-type="float" office:value="0.000000237778521441922" calcext:value-type="float">
            <text:p>2.37778521441922E-07</text:p>
          </table:table-cell>
          <table:table-cell table:formula="of:=0.5*[.MW12]*(([.MW6]-[.MV6])/([.MW1]-[.MV1]))^2" office:value-type="float" office:value="0.0000000849073942098125" calcext:value-type="float">
            <text:p>8.49073942098125E-08</text:p>
          </table:table-cell>
          <table:table-cell table:formula="of:=0.5*[.MX12]*(([.MX6]-[.MW6])/([.MX1]-[.MW1]))^2" office:value-type="float" office:value="0.0000000214202480178469" calcext:value-type="float">
            <text:p>2.14202480178469E-08</text:p>
          </table:table-cell>
          <table:table-cell table:formula="of:=0.5*[.MY12]*(([.MY6]-[.MX6])/([.MY1]-[.MX1]))^2" office:value-type="float" office:value="0.0000000038460645911337" calcext:value-type="float">
            <text:p>3.8460645911337E-09</text:p>
          </table:table-cell>
          <table:table-cell table:formula="of:=0.5*[.MZ12]*(([.MZ6]-[.MY6])/([.MZ1]-[.MY1]))^2" office:value-type="float" office:value="0.000000011296264785626" calcext:value-type="float">
            <text:p>1.1296264785626E-08</text:p>
          </table:table-cell>
          <table:table-cell table:formula="of:=0.5*[.NA12]*(([.NA6]-[.MZ6])/([.NA1]-[.MZ1]))^2" office:value-type="float" office:value="0.000000482381400124163" calcext:value-type="float">
            <text:p>4.82381400124163E-07</text:p>
          </table:table-cell>
          <table:table-cell table:formula="of:=0.5*[.NB12]*(([.NB6]-[.NA6])/([.NB1]-[.NA1]))^2" office:value-type="float" office:value="0.000000786857292065431" calcext:value-type="float">
            <text:p>7.86857292065431E-07</text:p>
          </table:table-cell>
          <table:table-cell table:formula="of:=0.5*[.NC12]*(([.NC6]-[.NB6])/([.NC1]-[.NB1]))^2" office:value-type="float" office:value="0.000322774713520898" calcext:value-type="float">
            <text:p>0.000322774713521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B13])" office:value-type="float" office:value="5.12505409000801" calcext:value-type="float">
            <text:p>5.1250540900080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B14])" office:value-type="float" office:value="3.17770456844496" calcext:value-type="float">
            <text:p>3.17770456844496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8.30275865845298" calcext:value-type="float">
            <text:p>8.30275865845298</text:p>
          </table:table-cell>
          <table:table-cell table:formula="of:=[.B17]+[.C9]" office:value-type="float" office:value="19.9260117940638" calcext:value-type="float">
            <text:p>19.9260117940638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02:59.068005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06:37.978492681</dc:date>
    <meta:editing-duration>PT4M7S</meta:editing-duration>
    <meta:editing-cycles>2</meta:editing-cycles>
    <meta:generator>LibreOffice/6.4.7.2$Linux_X86_64 LibreOffice_project/40$Build-2</meta:generator>
    <meta:document-statistic meta:table-count="1" meta:cell-count="546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2.726cm" svg:y="3.954cm" style:legend-expansion="high" chart:style-name="ch2"/>
        <chart:plot-area chart:style-name="ch3" table:cell-range-address="tfootnopad3.A1:tfootnopad3.NB1 tfootnopad3.A6:tfootnopad3.NB6 tfootnopad3.A8:tfootnopad3.NB8" chart:data-source-has-labels="both" svg:x="0.32cm" svg:y="0.18cm" svg:width="12.086cm" svg:height="8.645cm">
          <chartooo:coordinate-region svg:x="1.338cm" svg:y="0.38cm" svg:width="10.881cm" svg:height="8.246cm"/>
          <chart:axis chart:dimension="x" chart:name="primary-x" chart:style-name="ch4" chartooo:axis-type="auto">
            <chart:categories table:cell-range-address="tfootnopad3.B1:tfootnopad3.N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nopad3.B6:tfootnopad3.NB6" chart:label-cell-address="tfootnopad3.A6:tfootnopad3.A6" chart:class="chart:scatter">
            <chart:domain table:cell-range-address="tfootnopad3.B1:tfootnopad3.NB1"/>
            <chart:data-point chart:repeated="365"/>
          </chart:series>
          <chart:series chart:style-name="ch7" chart:values-cell-range-address="tfootnopad3.B8:tfootnopad3.NB8" chart:label-cell-address="tfootnopad3.A8:tfootnopad3.A8" chart:class="chart:scatter">
            <chart:data-point chart:repeated="3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nopad3.B1:tfootnopad3.NB1</svg:desc>
                </draw:g>
              </table:table-cell>
              <table:table-cell office:value-type="float" office:value="0.0667145252227783">
                <text:p>0.0667145252227783</text:p>
              </table:table-cell>
              <table:table-cell office:value-type="float" office:value="0.100071430206299">
                <text:p>0.100071430206299</text:p>
              </table:table-cell>
              <table:table-cell office:value-type="float" office:value="0.16678524017334">
                <text:p>0.16678524017334</text:p>
              </table:table-cell>
              <table:table-cell office:value-type="float" office:value="0.20014214515686">
                <text:p>0.20014214515686</text:p>
              </table:table-cell>
              <table:table-cell office:value-type="float" office:value="0.23349928855896">
                <text:p>0.23349928855896</text:p>
              </table:table-cell>
              <table:table-cell office:value-type="float" office:value="0.26685643196106">
                <text:p>0.26685643196106</text:p>
              </table:table-cell>
              <table:table-cell office:value-type="float" office:value="0.30021333694458">
                <text:p>0.30021333694458</text:p>
              </table:table-cell>
              <table:table-cell office:value-type="float" office:value="0.366927146911621">
                <text:p>0.366927146911621</text:p>
              </table:table-cell>
              <table:table-cell office:value-type="float" office:value="0.400284051895142">
                <text:p>0.400284051895142</text:p>
              </table:table-cell>
              <table:table-cell office:value-type="float" office:value="0.433640956878662">
                <text:p>0.433640956878662</text:p>
              </table:table-cell>
              <table:table-cell office:value-type="float" office:value="0.466997861862183">
                <text:p>0.466997861862183</text:p>
              </table:table-cell>
              <table:table-cell office:value-type="float" office:value="0.533711910247803">
                <text:p>0.533711910247803</text:p>
              </table:table-cell>
              <table:table-cell office:value-type="float" office:value="0.567068815231323">
                <text:p>0.567068815231323</text:p>
              </table:table-cell>
              <table:table-cell office:value-type="float" office:value="0.600425481796265">
                <text:p>0.600425481796265</text:p>
              </table:table-cell>
              <table:table-cell office:value-type="float" office:value="0.633782386779785">
                <text:p>0.633782386779785</text:p>
              </table:table-cell>
              <table:table-cell office:value-type="float" office:value="0.700496196746826">
                <text:p>0.700496196746826</text:p>
              </table:table-cell>
              <table:table-cell office:value-type="float" office:value="0.733853101730347">
                <text:p>0.733853101730347</text:p>
              </table:table-cell>
              <table:table-cell office:value-type="float" office:value="0.767210006713867">
                <text:p>0.767210006713867</text:p>
              </table:table-cell>
              <table:table-cell office:value-type="float" office:value="0.800566911697388">
                <text:p>0.800566911697388</text:p>
              </table:table-cell>
              <table:table-cell office:value-type="float" office:value="0.833923816680908">
                <text:p>0.833923816680908</text:p>
              </table:table-cell>
              <table:table-cell office:value-type="float" office:value="0.900637626647949">
                <text:p>0.900637626647949</text:p>
              </table:table-cell>
              <table:table-cell office:value-type="float" office:value="0.933994293212891">
                <text:p>0.933994293212891</text:p>
              </table:table-cell>
              <table:table-cell office:value-type="float" office:value="0.967351198196411">
                <text:p>0.967351198196411</text:p>
              </table:table-cell>
              <table:table-cell office:value-type="float" office:value="1.03406476974487">
                <text:p>1.03406476974487</text:p>
              </table:table-cell>
              <table:table-cell office:value-type="float" office:value="1.06742119789124">
                <text:p>1.06742119789124</text:p>
              </table:table-cell>
              <table:table-cell office:value-type="float" office:value="1.10077810287476">
                <text:p>1.10077810287476</text:p>
              </table:table-cell>
              <table:table-cell office:value-type="float" office:value="1.13413453102112">
                <text:p>1.13413453102112</text:p>
              </table:table-cell>
              <table:table-cell office:value-type="float" office:value="1.16749095916748">
                <text:p>1.16749095916748</text:p>
              </table:table-cell>
              <table:table-cell office:value-type="float" office:value="1.20084738731384">
                <text:p>1.20084738731384</text:p>
              </table:table-cell>
              <table:table-cell office:value-type="float" office:value="1.23420381546021">
                <text:p>1.23420381546021</text:p>
              </table:table-cell>
              <table:table-cell office:value-type="float" office:value="1.26756024360657">
                <text:p>1.26756024360657</text:p>
              </table:table-cell>
              <table:table-cell office:value-type="float" office:value="1.33427309989929">
                <text:p>1.33427309989929</text:p>
              </table:table-cell>
              <table:table-cell office:value-type="float" office:value="1.40098595619202">
                <text:p>1.40098595619202</text:p>
              </table:table-cell>
              <table:table-cell office:value-type="float" office:value="1.46769881248474">
                <text:p>1.46769881248474</text:p>
              </table:table-cell>
              <table:table-cell office:value-type="float" office:value="1.53441166877747">
                <text:p>1.53441166877747</text:p>
              </table:table-cell>
              <table:table-cell office:value-type="float" office:value="1.60112452507019">
                <text:p>1.60112452507019</text:p>
              </table:table-cell>
              <table:table-cell office:value-type="float" office:value="1.66783738136292">
                <text:p>1.66783738136292</text:p>
              </table:table-cell>
              <table:table-cell office:value-type="float" office:value="1.70119380950928">
                <text:p>1.70119380950928</text:p>
              </table:table-cell>
              <table:table-cell office:value-type="float" office:value="1.73454999923706">
                <text:p>1.73454999923706</text:p>
              </table:table-cell>
              <table:table-cell office:value-type="float" office:value="1.83461904525757">
                <text:p>1.83461904525757</text:p>
              </table:table-cell>
              <table:table-cell office:value-type="float" office:value="1.90133166313171">
                <text:p>1.90133166313171</text:p>
              </table:table-cell>
              <table:table-cell office:value-type="float" office:value="2.00140047073364">
                <text:p>2.00140047073364</text:p>
              </table:table-cell>
              <table:table-cell office:value-type="float" office:value="2.06811451911926">
                <text:p>2.06811451911926</text:p>
              </table:table-cell>
              <table:table-cell office:value-type="float" office:value="2.10147190093994">
                <text:p>2.10147190093994</text:p>
              </table:table-cell>
              <table:table-cell office:value-type="float" office:value="2.13482904434204">
                <text:p>2.13482904434204</text:p>
              </table:table-cell>
              <table:table-cell office:value-type="float" office:value="2.16818642616272">
                <text:p>2.16818642616272</text:p>
              </table:table-cell>
              <table:table-cell office:value-type="float" office:value="2.2015438079834">
                <text:p>2.2015438079834</text:p>
              </table:table-cell>
              <table:table-cell office:value-type="float" office:value="2.26825881004333">
                <text:p>2.26825881004333</text:p>
              </table:table-cell>
              <table:table-cell office:value-type="float" office:value="2.33497333526611">
                <text:p>2.33497333526611</text:p>
              </table:table-cell>
              <table:table-cell office:value-type="float" office:value="2.40168809890747">
                <text:p>2.40168809890747</text:p>
              </table:table-cell>
              <table:table-cell office:value-type="float" office:value="2.46840310096741">
                <text:p>2.46840310096741</text:p>
              </table:table-cell>
              <table:table-cell office:value-type="float" office:value="2.50176024436951">
                <text:p>2.50176024436951</text:p>
              </table:table-cell>
              <table:table-cell office:value-type="float" office:value="2.56847500801086">
                <text:p>2.56847500801086</text:p>
              </table:table-cell>
              <table:table-cell office:value-type="float" office:value="2.60183238983154">
                <text:p>2.60183238983154</text:p>
              </table:table-cell>
              <table:table-cell office:value-type="float" office:value="2.66854691505432">
                <text:p>2.66854691505432</text:p>
              </table:table-cell>
              <table:table-cell office:value-type="float" office:value="2.73526191711426">
                <text:p>2.73526191711426</text:p>
              </table:table-cell>
              <table:table-cell office:value-type="float" office:value="2.90204858779907">
                <text:p>2.90204858779907</text:p>
              </table:table-cell>
              <table:table-cell office:value-type="float" office:value="3.03547787666321">
                <text:p>3.03547787666321</text:p>
              </table:table-cell>
              <table:table-cell office:value-type="float" office:value="3.06883478164673">
                <text:p>3.06883478164673</text:p>
              </table:table-cell>
              <table:table-cell office:value-type="float" office:value="3.10219144821167">
                <text:p>3.10219144821167</text:p>
              </table:table-cell>
              <table:table-cell office:value-type="float" office:value="3.13554859161377">
                <text:p>3.13554859161377</text:p>
              </table:table-cell>
              <table:table-cell office:value-type="float" office:value="3.20226240158081">
                <text:p>3.20226240158081</text:p>
              </table:table-cell>
              <table:table-cell office:value-type="float" office:value="3.23561930656433">
                <text:p>3.23561930656433</text:p>
              </table:table-cell>
              <table:table-cell office:value-type="float" office:value="3.30233287811279">
                <text:p>3.30233287811279</text:p>
              </table:table-cell>
              <table:table-cell office:value-type="float" office:value="3.4691174030304">
                <text:p>3.4691174030304</text:p>
              </table:table-cell>
              <table:table-cell office:value-type="float" office:value="3.50247430801392">
                <text:p>3.50247430801392</text:p>
              </table:table-cell>
              <table:table-cell office:value-type="float" office:value="3.53583121299744">
                <text:p>3.53583121299744</text:p>
              </table:table-cell>
              <table:table-cell office:value-type="float" office:value="3.76932907104492">
                <text:p>3.76932907104492</text:p>
              </table:table-cell>
              <table:table-cell office:value-type="float" office:value="3.8693995475769">
                <text:p>3.8693995475769</text:p>
              </table:table-cell>
              <table:table-cell office:value-type="float" office:value="3.93611335754395">
                <text:p>3.93611335754395</text:p>
              </table:table-cell>
              <table:table-cell office:value-type="float" office:value="4.00282716751099">
                <text:p>4.00282716751099</text:p>
              </table:table-cell>
              <table:table-cell office:value-type="float" office:value="4.06954121589661">
                <text:p>4.06954121589661</text:p>
              </table:table-cell>
              <table:table-cell office:value-type="float" office:value="4.10289859771729">
                <text:p>4.10289859771729</text:p>
              </table:table-cell>
              <table:table-cell office:value-type="float" office:value="4.236328125">
                <text:p>4.236328125</text:p>
              </table:table-cell>
              <table:table-cell office:value-type="float" office:value="4.2696852684021">
                <text:p>4.2696852684021</text:p>
              </table:table-cell>
              <table:table-cell office:value-type="float" office:value="4.30304265022278">
                <text:p>4.30304265022278</text:p>
              </table:table-cell>
              <table:table-cell office:value-type="float" office:value="4.33640003204346">
                <text:p>4.33640003204346</text:p>
              </table:table-cell>
              <table:table-cell office:value-type="float" office:value="4.36975717544556">
                <text:p>4.36975717544556</text:p>
              </table:table-cell>
              <table:table-cell office:value-type="float" office:value="4.43647217750549">
                <text:p>4.43647217750549</text:p>
              </table:table-cell>
              <table:table-cell office:value-type="float" office:value="4.46982955932617">
                <text:p>4.46982955932617</text:p>
              </table:table-cell>
              <table:table-cell office:value-type="float" office:value="4.50318694114685">
                <text:p>4.50318694114685</text:p>
              </table:table-cell>
              <table:table-cell office:value-type="float" office:value="4.60325884819031">
                <text:p>4.60325884819031</text:p>
              </table:table-cell>
              <table:table-cell office:value-type="float" office:value="4.66997385025024">
                <text:p>4.66997385025024</text:p>
              </table:table-cell>
              <table:table-cell office:value-type="float" office:value="4.73668837547302">
                <text:p>4.73668837547302</text:p>
              </table:table-cell>
              <table:table-cell office:value-type="float" office:value="4.80340313911438">
                <text:p>4.80340313911438</text:p>
              </table:table-cell>
              <table:table-cell office:value-type="float" office:value="4.87011814117432">
                <text:p>4.87011814117432</text:p>
              </table:table-cell>
              <table:table-cell office:value-type="float" office:value="4.903475522995">
                <text:p>4.903475522995</text:p>
              </table:table-cell>
              <table:table-cell office:value-type="float" office:value="4.93683290481567">
                <text:p>4.93683290481567</text:p>
              </table:table-cell>
              <table:table-cell office:value-type="float" office:value="5.00354766845703">
                <text:p>5.00354766845703</text:p>
              </table:table-cell>
              <table:table-cell office:value-type="float" office:value="5.03690552711487">
                <text:p>5.03690552711487</text:p>
              </table:table-cell>
              <table:table-cell office:value-type="float" office:value="5.07026314735413">
                <text:p>5.07026314735413</text:p>
              </table:table-cell>
              <table:table-cell office:value-type="float" office:value="5.10362076759338">
                <text:p>5.10362076759338</text:p>
              </table:table-cell>
              <table:table-cell office:value-type="float" office:value="5.13697838783264">
                <text:p>5.13697838783264</text:p>
              </table:table-cell>
              <table:table-cell office:value-type="float" office:value="5.20369386672974">
                <text:p>5.20369386672974</text:p>
              </table:table-cell>
              <table:table-cell office:value-type="float" office:value="5.27040934562683">
                <text:p>5.27040934562683</text:p>
              </table:table-cell>
              <table:table-cell office:value-type="float" office:value="5.47055554389954">
                <text:p>5.47055554389954</text:p>
              </table:table-cell>
              <table:table-cell office:value-type="float" office:value="5.50391340255737">
                <text:p>5.50391340255737</text:p>
              </table:table-cell>
              <table:table-cell office:value-type="float" office:value="5.53727126121521">
                <text:p>5.53727126121521</text:p>
              </table:table-cell>
              <table:table-cell office:value-type="float" office:value="5.60398674011231">
                <text:p>5.60398674011231</text:p>
              </table:table-cell>
              <table:table-cell office:value-type="float" office:value="5.6707022190094">
                <text:p>5.6707022190094</text:p>
              </table:table-cell>
              <table:table-cell office:value-type="float" office:value="5.73741817474365">
                <text:p>5.73741817474365</text:p>
              </table:table-cell>
              <table:table-cell office:value-type="float" office:value="5.80413365364075">
                <text:p>5.80413365364075</text:p>
              </table:table-cell>
              <table:table-cell office:value-type="float" office:value="5.87084937095642">
                <text:p>5.87084937095642</text:p>
              </table:table-cell>
              <table:table-cell office:value-type="float" office:value="6.03764176368713">
                <text:p>6.03764176368713</text:p>
              </table:table-cell>
              <table:table-cell office:value-type="float" office:value="6.33789300918579">
                <text:p>6.33789300918579</text:p>
              </table:table-cell>
              <table:table-cell office:value-type="float" office:value="6.40461564064026">
                <text:p>6.40461564064026</text:p>
              </table:table-cell>
              <table:table-cell office:value-type="float" office:value="6.43797731399536">
                <text:p>6.43797731399536</text:p>
              </table:table-cell>
              <table:table-cell office:value-type="float" office:value="6.50470018386841">
                <text:p>6.50470018386841</text:p>
              </table:table-cell>
              <table:table-cell office:value-type="float" office:value="6.57142353057861">
                <text:p>6.57142353057861</text:p>
              </table:table-cell>
              <table:table-cell office:value-type="float" office:value="6.60478496551514">
                <text:p>6.60478496551514</text:p>
              </table:table-cell>
              <table:table-cell office:value-type="float" office:value="6.63814663887024">
                <text:p>6.63814663887024</text:p>
              </table:table-cell>
              <table:table-cell office:value-type="float" office:value="6.93840312957764">
                <text:p>6.93840312957764</text:p>
              </table:table-cell>
              <table:table-cell office:value-type="float" office:value="7.00512719154358">
                <text:p>7.00512719154358</text:p>
              </table:table-cell>
              <table:table-cell office:value-type="float" office:value="7.07184362411499">
                <text:p>7.07184362411499</text:p>
              </table:table-cell>
              <table:table-cell office:value-type="float" office:value="7.17191863059998">
                <text:p>7.17191863059998</text:p>
              </table:table-cell>
              <table:table-cell office:value-type="float" office:value="7.23863506317139">
                <text:p>7.23863506317139</text:p>
              </table:table-cell>
              <table:table-cell office:value-type="float" office:value="7.30535197257996">
                <text:p>7.30535197257996</text:p>
              </table:table-cell>
              <table:table-cell office:value-type="float" office:value="7.37206840515137">
                <text:p>7.37206840515137</text:p>
              </table:table-cell>
              <table:table-cell office:value-type="float" office:value="7.47214341163635">
                <text:p>7.47214341163635</text:p>
              </table:table-cell>
              <table:table-cell office:value-type="float" office:value="7.50550174713135">
                <text:p>7.50550174713135</text:p>
              </table:table-cell>
              <table:table-cell office:value-type="float" office:value="7.57221865653992">
                <text:p>7.57221865653992</text:p>
              </table:table-cell>
              <table:table-cell office:value-type="float" office:value="7.60557699203491">
                <text:p>7.60557699203491</text:p>
              </table:table-cell>
              <table:table-cell office:value-type="float" office:value="7.63893556594849">
                <text:p>7.63893556594849</text:p>
              </table:table-cell>
              <table:table-cell office:value-type="float" office:value="7.67229390144348">
                <text:p>7.67229390144348</text:p>
              </table:table-cell>
              <table:table-cell office:value-type="float" office:value="7.70565223693848">
                <text:p>7.70565223693848</text:p>
              </table:table-cell>
              <table:table-cell office:value-type="float" office:value="7.73901057243347">
                <text:p>7.73901057243347</text:p>
              </table:table-cell>
              <table:table-cell office:value-type="float" office:value="7.77236914634705">
                <text:p>7.77236914634705</text:p>
              </table:table-cell>
              <table:table-cell office:value-type="float" office:value="7.83908605575562">
                <text:p>7.83908605575562</text:p>
              </table:table-cell>
              <table:table-cell office:value-type="float" office:value="8.07259202003479">
                <text:p>8.07259202003479</text:p>
              </table:table-cell>
              <table:table-cell office:value-type="float" office:value="8.10594868659973">
                <text:p>8.10594868659973</text:p>
              </table:table-cell>
              <table:table-cell office:value-type="float" office:value="8.17266201972961">
                <text:p>8.17266201972961</text:p>
              </table:table-cell>
              <table:table-cell office:value-type="float" office:value="8.23937559127808">
                <text:p>8.23937559127808</text:p>
              </table:table-cell>
              <table:table-cell office:value-type="float" office:value="8.30608892440796">
                <text:p>8.30608892440796</text:p>
              </table:table-cell>
              <table:table-cell office:value-type="float" office:value="8.372802734375">
                <text:p>8.372802734375</text:p>
              </table:table-cell>
              <table:table-cell office:value-type="float" office:value="8.43951606750488">
                <text:p>8.43951606750488</text:p>
              </table:table-cell>
              <table:table-cell office:value-type="float" office:value="8.50622940063477">
                <text:p>8.50622940063477</text:p>
              </table:table-cell>
              <table:table-cell office:value-type="float" office:value="8.60629940032959">
                <text:p>8.60629940032959</text:p>
              </table:table-cell>
              <table:table-cell office:value-type="float" office:value="8.67301273345947">
                <text:p>8.67301273345947</text:p>
              </table:table-cell>
              <table:table-cell office:value-type="float" office:value="8.70636963844299">
                <text:p>8.70636963844299</text:p>
              </table:table-cell>
              <table:table-cell office:value-type="float" office:value="8.90650939941406">
                <text:p>8.90650939941406</text:p>
              </table:table-cell>
              <table:table-cell office:value-type="float" office:value="8.93986582756043">
                <text:p>8.93986582756043</text:p>
              </table:table-cell>
              <table:table-cell office:value-type="float" office:value="8.97322249412537">
                <text:p>8.97322249412537</text:p>
              </table:table-cell>
              <table:table-cell office:value-type="float" office:value="9.00657916069031">
                <text:p>9.00657916069031</text:p>
              </table:table-cell>
              <table:table-cell office:value-type="float" office:value="9.03993630409241">
                <text:p>9.03993630409241</text:p>
              </table:table-cell>
              <table:table-cell office:value-type="float" office:value="9.10665035247803">
                <text:p>9.10665035247803</text:p>
              </table:table-cell>
              <table:table-cell office:value-type="float" office:value="9.14000725746155">
                <text:p>9.14000725746155</text:p>
              </table:table-cell>
              <table:table-cell office:value-type="float" office:value="9.17336440086365">
                <text:p>9.17336440086365</text:p>
              </table:table-cell>
              <table:table-cell office:value-type="float" office:value="9.24007821083069">
                <text:p>9.24007821083069</text:p>
              </table:table-cell>
              <table:table-cell office:value-type="float" office:value="9.54029130935669">
                <text:p>9.54029130935669</text:p>
              </table:table-cell>
              <table:table-cell office:value-type="float" office:value="9.57364845275879">
                <text:p>9.57364845275879</text:p>
              </table:table-cell>
              <table:table-cell office:value-type="float" office:value="9.64036250114441">
                <text:p>9.64036250114441</text:p>
              </table:table-cell>
              <table:table-cell office:value-type="float" office:value="9.67371940612793">
                <text:p>9.67371940612793</text:p>
              </table:table-cell>
              <table:table-cell office:value-type="float" office:value="9.70707631111145">
                <text:p>9.70707631111145</text:p>
              </table:table-cell>
              <table:table-cell office:value-type="float" office:value="9.77379012107849">
                <text:p>9.77379012107849</text:p>
              </table:table-cell>
              <table:table-cell office:value-type="float" office:value="9.80714702606201">
                <text:p>9.80714702606201</text:p>
              </table:table-cell>
              <table:table-cell office:value-type="float" office:value="9.90721821784973">
                <text:p>9.90721821784973</text:p>
              </table:table-cell>
              <table:table-cell office:value-type="float" office:value="9.97393202781677">
                <text:p>9.97393202781677</text:p>
              </table:table-cell>
              <table:table-cell office:value-type="float" office:value="10.0072889328003">
                <text:p>10.0072889328003</text:p>
              </table:table-cell>
              <table:table-cell office:value-type="float" office:value="10.0740048885345">
                <text:p>10.0740048885345</text:p>
              </table:table-cell>
              <table:table-cell office:value-type="float" office:value="10.1407203674316">
                <text:p>10.1407203674316</text:p>
              </table:table-cell>
              <table:table-cell office:value-type="float" office:value="10.2074360847473">
                <text:p>10.2074360847473</text:p>
              </table:table-cell>
              <table:table-cell office:value-type="float" office:value="10.2407941818237">
                <text:p>10.2407941818237</text:p>
              </table:table-cell>
              <table:table-cell office:value-type="float" office:value="10.3075098991394">
                <text:p>10.3075098991394</text:p>
              </table:table-cell>
              <table:table-cell office:value-type="float" office:value="10.3742258548737">
                <text:p>10.3742258548737</text:p>
              </table:table-cell>
              <table:table-cell office:value-type="float" office:value="10.4075837135315">
                <text:p>10.4075837135315</text:p>
              </table:table-cell>
              <table:table-cell office:value-type="float" office:value="10.4742991924286">
                <text:p>10.4742991924286</text:p>
              </table:table-cell>
              <table:table-cell office:value-type="float" office:value="10.5743730068207">
                <text:p>10.5743730068207</text:p>
              </table:table-cell>
              <table:table-cell office:value-type="float" office:value="10.6410887241364">
                <text:p>10.6410887241364</text:p>
              </table:table-cell>
              <table:table-cell office:value-type="float" office:value="10.6744465827942">
                <text:p>10.6744465827942</text:p>
              </table:table-cell>
              <table:table-cell office:value-type="float" office:value="10.7411625385284">
                <text:p>10.7411625385284</text:p>
              </table:table-cell>
              <table:table-cell office:value-type="float" office:value="10.7745203971863">
                <text:p>10.7745203971863</text:p>
              </table:table-cell>
              <table:table-cell office:value-type="float" office:value="10.8078782558441">
                <text:p>10.8078782558441</text:p>
              </table:table-cell>
              <table:table-cell office:value-type="float" office:value="10.8745942115784">
                <text:p>10.8745942115784</text:p>
              </table:table-cell>
              <table:table-cell office:value-type="float" office:value="10.941309928894">
                <text:p>10.941309928894</text:p>
              </table:table-cell>
              <table:table-cell office:value-type="float" office:value="11.0080258846283">
                <text:p>11.0080258846283</text:p>
              </table:table-cell>
              <table:table-cell office:value-type="float" office:value="11.0747408866882">
                <text:p>11.0747408866882</text:p>
              </table:table-cell>
              <table:table-cell office:value-type="float" office:value="11.2081708908081">
                <text:p>11.2081708908081</text:p>
              </table:table-cell>
              <table:table-cell office:value-type="float" office:value="11.274885892868">
                <text:p>11.274885892868</text:p>
              </table:table-cell>
              <table:table-cell office:value-type="float" office:value="11.341600894928">
                <text:p>11.341600894928</text:p>
              </table:table-cell>
              <table:table-cell office:value-type="float" office:value="11.3749585151672">
                <text:p>11.3749585151672</text:p>
              </table:table-cell>
              <table:table-cell office:value-type="float" office:value="11.4083161354065">
                <text:p>11.4083161354065</text:p>
              </table:table-cell>
              <table:table-cell office:value-type="float" office:value="11.4416735172272">
                <text:p>11.4416735172272</text:p>
              </table:table-cell>
              <table:table-cell office:value-type="float" office:value="11.4750308990479">
                <text:p>11.4750308990479</text:p>
              </table:table-cell>
              <table:table-cell office:value-type="float" office:value="11.5083885192871">
                <text:p>11.5083885192871</text:p>
              </table:table-cell>
              <table:table-cell office:value-type="float" office:value="11.5417459011078">
                <text:p>11.5417459011078</text:p>
              </table:table-cell>
              <table:table-cell office:value-type="float" office:value="11.6084611415863">
                <text:p>11.6084611415863</text:p>
              </table:table-cell>
              <table:table-cell office:value-type="float" office:value="11.641818523407">
                <text:p>11.641818523407</text:p>
              </table:table-cell>
              <table:table-cell office:value-type="float" office:value="11.7085335254669">
                <text:p>11.7085335254669</text:p>
              </table:table-cell>
              <table:table-cell office:value-type="float" office:value="11.7418909072876">
                <text:p>11.7418909072876</text:p>
              </table:table-cell>
              <table:table-cell office:value-type="float" office:value="11.7752485275269">
                <text:p>11.7752485275269</text:p>
              </table:table-cell>
              <table:table-cell office:value-type="float" office:value="11.8086061477661">
                <text:p>11.8086061477661</text:p>
              </table:table-cell>
              <table:table-cell office:value-type="float" office:value="12.0754654407501">
                <text:p>12.0754654407501</text:p>
              </table:table-cell>
              <table:table-cell office:value-type="float" office:value="12.1421799659729">
                <text:p>12.1421799659729</text:p>
              </table:table-cell>
              <table:table-cell office:value-type="float" office:value="12.2088947296143">
                <text:p>12.2088947296143</text:p>
              </table:table-cell>
              <table:table-cell office:value-type="float" office:value="12.275609254837">
                <text:p>12.275609254837</text:p>
              </table:table-cell>
              <table:table-cell office:value-type="float" office:value="12.3423237800598">
                <text:p>12.3423237800598</text:p>
              </table:table-cell>
              <table:table-cell office:value-type="float" office:value="12.3756814002991">
                <text:p>12.3756814002991</text:p>
              </table:table-cell>
              <table:table-cell office:value-type="float" office:value="12.4423956871033">
                <text:p>12.4423956871033</text:p>
              </table:table-cell>
              <table:table-cell office:value-type="float" office:value="12.5424675941467">
                <text:p>12.5424675941467</text:p>
              </table:table-cell>
              <table:table-cell office:value-type="float" office:value="12.5758249759674">
                <text:p>12.5758249759674</text:p>
              </table:table-cell>
              <table:table-cell office:value-type="float" office:value="12.6425395011902">
                <text:p>12.6425395011902</text:p>
              </table:table-cell>
              <table:table-cell office:value-type="float" office:value="12.6758966445923">
                <text:p>12.6758966445923</text:p>
              </table:table-cell>
              <table:table-cell office:value-type="float" office:value="12.7426111698151">
                <text:p>12.7426111698151</text:p>
              </table:table-cell>
              <table:table-cell office:value-type="float" office:value="12.8093256950378">
                <text:p>12.8093256950378</text:p>
              </table:table-cell>
              <table:table-cell office:value-type="float" office:value="12.8760402202606">
                <text:p>12.8760402202606</text:p>
              </table:table-cell>
              <table:table-cell office:value-type="float" office:value="12.9427545070648">
                <text:p>12.9427545070648</text:p>
              </table:table-cell>
              <table:table-cell office:value-type="float" office:value="13.2763197422028">
                <text:p>13.2763197422028</text:p>
              </table:table-cell>
              <table:table-cell office:value-type="float" office:value="13.3430323600769">
                <text:p>13.3430323600769</text:p>
              </table:table-cell>
              <table:table-cell office:value-type="float" office:value="13.4097449779511">
                <text:p>13.4097449779511</text:p>
              </table:table-cell>
              <table:table-cell office:value-type="float" office:value="13.4431011676788">
                <text:p>13.4431011676788</text:p>
              </table:table-cell>
              <table:table-cell office:value-type="float" office:value="13.509813785553">
                <text:p>13.509813785553</text:p>
              </table:table-cell>
              <table:table-cell office:value-type="float" office:value="13.5431699752808">
                <text:p>13.5431699752808</text:p>
              </table:table-cell>
              <table:table-cell office:value-type="float" office:value="13.6432387828827">
                <text:p>13.6432387828827</text:p>
              </table:table-cell>
              <table:table-cell office:value-type="float" office:value="13.7099511623383">
                <text:p>13.7099511623383</text:p>
              </table:table-cell>
              <table:table-cell office:value-type="float" office:value="13.743307352066">
                <text:p>13.743307352066</text:p>
              </table:table-cell>
              <table:table-cell office:value-type="float" office:value="13.7766635417938">
                <text:p>13.7766635417938</text:p>
              </table:table-cell>
              <table:table-cell office:value-type="float" office:value="13.8433759212494">
                <text:p>13.8433759212494</text:p>
              </table:table-cell>
              <table:table-cell office:value-type="float" office:value="14.0435135364532">
                <text:p>14.0435135364532</text:p>
              </table:table-cell>
              <table:table-cell office:value-type="float" office:value="14.1102278232574">
                <text:p>14.1102278232574</text:p>
              </table:table-cell>
              <table:table-cell office:value-type="float" office:value="14.1769423484802">
                <text:p>14.1769423484802</text:p>
              </table:table-cell>
              <table:table-cell office:value-type="float" office:value="14.2102994918823">
                <text:p>14.2102994918823</text:p>
              </table:table-cell>
              <table:table-cell office:value-type="float" office:value="14.2436566352844">
                <text:p>14.2436566352844</text:p>
              </table:table-cell>
              <table:table-cell office:value-type="float" office:value="14.3103709220886">
                <text:p>14.3103709220886</text:p>
              </table:table-cell>
              <table:table-cell office:value-type="float" office:value="14.3437280654907">
                <text:p>14.3437280654907</text:p>
              </table:table-cell>
              <table:table-cell office:value-type="float" office:value="14.3770852088928">
                <text:p>14.3770852088928</text:p>
              </table:table-cell>
              <table:table-cell office:value-type="float" office:value="14.6772994995117">
                <text:p>14.6772994995117</text:p>
              </table:table-cell>
              <table:table-cell office:value-type="float" office:value="14.7440137863159">
                <text:p>14.7440137863159</text:p>
              </table:table-cell>
              <table:table-cell office:value-type="float" office:value="14.8107280731201">
                <text:p>14.8107280731201</text:p>
              </table:table-cell>
              <table:table-cell office:value-type="float" office:value="14.8440854549408">
                <text:p>14.8440854549408</text:p>
              </table:table-cell>
              <table:table-cell office:value-type="float" office:value="14.9107995033264">
                <text:p>14.9107995033264</text:p>
              </table:table-cell>
              <table:table-cell office:value-type="float" office:value="14.9441566467285">
                <text:p>14.9441566467285</text:p>
              </table:table-cell>
              <table:table-cell office:value-type="float" office:value="14.9775137901306">
                <text:p>14.9775137901306</text:p>
              </table:table-cell>
              <table:table-cell office:value-type="float" office:value="15.0775856971741">
                <text:p>15.0775856971741</text:p>
              </table:table-cell>
              <table:table-cell office:value-type="float" office:value="15.1109430789948">
                <text:p>15.1109430789948</text:p>
              </table:table-cell>
              <table:table-cell office:value-type="float" office:value="15.1776576042175">
                <text:p>15.1776576042175</text:p>
              </table:table-cell>
              <table:table-cell office:value-type="float" office:value="15.2443721294403">
                <text:p>15.2443721294403</text:p>
              </table:table-cell>
              <table:table-cell office:value-type="float" office:value="15.277729511261">
                <text:p>15.277729511261</text:p>
              </table:table-cell>
              <table:table-cell office:value-type="float" office:value="15.3444442749023">
                <text:p>15.3444442749023</text:p>
              </table:table-cell>
              <table:table-cell office:value-type="float" office:value="15.4111588001251">
                <text:p>15.4111588001251</text:p>
              </table:table-cell>
              <table:table-cell office:value-type="float" office:value="15.4778733253479">
                <text:p>15.4778733253479</text:p>
              </table:table-cell>
              <table:table-cell office:value-type="float" office:value="15.5112307071686">
                <text:p>15.5112307071686</text:p>
              </table:table-cell>
              <table:table-cell office:value-type="float" office:value="15.5779454708099">
                <text:p>15.5779454708099</text:p>
              </table:table-cell>
              <table:table-cell office:value-type="float" office:value="15.6446599960327">
                <text:p>15.6446599960327</text:p>
              </table:table-cell>
              <table:table-cell office:value-type="float" office:value="15.7447321414948">
                <text:p>15.7447321414948</text:p>
              </table:table-cell>
              <table:table-cell office:value-type="float" office:value="15.8114466667175">
                <text:p>15.8114466667175</text:p>
              </table:table-cell>
              <table:table-cell office:value-type="float" office:value="15.8448038101196">
                <text:p>15.8448038101196</text:p>
              </table:table-cell>
              <table:table-cell office:value-type="float" office:value="15.911518573761">
                <text:p>15.911518573761</text:p>
              </table:table-cell>
              <table:table-cell office:value-type="float" office:value="15.9448759555817">
                <text:p>15.9448759555817</text:p>
              </table:table-cell>
              <table:table-cell office:value-type="float" office:value="16.0115904808044">
                <text:p>16.0115904808044</text:p>
              </table:table-cell>
              <table:table-cell office:value-type="float" office:value="16.0783047676086">
                <text:p>16.0783047676086</text:p>
              </table:table-cell>
              <table:table-cell office:value-type="float" office:value="16.1116616725922">
                <text:p>16.1116616725922</text:p>
              </table:table-cell>
              <table:table-cell office:value-type="float" office:value="16.1783761978149">
                <text:p>16.1783761978149</text:p>
              </table:table-cell>
              <table:table-cell office:value-type="float" office:value="16.211733341217">
                <text:p>16.211733341217</text:p>
              </table:table-cell>
              <table:table-cell office:value-type="float" office:value="16.2784473896027">
                <text:p>16.2784473896027</text:p>
              </table:table-cell>
              <table:table-cell office:value-type="float" office:value="16.3451616764069">
                <text:p>16.3451616764069</text:p>
              </table:table-cell>
              <table:table-cell office:value-type="float" office:value="16.4118759632111">
                <text:p>16.4118759632111</text:p>
              </table:table-cell>
              <table:table-cell office:value-type="float" office:value="16.4452331066132">
                <text:p>16.4452331066132</text:p>
              </table:table-cell>
              <table:table-cell office:value-type="float" office:value="16.4785902500153">
                <text:p>16.4785902500153</text:p>
              </table:table-cell>
              <table:table-cell office:value-type="float" office:value="16.5119473934174">
                <text:p>16.5119473934174</text:p>
              </table:table-cell>
              <table:table-cell office:value-type="float" office:value="16.5453042984009">
                <text:p>16.5453042984009</text:p>
              </table:table-cell>
              <table:table-cell office:value-type="float" office:value="16.578661441803">
                <text:p>16.578661441803</text:p>
              </table:table-cell>
              <table:table-cell office:value-type="float" office:value="16.6120188236237">
                <text:p>16.6120188236237</text:p>
              </table:table-cell>
              <table:table-cell office:value-type="float" office:value="16.6787328720093">
                <text:p>16.6787328720093</text:p>
              </table:table-cell>
              <table:table-cell office:value-type="float" office:value="16.7120900154114">
                <text:p>16.7120900154114</text:p>
              </table:table-cell>
              <table:table-cell office:value-type="float" office:value="16.778804063797">
                <text:p>16.778804063797</text:p>
              </table:table-cell>
              <table:table-cell office:value-type="float" office:value="16.8121612071991">
                <text:p>16.8121612071991</text:p>
              </table:table-cell>
              <table:table-cell office:value-type="float" office:value="16.8788754940033">
                <text:p>16.8788754940033</text:p>
              </table:table-cell>
              <table:table-cell office:value-type="float" office:value="16.9455895423889">
                <text:p>16.9455895423889</text:p>
              </table:table-cell>
              <table:table-cell office:value-type="float" office:value="17.2458064556122">
                <text:p>17.2458064556122</text:p>
              </table:table-cell>
              <table:table-cell office:value-type="float" office:value="17.2791640758514">
                <text:p>17.2791640758514</text:p>
              </table:table-cell>
              <table:table-cell office:value-type="float" office:value="17.3125216960907">
                <text:p>17.3125216960907</text:p>
              </table:table-cell>
              <table:table-cell office:value-type="float" office:value="17.3792366981506">
                <text:p>17.3792366981506</text:p>
              </table:table-cell>
              <table:table-cell office:value-type="float" office:value="17.445951461792">
                <text:p>17.445951461792</text:p>
              </table:table-cell>
              <table:table-cell office:value-type="float" office:value="17.5126667022705">
                <text:p>17.5126667022705</text:p>
              </table:table-cell>
              <table:table-cell office:value-type="float" office:value="17.646096944809">
                <text:p>17.646096944809</text:p>
              </table:table-cell>
              <table:table-cell office:value-type="float" office:value="17.7128119468689">
                <text:p>17.7128119468689</text:p>
              </table:table-cell>
              <table:table-cell office:value-type="float" office:value="17.7461693286896">
                <text:p>17.7461693286896</text:p>
              </table:table-cell>
              <table:table-cell office:value-type="float" office:value="17.7795269489288">
                <text:p>17.7795269489288</text:p>
              </table:table-cell>
              <table:table-cell office:value-type="float" office:value="17.8128843307495">
                <text:p>17.8128843307495</text:p>
              </table:table-cell>
              <table:table-cell office:value-type="float" office:value="17.8462419509888">
                <text:p>17.8462419509888</text:p>
              </table:table-cell>
              <table:table-cell office:value-type="float" office:value="17.9129569530487">
                <text:p>17.9129569530487</text:p>
              </table:table-cell>
              <table:table-cell office:value-type="float" office:value="17.9796719551086">
                <text:p>17.9796719551086</text:p>
              </table:table-cell>
              <table:table-cell office:value-type="float" office:value="18.0130293369293">
                <text:p>18.0130293369293</text:p>
              </table:table-cell>
              <table:table-cell office:value-type="float" office:value="18.0797438621521">
                <text:p>18.0797438621521</text:p>
              </table:table-cell>
              <table:table-cell office:value-type="float" office:value="18.1464583873749">
                <text:p>18.1464583873749</text:p>
              </table:table-cell>
              <table:table-cell office:value-type="float" office:value="18.2131726741791">
                <text:p>18.2131726741791</text:p>
              </table:table-cell>
              <table:table-cell office:value-type="float" office:value="18.2465300559998">
                <text:p>18.2465300559998</text:p>
              </table:table-cell>
              <table:table-cell office:value-type="float" office:value="18.2798871994019">
                <text:p>18.2798871994019</text:p>
              </table:table-cell>
              <table:table-cell office:value-type="float" office:value="18.313244342804">
                <text:p>18.313244342804</text:p>
              </table:table-cell>
              <table:table-cell office:value-type="float" office:value="18.3799586296082">
                <text:p>18.3799586296082</text:p>
              </table:table-cell>
              <table:table-cell office:value-type="float" office:value="18.4133157730103">
                <text:p>18.4133157730103</text:p>
              </table:table-cell>
              <table:table-cell office:value-type="float" office:value="18.5133876800537">
                <text:p>18.5133876800537</text:p>
              </table:table-cell>
              <table:table-cell office:value-type="float" office:value="18.5801019668579">
                <text:p>18.5801019668579</text:p>
              </table:table-cell>
              <table:table-cell office:value-type="float" office:value="18.6468162536621">
                <text:p>18.6468162536621</text:p>
              </table:table-cell>
              <table:table-cell office:value-type="float" office:value="18.7135307788849">
                <text:p>18.7135307788849</text:p>
              </table:table-cell>
              <table:table-cell office:value-type="float" office:value="18.7802450656891">
                <text:p>18.7802450656891</text:p>
              </table:table-cell>
              <table:table-cell office:value-type="float" office:value="18.8469595909119">
                <text:p>18.8469595909119</text:p>
              </table:table-cell>
              <table:table-cell office:value-type="float" office:value="18.9136738777161">
                <text:p>18.9136738777161</text:p>
              </table:table-cell>
              <table:table-cell office:value-type="float" office:value="18.9470312595367">
                <text:p>18.9470312595367</text:p>
              </table:table-cell>
              <table:table-cell office:value-type="float" office:value="19.0471022129059">
                <text:p>19.0471022129059</text:p>
              </table:table-cell>
              <table:table-cell office:value-type="float" office:value="19.1138155460358">
                <text:p>19.1138155460358</text:p>
              </table:table-cell>
              <table:table-cell office:value-type="float" office:value="19.1805291175842">
                <text:p>19.1805291175842</text:p>
              </table:table-cell>
              <table:table-cell office:value-type="float" office:value="19.2472426891327">
                <text:p>19.2472426891327</text:p>
              </table:table-cell>
              <table:table-cell office:value-type="float" office:value="19.3139560222626">
                <text:p>19.3139560222626</text:p>
              </table:table-cell>
              <table:table-cell office:value-type="float" office:value="19.3473126888275">
                <text:p>19.3473126888275</text:p>
              </table:table-cell>
              <table:table-cell office:value-type="float" office:value="19.4140257835388">
                <text:p>19.4140257835388</text:p>
              </table:table-cell>
              <table:table-cell office:value-type="float" office:value="19.4473824501038">
                <text:p>19.4473824501038</text:p>
              </table:table-cell>
              <table:table-cell office:value-type="float" office:value="19.4807391166687">
                <text:p>19.4807391166687</text:p>
              </table:table-cell>
              <table:table-cell office:value-type="float" office:value="19.5474524497986">
                <text:p>19.5474524497986</text:p>
              </table:table-cell>
              <table:table-cell office:value-type="float" office:value="19.5808091163635">
                <text:p>19.5808091163635</text:p>
              </table:table-cell>
              <table:table-cell office:value-type="float" office:value="19.6475224494934">
                <text:p>19.6475224494934</text:p>
              </table:table-cell>
              <table:table-cell office:value-type="float" office:value="19.6808791160584">
                <text:p>19.6808791160584</text:p>
              </table:table-cell>
              <table:table-cell office:value-type="float" office:value="19.7475922107697">
                <text:p>19.7475922107697</text:p>
              </table:table-cell>
              <table:table-cell office:value-type="float" office:value="19.814305305481">
                <text:p>19.814305305481</text:p>
              </table:table-cell>
              <table:table-cell office:value-type="float" office:value="19.8810184001923">
                <text:p>19.8810184001923</text:p>
              </table:table-cell>
              <table:table-cell office:value-type="float" office:value="19.9143750667572">
                <text:p>19.9143750667572</text:p>
              </table:table-cell>
              <table:table-cell office:value-type="float" office:value="19.9810883998871">
                <text:p>19.9810883998871</text:p>
              </table:table-cell>
              <table:table-cell office:value-type="float" office:value="20.0478022098541">
                <text:p>20.0478022098541</text:p>
              </table:table-cell>
              <table:table-cell office:value-type="float" office:value="20.1145164966583">
                <text:p>20.1145164966583</text:p>
              </table:table-cell>
              <table:table-cell office:value-type="float" office:value="20.2152833938599">
                <text:p>20.2152833938599</text:p>
              </table:table-cell>
              <table:table-cell office:value-type="float" office:value="20.2488751411438">
                <text:p>20.2488751411438</text:p>
              </table:table-cell>
              <table:table-cell office:value-type="float" office:value="20.2824683189392">
                <text:p>20.2824683189392</text:p>
              </table:table-cell>
              <table:table-cell office:value-type="float" office:value="20.3160631656647">
                <text:p>20.3160631656647</text:p>
              </table:table-cell>
              <table:table-cell office:value-type="float" office:value="20.3496594429016">
                <text:p>20.3496594429016</text:p>
              </table:table-cell>
              <table:table-cell office:value-type="float" office:value="20.3832569122314">
                <text:p>20.3832569122314</text:p>
              </table:table-cell>
              <table:table-cell office:value-type="float" office:value="20.4168562889099">
                <text:p>20.4168562889099</text:p>
              </table:table-cell>
              <table:table-cell office:value-type="float" office:value="20.4504568576813">
                <text:p>20.4504568576813</text:p>
              </table:table-cell>
              <table:table-cell office:value-type="float" office:value="20.4840590953827">
                <text:p>20.4840590953827</text:p>
              </table:table-cell>
              <table:table-cell office:value-type="float" office:value="20.5176627635956">
                <text:p>20.5176627635956</text:p>
              </table:table-cell>
              <table:table-cell office:value-type="float" office:value="20.5512676239014">
                <text:p>20.5512676239014</text:p>
              </table:table-cell>
              <table:table-cell office:value-type="float" office:value="20.6184823513031">
                <text:p>20.6184823513031</text:p>
              </table:table-cell>
              <table:table-cell office:value-type="float" office:value="20.6520917415619">
                <text:p>20.6520917415619</text:p>
              </table:table-cell>
              <table:table-cell office:value-type="float" office:value="20.7529292106628">
                <text:p>20.7529292106628</text:p>
              </table:table-cell>
              <table:table-cell office:value-type="float" office:value="20.8201613426208">
                <text:p>20.8201613426208</text:p>
              </table:table-cell>
              <table:table-cell office:value-type="float" office:value="20.8873994350433">
                <text:p>20.8873994350433</text:p>
              </table:table-cell>
              <table:table-cell office:value-type="float" office:value="20.9546434879303">
                <text:p>20.9546434879303</text:p>
              </table:table-cell>
              <table:table-cell office:value-type="float" office:value="21.0218932628632">
                <text:p>21.0218932628632</text:p>
              </table:table-cell>
              <table:table-cell office:value-type="float" office:value="21.0555205345154">
                <text:p>21.0555205345154</text:p>
              </table:table-cell>
              <table:table-cell office:value-type="float" office:value="21.1227731704712">
                <text:p>21.1227731704712</text:p>
              </table:table-cell>
              <table:table-cell office:value-type="float" office:value="21.1561069488525">
                <text:p>21.1561069488525</text:p>
              </table:table-cell>
              <table:table-cell office:value-type="float" office:value="21.2227733135223">
                <text:p>21.2227733135223</text:p>
              </table:table-cell>
              <table:table-cell office:value-type="float" office:value="21.289439201355">
                <text:p>21.289439201355</text:p>
              </table:table-cell>
              <table:table-cell office:value-type="float" office:value="21.3561041355133">
                <text:p>21.3561041355133</text:p>
              </table:table-cell>
              <table:table-cell office:value-type="float" office:value="21.3894362449646">
                <text:p>21.3894362449646</text:p>
              </table:table-cell>
              <table:table-cell office:value-type="float" office:value="21.45609998703">
                <text:p>21.45609998703</text:p>
              </table:table-cell>
              <table:table-cell office:value-type="float" office:value="21.4894316196442">
                <text:p>21.4894316196442</text:p>
              </table:table-cell>
              <table:table-cell office:value-type="float" office:value="21.5227627754211">
                <text:p>21.5227627754211</text:p>
              </table:table-cell>
              <table:table-cell office:value-type="float" office:value="21.5560939311981">
                <text:p>21.5560939311981</text:p>
              </table:table-cell>
              <table:table-cell office:value-type="float" office:value="21.5894246101379">
                <text:p>21.5894246101379</text:p>
              </table:table-cell>
              <table:table-cell office:value-type="float" office:value="21.6227555274963">
                <text:p>21.6227555274963</text:p>
              </table:table-cell>
              <table:table-cell office:value-type="float" office:value="21.6560862064362">
                <text:p>21.6560862064362</text:p>
              </table:table-cell>
              <table:table-cell office:value-type="float" office:value="21.6894164085388">
                <text:p>21.6894164085388</text:p>
              </table:table-cell>
              <table:table-cell office:value-type="float" office:value="21.756076335907">
                <text:p>21.756076335907</text:p>
              </table:table-cell>
              <table:table-cell office:value-type="float" office:value="21.7894058227539">
                <text:p>21.7894058227539</text:p>
              </table:table-cell>
              <table:table-cell office:value-type="float" office:value="21.8560645580292">
                <text:p>21.8560645580292</text:p>
              </table:table-cell>
              <table:table-cell office:value-type="float" office:value="21.8893938064575">
                <text:p>21.8893938064575</text:p>
              </table:table-cell>
              <table:table-cell office:value-type="float" office:value="21.9227225780487">
                <text:p>21.9227225780487</text:p>
              </table:table-cell>
              <table:table-cell office:value-type="float" office:value="21.9893796443939">
                <text:p>21.9893796443939</text:p>
              </table:table-cell>
              <table:table-cell office:value-type="float" office:value="22.0560357570648">
                <text:p>22.0560357570648</text:p>
              </table:table-cell>
              <table:table-cell office:value-type="float" office:value="22.1226923465729">
                <text:p>22.1226923465729</text:p>
              </table:table-cell>
              <table:table-cell office:value-type="float" office:value="22.1560273170471">
                <text:p>22.1560273170471</text:p>
              </table:table-cell>
              <table:table-cell office:value-type="float" office:value="22.1893620491028">
                <text:p>22.1893620491028</text:p>
              </table:table-cell>
              <table:table-cell office:value-type="float" office:value="22.2226967811584">
                <text:p>22.2226967811584</text:p>
              </table:table-cell>
              <table:table-cell office:value-type="float" office:value="22.2560307979584">
                <text:p>22.2560307979584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tfootnopad3.A6:tfootnopad3.A6</svg:desc>
                </draw:g>
              </table:table-cell>
              <table:table-cell office:value-type="float" office:value="0.295593709505786">
                <text:p>0.295593709505786</text:p>
                <draw:g>
                  <svg:desc>tfootnopad3.B6:tfootnopad3.NB6</svg:desc>
                </draw:g>
              </table:table-cell>
              <table:table-cell office:value-type="float" office:value="0.295598379846224">
                <text:p>0.295598379846224</text:p>
              </table:table-cell>
              <table:table-cell office:value-type="float" office:value="0.295609231232856">
                <text:p>0.295609231232856</text:p>
              </table:table-cell>
              <table:table-cell office:value-type="float" office:value="0.295591669834303">
                <text:p>0.295591669834303</text:p>
              </table:table-cell>
              <table:table-cell office:value-type="float" office:value="0.295590413711559">
                <text:p>0.295590413711559</text:p>
              </table:table-cell>
              <table:table-cell office:value-type="float" office:value="0.295598594567703">
                <text:p>0.295598594567703</text:p>
              </table:table-cell>
              <table:table-cell office:value-type="float" office:value="0.295601480866563">
                <text:p>0.295601480866563</text:p>
              </table:table-cell>
              <table:table-cell office:value-type="float" office:value="0.295608136106922">
                <text:p>0.295608136106922</text:p>
              </table:table-cell>
              <table:table-cell office:value-type="float" office:value="0.295594330840393">
                <text:p>0.295594330840393</text:p>
              </table:table-cell>
              <table:table-cell office:value-type="float" office:value="0.295601817577099">
                <text:p>0.295601817577099</text:p>
              </table:table-cell>
              <table:table-cell office:value-type="float" office:value="0.295602781895473">
                <text:p>0.295602781895473</text:p>
              </table:table-cell>
              <table:table-cell office:value-type="float" office:value="0.295595066105554">
                <text:p>0.295595066105554</text:p>
              </table:table-cell>
              <table:table-cell office:value-type="float" office:value="0.295608910029799">
                <text:p>0.295608910029799</text:p>
              </table:table-cell>
              <table:table-cell office:value-type="float" office:value="0.295592280963562">
                <text:p>0.295592280963562</text:p>
              </table:table-cell>
              <table:table-cell office:value-type="float" office:value="0.295605355474381">
                <text:p>0.295605355474381</text:p>
              </table:table-cell>
              <table:table-cell office:value-type="float" office:value="0.295594348893757">
                <text:p>0.295594348893757</text:p>
              </table:table-cell>
              <table:table-cell office:value-type="float" office:value="0.295599778001653">
                <text:p>0.295599778001653</text:p>
              </table:table-cell>
              <table:table-cell office:value-type="float" office:value="0.295589937917243">
                <text:p>0.295589937917243</text:p>
              </table:table-cell>
              <table:table-cell office:value-type="float" office:value="0.29557956872578">
                <text:p>0.29557956872578</text:p>
              </table:table-cell>
              <table:table-cell office:value-type="float" office:value="0.295607371574809">
                <text:p>0.295607371574809</text:p>
              </table:table-cell>
              <table:table-cell office:value-type="float" office:value="0.295587016907679">
                <text:p>0.295587016907679</text:p>
              </table:table-cell>
              <table:table-cell office:value-type="float" office:value="0.295611698945046">
                <text:p>0.295611698945046</text:p>
              </table:table-cell>
              <table:table-cell office:value-type="float" office:value="0.295594800584881">
                <text:p>0.295594800584881</text:p>
              </table:table-cell>
              <table:table-cell office:value-type="float" office:value="0.295595755165871">
                <text:p>0.295595755165871</text:p>
              </table:table-cell>
              <table:table-cell office:value-type="float" office:value="0.295586608591747">
                <text:p>0.295586608591747</text:p>
              </table:table-cell>
              <table:table-cell office:value-type="float" office:value="0.295615020394174">
                <text:p>0.295615020394174</text:p>
              </table:table-cell>
              <table:table-cell office:value-type="float" office:value="0.29559990411453">
                <text:p>0.29559990411453</text:p>
              </table:table-cell>
              <table:table-cell office:value-type="float" office:value="0.295607557283633">
                <text:p>0.295607557283633</text:p>
              </table:table-cell>
              <table:table-cell office:value-type="float" office:value="0.295595628793599">
                <text:p>0.295595628793599</text:p>
              </table:table-cell>
              <table:table-cell office:value-type="float" office:value="0.295573855896922">
                <text:p>0.295573855896922</text:p>
              </table:table-cell>
              <table:table-cell office:value-type="float" office:value="0.295593713603377">
                <text:p>0.295593713603377</text:p>
              </table:table-cell>
              <table:table-cell office:value-type="float" office:value="0.295589603896402">
                <text:p>0.295589603896402</text:p>
              </table:table-cell>
              <table:table-cell office:value-type="float" office:value="0.295587082580324">
                <text:p>0.295587082580324</text:p>
              </table:table-cell>
              <table:table-cell office:value-type="float" office:value="0.295599749547558">
                <text:p>0.295599749547558</text:p>
              </table:table-cell>
              <table:table-cell office:value-type="float" office:value="0.295609065154655">
                <text:p>0.295609065154655</text:p>
              </table:table-cell>
              <table:table-cell office:value-type="float" office:value="0.295609064268446">
                <text:p>0.295609064268446</text:p>
              </table:table-cell>
              <table:table-cell office:value-type="float" office:value="0.295594849910526">
                <text:p>0.295594849910526</text:p>
              </table:table-cell>
              <table:table-cell office:value-type="float" office:value="0.295585022899792">
                <text:p>0.295585022899792</text:p>
              </table:table-cell>
              <table:table-cell office:value-type="float" office:value="0.295595970645076">
                <text:p>0.295595970645076</text:p>
              </table:table-cell>
              <table:table-cell office:value-type="float" office:value="0.295582297010117">
                <text:p>0.295582297010117</text:p>
              </table:table-cell>
              <table:table-cell office:value-type="float" office:value="0.295597234510832">
                <text:p>0.295597234510832</text:p>
              </table:table-cell>
              <table:table-cell office:value-type="float" office:value="0.295598755775313">
                <text:p>0.295598755775313</text:p>
              </table:table-cell>
              <table:table-cell office:value-type="float" office:value="0.295588240730964">
                <text:p>0.295588240730964</text:p>
              </table:table-cell>
              <table:table-cell office:value-type="float" office:value="0.295445345728263">
                <text:p>0.295445345728263</text:p>
              </table:table-cell>
              <table:table-cell office:value-type="float" office:value="0.29536342445506">
                <text:p>0.29536342445506</text:p>
              </table:table-cell>
              <table:table-cell office:value-type="float" office:value="0.295382162966583">
                <text:p>0.295382162966583</text:p>
              </table:table-cell>
              <table:table-cell office:value-type="float" office:value="0.295351819677385">
                <text:p>0.295351819677385</text:p>
              </table:table-cell>
              <table:table-cell office:value-type="float" office:value="0.295149603187761">
                <text:p>0.295149603187761</text:p>
              </table:table-cell>
              <table:table-cell office:value-type="float" office:value="0.295427860518289">
                <text:p>0.295427860518289</text:p>
              </table:table-cell>
              <table:table-cell office:value-type="float" office:value="0.296433235498095">
                <text:p>0.296433235498095</text:p>
              </table:table-cell>
              <table:table-cell office:value-type="float" office:value="0.297158782007932">
                <text:p>0.297158782007932</text:p>
              </table:table-cell>
              <table:table-cell office:value-type="float" office:value="0.297273159372365">
                <text:p>0.297273159372365</text:p>
              </table:table-cell>
              <table:table-cell office:value-type="float" office:value="0.296993836661643">
                <text:p>0.296993836661643</text:p>
              </table:table-cell>
              <table:table-cell office:value-type="float" office:value="0.296106829427814">
                <text:p>0.296106829427814</text:p>
              </table:table-cell>
              <table:table-cell office:value-type="float" office:value="0.294902103178024">
                <text:p>0.294902103178024</text:p>
              </table:table-cell>
              <table:table-cell office:value-type="float" office:value="0.298525327585406">
                <text:p>0.298525327585406</text:p>
              </table:table-cell>
              <table:table-cell office:value-type="float" office:value="0.310552947355874">
                <text:p>0.310552947355874</text:p>
              </table:table-cell>
              <table:table-cell office:value-type="float" office:value="0.317258620276551">
                <text:p>0.317258620276551</text:p>
              </table:table-cell>
              <table:table-cell office:value-type="float" office:value="0.337452171808056">
                <text:p>0.337452171808056</text:p>
              </table:table-cell>
              <table:table-cell office:value-type="float" office:value="0.339973812280642">
                <text:p>0.339973812280642</text:p>
              </table:table-cell>
              <table:table-cell office:value-type="float" office:value="0.340112207074831">
                <text:p>0.340112207074831</text:p>
              </table:table-cell>
              <table:table-cell office:value-type="float" office:value="0.339542428821212">
                <text:p>0.339542428821212</text:p>
              </table:table-cell>
              <table:table-cell office:value-type="float" office:value="0.3372584795834">
                <text:p>0.3372584795834</text:p>
              </table:table-cell>
              <table:table-cell office:value-type="float" office:value="0.336887700049649">
                <text:p>0.336887700049649</text:p>
              </table:table-cell>
              <table:table-cell office:value-type="float" office:value="0.33625110101672">
                <text:p>0.33625110101672</text:p>
              </table:table-cell>
              <table:table-cell office:value-type="float" office:value="0.308888590454032">
                <text:p>0.308888590454032</text:p>
              </table:table-cell>
              <table:table-cell office:value-type="float" office:value="0.309541665147572">
                <text:p>0.309541665147572</text:p>
              </table:table-cell>
              <table:table-cell office:value-type="float" office:value="0.305266198026125">
                <text:p>0.305266198026125</text:p>
              </table:table-cell>
              <table:table-cell office:value-type="float" office:value="0.301928730355036">
                <text:p>0.301928730355036</text:p>
              </table:table-cell>
              <table:table-cell office:value-type="float" office:value="0.295768782870365">
                <text:p>0.295768782870365</text:p>
              </table:table-cell>
              <table:table-cell office:value-type="float" office:value="0.293340601893665">
                <text:p>0.293340601893665</text:p>
              </table:table-cell>
              <table:table-cell office:value-type="float" office:value="0.292204761554173">
                <text:p>0.292204761554173</text:p>
              </table:table-cell>
              <table:table-cell office:value-type="float" office:value="0.290327022870716">
                <text:p>0.290327022870716</text:p>
              </table:table-cell>
              <table:table-cell office:value-type="float" office:value="0.292870714084836">
                <text:p>0.292870714084836</text:p>
              </table:table-cell>
              <table:table-cell office:value-type="float" office:value="0.32443440624857">
                <text:p>0.32443440624857</text:p>
              </table:table-cell>
              <table:table-cell office:value-type="float" office:value="0.328171934241105">
                <text:p>0.328171934241105</text:p>
              </table:table-cell>
              <table:table-cell office:value-type="float" office:value="0.332087151981641">
                <text:p>0.332087151981641</text:p>
              </table:table-cell>
              <table:table-cell office:value-type="float" office:value="0.332742710301059">
                <text:p>0.332742710301059</text:p>
              </table:table-cell>
              <table:table-cell office:value-type="float" office:value="0.333220016988689">
                <text:p>0.333220016988689</text:p>
              </table:table-cell>
              <table:table-cell office:value-type="float" office:value="0.329721382157151">
                <text:p>0.329721382157151</text:p>
              </table:table-cell>
              <table:table-cell office:value-type="float" office:value="0.326130744706278">
                <text:p>0.326130744706278</text:p>
              </table:table-cell>
              <table:table-cell office:value-type="float" office:value="0.319820696081185">
                <text:p>0.319820696081185</text:p>
              </table:table-cell>
              <table:table-cell office:value-type="float" office:value="0.306928395553248">
                <text:p>0.306928395553248</text:p>
              </table:table-cell>
              <table:table-cell office:value-type="float" office:value="0.298140439121747">
                <text:p>0.298140439121747</text:p>
              </table:table-cell>
              <table:table-cell office:value-type="float" office:value="0.289964695526971">
                <text:p>0.289964695526971</text:p>
              </table:table-cell>
              <table:table-cell office:value-type="float" office:value="0.302659964086007">
                <text:p>0.302659964086007</text:p>
              </table:table-cell>
              <table:table-cell office:value-type="float" office:value="0.302847748852167">
                <text:p>0.302847748852167</text:p>
              </table:table-cell>
              <table:table-cell office:value-type="float" office:value="0.302387474073176">
                <text:p>0.302387474073176</text:p>
              </table:table-cell>
              <table:table-cell office:value-type="float" office:value="0.301839899908487">
                <text:p>0.301839899908487</text:p>
              </table:table-cell>
              <table:table-cell office:value-type="float" office:value="0.300346298342855">
                <text:p>0.300346298342855</text:p>
              </table:table-cell>
              <table:table-cell office:value-type="float" office:value="0.299688385699765">
                <text:p>0.299688385699765</text:p>
              </table:table-cell>
              <table:table-cell office:value-type="float" office:value="0.298262029300201">
                <text:p>0.298262029300201</text:p>
              </table:table-cell>
              <table:table-cell office:value-type="float" office:value="0.296950299566691">
                <text:p>0.296950299566691</text:p>
              </table:table-cell>
              <table:table-cell office:value-type="float" office:value="0.295516349199203">
                <text:p>0.295516349199203</text:p>
              </table:table-cell>
              <table:table-cell office:value-type="float" office:value="0.292496364303392">
                <text:p>0.292496364303392</text:p>
              </table:table-cell>
              <table:table-cell office:value-type="float" office:value="0.301538808128591">
                <text:p>0.301538808128591</text:p>
              </table:table-cell>
              <table:table-cell office:value-type="float" office:value="0.314864895694709">
                <text:p>0.314864895694709</text:p>
              </table:table-cell>
              <table:table-cell office:value-type="float" office:value="0.319968589400376">
                <text:p>0.319968589400376</text:p>
              </table:table-cell>
              <table:table-cell office:value-type="float" office:value="0.329192646564376">
                <text:p>0.329192646564376</text:p>
              </table:table-cell>
              <table:table-cell office:value-type="float" office:value="0.334836153802732">
                <text:p>0.334836153802732</text:p>
              </table:table-cell>
              <table:table-cell office:value-type="float" office:value="0.335406321390497">
                <text:p>0.335406321390497</text:p>
              </table:table-cell>
              <table:table-cell office:value-type="float" office:value="0.331649645415053">
                <text:p>0.331649645415053</text:p>
              </table:table-cell>
              <table:table-cell office:value-type="float" office:value="0.330202570732348">
                <text:p>0.330202570732348</text:p>
              </table:table-cell>
              <table:table-cell office:value-type="float" office:value="0.329615311521885">
                <text:p>0.329615311521885</text:p>
              </table:table-cell>
              <table:table-cell office:value-type="float" office:value="0.300702056432597">
                <text:p>0.300702056432597</text:p>
              </table:table-cell>
              <table:table-cell office:value-type="float" office:value="0.292339658192727">
                <text:p>0.292339658192727</text:p>
              </table:table-cell>
              <table:table-cell office:value-type="float" office:value="0.291438613599893">
                <text:p>0.291438613599893</text:p>
              </table:table-cell>
              <table:table-cell office:value-type="float" office:value="0.28777800512637">
                <text:p>0.28777800512637</text:p>
              </table:table-cell>
              <table:table-cell office:value-type="float" office:value="0.282920633897003">
                <text:p>0.282920633897003</text:p>
              </table:table-cell>
              <table:table-cell office:value-type="float" office:value="0.282103758115489">
                <text:p>0.282103758115489</text:p>
              </table:table-cell>
              <table:table-cell office:value-type="float" office:value="0.28201756264806">
                <text:p>0.28201756264806</text:p>
              </table:table-cell>
              <table:table-cell office:value-type="float" office:value="0.282535814767117">
                <text:p>0.282535814767117</text:p>
              </table:table-cell>
              <table:table-cell office:value-type="float" office:value="0.327199813151463">
                <text:p>0.327199813151463</text:p>
              </table:table-cell>
              <table:table-cell office:value-type="float" office:value="0.324140372602379">
                <text:p>0.324140372602379</text:p>
              </table:table-cell>
              <table:table-cell office:value-type="float" office:value="0.315303735651373">
                <text:p>0.315303735651373</text:p>
              </table:table-cell>
              <table:table-cell office:value-type="float" office:value="0.299427630099743">
                <text:p>0.299427630099743</text:p>
              </table:table-cell>
              <table:table-cell office:value-type="float" office:value="0.294025516669201">
                <text:p>0.294025516669201</text:p>
              </table:table-cell>
              <table:table-cell office:value-type="float" office:value="0.288774570534772">
                <text:p>0.288774570534772</text:p>
              </table:table-cell>
              <table:table-cell office:value-type="float" office:value="0.301147307079284">
                <text:p>0.301147307079284</text:p>
              </table:table-cell>
              <table:table-cell office:value-type="float" office:value="0.302901050568112">
                <text:p>0.302901050568112</text:p>
              </table:table-cell>
              <table:table-cell office:value-type="float" office:value="0.301626011650392">
                <text:p>0.301626011650392</text:p>
              </table:table-cell>
              <table:table-cell office:value-type="float" office:value="0.300433797048102">
                <text:p>0.300433797048102</text:p>
              </table:table-cell>
              <table:table-cell office:value-type="float" office:value="0.299770948053">
                <text:p>0.299770948053</text:p>
              </table:table-cell>
              <table:table-cell office:value-type="float" office:value="0.298799663205285">
                <text:p>0.298799663205285</text:p>
              </table:table-cell>
              <table:table-cell office:value-type="float" office:value="0.297618967396576">
                <text:p>0.297618967396576</text:p>
              </table:table-cell>
              <table:table-cell office:value-type="float" office:value="0.29640407523826">
                <text:p>0.29640407523826</text:p>
              </table:table-cell>
              <table:table-cell office:value-type="float" office:value="0.295301967348531">
                <text:p>0.295301967348531</text:p>
              </table:table-cell>
              <table:table-cell office:value-type="float" office:value="0.293451326338697">
                <text:p>0.293451326338697</text:p>
              </table:table-cell>
              <table:table-cell office:value-type="float" office:value="0.300549298702366">
                <text:p>0.300549298702366</text:p>
              </table:table-cell>
              <table:table-cell office:value-type="float" office:value="0.319632675651435">
                <text:p>0.319632675651435</text:p>
              </table:table-cell>
              <table:table-cell office:value-type="float" office:value="0.324891332690839">
                <text:p>0.324891332690839</text:p>
              </table:table-cell>
              <table:table-cell office:value-type="float" office:value="0.332967498115382">
                <text:p>0.332967498115382</text:p>
              </table:table-cell>
              <table:table-cell office:value-type="float" office:value="0.336591679018657">
                <text:p>0.336591679018657</text:p>
              </table:table-cell>
              <table:table-cell office:value-type="float" office:value="0.334657748968698">
                <text:p>0.334657748968698</text:p>
              </table:table-cell>
              <table:table-cell office:value-type="float" office:value="0.332668288355051">
                <text:p>0.332668288355051</text:p>
              </table:table-cell>
              <table:table-cell office:value-type="float" office:value="0.332198392384431">
                <text:p>0.332198392384431</text:p>
              </table:table-cell>
              <table:table-cell office:value-type="float" office:value="0.323914513189851">
                <text:p>0.323914513189851</text:p>
              </table:table-cell>
              <table:table-cell office:value-type="float" office:value="0.304866839219478">
                <text:p>0.304866839219478</text:p>
              </table:table-cell>
              <table:table-cell office:value-type="float" office:value="0.302748604802105">
                <text:p>0.302748604802105</text:p>
              </table:table-cell>
              <table:table-cell office:value-type="float" office:value="0.300379018116761">
                <text:p>0.300379018116761</text:p>
              </table:table-cell>
              <table:table-cell office:value-type="float" office:value="0.299358561644456">
                <text:p>0.299358561644456</text:p>
              </table:table-cell>
              <table:table-cell office:value-type="float" office:value="0.298085567395479">
                <text:p>0.298085567395479</text:p>
              </table:table-cell>
              <table:table-cell office:value-type="float" office:value="0.297660519925752">
                <text:p>0.297660519925752</text:p>
              </table:table-cell>
              <table:table-cell office:value-type="float" office:value="0.295785350331792">
                <text:p>0.295785350331792</text:p>
              </table:table-cell>
              <table:table-cell office:value-type="float" office:value="0.292716272927183">
                <text:p>0.292716272927183</text:p>
              </table:table-cell>
              <table:table-cell office:value-type="float" office:value="0.289466545379637">
                <text:p>0.289466545379637</text:p>
              </table:table-cell>
              <table:table-cell office:value-type="float" office:value="0.28920905040885">
                <text:p>0.28920905040885</text:p>
              </table:table-cell>
              <table:table-cell office:value-type="float" office:value="0.289361344964181">
                <text:p>0.289361344964181</text:p>
              </table:table-cell>
              <table:table-cell office:value-type="float" office:value="0.289864885615714">
                <text:p>0.289864885615714</text:p>
              </table:table-cell>
              <table:table-cell office:value-type="float" office:value="0.334024062568914">
                <text:p>0.334024062568914</text:p>
              </table:table-cell>
              <table:table-cell office:value-type="float" office:value="0.333758927571528">
                <text:p>0.333758927571528</text:p>
              </table:table-cell>
              <table:table-cell office:value-type="float" office:value="0.331977733822031">
                <text:p>0.331977733822031</text:p>
              </table:table-cell>
              <table:table-cell office:value-type="float" office:value="0.326849135282985">
                <text:p>0.326849135282985</text:p>
              </table:table-cell>
              <table:table-cell office:value-type="float" office:value="0.322710737092183">
                <text:p>0.322710737092183</text:p>
              </table:table-cell>
              <table:table-cell office:value-type="float" office:value="0.318677388382286">
                <text:p>0.318677388382286</text:p>
              </table:table-cell>
              <table:table-cell office:value-type="float" office:value="0.317118160009335">
                <text:p>0.317118160009335</text:p>
              </table:table-cell>
              <table:table-cell office:value-type="float" office:value="0.295590375579867">
                <text:p>0.295590375579867</text:p>
              </table:table-cell>
              <table:table-cell office:value-type="float" office:value="0.305796384302967">
                <text:p>0.305796384302967</text:p>
              </table:table-cell>
              <table:table-cell office:value-type="float" office:value="0.306712579455512">
                <text:p>0.306712579455512</text:p>
              </table:table-cell>
              <table:table-cell office:value-type="float" office:value="0.303689637184365">
                <text:p>0.303689637184365</text:p>
              </table:table-cell>
              <table:table-cell office:value-type="float" office:value="0.304071706998555">
                <text:p>0.304071706998555</text:p>
              </table:table-cell>
              <table:table-cell office:value-type="float" office:value="0.303750102068656">
                <text:p>0.303750102068656</text:p>
              </table:table-cell>
              <table:table-cell office:value-type="float" office:value="0.302010746465486">
                <text:p>0.302010746465486</text:p>
              </table:table-cell>
              <table:table-cell office:value-type="float" office:value="0.295775752425031">
                <text:p>0.295775752425031</text:p>
              </table:table-cell>
              <table:table-cell office:value-type="float" office:value="0.295721158126274">
                <text:p>0.295721158126274</text:p>
              </table:table-cell>
              <table:table-cell office:value-type="float" office:value="0.301263632161427">
                <text:p>0.301263632161427</text:p>
              </table:table-cell>
              <table:table-cell office:value-type="float" office:value="0.313590568071204">
                <text:p>0.313590568071204</text:p>
              </table:table-cell>
              <table:table-cell office:value-type="float" office:value="0.317638000929222">
                <text:p>0.317638000929222</text:p>
              </table:table-cell>
              <table:table-cell office:value-type="float" office:value="0.318335883920497">
                <text:p>0.318335883920497</text:p>
              </table:table-cell>
              <table:table-cell office:value-type="float" office:value="0.325768304003384">
                <text:p>0.325768304003384</text:p>
              </table:table-cell>
              <table:table-cell office:value-type="float" office:value="0.33451667501039">
                <text:p>0.33451667501039</text:p>
              </table:table-cell>
              <table:table-cell office:value-type="float" office:value="0.336599641620502">
                <text:p>0.336599641620502</text:p>
              </table:table-cell>
              <table:table-cell office:value-type="float" office:value="0.337879965584231">
                <text:p>0.337879965584231</text:p>
              </table:table-cell>
              <table:table-cell office:value-type="float" office:value="0.337279520821893">
                <text:p>0.337279520821893</text:p>
              </table:table-cell>
              <table:table-cell office:value-type="float" office:value="0.3355483147662">
                <text:p>0.3355483147662</text:p>
              </table:table-cell>
              <table:table-cell office:value-type="float" office:value="0.33702408575693">
                <text:p>0.33702408575693</text:p>
              </table:table-cell>
              <table:table-cell office:value-type="float" office:value="0.334284659189075">
                <text:p>0.334284659189075</text:p>
              </table:table-cell>
              <table:table-cell office:value-type="float" office:value="0.314432192283043">
                <text:p>0.314432192283043</text:p>
              </table:table-cell>
              <table:table-cell office:value-type="float" office:value="0.304888027526906">
                <text:p>0.304888027526906</text:p>
              </table:table-cell>
              <table:table-cell office:value-type="float" office:value="0.303709179767989">
                <text:p>0.303709179767989</text:p>
              </table:table-cell>
              <table:table-cell office:value-type="float" office:value="0.304232306396499">
                <text:p>0.304232306396499</text:p>
              </table:table-cell>
              <table:table-cell office:value-type="float" office:value="0.304882396086643">
                <text:p>0.304882396086643</text:p>
              </table:table-cell>
              <table:table-cell office:value-type="float" office:value="0.305527688137958">
                <text:p>0.305527688137958</text:p>
              </table:table-cell>
              <table:table-cell office:value-type="float" office:value="0.306347395519106">
                <text:p>0.306347395519106</text:p>
              </table:table-cell>
              <table:table-cell office:value-type="float" office:value="0.306914265935823">
                <text:p>0.306914265935823</text:p>
              </table:table-cell>
              <table:table-cell office:value-type="float" office:value="0.306969934262187">
                <text:p>0.306969934262187</text:p>
              </table:table-cell>
              <table:table-cell office:value-type="float" office:value="0.306515466433803">
                <text:p>0.306515466433803</text:p>
              </table:table-cell>
              <table:table-cell office:value-type="float" office:value="0.305599912575981">
                <text:p>0.305599912575981</text:p>
              </table:table-cell>
              <table:table-cell office:value-type="float" office:value="0.303063667995189">
                <text:p>0.303063667995189</text:p>
              </table:table-cell>
              <table:table-cell office:value-type="float" office:value="0.300859277082749">
                <text:p>0.300859277082749</text:p>
              </table:table-cell>
              <table:table-cell office:value-type="float" office:value="0.298342566104305">
                <text:p>0.298342566104305</text:p>
              </table:table-cell>
              <table:table-cell office:value-type="float" office:value="0.295904284640301">
                <text:p>0.295904284640301</text:p>
              </table:table-cell>
              <table:table-cell office:value-type="float" office:value="0.337184363404737">
                <text:p>0.337184363404737</text:p>
              </table:table-cell>
              <table:table-cell office:value-type="float" office:value="0.335802954697189">
                <text:p>0.335802954697189</text:p>
              </table:table-cell>
              <table:table-cell office:value-type="float" office:value="0.329970846465701">
                <text:p>0.329970846465701</text:p>
              </table:table-cell>
              <table:table-cell office:value-type="float" office:value="0.319275718239867">
                <text:p>0.319275718239867</text:p>
              </table:table-cell>
              <table:table-cell office:value-type="float" office:value="0.308245737876954">
                <text:p>0.308245737876954</text:p>
              </table:table-cell>
              <table:table-cell office:value-type="float" office:value="0.302552543988907">
                <text:p>0.302552543988907</text:p>
              </table:table-cell>
              <table:table-cell office:value-type="float" office:value="0.290486228925038">
                <text:p>0.290486228925038</text:p>
              </table:table-cell>
              <table:table-cell office:value-type="float" office:value="0.307874283555461">
                <text:p>0.307874283555461</text:p>
              </table:table-cell>
              <table:table-cell office:value-type="float" office:value="0.307713978967848">
                <text:p>0.307713978967848</text:p>
              </table:table-cell>
              <table:table-cell office:value-type="float" office:value="0.304856774773723">
                <text:p>0.304856774773723</text:p>
              </table:table-cell>
              <table:table-cell office:value-type="float" office:value="0.303853536358158">
                <text:p>0.303853536358158</text:p>
              </table:table-cell>
              <table:table-cell office:value-type="float" office:value="0.303030787838556">
                <text:p>0.303030787838556</text:p>
              </table:table-cell>
              <table:table-cell office:value-type="float" office:value="0.301545749727123">
                <text:p>0.301545749727123</text:p>
              </table:table-cell>
              <table:table-cell office:value-type="float" office:value="0.299246445152558">
                <text:p>0.299246445152558</text:p>
              </table:table-cell>
              <table:table-cell office:value-type="float" office:value="0.29790750224927">
                <text:p>0.29790750224927</text:p>
              </table:table-cell>
              <table:table-cell office:value-type="float" office:value="0.329898675523551">
                <text:p>0.329898675523551</text:p>
              </table:table-cell>
              <table:table-cell office:value-type="float" office:value="0.335564414171936">
                <text:p>0.335564414171936</text:p>
              </table:table-cell>
              <table:table-cell office:value-type="float" office:value="0.335836228986037">
                <text:p>0.335836228986037</text:p>
              </table:table-cell>
              <table:table-cell office:value-type="float" office:value="0.335628340251333">
                <text:p>0.335628340251333</text:p>
              </table:table-cell>
              <table:table-cell office:value-type="float" office:value="0.334443244437044">
                <text:p>0.334443244437044</text:p>
              </table:table-cell>
              <table:table-cell office:value-type="float" office:value="0.334550596935231">
                <text:p>0.334550596935231</text:p>
              </table:table-cell>
              <table:table-cell office:value-type="float" office:value="0.332754974852975">
                <text:p>0.332754974852975</text:p>
              </table:table-cell>
              <table:table-cell office:value-type="float" office:value="0.321772976429372">
                <text:p>0.321772976429372</text:p>
              </table:table-cell>
              <table:table-cell office:value-type="float" office:value="0.317891171385438">
                <text:p>0.317891171385438</text:p>
              </table:table-cell>
              <table:table-cell office:value-type="float" office:value="0.314357033199747">
                <text:p>0.314357033199747</text:p>
              </table:table-cell>
              <table:table-cell office:value-type="float" office:value="0.311612700471075">
                <text:p>0.311612700471075</text:p>
              </table:table-cell>
              <table:table-cell office:value-type="float" office:value="0.303887632604293">
                <text:p>0.303887632604293</text:p>
              </table:table-cell>
              <table:table-cell office:value-type="float" office:value="0.301606991435689">
                <text:p>0.301606991435689</text:p>
              </table:table-cell>
              <table:table-cell office:value-type="float" office:value="0.298773817834629">
                <text:p>0.298773817834629</text:p>
              </table:table-cell>
              <table:table-cell office:value-type="float" office:value="0.297249761219649">
                <text:p>0.297249761219649</text:p>
              </table:table-cell>
              <table:table-cell office:value-type="float" office:value="0.296119576760396">
                <text:p>0.296119576760396</text:p>
              </table:table-cell>
              <table:table-cell office:value-type="float" office:value="0.293218118547138">
                <text:p>0.293218118547138</text:p>
              </table:table-cell>
              <table:table-cell office:value-type="float" office:value="0.292565555718433">
                <text:p>0.292565555718433</text:p>
              </table:table-cell>
              <table:table-cell office:value-type="float" office:value="0.291921936885827">
                <text:p>0.291921936885827</text:p>
              </table:table-cell>
              <table:table-cell office:value-type="float" office:value="0.333499102116387">
                <text:p>0.333499102116387</text:p>
              </table:table-cell>
              <table:table-cell office:value-type="float" office:value="0.332337655709875">
                <text:p>0.332337655709875</text:p>
              </table:table-cell>
              <table:table-cell office:value-type="float" office:value="0.32807938662654">
                <text:p>0.32807938662654</text:p>
              </table:table-cell>
              <table:table-cell office:value-type="float" office:value="0.323299909182041">
                <text:p>0.323299909182041</text:p>
              </table:table-cell>
              <table:table-cell office:value-type="float" office:value="0.31642248967371">
                <text:p>0.31642248967371</text:p>
              </table:table-cell>
              <table:table-cell office:value-type="float" office:value="0.313498597306681">
                <text:p>0.313498597306681</text:p>
              </table:table-cell>
              <table:table-cell office:value-type="float" office:value="0.310618431905022">
                <text:p>0.310618431905022</text:p>
              </table:table-cell>
              <table:table-cell office:value-type="float" office:value="0.299170416379729">
                <text:p>0.299170416379729</text:p>
              </table:table-cell>
              <table:table-cell office:value-type="float" office:value="0.303371120260208">
                <text:p>0.303371120260208</text:p>
              </table:table-cell>
              <table:table-cell office:value-type="float" office:value="0.305451538648865">
                <text:p>0.305451538648865</text:p>
              </table:table-cell>
              <table:table-cell office:value-type="float" office:value="0.303452728259287">
                <text:p>0.303452728259287</text:p>
              </table:table-cell>
              <table:table-cell office:value-type="float" office:value="0.303731042237813">
                <text:p>0.303731042237813</text:p>
              </table:table-cell>
              <table:table-cell office:value-type="float" office:value="0.303277495651777">
                <text:p>0.303277495651777</text:p>
              </table:table-cell>
              <table:table-cell office:value-type="float" office:value="0.297322891942009">
                <text:p>0.297322891942009</text:p>
              </table:table-cell>
              <table:table-cell office:value-type="float" office:value="0.290261221851399">
                <text:p>0.290261221851399</text:p>
              </table:table-cell>
              <table:table-cell office:value-type="float" office:value="0.291328180181301">
                <text:p>0.291328180181301</text:p>
              </table:table-cell>
              <table:table-cell office:value-type="float" office:value="0.301490649304355">
                <text:p>0.301490649304355</text:p>
              </table:table-cell>
              <table:table-cell office:value-type="float" office:value="0.313525073918248">
                <text:p>0.313525073918248</text:p>
              </table:table-cell>
              <table:table-cell office:value-type="float" office:value="0.316060953793794">
                <text:p>0.316060953793794</text:p>
              </table:table-cell>
              <table:table-cell office:value-type="float" office:value="0.321236590867936">
                <text:p>0.321236590867936</text:p>
              </table:table-cell>
              <table:table-cell office:value-type="float" office:value="0.328181174812501">
                <text:p>0.328181174812501</text:p>
              </table:table-cell>
              <table:table-cell office:value-type="float" office:value="0.335299171860114">
                <text:p>0.335299171860114</text:p>
              </table:table-cell>
              <table:table-cell office:value-type="float" office:value="0.336637995915544">
                <text:p>0.336637995915544</text:p>
              </table:table-cell>
              <table:table-cell office:value-type="float" office:value="0.336782332898932">
                <text:p>0.336782332898932</text:p>
              </table:table-cell>
              <table:table-cell office:value-type="float" office:value="0.334620478624741">
                <text:p>0.334620478624741</text:p>
              </table:table-cell>
              <table:table-cell office:value-type="float" office:value="0.335029603760645">
                <text:p>0.335029603760645</text:p>
              </table:table-cell>
              <table:table-cell office:value-type="float" office:value="0.336605459818651">
                <text:p>0.336605459818651</text:p>
              </table:table-cell>
              <table:table-cell office:value-type="float" office:value="0.335547594548955">
                <text:p>0.335547594548955</text:p>
              </table:table-cell>
              <table:table-cell office:value-type="float" office:value="0.327528435354016">
                <text:p>0.327528435354016</text:p>
              </table:table-cell>
              <table:table-cell office:value-type="float" office:value="0.317988306401508">
                <text:p>0.317988306401508</text:p>
              </table:table-cell>
              <table:table-cell office:value-type="float" office:value="0.307746996559241">
                <text:p>0.307746996559241</text:p>
              </table:table-cell>
              <table:table-cell office:value-type="float" office:value="0.3037237758276">
                <text:p>0.3037237758276</text:p>
              </table:table-cell>
              <table:table-cell office:value-type="float" office:value="0.301615954251088">
                <text:p>0.301615954251088</text:p>
              </table:table-cell>
              <table:table-cell office:value-type="float" office:value="0.301339156449457">
                <text:p>0.301339156449457</text:p>
              </table:table-cell>
              <table:table-cell office:value-type="float" office:value="0.301380247902403">
                <text:p>0.301380247902403</text:p>
              </table:table-cell>
              <table:table-cell office:value-type="float" office:value="0.301154992723068">
                <text:p>0.301154992723068</text:p>
              </table:table-cell>
              <table:table-cell office:value-type="float" office:value="0.301363185439728">
                <text:p>0.301363185439728</text:p>
              </table:table-cell>
              <table:table-cell office:value-type="float" office:value="0.301087459575659">
                <text:p>0.301087459575659</text:p>
              </table:table-cell>
              <table:table-cell office:value-type="float" office:value="0.299863591997776">
                <text:p>0.299863591997776</text:p>
              </table:table-cell>
              <table:table-cell office:value-type="float" office:value="0.296193310406058">
                <text:p>0.296193310406058</text:p>
              </table:table-cell>
              <table:table-cell office:value-type="float" office:value="0.294914454515255">
                <text:p>0.294914454515255</text:p>
              </table:table-cell>
              <table:table-cell office:value-type="float" office:value="0.292718294474946">
                <text:p>0.292718294474946</text:p>
              </table:table-cell>
              <table:table-cell office:value-type="float" office:value="0.291621046000724">
                <text:p>0.291621046000724</text:p>
              </table:table-cell>
              <table:table-cell office:value-type="float" office:value="0.332192782078574">
                <text:p>0.332192782078574</text:p>
              </table:table-cell>
              <table:table-cell office:value-type="float" office:value="0.330631199802133">
                <text:p>0.330631199802133</text:p>
              </table:table-cell>
              <table:table-cell office:value-type="float" office:value="0.328755867796227">
                <text:p>0.328755867796227</text:p>
              </table:table-cell>
              <table:table-cell office:value-type="float" office:value="0.324004043070016">
                <text:p>0.324004043070016</text:p>
              </table:table-cell>
              <table:table-cell office:value-type="float" office:value="0.314178747554486">
                <text:p>0.314178747554486</text:p>
              </table:table-cell>
              <table:table-cell office:value-type="float" office:value="0.310321954506741">
                <text:p>0.310321954506741</text:p>
              </table:table-cell>
              <table:table-cell office:value-type="float" office:value="0.297447120927251">
                <text:p>0.297447120927251</text:p>
              </table:table-cell>
              <table:table-cell office:value-type="float" office:value="0.305431890230754">
                <text:p>0.305431890230754</text:p>
              </table:table-cell>
              <table:table-cell office:value-type="float" office:value="0.305690793812749">
                <text:p>0.305690793812749</text:p>
              </table:table-cell>
              <table:table-cell office:value-type="float" office:value="0.304790777393535">
                <text:p>0.304790777393535</text:p>
              </table:table-cell>
              <table:table-cell office:value-type="float" office:value="0.304408420071899">
                <text:p>0.304408420071899</text:p>
              </table:table-cell>
              <table:table-cell office:value-type="float" office:value="0.304424576713075">
                <text:p>0.304424576713075</text:p>
              </table:table-cell>
              <table:table-cell office:value-type="float" office:value="0.30447494899609">
                <text:p>0.30447494899609</text:p>
              </table:table-cell>
              <table:table-cell office:value-type="float" office:value="0.302790376952185">
                <text:p>0.302790376952185</text:p>
              </table:table-cell>
              <table:table-cell office:value-type="float" office:value="0.302604078715115">
                <text:p>0.302604078715115</text:p>
              </table:table-cell>
              <table:table-cell office:value-type="float" office:value="0.302870443218751">
                <text:p>0.302870443218751</text:p>
              </table:table-cell>
              <table:table-cell office:value-type="float" office:value="0.302408479619336">
                <text:p>0.302408479619336</text:p>
              </table:table-cell>
              <table:table-cell office:value-type="float" office:value="0.301842419761273">
                <text:p>0.301842419761273</text:p>
              </table:table-cell>
              <table:table-cell office:value-type="float" office:value="0.302111350757524">
                <text:p>0.302111350757524</text:p>
              </table:table-cell>
              <table:table-cell office:value-type="float" office:value="0.302051184348631">
                <text:p>0.302051184348631</text:p>
              </table:table-cell>
              <table:table-cell office:value-type="float" office:value="0.302013047415427">
                <text:p>0.302013047415427</text:p>
              </table:table-cell>
              <table:table-cell office:value-type="float" office:value="0.302144226118218">
                <text:p>0.302144226118218</text:p>
              </table:table-cell>
              <table:table-cell office:value-type="float" office:value="0.302144262093834">
                <text:p>0.302144262093834</text:p>
              </table:table-cell>
              <table:table-cell office:value-type="float" office:value="0.30219420774084">
                <text:p>0.30219420774084</text:p>
              </table:table-cell>
              <table:table-cell office:value-type="float" office:value="0.302217616073383">
                <text:p>0.302217616073383</text:p>
              </table:table-cell>
              <table:table-cell office:value-type="float" office:value="0.302228035073219">
                <text:p>0.302228035073219</text:p>
              </table:table-cell>
              <table:table-cell office:value-type="float" office:value="0.302257370987906">
                <text:p>0.302257370987906</text:p>
              </table:table-cell>
              <table:table-cell office:value-type="float" office:value="0.302262252557282">
                <text:p>0.302262252557282</text:p>
              </table:table-cell>
              <table:table-cell office:value-type="float" office:value="0.302284158256946">
                <text:p>0.302284158256946</text:p>
              </table:table-cell>
              <table:table-cell office:value-type="float" office:value="0.302237798812299">
                <text:p>0.302237798812299</text:p>
              </table:table-cell>
              <table:table-cell office:value-type="float" office:value="0.302244434036054">
                <text:p>0.302244434036054</text:p>
              </table:table-cell>
              <table:table-cell office:value-type="float" office:value="0.302236270504019">
                <text:p>0.302236270504019</text:p>
              </table:table-cell>
              <table:table-cell office:value-type="float" office:value="0.302224790964482">
                <text:p>0.302224790964482</text:p>
              </table:table-cell>
              <table:table-cell office:value-type="float" office:value="0.302246573270968">
                <text:p>0.302246573270968</text:p>
              </table:table-cell>
              <table:table-cell office:value-type="float" office:value="0.30224122776234">
                <text:p>0.30224122776234</text:p>
              </table:table-cell>
              <table:table-cell office:value-type="float" office:value="0.302249406183691">
                <text:p>0.302249406183691</text:p>
              </table:table-cell>
              <table:table-cell office:value-type="float" office:value="0.302241425893646">
                <text:p>0.302241425893646</text:p>
              </table:table-cell>
              <table:table-cell office:value-type="float" office:value="0.302232728864541">
                <text:p>0.302232728864541</text:p>
              </table:table-cell>
              <table:table-cell office:value-type="float" office:value="0.302240371683613">
                <text:p>0.302240371683613</text:p>
              </table:table-cell>
              <table:table-cell office:value-type="float" office:value="0.30222313396479">
                <text:p>0.30222313396479</text:p>
              </table:table-cell>
              <table:table-cell office:value-type="float" office:value="0.302219417723328">
                <text:p>0.302219417723328</text:p>
              </table:table-cell>
              <table:table-cell office:value-type="float" office:value="0.302263246674153">
                <text:p>0.302263246674153</text:p>
              </table:table-cell>
              <table:table-cell office:value-type="float" office:value="0.302232495203283">
                <text:p>0.302232495203283</text:p>
              </table:table-cell>
              <table:table-cell office:value-type="float" office:value="0.302236255145895">
                <text:p>0.302236255145895</text:p>
              </table:table-cell>
              <table:table-cell office:value-type="float" office:value="0.302252008478607">
                <text:p>0.302252008478607</text:p>
              </table:table-cell>
              <table:table-cell office:value-type="float" office:value="0.302213331994665">
                <text:p>0.302213331994665</text:p>
              </table:table-cell>
              <table:table-cell office:value-type="float" office:value="0.302239470502998">
                <text:p>0.302239470502998</text:p>
              </table:table-cell>
              <table:table-cell office:value-type="float" office:value="0.302228712841628">
                <text:p>0.302228712841628</text:p>
              </table:table-cell>
              <table:table-cell office:value-type="float" office:value="0.302227764416659">
                <text:p>0.302227764416659</text:p>
              </table:table-cell>
              <table:table-cell office:value-type="float" office:value="0.302244828069283">
                <text:p>0.302244828069283</text:p>
              </table:table-cell>
              <table:table-cell office:value-type="float" office:value="0.302241823647061">
                <text:p>0.302241823647061</text:p>
              </table:table-cell>
              <table:table-cell office:value-type="float" office:value="0.302222704118503">
                <text:p>0.302222704118503</text:p>
              </table:table-cell>
              <table:table-cell office:value-type="float" office:value="0.302218250260747">
                <text:p>0.302218250260747</text:p>
              </table:table-cell>
              <table:table-cell office:value-type="float" office:value="0.302228742421861">
                <text:p>0.302228742421861</text:p>
              </table:table-cell>
              <table:table-cell office:value-type="float" office:value="0.302231253397566">
                <text:p>0.302231253397566</text:p>
              </table:table-cell>
              <table:table-cell office:value-type="float" office:value="0.302239831711975">
                <text:p>0.302239831711975</text:p>
              </table:table-cell>
              <table:table-cell office:value-type="float" office:value="0.302260562081627">
                <text:p>0.302260562081627</text:p>
              </table:table-cell>
              <table:table-cell office:value-type="float" office:value="0.30225447560072">
                <text:p>0.30225447560072</text:p>
              </table:table-cell>
              <table:table-cell office:value-type="float" office:value="0.302238853271108">
                <text:p>0.302238853271108</text:p>
              </table:table-cell>
              <table:table-cell office:value-type="float" office:value="0.302250675907098">
                <text:p>0.302250675907098</text:p>
              </table:table-cell>
              <table:table-cell office:value-type="float" office:value="0.302251680562753">
                <text:p>0.302251680562753</text:p>
              </table:table-cell>
              <table:table-cell office:value-type="float" office:value="0.302246091122918">
                <text:p>0.302246091122918</text:p>
              </table:table-cell>
              <table:table-cell office:value-type="float" office:value="0.302225931391748">
                <text:p>0.302225931391748</text:p>
              </table:table-cell>
              <table:table-cell office:value-type="float" office:value="0.302247856232458">
                <text:p>0.302247856232458</text:p>
              </table:table-cell>
              <table:table-cell office:value-type="float" office:value="0.302248905934814">
                <text:p>0.302248905934814</text:p>
              </table:table-cell>
              <table:table-cell office:value-type="float" office:value="0.302243439853327">
                <text:p>0.302243439853327</text:p>
              </table:table-cell>
              <table:table-cell office:value-type="float" office:value="0.302248864851555">
                <text:p>0.302248864851555</text:p>
              </table:table-cell>
              <table:table-cell office:value-type="float" office:value="0.302260475049959">
                <text:p>0.302260475049959</text:p>
              </table:table-cell>
              <table:table-cell office:value-type="float" office:value="0.302242957109269">
                <text:p>0.302242957109269</text:p>
              </table:table-cell>
              <table:table-cell office:value-type="float" office:value="0.302267086481044">
                <text:p>0.302267086481044</text:p>
              </table:table-cell>
              <table:table-cell office:value-type="float" office:value="0.302251476394114">
                <text:p>0.302251476394114</text:p>
              </table:table-cell>
              <table:table-cell office:value-type="float" office:value="0.302236032232818">
                <text:p>0.302236032232818</text:p>
              </table:table-cell>
              <table:table-cell office:value-type="float" office:value="0.302218984315208">
                <text:p>0.302218984315208</text:p>
              </table:table-cell>
              <table:table-cell office:value-type="float" office:value="0.302268054107426">
                <text:p>0.302268054107426</text:p>
              </table:table-cell>
              <table:table-cell office:value-type="float" office:value="0.302262866602991">
                <text:p>0.302262866602991</text:p>
              </table:table-cell>
              <table:table-cell office:value-type="float" office:value="0.302235593319443">
                <text:p>0.302235593319443</text:p>
              </table:table-cell>
              <table:table-cell office:value-type="float" office:value="0.302241354463617">
                <text:p>0.302241354463617</text:p>
              </table:table-cell>
              <table:table-cell office:value-type="float" office:value="0.302234398585028">
                <text:p>0.302234398585028</text:p>
              </table:table-cell>
              <table:table-cell office:value-type="float" office:value="0.30225393886387">
                <text:p>0.30225393886387</text:p>
              </table:table-cell>
              <table:table-cell office:value-type="float" office:value="0.302267944364087">
                <text:p>0.302267944364087</text:p>
              </table:table-cell>
              <table:table-cell office:value-type="float" office:value="0.302232022392914">
                <text:p>0.302232022392914</text:p>
              </table:table-cell>
              <table:table-cell office:value-type="float" office:value="0.302241298808758">
                <text:p>0.302241298808758</text:p>
              </table:table-cell>
              <table:table-cell office:value-type="float" office:value="0.302257064497608">
                <text:p>0.302257064497608</text:p>
              </table:table-cell>
              <table:table-cell office:value-type="float" office:value="0.302237472205338">
                <text:p>0.302237472205338</text:p>
              </table:table-cell>
              <table:table-cell office:value-type="float" office:value="0.302264210416325">
                <text:p>0.302264210416325</text:p>
              </table:table-cell>
              <table:table-cell office:value-type="float" office:value="0.302234912766646">
                <text:p>0.302234912766646</text:p>
              </table:table-cell>
              <table:table-cell office:value-type="float" office:value="0.302236869426819">
                <text:p>0.302236869426819</text:p>
              </table:table-cell>
              <table:table-cell office:value-type="float" office:value="0.302245494698801">
                <text:p>0.302245494698801</text:p>
              </table:table-cell>
              <table:table-cell office:value-type="float" office:value="0.302260347394674">
                <text:p>0.302260347394674</text:p>
              </table:table-cell>
              <table:table-cell office:value-type="float" office:value="0.302235776923618">
                <text:p>0.302235776923618</text:p>
              </table:table-cell>
              <table:table-cell office:value-type="float" office:value="0.302250459210795">
                <text:p>0.302250459210795</text:p>
              </table:table-cell>
              <table:table-cell office:value-type="float" office:value="0.302257833774173">
                <text:p>0.302257833774173</text:p>
              </table:table-cell>
              <table:table-cell office:value-type="float" office:value="0.302256271024786">
                <text:p>0.302256271024786</text:p>
              </table:table-cell>
              <table:table-cell office:value-type="float" office:value="0.302253592810168">
                <text:p>0.302253592810168</text:p>
              </table:table-cell>
              <table:table-cell office:value-type="float" office:value="0.302236091392828">
                <text:p>0.302236091392828</text:p>
              </table:table-cell>
              <table:table-cell office:value-type="float" office:value="0.302258443404347">
                <text:p>0.302258443404347</text:p>
              </table:table-cell>
            </table:table-row>
            <table:table-row>
              <table:table-cell office:value-type="string">
                <text:p>Potential diff</text:p>
                <draw:g>
                  <svg:desc>tfootnopad3.A8:tfootnopad3.A8</svg:desc>
                </draw:g>
              </table:table-cell>
              <table:table-cell office:value-type="float" office:value="-0.00000583137035714554">
                <text:p>-0.00000583137035714554</text:p>
                <draw:g>
                  <svg:desc>tfootnopad3.B8:tfootnopad3.NB8</svg:desc>
                </draw:g>
              </table:table-cell>
              <table:table-cell office:value-type="float" office:value="0.00000467034043816206">
                <text:p>0.00000467034043816206</text:p>
              </table:table-cell>
              <table:table-cell office:value-type="float" office:value="0.0000108513866319271">
                <text:p>0.0000108513866319271</text:p>
              </table:table-cell>
              <table:table-cell office:value-type="float" office:value="-0.0000175613985524126">
                <text:p>-0.0000175613985524126</text:p>
              </table:table-cell>
              <table:table-cell office:value-type="float" office:value="-0.00000125612274454179">
                <text:p>-0.00000125612274454179</text:p>
              </table:table-cell>
              <table:table-cell office:value-type="float" office:value="0.00000818085614412434">
                <text:p>0.00000818085614412434</text:p>
              </table:table-cell>
              <table:table-cell office:value-type="float" office:value="0.00000288629886002756">
                <text:p>0.00000288629886002756</text:p>
              </table:table-cell>
              <table:table-cell office:value-type="float" office:value="0.00000665524035958764">
                <text:p>0.00000665524035958764</text:p>
              </table:table-cell>
              <table:table-cell office:value-type="float" office:value="-0.0000138052665295541">
                <text:p>-0.0000138052665295541</text:p>
              </table:table-cell>
              <table:table-cell office:value-type="float" office:value="0.00000748673670630806">
                <text:p>0.00000748673670630806</text:p>
              </table:table-cell>
              <table:table-cell office:value-type="float" office:value="0.000000964318373541939">
                <text:p>0.000000964318373541939</text:p>
              </table:table-cell>
              <table:table-cell office:value-type="float" office:value="-0.0000077157899189273">
                <text:p>-0.0000077157899189273</text:p>
              </table:table-cell>
              <table:table-cell office:value-type="float" office:value="0.0000138439242455823">
                <text:p>0.0000138439242455823</text:p>
              </table:table-cell>
              <table:table-cell office:value-type="float" office:value="-0.0000166290662376722">
                <text:p>-0.0000166290662376722</text:p>
              </table:table-cell>
              <table:table-cell office:value-type="float" office:value="0.0000130745108197217">
                <text:p>0.0000130745108197217</text:p>
              </table:table-cell>
              <table:table-cell office:value-type="float" office:value="-0.000011006580624584">
                <text:p>-0.000011006580624584</text:p>
              </table:table-cell>
              <table:table-cell office:value-type="float" office:value="0.00000542910789602669">
                <text:p>0.00000542910789602669</text:p>
              </table:table-cell>
              <table:table-cell office:value-type="float" office:value="-0.00000984008441018425">
                <text:p>-0.00000984008441018425</text:p>
              </table:table-cell>
              <table:table-cell office:value-type="float" office:value="-0.0000103691914631332">
                <text:p>-0.0000103691914631332</text:p>
              </table:table-cell>
              <table:table-cell office:value-type="float" office:value="0.0000278028490295901">
                <text:p>0.0000278028490295901</text:p>
              </table:table-cell>
              <table:table-cell office:value-type="float" office:value="-0.0000203546671297405">
                <text:p>-0.0000203546671297405</text:p>
              </table:table-cell>
              <table:table-cell office:value-type="float" office:value="0.0000246820373668299">
                <text:p>0.0000246820373668299</text:p>
              </table:table-cell>
              <table:table-cell office:value-type="float" office:value="-0.0000168983601651629">
                <text:p>-0.0000168983601651629</text:p>
              </table:table-cell>
              <table:table-cell office:value-type="float" office:value="0.000000954580990308873">
                <text:p>0.000000954580990308873</text:p>
              </table:table-cell>
              <table:table-cell office:value-type="float" office:value="-0.00000914657412459663">
                <text:p>-0.00000914657412459663</text:p>
              </table:table-cell>
              <table:table-cell office:value-type="float" office:value="0.0000284118024272417">
                <text:p>0.0000284118024272417</text:p>
              </table:table-cell>
              <table:table-cell office:value-type="float" office:value="-0.0000151162796437898">
                <text:p>-0.0000151162796437898</text:p>
              </table:table-cell>
              <table:table-cell office:value-type="float" office:value="0.00000765316910250613">
                <text:p>0.00000765316910250613</text:p>
              </table:table-cell>
              <table:table-cell office:value-type="float" office:value="-0.0000119284900337857">
                <text:p>-0.0000119284900337857</text:p>
              </table:table-cell>
              <table:table-cell office:value-type="float" office:value="-0.0000217728966765973">
                <text:p>-0.0000217728966765973</text:p>
              </table:table-cell>
              <table:table-cell office:value-type="float" office:value="0.0000198577064551286">
                <text:p>0.0000198577064551286</text:p>
              </table:table-cell>
              <table:table-cell office:value-type="float" office:value="-0.00000410970697589663">
                <text:p>-0.00000410970697589663</text:p>
              </table:table-cell>
              <table:table-cell office:value-type="float" office:value="-0.00000252131607775263">
                <text:p>-0.00000252131607775263</text:p>
              </table:table-cell>
              <table:table-cell office:value-type="float" office:value="0.0000126669672340651">
                <text:p>0.0000126669672340651</text:p>
              </table:table-cell>
              <table:table-cell office:value-type="float" office:value="0.00000931560709688251">
                <text:p>0.00000931560709688251</text:p>
              </table:table-cell>
              <table:table-cell office:value-type="float" office:value="-0.000000000886208828543289">
                <text:p>-0.000000000886208828543289</text:p>
              </table:table-cell>
              <table:table-cell office:value-type="float" office:value="-0.0000142143579199838">
                <text:p>-0.0000142143579199838</text:p>
              </table:table-cell>
              <table:table-cell office:value-type="float" office:value="-0.00000982701073437564">
                <text:p>-0.00000982701073437564</text:p>
              </table:table-cell>
              <table:table-cell office:value-type="float" office:value="0.0000109477452842621">
                <text:p>0.0000109477452842621</text:p>
              </table:table-cell>
              <table:table-cell office:value-type="float" office:value="-0.0000136736349585775">
                <text:p>-0.0000136736349585775</text:p>
              </table:table-cell>
              <table:table-cell office:value-type="float" office:value="0.0000149375007149066">
                <text:p>0.0000149375007149066</text:p>
              </table:table-cell>
              <table:table-cell office:value-type="float" office:value="0.00000152126448077494">
                <text:p>0.00000152126448077494</text:p>
              </table:table-cell>
              <table:table-cell office:value-type="float" office:value="-0.0000105150443491242">
                <text:p>-0.0000105150443491242</text:p>
              </table:table-cell>
              <table:table-cell office:value-type="float" office:value="-0.000142895002700816">
                <text:p>-0.000142895002700816</text:p>
              </table:table-cell>
              <table:table-cell office:value-type="float" office:value="-0.0000819212732029451">
                <text:p>-0.0000819212732029451</text:p>
              </table:table-cell>
              <table:table-cell office:value-type="float" office:value="0.0000187385115230643">
                <text:p>0.0000187385115230643</text:p>
              </table:table-cell>
              <table:table-cell office:value-type="float" office:value="-0.0000303432891976541">
                <text:p>-0.0000303432891976541</text:p>
              </table:table-cell>
              <table:table-cell office:value-type="float" office:value="-0.000202216489624207">
                <text:p>-0.000202216489624207</text:p>
              </table:table-cell>
              <table:table-cell office:value-type="float" office:value="0.000278257330527387">
                <text:p>0.000278257330527387</text:p>
              </table:table-cell>
              <table:table-cell office:value-type="float" office:value="0.00100537497980674">
                <text:p>0.00100537497980674</text:p>
              </table:table-cell>
              <table:table-cell office:value-type="float" office:value="0.000725546509836639">
                <text:p>0.000725546509836639</text:p>
              </table:table-cell>
              <table:table-cell office:value-type="float" office:value="0.00011437736443265">
                <text:p>0.00011437736443265</text:p>
              </table:table-cell>
              <table:table-cell office:value-type="float" office:value="-0.000279322710721508">
                <text:p>-0.000279322710721508</text:p>
              </table:table-cell>
              <table:table-cell office:value-type="float" office:value="-0.000887007233829507">
                <text:p>-0.000887007233829507</text:p>
              </table:table-cell>
              <table:table-cell office:value-type="float" office:value="-0.00120472624978996">
                <text:p>-0.00120472624978996</text:p>
              </table:table-cell>
              <table:table-cell office:value-type="float" office:value="0.00362322440738239">
                <text:p>0.00362322440738239</text:p>
              </table:table-cell>
              <table:table-cell office:value-type="float" office:value="0.0120276197704678">
                <text:p>0.0120276197704678</text:p>
              </table:table-cell>
              <table:table-cell office:value-type="float" office:value="0.00670567292067714">
                <text:p>0.00670567292067714</text:p>
              </table:table-cell>
              <table:table-cell office:value-type="float" office:value="0.0201935515315045">
                <text:p>0.0201935515315045</text:p>
              </table:table-cell>
              <table:table-cell office:value-type="float" office:value="0.00252164047258641">
                <text:p>0.00252164047258641</text:p>
              </table:table-cell>
              <table:table-cell office:value-type="float" office:value="0.000138394794189423">
                <text:p>0.000138394794189423</text:p>
              </table:table-cell>
              <table:table-cell office:value-type="float" office:value="-0.000569778253619369">
                <text:p>-0.000569778253619369</text:p>
              </table:table-cell>
              <table:table-cell office:value-type="float" office:value="-0.00228394923781183">
                <text:p>-0.00228394923781183</text:p>
              </table:table-cell>
              <table:table-cell office:value-type="float" office:value="-0.000370779533751642">
                <text:p>-0.000370779533751642</text:p>
              </table:table-cell>
              <table:table-cell office:value-type="float" office:value="-0.000636599032929008">
                <text:p>-0.000636599032929008</text:p>
              </table:table-cell>
              <table:table-cell office:value-type="float" office:value="-0.0273625105626877">
                <text:p>-0.0273625105626877</text:p>
              </table:table-cell>
              <table:table-cell office:value-type="float" office:value="0.000653074693539757">
                <text:p>0.000653074693539757</text:p>
              </table:table-cell>
              <table:table-cell office:value-type="float" office:value="-0.00427546712144628">
                <text:p>-0.00427546712144628</text:p>
              </table:table-cell>
              <table:table-cell office:value-type="float" office:value="-0.00333746767108978">
                <text:p>-0.00333746767108978</text:p>
              </table:table-cell>
              <table:table-cell office:value-type="float" office:value="-0.00615994748467036">
                <text:p>-0.00615994748467036</text:p>
              </table:table-cell>
              <table:table-cell office:value-type="float" office:value="-0.00242818097670072">
                <text:p>-0.00242818097670072</text:p>
              </table:table-cell>
              <table:table-cell office:value-type="float" office:value="-0.00113584033949166">
                <text:p>-0.00113584033949166</text:p>
              </table:table-cell>
              <table:table-cell office:value-type="float" office:value="-0.00187773868345736">
                <text:p>-0.00187773868345736</text:p>
              </table:table-cell>
              <table:table-cell office:value-type="float" office:value="0.0025436912141204">
                <text:p>0.0025436912141204</text:p>
              </table:table-cell>
              <table:table-cell office:value-type="float" office:value="0.031563692163734">
                <text:p>0.031563692163734</text:p>
              </table:table-cell>
              <table:table-cell office:value-type="float" office:value="0.00373752799253496">
                <text:p>0.00373752799253496</text:p>
              </table:table-cell>
              <table:table-cell office:value-type="float" office:value="0.0039152177405361">
                <text:p>0.0039152177405361</text:p>
              </table:table-cell>
              <table:table-cell office:value-type="float" office:value="0.000655558319417882">
                <text:p>0.000655558319417882</text:p>
              </table:table-cell>
              <table:table-cell office:value-type="float" office:value="0.000477306687630019">
                <text:p>0.000477306687630019</text:p>
              </table:table-cell>
              <table:table-cell office:value-type="float" office:value="-0.00349863483153773">
                <text:p>-0.00349863483153773</text:p>
              </table:table-cell>
              <table:table-cell office:value-type="float" office:value="-0.00359063745087324">
                <text:p>-0.00359063745087324</text:p>
              </table:table-cell>
              <table:table-cell office:value-type="float" office:value="-0.00631004862509282">
                <text:p>-0.00631004862509282</text:p>
              </table:table-cell>
              <table:table-cell office:value-type="float" office:value="-0.012892300527937">
                <text:p>-0.012892300527937</text:p>
              </table:table-cell>
              <table:table-cell office:value-type="float" office:value="-0.0087879564315006">
                <text:p>-0.0087879564315006</text:p>
              </table:table-cell>
              <table:table-cell office:value-type="float" office:value="-0.00817574359477669">
                <text:p>-0.00817574359477669</text:p>
              </table:table-cell>
              <table:table-cell office:value-type="float" office:value="0.0126952685590366">
                <text:p>0.0126952685590366</text:p>
              </table:table-cell>
              <table:table-cell office:value-type="float" office:value="0.000187784766159826">
                <text:p>0.000187784766159826</text:p>
              </table:table-cell>
              <table:table-cell office:value-type="float" office:value="-0.00046027477899141">
                <text:p>-0.00046027477899141</text:p>
              </table:table-cell>
              <table:table-cell office:value-type="float" office:value="-0.000547574164688425">
                <text:p>-0.000547574164688425</text:p>
              </table:table-cell>
              <table:table-cell office:value-type="float" office:value="-0.0014936015656325">
                <text:p>-0.0014936015656325</text:p>
              </table:table-cell>
              <table:table-cell office:value-type="float" office:value="-0.000657912643089786">
                <text:p>-0.000657912643089786</text:p>
              </table:table-cell>
              <table:table-cell office:value-type="float" office:value="-0.00142635639956357">
                <text:p>-0.00142635639956357</text:p>
              </table:table-cell>
              <table:table-cell office:value-type="float" office:value="-0.00131172973351007">
                <text:p>-0.00131172973351007</text:p>
              </table:table-cell>
              <table:table-cell office:value-type="float" office:value="-0.00143395036748839">
                <text:p>-0.00143395036748839</text:p>
              </table:table-cell>
              <table:table-cell office:value-type="float" office:value="-0.00301998489581062">
                <text:p>-0.00301998489581062</text:p>
              </table:table-cell>
              <table:table-cell office:value-type="float" office:value="0.00904244382519881">
                <text:p>0.00904244382519881</text:p>
              </table:table-cell>
              <table:table-cell office:value-type="float" office:value="0.0133260875661178">
                <text:p>0.0133260875661178</text:p>
              </table:table-cell>
              <table:table-cell office:value-type="float" office:value="0.00510369370566699">
                <text:p>0.00510369370566699</text:p>
              </table:table-cell>
              <table:table-cell office:value-type="float" office:value="0.0092240571639996">
                <text:p>0.0092240571639996</text:p>
              </table:table-cell>
              <table:table-cell office:value-type="float" office:value="0.00564350723835672">
                <text:p>0.00564350723835672</text:p>
              </table:table-cell>
              <table:table-cell office:value-type="float" office:value="0.000570167587764736">
                <text:p>0.000570167587764736</text:p>
              </table:table-cell>
              <table:table-cell office:value-type="float" office:value="-0.00375667597544416">
                <text:p>-0.00375667597544416</text:p>
              </table:table-cell>
              <table:table-cell office:value-type="float" office:value="-0.00144707468270483">
                <text:p>-0.00144707468270483</text:p>
              </table:table-cell>
              <table:table-cell office:value-type="float" office:value="-0.000587259210463265">
                <text:p>-0.000587259210463265</text:p>
              </table:table-cell>
              <table:table-cell office:value-type="float" office:value="-0.028913255089288">
                <text:p>-0.028913255089288</text:p>
              </table:table-cell>
              <table:table-cell office:value-type="float" office:value="-0.00836239823986951">
                <text:p>-0.00836239823986951</text:p>
              </table:table-cell>
              <table:table-cell office:value-type="float" office:value="-0.000901044592833855">
                <text:p>-0.000901044592833855</text:p>
              </table:table-cell>
              <table:table-cell office:value-type="float" office:value="-0.00366060847352329">
                <text:p>-0.00366060847352329</text:p>
              </table:table-cell>
              <table:table-cell office:value-type="float" office:value="-0.00485737122936697">
                <text:p>-0.00485737122936697</text:p>
              </table:table-cell>
              <table:table-cell office:value-type="float" office:value="-0.000816875781514348">
                <text:p>-0.000816875781514348</text:p>
              </table:table-cell>
              <table:table-cell office:value-type="float" office:value="-0.0000861954674286625">
                <text:p>-0.0000861954674286625</text:p>
              </table:table-cell>
              <table:table-cell office:value-type="float" office:value="0.00051825211905665">
                <text:p>0.00051825211905665</text:p>
              </table:table-cell>
              <table:table-cell office:value-type="float" office:value="0.0446639983843463">
                <text:p>0.0446639983843463</text:p>
              </table:table-cell>
              <table:table-cell office:value-type="float" office:value="-0.0030594405490843">
                <text:p>-0.0030594405490843</text:p>
              </table:table-cell>
              <table:table-cell office:value-type="float" office:value="-0.00883663695100589">
                <text:p>-0.00883663695100589</text:p>
              </table:table-cell>
              <table:table-cell office:value-type="float" office:value="-0.0158761055516296">
                <text:p>-0.0158761055516296</text:p>
              </table:table-cell>
              <table:table-cell office:value-type="float" office:value="-0.0054021134305427">
                <text:p>-0.0054021134305427</text:p>
              </table:table-cell>
              <table:table-cell office:value-type="float" office:value="-0.005250946134429">
                <text:p>-0.005250946134429</text:p>
              </table:table-cell>
              <table:table-cell office:value-type="float" office:value="0.012372736544512">
                <text:p>0.012372736544512</text:p>
              </table:table-cell>
              <table:table-cell office:value-type="float" office:value="0.00175374348882856">
                <text:p>0.00175374348882856</text:p>
              </table:table-cell>
              <table:table-cell office:value-type="float" office:value="-0.00127503891771974">
                <text:p>-0.00127503891771974</text:p>
              </table:table-cell>
              <table:table-cell office:value-type="float" office:value="-0.00119221460229069">
                <text:p>-0.00119221460229069</text:p>
              </table:table-cell>
              <table:table-cell office:value-type="float" office:value="-0.000662848995101717">
                <text:p>-0.000662848995101717</text:p>
              </table:table-cell>
              <table:table-cell office:value-type="float" office:value="-0.000971284847715026">
                <text:p>-0.000971284847715026</text:p>
              </table:table-cell>
              <table:table-cell office:value-type="float" office:value="-0.0011806958087095">
                <text:p>-0.0011806958087095</text:p>
              </table:table-cell>
              <table:table-cell office:value-type="float" office:value="-0.00121489215831522">
                <text:p>-0.00121489215831522</text:p>
              </table:table-cell>
              <table:table-cell office:value-type="float" office:value="-0.00110210788972959">
                <text:p>-0.00110210788972959</text:p>
              </table:table-cell>
              <table:table-cell office:value-type="float" office:value="-0.00185064100983418">
                <text:p>-0.00185064100983418</text:p>
              </table:table-cell>
              <table:table-cell office:value-type="float" office:value="0.00709797236366994">
                <text:p>0.00709797236366994</text:p>
              </table:table-cell>
              <table:table-cell office:value-type="float" office:value="0.0190833769490688">
                <text:p>0.0190833769490688</text:p>
              </table:table-cell>
              <table:table-cell office:value-type="float" office:value="0.00525865703940326">
                <text:p>0.00525865703940326</text:p>
              </table:table-cell>
              <table:table-cell office:value-type="float" office:value="0.00807616542454342">
                <text:p>0.00807616542454342</text:p>
              </table:table-cell>
              <table:table-cell office:value-type="float" office:value="0.00362418090327538">
                <text:p>0.00362418090327538</text:p>
              </table:table-cell>
              <table:table-cell office:value-type="float" office:value="-0.00193393004995923">
                <text:p>-0.00193393004995923</text:p>
              </table:table-cell>
              <table:table-cell office:value-type="float" office:value="-0.00198946061364758">
                <text:p>-0.00198946061364758</text:p>
              </table:table-cell>
              <table:table-cell office:value-type="float" office:value="-0.00046989597061986">
                <text:p>-0.00046989597061986</text:p>
              </table:table-cell>
              <table:table-cell office:value-type="float" office:value="-0.00828387919457946">
                <text:p>-0.00828387919457946</text:p>
              </table:table-cell>
              <table:table-cell office:value-type="float" office:value="-0.0190476739703736">
                <text:p>-0.0190476739703736</text:p>
              </table:table-cell>
              <table:table-cell office:value-type="float" office:value="-0.00211823441737247">
                <text:p>-0.00211823441737247</text:p>
              </table:table-cell>
              <table:table-cell office:value-type="float" office:value="-0.00236958668534432">
                <text:p>-0.00236958668534432</text:p>
              </table:table-cell>
              <table:table-cell office:value-type="float" office:value="-0.00102045647230498">
                <text:p>-0.00102045647230498</text:p>
              </table:table-cell>
              <table:table-cell office:value-type="float" office:value="-0.00127299424897648">
                <text:p>-0.00127299424897648</text:p>
              </table:table-cell>
              <table:table-cell office:value-type="float" office:value="-0.000425047469727602">
                <text:p>-0.000425047469727602</text:p>
              </table:table-cell>
              <table:table-cell office:value-type="float" office:value="-0.00187516959395934">
                <text:p>-0.00187516959395934</text:p>
              </table:table-cell>
              <table:table-cell office:value-type="float" office:value="-0.00306907740460916">
                <text:p>-0.00306907740460916</text:p>
              </table:table-cell>
              <table:table-cell office:value-type="float" office:value="-0.00324972754754599">
                <text:p>-0.00324972754754599</text:p>
              </table:table-cell>
              <table:table-cell office:value-type="float" office:value="-0.000257494970787309">
                <text:p>-0.000257494970787309</text:p>
              </table:table-cell>
              <table:table-cell office:value-type="float" office:value="0.000152294555330501">
                <text:p>0.000152294555330501</text:p>
              </table:table-cell>
              <table:table-cell office:value-type="float" office:value="0.000503540651533352">
                <text:p>0.000503540651533352</text:p>
              </table:table-cell>
              <table:table-cell office:value-type="float" office:value="0.0441591769531999">
                <text:p>0.0441591769531999</text:p>
              </table:table-cell>
              <table:table-cell office:value-type="float" office:value="-0.000265134997385563">
                <text:p>-0.000265134997385563</text:p>
              </table:table-cell>
              <table:table-cell office:value-type="float" office:value="-0.00178119374949703">
                <text:p>-0.00178119374949703</text:p>
              </table:table-cell>
              <table:table-cell office:value-type="float" office:value="-0.00512859853904574">
                <text:p>-0.00512859853904574</text:p>
              </table:table-cell>
              <table:table-cell office:value-type="float" office:value="-0.0041383981908027">
                <text:p>-0.0041383981908027</text:p>
              </table:table-cell>
              <table:table-cell office:value-type="float" office:value="-0.00403334870989691">
                <text:p>-0.00403334870989691</text:p>
              </table:table-cell>
              <table:table-cell office:value-type="float" office:value="-0.00155922837295103">
                <text:p>-0.00155922837295103</text:p>
              </table:table-cell>
              <table:table-cell office:value-type="float" office:value="-0.0215277844294681">
                <text:p>-0.0215277844294681</text:p>
              </table:table-cell>
              <table:table-cell office:value-type="float" office:value="0.0102060087230998">
                <text:p>0.0102060087230998</text:p>
              </table:table-cell>
              <table:table-cell office:value-type="float" office:value="0.000916195152545429">
                <text:p>0.000916195152545429</text:p>
              </table:table-cell>
              <table:table-cell office:value-type="float" office:value="-0.00302294227114674">
                <text:p>-0.00302294227114674</text:p>
              </table:table-cell>
              <table:table-cell office:value-type="float" office:value="0.000382069814190256">
                <text:p>0.000382069814190256</text:p>
              </table:table-cell>
              <table:table-cell office:value-type="float" office:value="-0.000321604929899633">
                <text:p>-0.000321604929899633</text:p>
              </table:table-cell>
              <table:table-cell office:value-type="float" office:value="-0.00173935560316968">
                <text:p>-0.00173935560316968</text:p>
              </table:table-cell>
              <table:table-cell office:value-type="float" office:value="-0.00623499404045547">
                <text:p>-0.00623499404045547</text:p>
              </table:table-cell>
              <table:table-cell office:value-type="float" office:value="-0.0000545942987564829">
                <text:p>-0.0000545942987564829</text:p>
              </table:table-cell>
              <table:table-cell office:value-type="float" office:value="0.00554247403515301">
                <text:p>0.00554247403515301</text:p>
              </table:table-cell>
              <table:table-cell office:value-type="float" office:value="0.0123269359097766">
                <text:p>0.0123269359097766</text:p>
              </table:table-cell>
              <table:table-cell office:value-type="float" office:value="0.00404743285801845">
                <text:p>0.00404743285801845</text:p>
              </table:table-cell>
              <table:table-cell office:value-type="float" office:value="0.000697882991274712">
                <text:p>0.000697882991274712</text:p>
              </table:table-cell>
              <table:table-cell office:value-type="float" office:value="0.00743242008288708">
                <text:p>0.00743242008288708</text:p>
              </table:table-cell>
              <table:table-cell office:value-type="float" office:value="0.00874837100700604">
                <text:p>0.00874837100700604</text:p>
              </table:table-cell>
              <table:table-cell office:value-type="float" office:value="0.00208296661011237">
                <text:p>0.00208296661011237</text:p>
              </table:table-cell>
              <table:table-cell office:value-type="float" office:value="0.0012803239637284">
                <text:p>0.0012803239637284</text:p>
              </table:table-cell>
              <table:table-cell office:value-type="float" office:value="-0.000600444762338115">
                <text:p>-0.000600444762338115</text:p>
              </table:table-cell>
              <table:table-cell office:value-type="float" office:value="-0.00173120605569316">
                <text:p>-0.00173120605569316</text:p>
              </table:table-cell>
              <table:table-cell office:value-type="float" office:value="0.00147577099073004">
                <text:p>0.00147577099073004</text:p>
              </table:table-cell>
              <table:table-cell office:value-type="float" office:value="-0.00273942656785448">
                <text:p>-0.00273942656785448</text:p>
              </table:table-cell>
              <table:table-cell office:value-type="float" office:value="-0.0198524669060322">
                <text:p>-0.0198524669060322</text:p>
              </table:table-cell>
              <table:table-cell office:value-type="float" office:value="-0.00954416475613723">
                <text:p>-0.00954416475613723</text:p>
              </table:table-cell>
              <table:table-cell office:value-type="float" office:value="-0.00117884775891708">
                <text:p>-0.00117884775891708</text:p>
              </table:table-cell>
              <table:table-cell office:value-type="float" office:value="0.000523126628510562">
                <text:p>0.000523126628510562</text:p>
              </table:table-cell>
              <table:table-cell office:value-type="float" office:value="0.000650089690143463">
                <text:p>0.000650089690143463</text:p>
              </table:table-cell>
              <table:table-cell office:value-type="float" office:value="0.000645292051315693">
                <text:p>0.000645292051315693</text:p>
              </table:table-cell>
              <table:table-cell office:value-type="float" office:value="0.000819707381147672">
                <text:p>0.000819707381147672</text:p>
              </table:table-cell>
              <table:table-cell office:value-type="float" office:value="0.000566870416716714">
                <text:p>0.000566870416716714</text:p>
              </table:table-cell>
              <table:table-cell office:value-type="float" office:value="0.0000556683263639446">
                <text:p>0.0000556683263639446</text:p>
              </table:table-cell>
              <table:table-cell office:value-type="float" office:value="-0.000454467828383987">
                <text:p>-0.000454467828383987</text:p>
              </table:table-cell>
              <table:table-cell office:value-type="float" office:value="-0.000915553857821605">
                <text:p>-0.000915553857821605</text:p>
              </table:table-cell>
              <table:table-cell office:value-type="float" office:value="-0.00253624458079216">
                <text:p>-0.00253624458079216</text:p>
              </table:table-cell>
              <table:table-cell office:value-type="float" office:value="-0.0022043909124399">
                <text:p>-0.0022043909124399</text:p>
              </table:table-cell>
              <table:table-cell office:value-type="float" office:value="-0.00251671097844414">
                <text:p>-0.00251671097844414</text:p>
              </table:table-cell>
              <table:table-cell office:value-type="float" office:value="-0.00243828146400371">
                <text:p>-0.00243828146400371</text:p>
              </table:table-cell>
              <table:table-cell office:value-type="float" office:value="0.0412800787644359">
                <text:p>0.0412800787644359</text:p>
              </table:table-cell>
              <table:table-cell office:value-type="float" office:value="-0.00138140870754766">
                <text:p>-0.00138140870754766</text:p>
              </table:table-cell>
              <table:table-cell office:value-type="float" office:value="-0.00583210823148833">
                <text:p>-0.00583210823148833</text:p>
              </table:table-cell>
              <table:table-cell office:value-type="float" office:value="-0.0106951282258345">
                <text:p>-0.0106951282258345</text:p>
              </table:table-cell>
              <table:table-cell office:value-type="float" office:value="-0.0110299803629125">
                <text:p>-0.0110299803629125</text:p>
              </table:table-cell>
              <table:table-cell office:value-type="float" office:value="-0.00569319388804701">
                <text:p>-0.00569319388804701</text:p>
              </table:table-cell>
              <table:table-cell office:value-type="float" office:value="-0.0120663150638687">
                <text:p>-0.0120663150638687</text:p>
              </table:table-cell>
              <table:table-cell office:value-type="float" office:value="0.0173880546304222">
                <text:p>0.0173880546304222</text:p>
              </table:table-cell>
              <table:table-cell office:value-type="float" office:value="-0.000160304587612736">
                <text:p>-0.000160304587612736</text:p>
              </table:table-cell>
              <table:table-cell office:value-type="float" office:value="-0.00285720419412461">
                <text:p>-0.00285720419412461</text:p>
              </table:table-cell>
              <table:table-cell office:value-type="float" office:value="-0.00100323841556527">
                <text:p>-0.00100323841556527</text:p>
              </table:table-cell>
              <table:table-cell office:value-type="float" office:value="-0.000822748519602234">
                <text:p>-0.000822748519602234</text:p>
              </table:table-cell>
              <table:table-cell office:value-type="float" office:value="-0.00148503811143308">
                <text:p>-0.00148503811143308</text:p>
              </table:table-cell>
              <table:table-cell office:value-type="float" office:value="-0.00229930457456451">
                <text:p>-0.00229930457456451</text:p>
              </table:table-cell>
              <table:table-cell office:value-type="float" office:value="-0.00133894290328773">
                <text:p>-0.00133894290328773</text:p>
              </table:table-cell>
              <table:table-cell office:value-type="float" office:value="0.0319911732742803">
                <text:p>0.0319911732742803</text:p>
              </table:table-cell>
              <table:table-cell office:value-type="float" office:value="0.00566573864838504">
                <text:p>0.00566573864838504</text:p>
              </table:table-cell>
              <table:table-cell office:value-type="float" office:value="0.000271814814100935">
                <text:p>0.000271814814100935</text:p>
              </table:table-cell>
              <table:table-cell office:value-type="float" office:value="-0.000207888734704009">
                <text:p>-0.000207888734704009</text:p>
              </table:table-cell>
              <table:table-cell office:value-type="float" office:value="-0.00118509581428855">
                <text:p>-0.00118509581428855</text:p>
              </table:table-cell>
              <table:table-cell office:value-type="float" office:value="0.000107352498187274">
                <text:p>0.000107352498187274</text:p>
              </table:table-cell>
              <table:table-cell office:value-type="float" office:value="-0.00179562208225609">
                <text:p>-0.00179562208225609</text:p>
              </table:table-cell>
              <table:table-cell office:value-type="float" office:value="-0.010981998423603">
                <text:p>-0.010981998423603</text:p>
              </table:table-cell>
              <table:table-cell office:value-type="float" office:value="-0.00388180504393459">
                <text:p>-0.00388180504393459</text:p>
              </table:table-cell>
              <table:table-cell office:value-type="float" office:value="-0.00353413818569059">
                <text:p>-0.00353413818569059</text:p>
              </table:table-cell>
              <table:table-cell office:value-type="float" office:value="-0.00274433272867219">
                <text:p>-0.00274433272867219</text:p>
              </table:table-cell>
              <table:table-cell office:value-type="float" office:value="-0.0077250678667814">
                <text:p>-0.0077250678667814</text:p>
              </table:table-cell>
              <table:table-cell office:value-type="float" office:value="-0.00228064116860449">
                <text:p>-0.00228064116860449</text:p>
              </table:table-cell>
              <table:table-cell office:value-type="float" office:value="-0.00283317360105978">
                <text:p>-0.00283317360105978</text:p>
              </table:table-cell>
              <table:table-cell office:value-type="float" office:value="-0.00152405661497973">
                <text:p>-0.00152405661497973</text:p>
              </table:table-cell>
              <table:table-cell office:value-type="float" office:value="-0.00113018445925361">
                <text:p>-0.00113018445925361</text:p>
              </table:table-cell>
              <table:table-cell office:value-type="float" office:value="-0.00290145821325766">
                <text:p>-0.00290145821325766</text:p>
              </table:table-cell>
              <table:table-cell office:value-type="float" office:value="-0.000652562828705017">
                <text:p>-0.000652562828705017</text:p>
              </table:table-cell>
              <table:table-cell office:value-type="float" office:value="-0.000643618832605775">
                <text:p>-0.000643618832605775</text:p>
              </table:table-cell>
              <table:table-cell office:value-type="float" office:value="0.0415771652305599">
                <text:p>0.0415771652305599</text:p>
              </table:table-cell>
              <table:table-cell office:value-type="float" office:value="-0.001161446406512">
                <text:p>-0.001161446406512</text:p>
              </table:table-cell>
              <table:table-cell office:value-type="float" office:value="-0.00425826908333554">
                <text:p>-0.00425826908333554</text:p>
              </table:table-cell>
              <table:table-cell office:value-type="float" office:value="-0.00477947744449869">
                <text:p>-0.00477947744449869</text:p>
              </table:table-cell>
              <table:table-cell office:value-type="float" office:value="-0.00687741950833126">
                <text:p>-0.00687741950833126</text:p>
              </table:table-cell>
              <table:table-cell office:value-type="float" office:value="-0.00292389236702867">
                <text:p>-0.00292389236702867</text:p>
              </table:table-cell>
              <table:table-cell office:value-type="float" office:value="-0.00288016540165931">
                <text:p>-0.00288016540165931</text:p>
              </table:table-cell>
              <table:table-cell office:value-type="float" office:value="-0.0114480155252927">
                <text:p>-0.0114480155252927</text:p>
              </table:table-cell>
              <table:table-cell office:value-type="float" office:value="0.00420070388047922">
                <text:p>0.00420070388047922</text:p>
              </table:table-cell>
              <table:table-cell office:value-type="float" office:value="0.00208041838865675">
                <text:p>0.00208041838865675</text:p>
              </table:table-cell>
              <table:table-cell office:value-type="float" office:value="-0.00199881038957811">
                <text:p>-0.00199881038957811</text:p>
              </table:table-cell>
              <table:table-cell office:value-type="float" office:value="0.000278313978526401">
                <text:p>0.000278313978526401</text:p>
              </table:table-cell>
              <table:table-cell office:value-type="float" office:value="-0.000453546586036913">
                <text:p>-0.000453546586036913</text:p>
              </table:table-cell>
              <table:table-cell office:value-type="float" office:value="-0.00595460370976764">
                <text:p>-0.00595460370976764</text:p>
              </table:table-cell>
              <table:table-cell office:value-type="float" office:value="-0.00706167009060987">
                <text:p>-0.00706167009060987</text:p>
              </table:table-cell>
              <table:table-cell office:value-type="float" office:value="0.00106695832990239">
                <text:p>0.00106695832990239</text:p>
              </table:table-cell>
              <table:table-cell office:value-type="float" office:value="0.010162469123054">
                <text:p>0.010162469123054</text:p>
              </table:table-cell>
              <table:table-cell office:value-type="float" office:value="0.0120344246138926">
                <text:p>0.0120344246138926</text:p>
              </table:table-cell>
              <table:table-cell office:value-type="float" office:value="0.00253587987554588">
                <text:p>0.00253587987554588</text:p>
              </table:table-cell>
              <table:table-cell office:value-type="float" office:value="0.00517563707414182">
                <text:p>0.00517563707414182</text:p>
              </table:table-cell>
              <table:table-cell office:value-type="float" office:value="0.00694458394456499">
                <text:p>0.00694458394456499</text:p>
              </table:table-cell>
              <table:table-cell office:value-type="float" office:value="0.00711799704761373">
                <text:p>0.00711799704761373</text:p>
              </table:table-cell>
              <table:table-cell office:value-type="float" office:value="0.00133882405542984">
                <text:p>0.00133882405542984</text:p>
              </table:table-cell>
              <table:table-cell office:value-type="float" office:value="0.00014433698338745">
                <text:p>0.00014433698338745</text:p>
              </table:table-cell>
              <table:table-cell office:value-type="float" office:value="-0.00216185427419058">
                <text:p>-0.00216185427419058</text:p>
              </table:table-cell>
              <table:table-cell office:value-type="float" office:value="0.000409125135904076">
                <text:p>0.000409125135904076</text:p>
              </table:table-cell>
              <table:table-cell office:value-type="float" office:value="0.00157585605800564">
                <text:p>0.00157585605800564</text:p>
              </table:table-cell>
              <table:table-cell office:value-type="float" office:value="-0.00105786526969531">
                <text:p>-0.00105786526969531</text:p>
              </table:table-cell>
              <table:table-cell office:value-type="float" office:value="-0.00801915919493906">
                <text:p>-0.00801915919493906</text:p>
              </table:table-cell>
              <table:table-cell office:value-type="float" office:value="-0.00954012895250866">
                <text:p>-0.00954012895250866</text:p>
              </table:table-cell>
              <table:table-cell office:value-type="float" office:value="-0.0102413098422667">
                <text:p>-0.0102413098422667</text:p>
              </table:table-cell>
              <table:table-cell office:value-type="float" office:value="-0.00402322073164119">
                <text:p>-0.00402322073164119</text:p>
              </table:table-cell>
              <table:table-cell office:value-type="float" office:value="-0.00210782157651218">
                <text:p>-0.00210782157651218</text:p>
              </table:table-cell>
              <table:table-cell office:value-type="float" office:value="-0.000276797801630202">
                <text:p>-0.000276797801630202</text:p>
              </table:table-cell>
              <table:table-cell office:value-type="float" office:value="0.0000410914529458961">
                <text:p>0.0000410914529458961</text:p>
              </table:table-cell>
              <table:table-cell office:value-type="float" office:value="-0.00022525517933486">
                <text:p>-0.00022525517933486</text:p>
              </table:table-cell>
              <table:table-cell office:value-type="float" office:value="0.000208192716659894">
                <text:p>0.000208192716659894</text:p>
              </table:table-cell>
              <table:table-cell office:value-type="float" office:value="-0.000275725864068932">
                <text:p>-0.000275725864068932</text:p>
              </table:table-cell>
              <table:table-cell office:value-type="float" office:value="-0.0012238675778839">
                <text:p>-0.0012238675778839</text:p>
              </table:table-cell>
              <table:table-cell office:value-type="float" office:value="-0.00367028159171789">
                <text:p>-0.00367028159171789</text:p>
              </table:table-cell>
              <table:table-cell office:value-type="float" office:value="-0.00127885589080229">
                <text:p>-0.00127885589080229</text:p>
              </table:table-cell>
              <table:table-cell office:value-type="float" office:value="-0.00219616004030937">
                <text:p>-0.00219616004030937</text:p>
              </table:table-cell>
              <table:table-cell office:value-type="float" office:value="-0.00109724847422199">
                <text:p>-0.00109724847422199</text:p>
              </table:table-cell>
              <table:table-cell office:value-type="float" office:value="0.0405717360778498">
                <text:p>0.0405717360778498</text:p>
              </table:table-cell>
              <table:table-cell office:value-type="float" office:value="-0.00156158227644071">
                <text:p>-0.00156158227644071</text:p>
              </table:table-cell>
              <table:table-cell office:value-type="float" office:value="-0.00187533200590645">
                <text:p>-0.00187533200590645</text:p>
              </table:table-cell>
              <table:table-cell office:value-type="float" office:value="-0.00475182472621039">
                <text:p>-0.00475182472621039</text:p>
              </table:table-cell>
              <table:table-cell office:value-type="float" office:value="-0.00982529551552997">
                <text:p>-0.00982529551552997</text:p>
              </table:table-cell>
              <table:table-cell office:value-type="float" office:value="-0.00385679304774578">
                <text:p>-0.00385679304774578</text:p>
              </table:table-cell>
              <table:table-cell office:value-type="float" office:value="-0.0128748335794897">
                <text:p>-0.0128748335794897</text:p>
              </table:table-cell>
              <table:table-cell office:value-type="float" office:value="0.00798476930350361">
                <text:p>0.00798476930350361</text:p>
              </table:table-cell>
              <table:table-cell office:value-type="float" office:value="0.000258903581994874">
                <text:p>0.000258903581994874</text:p>
              </table:table-cell>
              <table:table-cell office:value-type="float" office:value="-0.000900016419214222">
                <text:p>-0.000900016419214222</text:p>
              </table:table-cell>
              <table:table-cell office:value-type="float" office:value="-0.000382357321636384">
                <text:p>-0.000382357321636384</text:p>
              </table:table-cell>
              <table:table-cell office:value-type="float" office:value="0.0000161566411758796">
                <text:p>0.0000161566411758796</text:p>
              </table:table-cell>
              <table:table-cell office:value-type="float" office:value="0.0000503722830157982">
                <text:p>0.0000503722830157982</text:p>
              </table:table-cell>
              <table:table-cell office:value-type="float" office:value="-0.00168457204390537">
                <text:p>-0.00168457204390537</text:p>
              </table:table-cell>
              <table:table-cell office:value-type="float" office:value="-0.00018629823707017">
                <text:p>-0.00018629823707017</text:p>
              </table:table-cell>
              <table:table-cell office:value-type="float" office:value="0.000266364503635763">
                <text:p>0.000266364503635763</text:p>
              </table:table-cell>
              <table:table-cell office:value-type="float" office:value="-0.000461963599414861">
                <text:p>-0.000461963599414861</text:p>
              </table:table-cell>
              <table:table-cell office:value-type="float" office:value="-0.000566059858062462">
                <text:p>-0.000566059858062462</text:p>
              </table:table-cell>
              <table:table-cell office:value-type="float" office:value="0.000268930996251027">
                <text:p>0.000268930996251027</text:p>
              </table:table-cell>
              <table:table-cell office:value-type="float" office:value="-0.0000601664088938358">
                <text:p>-0.0000601664088938358</text:p>
              </table:table-cell>
              <table:table-cell office:value-type="float" office:value="-0.0000381369332032588">
                <text:p>-0.0000381369332032588</text:p>
              </table:table-cell>
              <table:table-cell office:value-type="float" office:value="0.000131178702790558">
                <text:p>0.000131178702790558</text:p>
              </table:table-cell>
              <table:table-cell office:value-type="float" office:value="0.0000000359756158196944">
                <text:p>0.0000000359756158196944</text:p>
              </table:table-cell>
              <table:table-cell office:value-type="float" office:value="0.0000499456470065551">
                <text:p>0.0000499456470065551</text:p>
              </table:table-cell>
              <table:table-cell office:value-type="float" office:value="0.0000234083325429402">
                <text:p>0.0000234083325429402</text:p>
              </table:table-cell>
              <table:table-cell office:value-type="float" office:value="0.0000104189998356707">
                <text:p>0.0000104189998356707</text:p>
              </table:table-cell>
              <table:table-cell office:value-type="float" office:value="0.0000293359146869565">
                <text:p>0.0000293359146869565</text:p>
              </table:table-cell>
              <table:table-cell office:value-type="float" office:value="0.00000488156937666906">
                <text:p>0.00000488156937666906</text:p>
              </table:table-cell>
              <table:table-cell office:value-type="float" office:value="0.0000219056996633715">
                <text:p>0.0000219056996633715</text:p>
              </table:table-cell>
              <table:table-cell office:value-type="float" office:value="-0.0000463594446465931">
                <text:p>-0.0000463594446465931</text:p>
              </table:table-cell>
              <table:table-cell office:value-type="float" office:value="0.00000663522375465853">
                <text:p>0.00000663522375465853</text:p>
              </table:table-cell>
              <table:table-cell office:value-type="float" office:value="-0.00000816353203503262">
                <text:p>-0.00000816353203503262</text:p>
              </table:table-cell>
              <table:table-cell office:value-type="float" office:value="-0.0000114795395365075">
                <text:p>-0.0000114795395365075</text:p>
              </table:table-cell>
              <table:table-cell office:value-type="float" office:value="0.0000217823064856959">
                <text:p>0.0000217823064856959</text:p>
              </table:table-cell>
              <table:table-cell office:value-type="float" office:value="-0.00000534550862779648">
                <text:p>-0.00000534550862779648</text:p>
              </table:table-cell>
              <table:table-cell office:value-type="float" office:value="0.00000817842135086844">
                <text:p>0.00000817842135086844</text:p>
              </table:table-cell>
              <table:table-cell office:value-type="float" office:value="-0.00000798029004511758">
                <text:p>-0.00000798029004511758</text:p>
              </table:table-cell>
              <table:table-cell office:value-type="float" office:value="-0.00000869702910533121">
                <text:p>-0.00000869702910533121</text:p>
              </table:table-cell>
              <table:table-cell office:value-type="float" office:value="0.0000076428190724509">
                <text:p>0.0000076428190724509</text:p>
              </table:table-cell>
              <table:table-cell office:value-type="float" office:value="-0.0000172377188229489">
                <text:p>-0.0000172377188229489</text:p>
              </table:table-cell>
              <table:table-cell office:value-type="float" office:value="-0.00000371624146233707">
                <text:p>-0.00000371624146233707</text:p>
              </table:table-cell>
              <table:table-cell office:value-type="float" office:value="0.0000438289508251644">
                <text:p>0.0000438289508251644</text:p>
              </table:table-cell>
              <table:table-cell office:value-type="float" office:value="-0.0000307514708701717">
                <text:p>-0.0000307514708701717</text:p>
              </table:table-cell>
              <table:table-cell office:value-type="float" office:value="0.00000375994261220258">
                <text:p>0.00000375994261220258</text:p>
              </table:table-cell>
              <table:table-cell office:value-type="float" office:value="0.0000157533327115322">
                <text:p>0.0000157533327115322</text:p>
              </table:table-cell>
              <table:table-cell office:value-type="float" office:value="-0.0000386764839412357">
                <text:p>-0.0000386764839412357</text:p>
              </table:table-cell>
              <table:table-cell office:value-type="float" office:value="0.000026138508332274">
                <text:p>0.000026138508332274</text:p>
              </table:table-cell>
              <table:table-cell office:value-type="float" office:value="-0.0000107576613696536">
                <text:p>-0.0000107576613696536</text:p>
              </table:table-cell>
              <table:table-cell office:value-type="float" office:value="-0.000000948424968838513">
                <text:p>-0.000000948424968838513</text:p>
              </table:table-cell>
              <table:table-cell office:value-type="float" office:value="0.0000170636526239387">
                <text:p>0.0000170636526239387</text:p>
              </table:table-cell>
              <table:table-cell office:value-type="float" office:value="-0.00000300442222200825">
                <text:p>-0.00000300442222200825</text:p>
              </table:table-cell>
              <table:table-cell office:value-type="float" office:value="-0.0000191195285580981">
                <text:p>-0.0000191195285580981</text:p>
              </table:table-cell>
              <table:table-cell office:value-type="float" office:value="-0.00000445385775593721">
                <text:p>-0.00000445385775593721</text:p>
              </table:table-cell>
              <table:table-cell office:value-type="float" office:value="0.0000104921611135955">
                <text:p>0.0000104921611135955</text:p>
              </table:table-cell>
              <table:table-cell office:value-type="float" office:value="0.00000251097570591607">
                <text:p>0.00000251097570591607</text:p>
              </table:table-cell>
              <table:table-cell office:value-type="float" office:value="0.00000857831440892465">
                <text:p>0.00000857831440892465</text:p>
              </table:table-cell>
              <table:table-cell office:value-type="float" office:value="0.0000207303696517225">
                <text:p>0.0000207303696517225</text:p>
              </table:table-cell>
              <table:table-cell office:value-type="float" office:value="-0.00000608648090727471">
                <text:p>-0.00000608648090727471</text:p>
              </table:table-cell>
              <table:table-cell office:value-type="float" office:value="-0.0000156223296120528">
                <text:p>-0.0000156223296120528</text:p>
              </table:table-cell>
              <table:table-cell office:value-type="float" office:value="0.0000118226359903661">
                <text:p>0.0000118226359903661</text:p>
              </table:table-cell>
              <table:table-cell office:value-type="float" office:value="0.00000100465565455732">
                <text:p>0.00000100465565455732</text:p>
              </table:table-cell>
              <table:table-cell office:value-type="float" office:value="-0.0000055894398345302">
                <text:p>-0.0000055894398345302</text:p>
              </table:table-cell>
              <table:table-cell office:value-type="float" office:value="-0.000020159731170255">
                <text:p>-0.000020159731170255</text:p>
              </table:table-cell>
              <table:table-cell office:value-type="float" office:value="0.0000219248407102302">
                <text:p>0.0000219248407102302</text:p>
              </table:table-cell>
              <table:table-cell office:value-type="float" office:value="0.00000104970235575985">
                <text:p>0.00000104970235575985</text:p>
              </table:table-cell>
              <table:table-cell office:value-type="float" office:value="-0.00000546608148649375">
                <text:p>-0.00000546608148649375</text:p>
              </table:table-cell>
              <table:table-cell office:value-type="float" office:value="0.00000542499822764331">
                <text:p>0.00000542499822764331</text:p>
              </table:table-cell>
              <table:table-cell office:value-type="float" office:value="0.0000116101984036776">
                <text:p>0.0000116101984036776</text:p>
              </table:table-cell>
              <table:table-cell office:value-type="float" office:value="-0.0000175179406893822">
                <text:p>-0.0000175179406893822</text:p>
              </table:table-cell>
              <table:table-cell office:value-type="float" office:value="0.0000241293717746505">
                <text:p>0.0000241293717746505</text:p>
              </table:table-cell>
              <table:table-cell office:value-type="float" office:value="-0.0000156100869297404">
                <text:p>-0.0000156100869297404</text:p>
              </table:table-cell>
              <table:table-cell office:value-type="float" office:value="-0.0000154441612958411">
                <text:p>-0.0000154441612958411</text:p>
              </table:table-cell>
              <table:table-cell office:value-type="float" office:value="-0.0000170479176108129">
                <text:p>-0.0000170479176108129</text:p>
              </table:table-cell>
              <table:table-cell office:value-type="float" office:value="0.0000490697922185257">
                <text:p>0.0000490697922185257</text:p>
              </table:table-cell>
              <table:table-cell office:value-type="float" office:value="-0.00000518750443528893">
                <text:p>-0.00000518750443528893</text:p>
              </table:table-cell>
              <table:table-cell office:value-type="float" office:value="-0.0000272732835483458">
                <text:p>-0.0000272732835483458</text:p>
              </table:table-cell>
              <table:table-cell office:value-type="float" office:value="0.0000057611441740546">
                <text:p>0.0000057611441740546</text:p>
              </table:table-cell>
              <table:table-cell office:value-type="float" office:value="-0.00000695587858906555">
                <text:p>-0.00000695587858906555</text:p>
              </table:table-cell>
              <table:table-cell office:value-type="float" office:value="0.0000195402788428778">
                <text:p>0.0000195402788428778</text:p>
              </table:table-cell>
              <table:table-cell office:value-type="float" office:value="0.0000140055002161299">
                <text:p>0.0000140055002161299</text:p>
              </table:table-cell>
              <table:table-cell office:value-type="float" office:value="-0.0000359219711726921">
                <text:p>-0.0000359219711726921</text:p>
              </table:table-cell>
              <table:table-cell office:value-type="float" office:value="0.00000927641584369532">
                <text:p>0.00000927641584369532</text:p>
              </table:table-cell>
              <table:table-cell office:value-type="float" office:value="0.0000157656888503666">
                <text:p>0.0000157656888503666</text:p>
              </table:table-cell>
              <table:table-cell office:value-type="float" office:value="-0.0000195922922701652">
                <text:p>-0.0000195922922701652</text:p>
              </table:table-cell>
              <table:table-cell office:value-type="float" office:value="0.0000267382109873648">
                <text:p>0.0000267382109873648</text:p>
              </table:table-cell>
              <table:table-cell office:value-type="float" office:value="-0.00002929764967885">
                <text:p>-0.00002929764967885</text:p>
              </table:table-cell>
              <table:table-cell office:value-type="float" office:value="0.00000195666017316354">
                <text:p>0.00000195666017316354</text:p>
              </table:table-cell>
              <table:table-cell office:value-type="float" office:value="0.00000862527198197682">
                <text:p>0.00000862527198197682</text:p>
              </table:table-cell>
              <table:table-cell office:value-type="float" office:value="0.0000148526958724804">
                <text:p>0.0000148526958724804</text:p>
              </table:table-cell>
              <table:table-cell office:value-type="float" office:value="-0.000024570471055918">
                <text:p>-0.000024570471055918</text:p>
              </table:table-cell>
              <table:table-cell office:value-type="float" office:value="0.0000146822871768815">
                <text:p>0.0000146822871768815</text:p>
              </table:table-cell>
              <table:table-cell office:value-type="float" office:value="0.00000737456337834841">
                <text:p>0.00000737456337834841</text:p>
              </table:table-cell>
              <table:table-cell office:value-type="float" office:value="-0.00000156274938734047">
                <text:p>-0.00000156274938734047</text:p>
              </table:table-cell>
              <table:table-cell office:value-type="float" office:value="-0.00000267821461780171">
                <text:p>-0.00000267821461780171</text:p>
              </table:table-cell>
              <table:table-cell office:value-type="float" office:value="-0.0000175014173396937">
                <text:p>-0.0000175014173396937</text:p>
              </table:table-cell>
              <table:table-cell office:value-type="float" office:value="0.0000223520115184561">
                <text:p>0.00002235201151845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